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9cm"/>
    </style:style>
    <style:style style:name="co3" style:family="table-column">
      <style:table-column-properties fo:break-before="auto" style:column-width="8.052cm"/>
    </style:style>
    <style:style style:name="co4" style:family="table-column">
      <style:table-column-properties fo:break-before="auto" style:column-width="2.094cm"/>
    </style:style>
    <style:style style:name="co5" style:family="table-column">
      <style:table-column-properties fo:break-before="auto" style:column-width="14.388cm"/>
    </style:style>
    <style:style style:name="co6" style:family="table-column">
      <style:table-column-properties fo:break-before="auto" style:column-width="1.533cm"/>
    </style:style>
    <style:style style:name="co7" style:family="table-column">
      <style:table-column-properties fo:break-before="auto" style:column-width="13.115cm"/>
    </style:style>
    <style:style style:name="co8" style:family="table-column">
      <style:table-column-properties fo:break-before="auto" style:column-width="3.048cm"/>
    </style:style>
    <style:style style:name="co9" style:family="table-column">
      <style:table-column-properties fo:break-before="auto" style:column-width="13.206cm"/>
    </style:style>
    <style:style style:name="co10" style:family="table-column">
      <style:table-column-properties fo:break-before="auto" style:column-width="2.836cm"/>
    </style:style>
    <style:style style:name="co11" style:family="table-column">
      <style:table-column-properties fo:break-before="auto" style:column-width="14.086cm"/>
    </style:style>
    <style:style style:name="co12" style:family="table-column">
      <style:table-column-properties fo:break-before="auto" style:column-width="4.565cm"/>
    </style:style>
    <style:style style:name="co13" style:family="table-column">
      <style:table-column-properties fo:break-before="auto" style:column-width="16.891cm"/>
    </style:style>
    <style:style style:name="co14" style:family="table-column">
      <style:table-column-properties fo:break-before="auto" style:column-width="4.322cm"/>
    </style:style>
    <style:style style:name="co15" style:family="table-column">
      <style:table-column-properties fo:break-before="auto" style:column-width="16.618cm"/>
    </style:style>
    <style:style style:name="co16" style:family="table-column">
      <style:table-column-properties fo:break-before="auto" style:column-width="2.487cm"/>
    </style:style>
    <style:style style:name="co17" style:family="table-column">
      <style:table-column-properties fo:break-before="auto" style:column-width="14.071cm"/>
    </style:style>
    <style:style style:name="co18" style:family="table-column">
      <style:table-column-properties fo:break-before="auto" style:column-width="14.206cm"/>
    </style:style>
    <style:style style:name="co19" style:family="table-column">
      <style:table-column-properties fo:break-before="auto" style:column-width="4.018cm"/>
    </style:style>
    <style:style style:name="co20" style:family="table-column">
      <style:table-column-properties fo:break-before="auto" style:column-width="3.7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6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99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Pierwiastek-id</text:p>
          </table:table-cell>
          <table:table-cell table:style-name="ce4" office:value-type="string" calcext:value-type="string">
            <text:p>Insert Element</text:p>
          </table:table-cell>
          <table:table-cell table:style-name="ce4" office:value-type="string" calcext:value-type="string">
            <text:p>Nazwa</text:p>
          </table:table-cell>
          <table:table-cell table:style-name="ce4" office:value-type="string" calcext:value-type="string">
            <text:p>Insert Nazwa <text:s/>(type – 2, media type – 1)</text:p>
          </table:table-cell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Insert Symbol (type – 2, media type – 1)</text:p>
          </table:table-cell>
          <table:table-cell table:style-name="ce4" office:value-type="string" calcext:value-type="string">
            <text:p>Liczba Atomowa</text:p>
          </table:table-cell>
          <table:table-cell table:style-name="ce4" office:value-type="string" calcext:value-type="string">
            <text:p>Insert Liczba Atomowa (type – 3, media type – 1)</text:p>
          </table:table-cell>
          <table:table-cell table:style-name="ce4" office:value-type="string" calcext:value-type="string">
            <text:p>Masa Atomowa</text:p>
          </table:table-cell>
          <table:table-cell table:style-name="ce4" office:value-type="string" calcext:value-type="string">
            <text:p>Insert Masa Atomowa (type – 4, media type – 1)</text:p>
          </table:table-cell>
          <table:table-cell table:style-name="ce4" office:value-type="string" calcext:value-type="string">
            <text:p>Stan Skupienia <text:s/></text:p>
          </table:table-cell>
          <table:table-cell table:style-name="ce4" office:value-type="string" calcext:value-type="string">
            <text:p>Stan Skupienia Insert (type – 5, media type – 1)</text:p>
          </table:table-cell>
          <table:table-cell table:style-name="ce4" office:value-type="string" calcext:value-type="string">
            <text:p>Charakter chemiczny </text:p>
          </table:table-cell>
          <table:table-cell table:style-name="ce4" office:value-type="string" calcext:value-type="string">
            <text:p>Insert Charakter chemiczny (type – 6 , media type – 1)</text:p>
          </table:table-cell>
          <table:table-cell table:style-name="ce4" office:value-type="string" calcext:value-type="string">
            <text:p>Rok odkrycia</text:p>
          </table:table-cell>
          <table:table-cell table:style-name="ce4" office:value-type="string" calcext:value-type="string">
            <text:p>Insert Rok odkrycia (type – 7 , media type – 1)</text:p>
          </table:table-cell>
          <table:table-cell table:number-columns-repeated="6"/>
          <table:table-cell table:style-name="ce4" office:value-type="string" calcext:value-type="string">
            <text:p>Odkrywca</text:p>
          </table:table-cell>
          <table:table-cell table:style-name="ce4" office:value-type="string" calcext:value-type="string">
            <text:p>Temperatura topnienia</text:p>
          </table:table-cell>
          <table:table-cell table:style-name="ce4" office:value-type="string" calcext:value-type="string">
            <text:p>Temperatura wrzenia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&quot;INSERT INTO item (id, topic_id) VALUES (&quot;&amp;[.B3]&amp;&quot;, 1);&quot;" office:value-type="string" office:string-value="INSERT INTO item (id, topic_id) VALUES (1, 1);" calcext:value-type="string">
            <text:p>INSERT INTO item (id, topic_id) VALUES (1, 1);</text:p>
          </table:table-cell>
          <table:table-cell office:value-type="string" calcext:value-type="string">
            <text:p>Wodór</text:p>
          </table:table-cell>
          <table:table-cell table:formula="of:=&quot;INSERT INTO property (property_type_id, content, item_id) VALUES (1, '&quot;&amp;[.D3]&amp;&quot;', &quot;&amp;[.B3]&amp;&quot;);&quot;" office:value-type="string" office:string-value="INSERT INTO property (property_type_id, content, item_id) VALUES (1, 'Wodór', 1);" calcext:value-type="string">
            <text:p>INSERT INTO property (property_type_id, content, item_id) VALUES (1, 'Wodór', 1);</text:p>
          </table:table-cell>
          <table:table-cell office:value-type="string" calcext:value-type="string">
            <text:p>H</text:p>
          </table:table-cell>
          <table:table-cell table:formula="of:=&quot;INSERT INTO property (property_type_id, content, item_id) VALUES (2, '&quot;&amp;[.F3]&amp;&quot;', &quot;&amp;[.B3]&amp;&quot;);&quot;" office:value-type="string" office:string-value="INSERT INTO property (property_type_id, content, item_id) VALUES (2, 'H', 1);" calcext:value-type="string">
            <text:p>INSERT INTO property (property_type_id, content, item_id) VALUES (2, 'H', 1);</text:p>
          </table:table-cell>
          <table:table-cell office:value-type="float" office:value="1" calcext:value-type="float">
            <text:p>1</text:p>
          </table:table-cell>
          <table:table-cell table:formula="of:=&quot;INSERT INTO property (property_type_id, content, item_id) VALUES (3, '&quot;&amp;[.H3]&amp;&quot;', &quot;&amp;[.B3]&amp;&quot;);&quot;" office:value-type="string" office:string-value="INSERT INTO property (property_type_id, content, item_id) VALUES (3, '1', 1);" calcext:value-type="string">
            <text:p>INSERT INTO property (property_type_id, content, item_id) VALUES (3, '1', 1);</text:p>
          </table:table-cell>
          <table:table-cell office:value-type="float" office:value="1.00794" calcext:value-type="float">
            <text:p>1,00794</text:p>
          </table:table-cell>
          <table:table-cell table:formula="of:=&quot;INSERT INTO property (property_type_id, content, item_id) VALUES (4, '&quot;&amp;[.J3]&amp;&quot;', &quot;&amp;[.B3]&amp;&quot;);&quot;" office:value-type="string" office:string-value="INSERT INTO property (property_type_id, content, item_id) VALUES (4, '1,00794', 1);" calcext:value-type="string">
            <text:p>INSERT INTO property (property_type_id, content, item_id) VALUES (4, '1,00794', 1);</text:p>
          </table:table-cell>
          <table:table-cell office:value-type="string" calcext:value-type="string">
            <text:p>gaz</text:p>
          </table:table-cell>
          <table:table-cell table:formula="of:=&quot;INSERT INTO property (property_type_id, content, item_id) VALUES (5, '&quot;&amp;[.L3]&amp;&quot;', &quot;&amp;[.B3]&amp;&quot;);&quot;" office:value-type="string" office:string-value="INSERT INTO property (property_type_id, content, item_id) VALUES (5, 'gaz', 1);" calcext:value-type="string">
            <text:p>INSERT INTO property (property_type_id, content, item_id) VALUES (5, 'gaz', 1);</text:p>
          </table:table-cell>
          <table:table-cell office:value-type="string" calcext:value-type="string">
            <text:p>niemetal</text:p>
          </table:table-cell>
          <table:table-cell table:formula="of:=&quot;INSERT INTO property (property_type_id, content, item_id) VALUES (6, '&quot;&amp;[.N3]&amp;&quot;', &quot;&amp;[.B3]&amp;&quot;);&quot;" office:value-type="string" office:string-value="INSERT INTO property (property_type_id, content, item_id) VALUES (6, 'niemetal', 1);" calcext:value-type="string">
            <text:p>INSERT INTO property (property_type_id, content, item_id) VALUES (6, 'niemetal', 1);</text:p>
          </table:table-cell>
          <table:table-cell office:value-type="float" office:value="1766" calcext:value-type="float">
            <text:p>1766</text:p>
          </table:table-cell>
          <table:table-cell table:formula="of:=&quot;INSERT INTO property (property_type_id, content, item_id) VALUES (7, '&quot;&amp;[.P3]&amp;&quot;', &quot;&amp;[.B3]&amp;&quot;);&quot;" office:value-type="string" office:string-value="INSERT INTO property (property_type_id, content, item_id) VALUES (7, '1766', 1);" calcext:value-type="string">
            <text:p>INSERT INTO property (property_type_id, content, item_id) VALUES (7, '1766', 1);</text:p>
          </table:table-cell>
          <table:table-cell table:number-columns-repeated="6"/>
          <table:table-cell office:value-type="string" calcext:value-type="string">
            <text:p>Cavendish</text:p>
          </table:table-cell>
          <table:table-cell office:value-type="float" office:value="-259.1" calcext:value-type="float">
            <text:p>-259,1</text:p>
          </table:table-cell>
          <table:table-cell office:value-type="float" office:value="-252.9" calcext:value-type="float">
            <text:p>-252,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&quot;INSERT INTO item (id, topic_id) VALUES (&quot;&amp;[.B4]&amp;&quot;, 1);&quot;" office:value-type="string" office:string-value="INSERT INTO item (id, topic_id) VALUES (2, 1);" calcext:value-type="string">
            <text:p>INSERT INTO item (id, topic_id) VALUES (2, 1);</text:p>
          </table:table-cell>
          <table:table-cell office:value-type="string" calcext:value-type="string">
            <text:p>Hel</text:p>
          </table:table-cell>
          <table:table-cell table:formula="of:=&quot;INSERT INTO property (property_type_id, content, item_id) VALUES (1, '&quot;&amp;[.D4]&amp;&quot;', &quot;&amp;[.B4]&amp;&quot;);&quot;" office:value-type="string" office:string-value="INSERT INTO property (property_type_id, content, item_id) VALUES (1, 'Hel', 2);" calcext:value-type="string">
            <text:p>INSERT INTO property (property_type_id, content, item_id) VALUES (1, 'Hel', 2);</text:p>
          </table:table-cell>
          <table:table-cell office:value-type="string" calcext:value-type="string">
            <text:p>He</text:p>
          </table:table-cell>
          <table:table-cell table:formula="of:=&quot;INSERT INTO property (property_type_id, content, item_id) VALUES (2, '&quot;&amp;[.F4]&amp;&quot;', &quot;&amp;[.B4]&amp;&quot;);&quot;" office:value-type="string" office:string-value="INSERT INTO property (property_type_id, content, item_id) VALUES (2, 'He', 2);" calcext:value-type="string">
            <text:p>INSERT INTO property (property_type_id, content, item_id) VALUES (2, 'He', 2);</text:p>
          </table:table-cell>
          <table:table-cell office:value-type="float" office:value="2" calcext:value-type="float">
            <text:p>2</text:p>
          </table:table-cell>
          <table:table-cell table:formula="of:=&quot;INSERT INTO property (property_type_id, content, item_id) VALUES (3, '&quot;&amp;[.H4]&amp;&quot;', &quot;&amp;[.B4]&amp;&quot;);&quot;" office:value-type="string" office:string-value="INSERT INTO property (property_type_id, content, item_id) VALUES (3, '2', 2);" calcext:value-type="string">
            <text:p>INSERT INTO property (property_type_id, content, item_id) VALUES (3, '2', 2);</text:p>
          </table:table-cell>
          <table:table-cell office:value-type="float" office:value="4.002602" calcext:value-type="float">
            <text:p>4,002602</text:p>
          </table:table-cell>
          <table:table-cell table:formula="of:=&quot;INSERT INTO property (property_type_id, content, item_id) VALUES (4, '&quot;&amp;[.J4]&amp;&quot;', &quot;&amp;[.B4]&amp;&quot;);&quot;" office:value-type="string" office:string-value="INSERT INTO property (property_type_id, content, item_id) VALUES (4, '4,002602', 2);" calcext:value-type="string">
            <text:p>INSERT INTO property (property_type_id, content, item_id) VALUES (4, '4,002602', 2);</text:p>
          </table:table-cell>
          <table:table-cell office:value-type="string" calcext:value-type="string">
            <text:p>gaz</text:p>
          </table:table-cell>
          <table:table-cell table:formula="of:=&quot;INSERT INTO property (property_type_id, content, item_id) VALUES (5, '&quot;&amp;[.L4]&amp;&quot;', &quot;&amp;[.B4]&amp;&quot;);&quot;" office:value-type="string" office:string-value="INSERT INTO property (property_type_id, content, item_id) VALUES (5, 'gaz', 2);" calcext:value-type="string">
            <text:p>INSERT INTO property (property_type_id, content, item_id) VALUES (5, 'gaz', 2);</text:p>
          </table:table-cell>
          <table:table-cell office:value-type="string" calcext:value-type="string">
            <text:p>niemetal/gaz szlachetny</text:p>
          </table:table-cell>
          <table:table-cell table:formula="of:=&quot;INSERT INTO property (property_type_id, content, item_id) VALUES (6, '&quot;&amp;[.N4]&amp;&quot;', &quot;&amp;[.B4]&amp;&quot;);&quot;" office:value-type="string" office:string-value="INSERT INTO property (property_type_id, content, item_id) VALUES (6, 'niemetal/gaz szlachetny', 2);" calcext:value-type="string">
            <text:p>INSERT INTO property (property_type_id, content, item_id) VALUES (6, 'niemetal/gaz szlachetny', 2);</text:p>
          </table:table-cell>
          <table:table-cell office:value-type="float" office:value="1895" calcext:value-type="float">
            <text:p>1895</text:p>
          </table:table-cell>
          <table:table-cell table:formula="of:=&quot;INSERT INTO property (property_type_id, content, item_id) VALUES (7, '&quot;&amp;[.P4]&amp;&quot;', &quot;&amp;[.B4]&amp;&quot;);&quot;" office:value-type="string" office:string-value="INSERT INTO property (property_type_id, content, item_id) VALUES (7, '1895', 2);" calcext:value-type="string">
            <text:p>INSERT INTO property (property_type_id, content, item_id) VALUES (7, '1895', 2);</text:p>
          </table:table-cell>
          <table:table-cell table:number-columns-repeated="6"/>
          <table:table-cell office:value-type="string" calcext:value-type="string">
            <text:p>Ramsay, Cleve i Langlet</text:p>
          </table:table-cell>
          <table:table-cell office:value-type="float" office:value="-272.2" calcext:value-type="float">
            <text:p>-272,2</text:p>
          </table:table-cell>
          <table:table-cell office:value-type="float" office:value="-268.9" calcext:value-type="float">
            <text:p>-268,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&quot;INSERT INTO item (id, topic_id) VALUES (&quot;&amp;[.B5]&amp;&quot;, 1);&quot;" office:value-type="string" office:string-value="INSERT INTO item (id, topic_id) VALUES (3, 1);" calcext:value-type="string">
            <text:p>INSERT INTO item (id, topic_id) VALUES (3, 1);</text:p>
          </table:table-cell>
          <table:table-cell office:value-type="string" calcext:value-type="string">
            <text:p>Lit</text:p>
          </table:table-cell>
          <table:table-cell table:formula="of:=&quot;INSERT INTO property (property_type_id, content, item_id) VALUES (1, '&quot;&amp;[.D5]&amp;&quot;', &quot;&amp;[.B5]&amp;&quot;);&quot;" office:value-type="string" office:string-value="INSERT INTO property (property_type_id, content, item_id) VALUES (1, 'Lit', 3);" calcext:value-type="string">
            <text:p>INSERT INTO property (property_type_id, content, item_id) VALUES (1, 'Lit', 3);</text:p>
          </table:table-cell>
          <table:table-cell office:value-type="string" calcext:value-type="string">
            <text:p>Li</text:p>
          </table:table-cell>
          <table:table-cell table:formula="of:=&quot;INSERT INTO property (property_type_id, content, item_id) VALUES (2, '&quot;&amp;[.F5]&amp;&quot;', &quot;&amp;[.B5]&amp;&quot;);&quot;" office:value-type="string" office:string-value="INSERT INTO property (property_type_id, content, item_id) VALUES (2, 'Li', 3);" calcext:value-type="string">
            <text:p>INSERT INTO property (property_type_id, content, item_id) VALUES (2, 'Li', 3);</text:p>
          </table:table-cell>
          <table:table-cell office:value-type="float" office:value="3" calcext:value-type="float">
            <text:p>3</text:p>
          </table:table-cell>
          <table:table-cell table:formula="of:=&quot;INSERT INTO property (property_type_id, content, item_id) VALUES (3, '&quot;&amp;[.H5]&amp;&quot;', &quot;&amp;[.B5]&amp;&quot;);&quot;" office:value-type="string" office:string-value="INSERT INTO property (property_type_id, content, item_id) VALUES (3, '3', 3);" calcext:value-type="string">
            <text:p>INSERT INTO property (property_type_id, content, item_id) VALUES (3, '3', 3);</text:p>
          </table:table-cell>
          <table:table-cell office:value-type="float" office:value="6.941" calcext:value-type="float">
            <text:p>6,941</text:p>
          </table:table-cell>
          <table:table-cell table:formula="of:=&quot;INSERT INTO property (property_type_id, content, item_id) VALUES (4, '&quot;&amp;[.J5]&amp;&quot;', &quot;&amp;[.B5]&amp;&quot;);&quot;" office:value-type="string" office:string-value="INSERT INTO property (property_type_id, content, item_id) VALUES (4, '6,941', 3);" calcext:value-type="string">
            <text:p>INSERT INTO property (property_type_id, content, item_id) VALUES (4, '6,941', 3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5]&amp;&quot;', &quot;&amp;[.B5]&amp;&quot;);&quot;" office:value-type="string" office:string-value="INSERT INTO property (property_type_id, content, item_id) VALUES (5, 'ciało stałe', 3);" calcext:value-type="string">
            <text:p>INSERT INTO property (property_type_id, content, item_id) VALUES (5, 'ciało stałe', 3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5]&amp;&quot;', &quot;&amp;[.B5]&amp;&quot;);&quot;" office:value-type="string" office:string-value="INSERT INTO property (property_type_id, content, item_id) VALUES (6, 'metal', 3);" calcext:value-type="string">
            <text:p>INSERT INTO property (property_type_id, content, item_id) VALUES (6, 'metal', 3);</text:p>
          </table:table-cell>
          <table:table-cell office:value-type="float" office:value="1817" calcext:value-type="float">
            <text:p>1817</text:p>
          </table:table-cell>
          <table:table-cell table:formula="of:=&quot;INSERT INTO property (property_type_id, content, item_id) VALUES (7, '&quot;&amp;[.P5]&amp;&quot;', &quot;&amp;[.B5]&amp;&quot;);&quot;" office:value-type="string" office:string-value="INSERT INTO property (property_type_id, content, item_id) VALUES (7, '1817', 3);" calcext:value-type="string">
            <text:p>INSERT INTO property (property_type_id, content, item_id) VALUES (7, '1817', 3);</text:p>
          </table:table-cell>
          <table:table-cell table:number-columns-repeated="6"/>
          <table:table-cell office:value-type="string" calcext:value-type="string">
            <text:p>Arfvedson</text:p>
          </table:table-cell>
          <table:table-cell office:value-type="float" office:value="180.5" calcext:value-type="float">
            <text:p>180,5</text:p>
          </table:table-cell>
          <table:table-cell office:value-type="float" office:value="1317" calcext:value-type="float">
            <text:p>131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&quot;INSERT INTO item (id, topic_id) VALUES (&quot;&amp;[.B6]&amp;&quot;, 1);&quot;" office:value-type="string" office:string-value="INSERT INTO item (id, topic_id) VALUES (4, 1);" calcext:value-type="string">
            <text:p>INSERT INTO item (id, topic_id) VALUES (4, 1);</text:p>
          </table:table-cell>
          <table:table-cell office:value-type="string" calcext:value-type="string">
            <text:p>Beryl</text:p>
          </table:table-cell>
          <table:table-cell table:formula="of:=&quot;INSERT INTO property (property_type_id, content, item_id) VALUES (1, '&quot;&amp;[.D6]&amp;&quot;', &quot;&amp;[.B6]&amp;&quot;);&quot;" office:value-type="string" office:string-value="INSERT INTO property (property_type_id, content, item_id) VALUES (1, 'Beryl', 4);" calcext:value-type="string">
            <text:p>INSERT INTO property (property_type_id, content, item_id) VALUES (1, 'Beryl', 4);</text:p>
          </table:table-cell>
          <table:table-cell office:value-type="string" calcext:value-type="string">
            <text:p>Be</text:p>
          </table:table-cell>
          <table:table-cell table:formula="of:=&quot;INSERT INTO property (property_type_id, content, item_id) VALUES (2, '&quot;&amp;[.F6]&amp;&quot;', &quot;&amp;[.B6]&amp;&quot;);&quot;" office:value-type="string" office:string-value="INSERT INTO property (property_type_id, content, item_id) VALUES (2, 'Be', 4);" calcext:value-type="string">
            <text:p>INSERT INTO property (property_type_id, content, item_id) VALUES (2, 'Be', 4);</text:p>
          </table:table-cell>
          <table:table-cell office:value-type="float" office:value="4" calcext:value-type="float">
            <text:p>4</text:p>
          </table:table-cell>
          <table:table-cell table:formula="of:=&quot;INSERT INTO property (property_type_id, content, item_id) VALUES (3, '&quot;&amp;[.H6]&amp;&quot;', &quot;&amp;[.B6]&amp;&quot;);&quot;" office:value-type="string" office:string-value="INSERT INTO property (property_type_id, content, item_id) VALUES (3, '4', 4);" calcext:value-type="string">
            <text:p>INSERT INTO property (property_type_id, content, item_id) VALUES (3, '4', 4);</text:p>
          </table:table-cell>
          <table:table-cell office:value-type="float" office:value="9.012182" calcext:value-type="float">
            <text:p>9,012182</text:p>
          </table:table-cell>
          <table:table-cell table:formula="of:=&quot;INSERT INTO property (property_type_id, content, item_id) VALUES (4, '&quot;&amp;[.J6]&amp;&quot;', &quot;&amp;[.B6]&amp;&quot;);&quot;" office:value-type="string" office:string-value="INSERT INTO property (property_type_id, content, item_id) VALUES (4, '9,012182', 4);" calcext:value-type="string">
            <text:p>INSERT INTO property (property_type_id, content, item_id) VALUES (4, '9,012182', 4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6]&amp;&quot;', &quot;&amp;[.B6]&amp;&quot;);&quot;" office:value-type="string" office:string-value="INSERT INTO property (property_type_id, content, item_id) VALUES (5, 'ciało stałe', 4);" calcext:value-type="string">
            <text:p>INSERT INTO property (property_type_id, content, item_id) VALUES (5, 'ciało stałe', 4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6]&amp;&quot;', &quot;&amp;[.B6]&amp;&quot;);&quot;" office:value-type="string" office:string-value="INSERT INTO property (property_type_id, content, item_id) VALUES (6, 'metal', 4);" calcext:value-type="string">
            <text:p>INSERT INTO property (property_type_id, content, item_id) VALUES (6, 'metal', 4);</text:p>
          </table:table-cell>
          <table:table-cell office:value-type="float" office:value="1797" calcext:value-type="float">
            <text:p>1797</text:p>
          </table:table-cell>
          <table:table-cell table:formula="of:=&quot;INSERT INTO property (property_type_id, content, item_id) VALUES (7, '&quot;&amp;[.P6]&amp;&quot;', &quot;&amp;[.B6]&amp;&quot;);&quot;" office:value-type="string" office:string-value="INSERT INTO property (property_type_id, content, item_id) VALUES (7, '1797', 4);" calcext:value-type="string">
            <text:p>INSERT INTO property (property_type_id, content, item_id) VALUES (7, '1797', 4);</text:p>
          </table:table-cell>
          <table:table-cell table:number-columns-repeated="6"/>
          <table:table-cell office:value-type="string" calcext:value-type="string">
            <text:p>Vauquelin</text:p>
          </table:table-cell>
          <table:table-cell office:value-type="float" office:value="1278" calcext:value-type="float">
            <text:p>1278</text:p>
          </table:table-cell>
          <table:table-cell office:value-type="float" office:value="2970" calcext:value-type="float">
            <text:p>297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&quot;INSERT INTO item (id, topic_id) VALUES (&quot;&amp;[.B7]&amp;&quot;, 1);&quot;" office:value-type="string" office:string-value="INSERT INTO item (id, topic_id) VALUES (5, 1);" calcext:value-type="string">
            <text:p>INSERT INTO item (id, topic_id) VALUES (5, 1);</text:p>
          </table:table-cell>
          <table:table-cell office:value-type="string" calcext:value-type="string">
            <text:p>Bor</text:p>
          </table:table-cell>
          <table:table-cell table:formula="of:=&quot;INSERT INTO property (property_type_id, content, item_id) VALUES (1, '&quot;&amp;[.D7]&amp;&quot;', &quot;&amp;[.B7]&amp;&quot;);&quot;" office:value-type="string" office:string-value="INSERT INTO property (property_type_id, content, item_id) VALUES (1, 'Bor', 5);" calcext:value-type="string">
            <text:p>INSERT INTO property (property_type_id, content, item_id) VALUES (1, 'Bor', 5);</text:p>
          </table:table-cell>
          <table:table-cell office:value-type="string" calcext:value-type="string">
            <text:p>B</text:p>
          </table:table-cell>
          <table:table-cell table:formula="of:=&quot;INSERT INTO property (property_type_id, content, item_id) VALUES (2, '&quot;&amp;[.F7]&amp;&quot;', &quot;&amp;[.B7]&amp;&quot;);&quot;" office:value-type="string" office:string-value="INSERT INTO property (property_type_id, content, item_id) VALUES (2, 'B', 5);" calcext:value-type="string">
            <text:p>INSERT INTO property (property_type_id, content, item_id) VALUES (2, 'B', 5);</text:p>
          </table:table-cell>
          <table:table-cell office:value-type="float" office:value="5" calcext:value-type="float">
            <text:p>5</text:p>
          </table:table-cell>
          <table:table-cell table:formula="of:=&quot;INSERT INTO property (property_type_id, content, item_id) VALUES (3, '&quot;&amp;[.H7]&amp;&quot;', &quot;&amp;[.B7]&amp;&quot;);&quot;" office:value-type="string" office:string-value="INSERT INTO property (property_type_id, content, item_id) VALUES (3, '5', 5);" calcext:value-type="string">
            <text:p>INSERT INTO property (property_type_id, content, item_id) VALUES (3, '5', 5);</text:p>
          </table:table-cell>
          <table:table-cell office:value-type="float" office:value="10.806" calcext:value-type="float">
            <text:p>10,806</text:p>
          </table:table-cell>
          <table:table-cell table:formula="of:=&quot;INSERT INTO property (property_type_id, content, item_id) VALUES (4, '&quot;&amp;[.J7]&amp;&quot;', &quot;&amp;[.B7]&amp;&quot;);&quot;" office:value-type="string" office:string-value="INSERT INTO property (property_type_id, content, item_id) VALUES (4, '10,806', 5);" calcext:value-type="string">
            <text:p>INSERT INTO property (property_type_id, content, item_id) VALUES (4, '10,806', 5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7]&amp;&quot;', &quot;&amp;[.B7]&amp;&quot;);&quot;" office:value-type="string" office:string-value="INSERT INTO property (property_type_id, content, item_id) VALUES (5, 'ciało stałe', 5);" calcext:value-type="string">
            <text:p>INSERT INTO property (property_type_id, content, item_id) VALUES (5, 'ciało stałe', 5);</text:p>
          </table:table-cell>
          <table:table-cell office:value-type="string" calcext:value-type="string">
            <text:p>niemetal/półmetal</text:p>
          </table:table-cell>
          <table:table-cell table:formula="of:=&quot;INSERT INTO property (property_type_id, content, item_id) VALUES (6, '&quot;&amp;[.N7]&amp;&quot;', &quot;&amp;[.B7]&amp;&quot;);&quot;" office:value-type="string" office:string-value="INSERT INTO property (property_type_id, content, item_id) VALUES (6, 'niemetal/półmetal', 5);" calcext:value-type="string">
            <text:p>INSERT INTO property (property_type_id, content, item_id) VALUES (6, 'niemetal/półmetal', 5);</text:p>
          </table:table-cell>
          <table:table-cell office:value-type="float" office:value="1808" calcext:value-type="float">
            <text:p>1808</text:p>
          </table:table-cell>
          <table:table-cell table:formula="of:=&quot;INSERT INTO property (property_type_id, content, item_id) VALUES (7, '&quot;&amp;[.P7]&amp;&quot;', &quot;&amp;[.B7]&amp;&quot;);&quot;" office:value-type="string" office:string-value="INSERT INTO property (property_type_id, content, item_id) VALUES (7, '1808', 5);" calcext:value-type="string">
            <text:p>INSERT INTO property (property_type_id, content, item_id) VALUES (7, '1808', 5);</text:p>
          </table:table-cell>
          <table:table-cell table:number-columns-repeated="6"/>
          <table:table-cell office:value-type="string" calcext:value-type="string">
            <text:p>Davy i Gay-Lussac</text:p>
          </table:table-cell>
          <table:table-cell office:value-type="float" office:value="2300" calcext:value-type="float">
            <text:p>2300</text:p>
          </table:table-cell>
          <table:table-cell office:value-type="float" office:value="2550" calcext:value-type="float">
            <text:p>255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&quot;INSERT INTO item (id, topic_id) VALUES (&quot;&amp;[.B8]&amp;&quot;, 1);&quot;" office:value-type="string" office:string-value="INSERT INTO item (id, topic_id) VALUES (6, 1);" calcext:value-type="string">
            <text:p>INSERT INTO item (id, topic_id) VALUES (6, 1);</text:p>
          </table:table-cell>
          <table:table-cell office:value-type="string" calcext:value-type="string">
            <text:p>Węgiel</text:p>
          </table:table-cell>
          <table:table-cell table:formula="of:=&quot;INSERT INTO property (property_type_id, content, item_id) VALUES (1, '&quot;&amp;[.D8]&amp;&quot;', &quot;&amp;[.B8]&amp;&quot;);&quot;" office:value-type="string" office:string-value="INSERT INTO property (property_type_id, content, item_id) VALUES (1, 'Węgiel', 6);" calcext:value-type="string">
            <text:p>INSERT INTO property (property_type_id, content, item_id) VALUES (1, 'Węgiel', 6);</text:p>
          </table:table-cell>
          <table:table-cell office:value-type="string" calcext:value-type="string">
            <text:p>C</text:p>
          </table:table-cell>
          <table:table-cell table:formula="of:=&quot;INSERT INTO property (property_type_id, content, item_id) VALUES (2, '&quot;&amp;[.F8]&amp;&quot;', &quot;&amp;[.B8]&amp;&quot;);&quot;" office:value-type="string" office:string-value="INSERT INTO property (property_type_id, content, item_id) VALUES (2, 'C', 6);" calcext:value-type="string">
            <text:p>INSERT INTO property (property_type_id, content, item_id) VALUES (2, 'C', 6);</text:p>
          </table:table-cell>
          <table:table-cell office:value-type="float" office:value="6" calcext:value-type="float">
            <text:p>6</text:p>
          </table:table-cell>
          <table:table-cell table:formula="of:=&quot;INSERT INTO property (property_type_id, content, item_id) VALUES (3, '&quot;&amp;[.H8]&amp;&quot;', &quot;&amp;[.B8]&amp;&quot;);&quot;" office:value-type="string" office:string-value="INSERT INTO property (property_type_id, content, item_id) VALUES (3, '6', 6);" calcext:value-type="string">
            <text:p>INSERT INTO property (property_type_id, content, item_id) VALUES (3, '6', 6);</text:p>
          </table:table-cell>
          <table:table-cell office:value-type="float" office:value="12.01" calcext:value-type="float">
            <text:p>12,01</text:p>
          </table:table-cell>
          <table:table-cell table:formula="of:=&quot;INSERT INTO property (property_type_id, content, item_id) VALUES (4, '&quot;&amp;[.J8]&amp;&quot;', &quot;&amp;[.B8]&amp;&quot;);&quot;" office:value-type="string" office:string-value="INSERT INTO property (property_type_id, content, item_id) VALUES (4, '12,01', 6);" calcext:value-type="string">
            <text:p>INSERT INTO property (property_type_id, content, item_id) VALUES (4, '12,01', 6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8]&amp;&quot;', &quot;&amp;[.B8]&amp;&quot;);&quot;" office:value-type="string" office:string-value="INSERT INTO property (property_type_id, content, item_id) VALUES (5, 'ciało stałe', 6);" calcext:value-type="string">
            <text:p>INSERT INTO property (property_type_id, content, item_id) VALUES (5, 'ciało stałe', 6);</text:p>
          </table:table-cell>
          <table:table-cell office:value-type="string" calcext:value-type="string">
            <text:p>niemetal/półmetal</text:p>
          </table:table-cell>
          <table:table-cell table:formula="of:=&quot;INSERT INTO property (property_type_id, content, item_id) VALUES (6, '&quot;&amp;[.N8]&amp;&quot;', &quot;&amp;[.B8]&amp;&quot;);&quot;" office:value-type="string" office:string-value="INSERT INTO property (property_type_id, content, item_id) VALUES (6, 'niemetal/półmetal', 6);" calcext:value-type="string">
            <text:p>INSERT INTO property (property_type_id, content, item_id) VALUES (6, 'niemetal/półmetal', 6);</text:p>
          </table:table-cell>
          <table:table-cell office:value-type="string" calcext:value-type="string">
            <text:p>prehistoria</text:p>
          </table:table-cell>
          <table:table-cell table:formula="of:=&quot;INSERT INTO property (property_type_id, content, item_id) VALUES (7, '&quot;&amp;[.P8]&amp;&quot;', &quot;&amp;[.B8]&amp;&quot;);&quot;" office:value-type="string" office:string-value="INSERT INTO property (property_type_id, content, item_id) VALUES (7, 'prehistoria', 6);" calcext:value-type="string">
            <text:p>INSERT INTO property (property_type_id, content, item_id) VALUES (7, 'prehistoria', 6);</text:p>
          </table:table-cell>
          <table:table-cell table:number-columns-repeated="6"/>
          <table:table-cell office:value-type="string" calcext:value-type="string">
            <text:p>nieznany</text:p>
          </table:table-cell>
          <table:table-cell office:value-type="float" office:value="3550" calcext:value-type="float">
            <text:p>3550</text:p>
          </table:table-cell>
          <table:table-cell office:value-type="float" office:value="4827" calcext:value-type="float">
            <text:p>482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&quot;INSERT INTO item (id, topic_id) VALUES (&quot;&amp;[.B9]&amp;&quot;, 1);&quot;" office:value-type="string" office:string-value="INSERT INTO item (id, topic_id) VALUES (7, 1);" calcext:value-type="string">
            <text:p>INSERT INTO item (id, topic_id) VALUES (7, 1);</text:p>
          </table:table-cell>
          <table:table-cell office:value-type="string" calcext:value-type="string">
            <text:p>Azot</text:p>
          </table:table-cell>
          <table:table-cell table:formula="of:=&quot;INSERT INTO property (property_type_id, content, item_id) VALUES (1, '&quot;&amp;[.D9]&amp;&quot;', &quot;&amp;[.B9]&amp;&quot;);&quot;" office:value-type="string" office:string-value="INSERT INTO property (property_type_id, content, item_id) VALUES (1, 'Azot', 7);" calcext:value-type="string">
            <text:p>INSERT INTO property (property_type_id, content, item_id) VALUES (1, 'Azot', 7);</text:p>
          </table:table-cell>
          <table:table-cell office:value-type="string" calcext:value-type="string">
            <text:p>N</text:p>
          </table:table-cell>
          <table:table-cell table:formula="of:=&quot;INSERT INTO property (property_type_id, content, item_id) VALUES (2, '&quot;&amp;[.F9]&amp;&quot;', &quot;&amp;[.B9]&amp;&quot;);&quot;" office:value-type="string" office:string-value="INSERT INTO property (property_type_id, content, item_id) VALUES (2, 'N', 7);" calcext:value-type="string">
            <text:p>INSERT INTO property (property_type_id, content, item_id) VALUES (2, 'N', 7);</text:p>
          </table:table-cell>
          <table:table-cell office:value-type="float" office:value="7" calcext:value-type="float">
            <text:p>7</text:p>
          </table:table-cell>
          <table:table-cell table:formula="of:=&quot;INSERT INTO property (property_type_id, content, item_id) VALUES (3, '&quot;&amp;[.H9]&amp;&quot;', &quot;&amp;[.B9]&amp;&quot;);&quot;" office:value-type="string" office:string-value="INSERT INTO property (property_type_id, content, item_id) VALUES (3, '7', 7);" calcext:value-type="string">
            <text:p>INSERT INTO property (property_type_id, content, item_id) VALUES (3, '7', 7);</text:p>
          </table:table-cell>
          <table:table-cell office:value-type="float" office:value="14.00643" calcext:value-type="float">
            <text:p>14,00643</text:p>
          </table:table-cell>
          <table:table-cell table:formula="of:=&quot;INSERT INTO property (property_type_id, content, item_id) VALUES (4, '&quot;&amp;[.J9]&amp;&quot;', &quot;&amp;[.B9]&amp;&quot;);&quot;" office:value-type="string" office:string-value="INSERT INTO property (property_type_id, content, item_id) VALUES (4, '14,00643', 7);" calcext:value-type="string">
            <text:p>INSERT INTO property (property_type_id, content, item_id) VALUES (4, '14,00643', 7);</text:p>
          </table:table-cell>
          <table:table-cell office:value-type="string" calcext:value-type="string">
            <text:p>gaz</text:p>
          </table:table-cell>
          <table:table-cell table:formula="of:=&quot;INSERT INTO property (property_type_id, content, item_id) VALUES (5, '&quot;&amp;[.L9]&amp;&quot;', &quot;&amp;[.B9]&amp;&quot;);&quot;" office:value-type="string" office:string-value="INSERT INTO property (property_type_id, content, item_id) VALUES (5, 'gaz', 7);" calcext:value-type="string">
            <text:p>INSERT INTO property (property_type_id, content, item_id) VALUES (5, 'gaz', 7);</text:p>
          </table:table-cell>
          <table:table-cell office:value-type="string" calcext:value-type="string">
            <text:p>niemetal</text:p>
          </table:table-cell>
          <table:table-cell table:formula="of:=&quot;INSERT INTO property (property_type_id, content, item_id) VALUES (6, '&quot;&amp;[.N9]&amp;&quot;', &quot;&amp;[.B9]&amp;&quot;);&quot;" office:value-type="string" office:string-value="INSERT INTO property (property_type_id, content, item_id) VALUES (6, 'niemetal', 7);" calcext:value-type="string">
            <text:p>INSERT INTO property (property_type_id, content, item_id) VALUES (6, 'niemetal', 7);</text:p>
          </table:table-cell>
          <table:table-cell office:value-type="float" office:value="1772" calcext:value-type="float">
            <text:p>1772</text:p>
          </table:table-cell>
          <table:table-cell table:formula="of:=&quot;INSERT INTO property (property_type_id, content, item_id) VALUES (7, '&quot;&amp;[.P9]&amp;&quot;', &quot;&amp;[.B9]&amp;&quot;);&quot;" office:value-type="string" office:string-value="INSERT INTO property (property_type_id, content, item_id) VALUES (7, '1772', 7);" calcext:value-type="string">
            <text:p>INSERT INTO property (property_type_id, content, item_id) VALUES (7, '1772', 7);</text:p>
          </table:table-cell>
          <table:table-cell table:number-columns-repeated="6"/>
          <table:table-cell office:value-type="string" calcext:value-type="string">
            <text:p>Rutherford</text:p>
          </table:table-cell>
          <table:table-cell office:value-type="float" office:value="-209.9" calcext:value-type="float">
            <text:p>-209,9</text:p>
          </table:table-cell>
          <table:table-cell office:value-type="float" office:value="-195.8" calcext:value-type="float">
            <text:p>-195,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&quot;INSERT INTO item (id, topic_id) VALUES (&quot;&amp;[.B10]&amp;&quot;, 1);&quot;" office:value-type="string" office:string-value="INSERT INTO item (id, topic_id) VALUES (8, 1);" calcext:value-type="string">
            <text:p>INSERT INTO item (id, topic_id) VALUES (8, 1);</text:p>
          </table:table-cell>
          <table:table-cell office:value-type="string" calcext:value-type="string">
            <text:p>Tlen</text:p>
          </table:table-cell>
          <table:table-cell table:formula="of:=&quot;INSERT INTO property (property_type_id, content, item_id) VALUES (1, '&quot;&amp;[.D10]&amp;&quot;', &quot;&amp;[.B10]&amp;&quot;);&quot;" office:value-type="string" office:string-value="INSERT INTO property (property_type_id, content, item_id) VALUES (1, 'Tlen', 8);" calcext:value-type="string">
            <text:p>INSERT INTO property (property_type_id, content, item_id) VALUES (1, 'Tlen', 8);</text:p>
          </table:table-cell>
          <table:table-cell office:value-type="string" calcext:value-type="string">
            <text:p>O</text:p>
          </table:table-cell>
          <table:table-cell table:formula="of:=&quot;INSERT INTO property (property_type_id, content, item_id) VALUES (2, '&quot;&amp;[.F10]&amp;&quot;', &quot;&amp;[.B10]&amp;&quot;);&quot;" office:value-type="string" office:string-value="INSERT INTO property (property_type_id, content, item_id) VALUES (2, 'O', 8);" calcext:value-type="string">
            <text:p>INSERT INTO property (property_type_id, content, item_id) VALUES (2, 'O', 8);</text:p>
          </table:table-cell>
          <table:table-cell office:value-type="float" office:value="8" calcext:value-type="float">
            <text:p>8</text:p>
          </table:table-cell>
          <table:table-cell table:formula="of:=&quot;INSERT INTO property (property_type_id, content, item_id) VALUES (3, '&quot;&amp;[.H10]&amp;&quot;', &quot;&amp;[.B10]&amp;&quot;);&quot;" office:value-type="string" office:string-value="INSERT INTO property (property_type_id, content, item_id) VALUES (3, '8', 8);" calcext:value-type="string">
            <text:p>INSERT INTO property (property_type_id, content, item_id) VALUES (3, '8', 8);</text:p>
          </table:table-cell>
          <table:table-cell office:value-type="float" office:value="15.999" calcext:value-type="float">
            <text:p>15,999</text:p>
          </table:table-cell>
          <table:table-cell table:formula="of:=&quot;INSERT INTO property (property_type_id, content, item_id) VALUES (4, '&quot;&amp;[.J10]&amp;&quot;', &quot;&amp;[.B10]&amp;&quot;);&quot;" office:value-type="string" office:string-value="INSERT INTO property (property_type_id, content, item_id) VALUES (4, '15,999', 8);" calcext:value-type="string">
            <text:p>INSERT INTO property (property_type_id, content, item_id) VALUES (4, '15,999', 8);</text:p>
          </table:table-cell>
          <table:table-cell office:value-type="string" calcext:value-type="string">
            <text:p>gaz</text:p>
          </table:table-cell>
          <table:table-cell table:formula="of:=&quot;INSERT INTO property (property_type_id, content, item_id) VALUES (5, '&quot;&amp;[.L10]&amp;&quot;', &quot;&amp;[.B10]&amp;&quot;);&quot;" office:value-type="string" office:string-value="INSERT INTO property (property_type_id, content, item_id) VALUES (5, 'gaz', 8);" calcext:value-type="string">
            <text:p>INSERT INTO property (property_type_id, content, item_id) VALUES (5, 'gaz', 8);</text:p>
          </table:table-cell>
          <table:table-cell office:value-type="string" calcext:value-type="string">
            <text:p>niemetal</text:p>
          </table:table-cell>
          <table:table-cell table:formula="of:=&quot;INSERT INTO property (property_type_id, content, item_id) VALUES (6, '&quot;&amp;[.N10]&amp;&quot;', &quot;&amp;[.B10]&amp;&quot;);&quot;" office:value-type="string" office:string-value="INSERT INTO property (property_type_id, content, item_id) VALUES (6, 'niemetal', 8);" calcext:value-type="string">
            <text:p>INSERT INTO property (property_type_id, content, item_id) VALUES (6, 'niemetal', 8);</text:p>
          </table:table-cell>
          <table:table-cell office:value-type="float" office:value="1774" calcext:value-type="float">
            <text:p>1774</text:p>
          </table:table-cell>
          <table:table-cell table:formula="of:=&quot;INSERT INTO property (property_type_id, content, item_id) VALUES (7, '&quot;&amp;[.P10]&amp;&quot;', &quot;&amp;[.B10]&amp;&quot;);&quot;" office:value-type="string" office:string-value="INSERT INTO property (property_type_id, content, item_id) VALUES (7, '1774', 8);" calcext:value-type="string">
            <text:p>INSERT INTO property (property_type_id, content, item_id) VALUES (7, '1774', 8);</text:p>
          </table:table-cell>
          <table:table-cell table:number-columns-repeated="6"/>
          <table:table-cell office:value-type="string" calcext:value-type="string">
            <text:p>Priestley i Scheele</text:p>
          </table:table-cell>
          <table:table-cell office:value-type="float" office:value="-218.4" calcext:value-type="float">
            <text:p>-218,4</text:p>
          </table:table-cell>
          <table:table-cell office:value-type="float" office:value="-182.9" calcext:value-type="float">
            <text:p>-182,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&quot;INSERT INTO item (id, topic_id) VALUES (&quot;&amp;[.B11]&amp;&quot;, 1);&quot;" office:value-type="string" office:string-value="INSERT INTO item (id, topic_id) VALUES (9, 1);" calcext:value-type="string">
            <text:p>INSERT INTO item (id, topic_id) VALUES (9, 1);</text:p>
          </table:table-cell>
          <table:table-cell office:value-type="string" calcext:value-type="string">
            <text:p>Fluor</text:p>
          </table:table-cell>
          <table:table-cell table:formula="of:=&quot;INSERT INTO property (property_type_id, content, item_id) VALUES (1, '&quot;&amp;[.D11]&amp;&quot;', &quot;&amp;[.B11]&amp;&quot;);&quot;" office:value-type="string" office:string-value="INSERT INTO property (property_type_id, content, item_id) VALUES (1, 'Fluor', 9);" calcext:value-type="string">
            <text:p>INSERT INTO property (property_type_id, content, item_id) VALUES (1, 'Fluor', 9);</text:p>
          </table:table-cell>
          <table:table-cell office:value-type="string" calcext:value-type="string">
            <text:p>F</text:p>
          </table:table-cell>
          <table:table-cell table:formula="of:=&quot;INSERT INTO property (property_type_id, content, item_id) VALUES (2, '&quot;&amp;[.F11]&amp;&quot;', &quot;&amp;[.B11]&amp;&quot;);&quot;" office:value-type="string" office:string-value="INSERT INTO property (property_type_id, content, item_id) VALUES (2, 'F', 9);" calcext:value-type="string">
            <text:p>INSERT INTO property (property_type_id, content, item_id) VALUES (2, 'F', 9);</text:p>
          </table:table-cell>
          <table:table-cell office:value-type="float" office:value="9" calcext:value-type="float">
            <text:p>9</text:p>
          </table:table-cell>
          <table:table-cell table:formula="of:=&quot;INSERT INTO property (property_type_id, content, item_id) VALUES (3, '&quot;&amp;[.H11]&amp;&quot;', &quot;&amp;[.B11]&amp;&quot;);&quot;" office:value-type="string" office:string-value="INSERT INTO property (property_type_id, content, item_id) VALUES (3, '9', 9);" calcext:value-type="string">
            <text:p>INSERT INTO property (property_type_id, content, item_id) VALUES (3, '9', 9);</text:p>
          </table:table-cell>
          <table:table-cell office:value-type="float" office:value="18.9984032" calcext:value-type="float">
            <text:p>18,9984032</text:p>
          </table:table-cell>
          <table:table-cell table:formula="of:=&quot;INSERT INTO property (property_type_id, content, item_id) VALUES (4, '&quot;&amp;[.J11]&amp;&quot;', &quot;&amp;[.B11]&amp;&quot;);&quot;" office:value-type="string" office:string-value="INSERT INTO property (property_type_id, content, item_id) VALUES (4, '18,9984032', 9);" calcext:value-type="string">
            <text:p>INSERT INTO property (property_type_id, content, item_id) VALUES (4, '18,9984032', 9);</text:p>
          </table:table-cell>
          <table:table-cell office:value-type="string" calcext:value-type="string">
            <text:p>gaz</text:p>
          </table:table-cell>
          <table:table-cell table:formula="of:=&quot;INSERT INTO property (property_type_id, content, item_id) VALUES (5, '&quot;&amp;[.L11]&amp;&quot;', &quot;&amp;[.B11]&amp;&quot;);&quot;" office:value-type="string" office:string-value="INSERT INTO property (property_type_id, content, item_id) VALUES (5, 'gaz', 9);" calcext:value-type="string">
            <text:p>INSERT INTO property (property_type_id, content, item_id) VALUES (5, 'gaz', 9);</text:p>
          </table:table-cell>
          <table:table-cell office:value-type="string" calcext:value-type="string">
            <text:p>niemetal</text:p>
          </table:table-cell>
          <table:table-cell table:formula="of:=&quot;INSERT INTO property (property_type_id, content, item_id) VALUES (6, '&quot;&amp;[.N11]&amp;&quot;', &quot;&amp;[.B11]&amp;&quot;);&quot;" office:value-type="string" office:string-value="INSERT INTO property (property_type_id, content, item_id) VALUES (6, 'niemetal', 9);" calcext:value-type="string">
            <text:p>INSERT INTO property (property_type_id, content, item_id) VALUES (6, 'niemetal', 9);</text:p>
          </table:table-cell>
          <table:table-cell office:value-type="float" office:value="1886" calcext:value-type="float">
            <text:p>1886</text:p>
          </table:table-cell>
          <table:table-cell table:formula="of:=&quot;INSERT INTO property (property_type_id, content, item_id) VALUES (7, '&quot;&amp;[.P11]&amp;&quot;', &quot;&amp;[.B11]&amp;&quot;);&quot;" office:value-type="string" office:string-value="INSERT INTO property (property_type_id, content, item_id) VALUES (7, '1886', 9);" calcext:value-type="string">
            <text:p>INSERT INTO property (property_type_id, content, item_id) VALUES (7, '1886', 9);</text:p>
          </table:table-cell>
          <table:table-cell table:number-columns-repeated="6"/>
          <table:table-cell office:value-type="string" calcext:value-type="string">
            <text:p>Moissan</text:p>
          </table:table-cell>
          <table:table-cell office:value-type="float" office:value="-219.6" calcext:value-type="float">
            <text:p>-219,6</text:p>
          </table:table-cell>
          <table:table-cell office:value-type="float" office:value="-188.1" calcext:value-type="float">
            <text:p>-188,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&quot;INSERT INTO item (id, topic_id) VALUES (&quot;&amp;[.B12]&amp;&quot;, 1);&quot;" office:value-type="string" office:string-value="INSERT INTO item (id, topic_id) VALUES (10, 1);" calcext:value-type="string">
            <text:p>INSERT INTO item (id, topic_id) VALUES (10, 1);</text:p>
          </table:table-cell>
          <table:table-cell office:value-type="string" calcext:value-type="string">
            <text:p>Neon</text:p>
          </table:table-cell>
          <table:table-cell table:formula="of:=&quot;INSERT INTO property (property_type_id, content, item_id) VALUES (1, '&quot;&amp;[.D12]&amp;&quot;', &quot;&amp;[.B12]&amp;&quot;);&quot;" office:value-type="string" office:string-value="INSERT INTO property (property_type_id, content, item_id) VALUES (1, 'Neon', 10);" calcext:value-type="string">
            <text:p>INSERT INTO property (property_type_id, content, item_id) VALUES (1, 'Neon', 10);</text:p>
          </table:table-cell>
          <table:table-cell office:value-type="string" calcext:value-type="string">
            <text:p>Ne</text:p>
          </table:table-cell>
          <table:table-cell table:formula="of:=&quot;INSERT INTO property (property_type_id, content, item_id) VALUES (2, '&quot;&amp;[.F12]&amp;&quot;', &quot;&amp;[.B12]&amp;&quot;);&quot;" office:value-type="string" office:string-value="INSERT INTO property (property_type_id, content, item_id) VALUES (2, 'Ne', 10);" calcext:value-type="string">
            <text:p>INSERT INTO property (property_type_id, content, item_id) VALUES (2, 'Ne', 10);</text:p>
          </table:table-cell>
          <table:table-cell office:value-type="float" office:value="10" calcext:value-type="float">
            <text:p>10</text:p>
          </table:table-cell>
          <table:table-cell table:formula="of:=&quot;INSERT INTO property (property_type_id, content, item_id) VALUES (3, '&quot;&amp;[.H12]&amp;&quot;', &quot;&amp;[.B12]&amp;&quot;);&quot;" office:value-type="string" office:string-value="INSERT INTO property (property_type_id, content, item_id) VALUES (3, '10', 10);" calcext:value-type="string">
            <text:p>INSERT INTO property (property_type_id, content, item_id) VALUES (3, '10', 10);</text:p>
          </table:table-cell>
          <table:table-cell office:value-type="float" office:value="20.1797" calcext:value-type="float">
            <text:p>20,1797</text:p>
          </table:table-cell>
          <table:table-cell table:formula="of:=&quot;INSERT INTO property (property_type_id, content, item_id) VALUES (4, '&quot;&amp;[.J12]&amp;&quot;', &quot;&amp;[.B12]&amp;&quot;);&quot;" office:value-type="string" office:string-value="INSERT INTO property (property_type_id, content, item_id) VALUES (4, '20,1797', 10);" calcext:value-type="string">
            <text:p>INSERT INTO property (property_type_id, content, item_id) VALUES (4, '20,1797', 10);</text:p>
          </table:table-cell>
          <table:table-cell office:value-type="string" calcext:value-type="string">
            <text:p>gaz</text:p>
          </table:table-cell>
          <table:table-cell table:formula="of:=&quot;INSERT INTO property (property_type_id, content, item_id) VALUES (5, '&quot;&amp;[.L12]&amp;&quot;', &quot;&amp;[.B12]&amp;&quot;);&quot;" office:value-type="string" office:string-value="INSERT INTO property (property_type_id, content, item_id) VALUES (5, 'gaz', 10);" calcext:value-type="string">
            <text:p>INSERT INTO property (property_type_id, content, item_id) VALUES (5, 'gaz', 10);</text:p>
          </table:table-cell>
          <table:table-cell office:value-type="string" calcext:value-type="string">
            <text:p>niemetal/gaz szlachetny</text:p>
          </table:table-cell>
          <table:table-cell table:formula="of:=&quot;INSERT INTO property (property_type_id, content, item_id) VALUES (6, '&quot;&amp;[.N12]&amp;&quot;', &quot;&amp;[.B12]&amp;&quot;);&quot;" office:value-type="string" office:string-value="INSERT INTO property (property_type_id, content, item_id) VALUES (6, 'niemetal/gaz szlachetny', 10);" calcext:value-type="string">
            <text:p>INSERT INTO property (property_type_id, content, item_id) VALUES (6, 'niemetal/gaz szlachetny', 10);</text:p>
          </table:table-cell>
          <table:table-cell office:value-type="float" office:value="1898" calcext:value-type="float">
            <text:p>1898</text:p>
          </table:table-cell>
          <table:table-cell table:formula="of:=&quot;INSERT INTO property (property_type_id, content, item_id) VALUES (7, '&quot;&amp;[.P12]&amp;&quot;', &quot;&amp;[.B12]&amp;&quot;);&quot;" office:value-type="string" office:string-value="INSERT INTO property (property_type_id, content, item_id) VALUES (7, '1898', 10);" calcext:value-type="string">
            <text:p>INSERT INTO property (property_type_id, content, item_id) VALUES (7, '1898', 10);</text:p>
          </table:table-cell>
          <table:table-cell table:number-columns-repeated="6"/>
          <table:table-cell office:value-type="string" calcext:value-type="string">
            <text:p>Ramsay u. Travers</text:p>
          </table:table-cell>
          <table:table-cell office:value-type="float" office:value="-248.7" calcext:value-type="float">
            <text:p>-248,7</text:p>
          </table:table-cell>
          <table:table-cell office:value-type="float" office:value="-246.1" calcext:value-type="float">
            <text:p>-246,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&quot;INSERT INTO item (id, topic_id) VALUES (&quot;&amp;[.B13]&amp;&quot;, 1);&quot;" office:value-type="string" office:string-value="INSERT INTO item (id, topic_id) VALUES (11, 1);" calcext:value-type="string">
            <text:p>INSERT INTO item (id, topic_id) VALUES (11, 1);</text:p>
          </table:table-cell>
          <table:table-cell office:value-type="string" calcext:value-type="string">
            <text:p>Sód</text:p>
          </table:table-cell>
          <table:table-cell table:formula="of:=&quot;INSERT INTO property (property_type_id, content, item_id) VALUES (1, '&quot;&amp;[.D13]&amp;&quot;', &quot;&amp;[.B13]&amp;&quot;);&quot;" office:value-type="string" office:string-value="INSERT INTO property (property_type_id, content, item_id) VALUES (1, 'Sód', 11);" calcext:value-type="string">
            <text:p>INSERT INTO property (property_type_id, content, item_id) VALUES (1, 'Sód', 11);</text:p>
          </table:table-cell>
          <table:table-cell office:value-type="string" calcext:value-type="string">
            <text:p>Na</text:p>
          </table:table-cell>
          <table:table-cell table:formula="of:=&quot;INSERT INTO property (property_type_id, content, item_id) VALUES (2, '&quot;&amp;[.F13]&amp;&quot;', &quot;&amp;[.B13]&amp;&quot;);&quot;" office:value-type="string" office:string-value="INSERT INTO property (property_type_id, content, item_id) VALUES (2, 'Na', 11);" calcext:value-type="string">
            <text:p>INSERT INTO property (property_type_id, content, item_id) VALUES (2, 'Na', 11);</text:p>
          </table:table-cell>
          <table:table-cell office:value-type="float" office:value="11" calcext:value-type="float">
            <text:p>11</text:p>
          </table:table-cell>
          <table:table-cell table:formula="of:=&quot;INSERT INTO property (property_type_id, content, item_id) VALUES (3, '&quot;&amp;[.H13]&amp;&quot;', &quot;&amp;[.B13]&amp;&quot;);&quot;" office:value-type="string" office:string-value="INSERT INTO property (property_type_id, content, item_id) VALUES (3, '11', 11);" calcext:value-type="string">
            <text:p>INSERT INTO property (property_type_id, content, item_id) VALUES (3, '11', 11);</text:p>
          </table:table-cell>
          <table:table-cell office:value-type="float" office:value="22.989769" calcext:value-type="float">
            <text:p>22,989769</text:p>
          </table:table-cell>
          <table:table-cell table:formula="of:=&quot;INSERT INTO property (property_type_id, content, item_id) VALUES (4, '&quot;&amp;[.J13]&amp;&quot;', &quot;&amp;[.B13]&amp;&quot;);&quot;" office:value-type="string" office:string-value="INSERT INTO property (property_type_id, content, item_id) VALUES (4, '22,989769', 11);" calcext:value-type="string">
            <text:p>INSERT INTO property (property_type_id, content, item_id) VALUES (4, '22,989769', 11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13]&amp;&quot;', &quot;&amp;[.B13]&amp;&quot;);&quot;" office:value-type="string" office:string-value="INSERT INTO property (property_type_id, content, item_id) VALUES (5, 'ciało stałe', 11);" calcext:value-type="string">
            <text:p>INSERT INTO property (property_type_id, content, item_id) VALUES (5, 'ciało stałe', 11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13]&amp;&quot;', &quot;&amp;[.B13]&amp;&quot;);&quot;" office:value-type="string" office:string-value="INSERT INTO property (property_type_id, content, item_id) VALUES (6, 'metal', 11);" calcext:value-type="string">
            <text:p>INSERT INTO property (property_type_id, content, item_id) VALUES (6, 'metal', 11);</text:p>
          </table:table-cell>
          <table:table-cell office:value-type="float" office:value="1807" calcext:value-type="float">
            <text:p>1807</text:p>
          </table:table-cell>
          <table:table-cell table:formula="of:=&quot;INSERT INTO property (property_type_id, content, item_id) VALUES (7, '&quot;&amp;[.P13]&amp;&quot;', &quot;&amp;[.B13]&amp;&quot;);&quot;" office:value-type="string" office:string-value="INSERT INTO property (property_type_id, content, item_id) VALUES (7, '1807', 11);" calcext:value-type="string">
            <text:p>INSERT INTO property (property_type_id, content, item_id) VALUES (7, '1807', 11);</text:p>
          </table:table-cell>
          <table:table-cell table:number-columns-repeated="6"/>
          <table:table-cell office:value-type="string" calcext:value-type="string">
            <text:p>Davy</text:p>
          </table:table-cell>
          <table:table-cell office:value-type="float" office:value="97.8" calcext:value-type="float">
            <text:p>97,8</text:p>
          </table:table-cell>
          <table:table-cell office:value-type="float" office:value="892" calcext:value-type="float">
            <text:p>89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&quot;INSERT INTO item (id, topic_id) VALUES (&quot;&amp;[.B14]&amp;&quot;, 1);&quot;" office:value-type="string" office:string-value="INSERT INTO item (id, topic_id) VALUES (12, 1);" calcext:value-type="string">
            <text:p>INSERT INTO item (id, topic_id) VALUES (12, 1);</text:p>
          </table:table-cell>
          <table:table-cell office:value-type="string" calcext:value-type="string">
            <text:p>Magnez</text:p>
          </table:table-cell>
          <table:table-cell table:formula="of:=&quot;INSERT INTO property (property_type_id, content, item_id) VALUES (1, '&quot;&amp;[.D14]&amp;&quot;', &quot;&amp;[.B14]&amp;&quot;);&quot;" office:value-type="string" office:string-value="INSERT INTO property (property_type_id, content, item_id) VALUES (1, 'Magnez', 12);" calcext:value-type="string">
            <text:p>INSERT INTO property (property_type_id, content, item_id) VALUES (1, 'Magnez', 12);</text:p>
          </table:table-cell>
          <table:table-cell office:value-type="string" calcext:value-type="string">
            <text:p>Mg</text:p>
          </table:table-cell>
          <table:table-cell table:formula="of:=&quot;INSERT INTO property (property_type_id, content, item_id) VALUES (2, '&quot;&amp;[.F14]&amp;&quot;', &quot;&amp;[.B14]&amp;&quot;);&quot;" office:value-type="string" office:string-value="INSERT INTO property (property_type_id, content, item_id) VALUES (2, 'Mg', 12);" calcext:value-type="string">
            <text:p>INSERT INTO property (property_type_id, content, item_id) VALUES (2, 'Mg', 12);</text:p>
          </table:table-cell>
          <table:table-cell office:value-type="float" office:value="12" calcext:value-type="float">
            <text:p>12</text:p>
          </table:table-cell>
          <table:table-cell table:formula="of:=&quot;INSERT INTO property (property_type_id, content, item_id) VALUES (3, '&quot;&amp;[.H14]&amp;&quot;', &quot;&amp;[.B14]&amp;&quot;);&quot;" office:value-type="string" office:string-value="INSERT INTO property (property_type_id, content, item_id) VALUES (3, '12', 12);" calcext:value-type="string">
            <text:p>INSERT INTO property (property_type_id, content, item_id) VALUES (3, '12', 12);</text:p>
          </table:table-cell>
          <table:table-cell office:value-type="float" office:value="24.305" calcext:value-type="float">
            <text:p>24,305</text:p>
          </table:table-cell>
          <table:table-cell table:formula="of:=&quot;INSERT INTO property (property_type_id, content, item_id) VALUES (4, '&quot;&amp;[.J14]&amp;&quot;', &quot;&amp;[.B14]&amp;&quot;);&quot;" office:value-type="string" office:string-value="INSERT INTO property (property_type_id, content, item_id) VALUES (4, '24,305', 12);" calcext:value-type="string">
            <text:p>INSERT INTO property (property_type_id, content, item_id) VALUES (4, '24,305', 12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14]&amp;&quot;', &quot;&amp;[.B14]&amp;&quot;);&quot;" office:value-type="string" office:string-value="INSERT INTO property (property_type_id, content, item_id) VALUES (5, 'ciało stałe', 12);" calcext:value-type="string">
            <text:p>INSERT INTO property (property_type_id, content, item_id) VALUES (5, 'ciało stałe', 12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14]&amp;&quot;', &quot;&amp;[.B14]&amp;&quot;);&quot;" office:value-type="string" office:string-value="INSERT INTO property (property_type_id, content, item_id) VALUES (6, 'metal', 12);" calcext:value-type="string">
            <text:p>INSERT INTO property (property_type_id, content, item_id) VALUES (6, 'metal', 12);</text:p>
          </table:table-cell>
          <table:table-cell office:value-type="float" office:value="1755" calcext:value-type="float">
            <text:p>1755</text:p>
          </table:table-cell>
          <table:table-cell table:formula="of:=&quot;INSERT INTO property (property_type_id, content, item_id) VALUES (7, '&quot;&amp;[.P14]&amp;&quot;', &quot;&amp;[.B14]&amp;&quot;);&quot;" office:value-type="string" office:string-value="INSERT INTO property (property_type_id, content, item_id) VALUES (7, '1755', 12);" calcext:value-type="string">
            <text:p>INSERT INTO property (property_type_id, content, item_id) VALUES (7, '1755', 12);</text:p>
          </table:table-cell>
          <table:table-cell table:number-columns-repeated="6"/>
          <table:table-cell office:value-type="string" calcext:value-type="string">
            <text:p>Black</text:p>
          </table:table-cell>
          <table:table-cell office:value-type="float" office:value="648.8" calcext:value-type="float">
            <text:p>648,8</text:p>
          </table:table-cell>
          <table:table-cell office:value-type="float" office:value="1107" calcext:value-type="float">
            <text:p>110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&quot;INSERT INTO item (id, topic_id) VALUES (&quot;&amp;[.B15]&amp;&quot;, 1);&quot;" office:value-type="string" office:string-value="INSERT INTO item (id, topic_id) VALUES (13, 1);" calcext:value-type="string">
            <text:p>INSERT INTO item (id, topic_id) VALUES (13, 1);</text:p>
          </table:table-cell>
          <table:table-cell office:value-type="string" calcext:value-type="string">
            <text:p>Glin</text:p>
          </table:table-cell>
          <table:table-cell table:formula="of:=&quot;INSERT INTO property (property_type_id, content, item_id) VALUES (1, '&quot;&amp;[.D15]&amp;&quot;', &quot;&amp;[.B15]&amp;&quot;);&quot;" office:value-type="string" office:string-value="INSERT INTO property (property_type_id, content, item_id) VALUES (1, 'Glin', 13);" calcext:value-type="string">
            <text:p>INSERT INTO property (property_type_id, content, item_id) VALUES (1, 'Glin', 13);</text:p>
          </table:table-cell>
          <table:table-cell office:value-type="string" calcext:value-type="string">
            <text:p>Al</text:p>
          </table:table-cell>
          <table:table-cell table:formula="of:=&quot;INSERT INTO property (property_type_id, content, item_id) VALUES (2, '&quot;&amp;[.F15]&amp;&quot;', &quot;&amp;[.B15]&amp;&quot;);&quot;" office:value-type="string" office:string-value="INSERT INTO property (property_type_id, content, item_id) VALUES (2, 'Al', 13);" calcext:value-type="string">
            <text:p>INSERT INTO property (property_type_id, content, item_id) VALUES (2, 'Al', 13);</text:p>
          </table:table-cell>
          <table:table-cell office:value-type="float" office:value="13" calcext:value-type="float">
            <text:p>13</text:p>
          </table:table-cell>
          <table:table-cell table:formula="of:=&quot;INSERT INTO property (property_type_id, content, item_id) VALUES (3, '&quot;&amp;[.H15]&amp;&quot;', &quot;&amp;[.B15]&amp;&quot;);&quot;" office:value-type="string" office:string-value="INSERT INTO property (property_type_id, content, item_id) VALUES (3, '13', 13);" calcext:value-type="string">
            <text:p>INSERT INTO property (property_type_id, content, item_id) VALUES (3, '13', 13);</text:p>
          </table:table-cell>
          <table:table-cell office:value-type="float" office:value="26.981539" calcext:value-type="float">
            <text:p>26,981539</text:p>
          </table:table-cell>
          <table:table-cell table:formula="of:=&quot;INSERT INTO property (property_type_id, content, item_id) VALUES (4, '&quot;&amp;[.J15]&amp;&quot;', &quot;&amp;[.B15]&amp;&quot;);&quot;" office:value-type="string" office:string-value="INSERT INTO property (property_type_id, content, item_id) VALUES (4, '26,981539', 13);" calcext:value-type="string">
            <text:p>INSERT INTO property (property_type_id, content, item_id) VALUES (4, '26,981539', 13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15]&amp;&quot;', &quot;&amp;[.B15]&amp;&quot;);&quot;" office:value-type="string" office:string-value="INSERT INTO property (property_type_id, content, item_id) VALUES (5, 'ciało stałe', 13);" calcext:value-type="string">
            <text:p>INSERT INTO property (property_type_id, content, item_id) VALUES (5, 'ciało stałe', 13);</text:p>
          </table:table-cell>
          <table:table-cell office:value-type="string" calcext:value-type="string">
            <text:p>metal/półmetal</text:p>
          </table:table-cell>
          <table:table-cell table:formula="of:=&quot;INSERT INTO property (property_type_id, content, item_id) VALUES (6, '&quot;&amp;[.N15]&amp;&quot;', &quot;&amp;[.B15]&amp;&quot;);&quot;" office:value-type="string" office:string-value="INSERT INTO property (property_type_id, content, item_id) VALUES (6, 'metal/półmetal', 13);" calcext:value-type="string">
            <text:p>INSERT INTO property (property_type_id, content, item_id) VALUES (6, 'metal/półmetal', 13);</text:p>
          </table:table-cell>
          <table:table-cell office:value-type="float" office:value="1825" calcext:value-type="float">
            <text:p>1825</text:p>
          </table:table-cell>
          <table:table-cell table:formula="of:=&quot;INSERT INTO property (property_type_id, content, item_id) VALUES (7, '&quot;&amp;[.P15]&amp;&quot;', &quot;&amp;[.B15]&amp;&quot;);&quot;" office:value-type="string" office:string-value="INSERT INTO property (property_type_id, content, item_id) VALUES (7, '1825', 13);" calcext:value-type="string">
            <text:p>INSERT INTO property (property_type_id, content, item_id) VALUES (7, '1825', 13);</text:p>
          </table:table-cell>
          <table:table-cell table:number-columns-repeated="6"/>
          <table:table-cell office:value-type="string" calcext:value-type="string">
            <text:p>Oersted</text:p>
          </table:table-cell>
          <table:table-cell office:value-type="float" office:value="660.5" calcext:value-type="float">
            <text:p>660,5</text:p>
          </table:table-cell>
          <table:table-cell office:value-type="float" office:value="2467" calcext:value-type="float">
            <text:p>246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&quot;INSERT INTO item (id, topic_id) VALUES (&quot;&amp;[.B16]&amp;&quot;, 1);&quot;" office:value-type="string" office:string-value="INSERT INTO item (id, topic_id) VALUES (14, 1);" calcext:value-type="string">
            <text:p>INSERT INTO item (id, topic_id) VALUES (14, 1);</text:p>
          </table:table-cell>
          <table:table-cell office:value-type="string" calcext:value-type="string">
            <text:p>Krzem</text:p>
          </table:table-cell>
          <table:table-cell table:formula="of:=&quot;INSERT INTO property (property_type_id, content, item_id) VALUES (1, '&quot;&amp;[.D16]&amp;&quot;', &quot;&amp;[.B16]&amp;&quot;);&quot;" office:value-type="string" office:string-value="INSERT INTO property (property_type_id, content, item_id) VALUES (1, 'Krzem', 14);" calcext:value-type="string">
            <text:p>INSERT INTO property (property_type_id, content, item_id) VALUES (1, 'Krzem', 14);</text:p>
          </table:table-cell>
          <table:table-cell office:value-type="string" calcext:value-type="string">
            <text:p>Si</text:p>
          </table:table-cell>
          <table:table-cell table:formula="of:=&quot;INSERT INTO property (property_type_id, content, item_id) VALUES (2, '&quot;&amp;[.F16]&amp;&quot;', &quot;&amp;[.B16]&amp;&quot;);&quot;" office:value-type="string" office:string-value="INSERT INTO property (property_type_id, content, item_id) VALUES (2, 'Si', 14);" calcext:value-type="string">
            <text:p>INSERT INTO property (property_type_id, content, item_id) VALUES (2, 'Si', 14);</text:p>
          </table:table-cell>
          <table:table-cell office:value-type="float" office:value="14" calcext:value-type="float">
            <text:p>14</text:p>
          </table:table-cell>
          <table:table-cell table:formula="of:=&quot;INSERT INTO property (property_type_id, content, item_id) VALUES (3, '&quot;&amp;[.H16]&amp;&quot;', &quot;&amp;[.B16]&amp;&quot;);&quot;" office:value-type="string" office:string-value="INSERT INTO property (property_type_id, content, item_id) VALUES (3, '14', 14);" calcext:value-type="string">
            <text:p>INSERT INTO property (property_type_id, content, item_id) VALUES (3, '14', 14);</text:p>
          </table:table-cell>
          <table:table-cell office:value-type="float" office:value="28.0855" calcext:value-type="float">
            <text:p>28,0855</text:p>
          </table:table-cell>
          <table:table-cell table:formula="of:=&quot;INSERT INTO property (property_type_id, content, item_id) VALUES (4, '&quot;&amp;[.J16]&amp;&quot;', &quot;&amp;[.B16]&amp;&quot;);&quot;" office:value-type="string" office:string-value="INSERT INTO property (property_type_id, content, item_id) VALUES (4, '28,0855', 14);" calcext:value-type="string">
            <text:p>INSERT INTO property (property_type_id, content, item_id) VALUES (4, '28,0855', 14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16]&amp;&quot;', &quot;&amp;[.B16]&amp;&quot;);&quot;" office:value-type="string" office:string-value="INSERT INTO property (property_type_id, content, item_id) VALUES (5, 'ciało stałe', 14);" calcext:value-type="string">
            <text:p>INSERT INTO property (property_type_id, content, item_id) VALUES (5, 'ciało stałe', 14);</text:p>
          </table:table-cell>
          <table:table-cell office:value-type="string" calcext:value-type="string">
            <text:p>niemetal/półmetal</text:p>
          </table:table-cell>
          <table:table-cell table:formula="of:=&quot;INSERT INTO property (property_type_id, content, item_id) VALUES (6, '&quot;&amp;[.N16]&amp;&quot;', &quot;&amp;[.B16]&amp;&quot;);&quot;" office:value-type="string" office:string-value="INSERT INTO property (property_type_id, content, item_id) VALUES (6, 'niemetal/półmetal', 14);" calcext:value-type="string">
            <text:p>INSERT INTO property (property_type_id, content, item_id) VALUES (6, 'niemetal/półmetal', 14);</text:p>
          </table:table-cell>
          <table:table-cell office:value-type="float" office:value="1824" calcext:value-type="float">
            <text:p>1824</text:p>
          </table:table-cell>
          <table:table-cell table:formula="of:=&quot;INSERT INTO property (property_type_id, content, item_id) VALUES (7, '&quot;&amp;[.P16]&amp;&quot;', &quot;&amp;[.B16]&amp;&quot;);&quot;" office:value-type="string" office:string-value="INSERT INTO property (property_type_id, content, item_id) VALUES (7, '1824', 14);" calcext:value-type="string">
            <text:p>INSERT INTO property (property_type_id, content, item_id) VALUES (7, '1824', 14);</text:p>
          </table:table-cell>
          <table:table-cell table:number-columns-repeated="6"/>
          <table:table-cell office:value-type="string" calcext:value-type="string">
            <text:p>Berzelius</text:p>
          </table:table-cell>
          <table:table-cell office:value-type="float" office:value="1410" calcext:value-type="float">
            <text:p>1410</text:p>
          </table:table-cell>
          <table:table-cell office:value-type="float" office:value="2355" calcext:value-type="float">
            <text:p>235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&quot;INSERT INTO item (id, topic_id) VALUES (&quot;&amp;[.B17]&amp;&quot;, 1);&quot;" office:value-type="string" office:string-value="INSERT INTO item (id, topic_id) VALUES (15, 1);" calcext:value-type="string">
            <text:p>INSERT INTO item (id, topic_id) VALUES (15, 1);</text:p>
          </table:table-cell>
          <table:table-cell office:value-type="string" calcext:value-type="string">
            <text:p>Fosfor</text:p>
          </table:table-cell>
          <table:table-cell table:formula="of:=&quot;INSERT INTO property (property_type_id, content, item_id) VALUES (1, '&quot;&amp;[.D17]&amp;&quot;', &quot;&amp;[.B17]&amp;&quot;);&quot;" office:value-type="string" office:string-value="INSERT INTO property (property_type_id, content, item_id) VALUES (1, 'Fosfor', 15);" calcext:value-type="string">
            <text:p>INSERT INTO property (property_type_id, content, item_id) VALUES (1, 'Fosfor', 15);</text:p>
          </table:table-cell>
          <table:table-cell office:value-type="string" calcext:value-type="string">
            <text:p>P</text:p>
          </table:table-cell>
          <table:table-cell table:formula="of:=&quot;INSERT INTO property (property_type_id, content, item_id) VALUES (2, '&quot;&amp;[.F17]&amp;&quot;', &quot;&amp;[.B17]&amp;&quot;);&quot;" office:value-type="string" office:string-value="INSERT INTO property (property_type_id, content, item_id) VALUES (2, 'P', 15);" calcext:value-type="string">
            <text:p>INSERT INTO property (property_type_id, content, item_id) VALUES (2, 'P', 15);</text:p>
          </table:table-cell>
          <table:table-cell office:value-type="float" office:value="15" calcext:value-type="float">
            <text:p>15</text:p>
          </table:table-cell>
          <table:table-cell table:formula="of:=&quot;INSERT INTO property (property_type_id, content, item_id) VALUES (3, '&quot;&amp;[.H17]&amp;&quot;', &quot;&amp;[.B17]&amp;&quot;);&quot;" office:value-type="string" office:string-value="INSERT INTO property (property_type_id, content, item_id) VALUES (3, '15', 15);" calcext:value-type="string">
            <text:p>INSERT INTO property (property_type_id, content, item_id) VALUES (3, '15', 15);</text:p>
          </table:table-cell>
          <table:table-cell office:value-type="float" office:value="30.973762" calcext:value-type="float">
            <text:p>30,973762</text:p>
          </table:table-cell>
          <table:table-cell table:formula="of:=&quot;INSERT INTO property (property_type_id, content, item_id) VALUES (4, '&quot;&amp;[.J17]&amp;&quot;', &quot;&amp;[.B17]&amp;&quot;);&quot;" office:value-type="string" office:string-value="INSERT INTO property (property_type_id, content, item_id) VALUES (4, '30,973762', 15);" calcext:value-type="string">
            <text:p>INSERT INTO property (property_type_id, content, item_id) VALUES (4, '30,973762', 15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17]&amp;&quot;', &quot;&amp;[.B17]&amp;&quot;);&quot;" office:value-type="string" office:string-value="INSERT INTO property (property_type_id, content, item_id) VALUES (5, 'ciało stałe', 15);" calcext:value-type="string">
            <text:p>INSERT INTO property (property_type_id, content, item_id) VALUES (5, 'ciało stałe', 15);</text:p>
          </table:table-cell>
          <table:table-cell office:value-type="string" calcext:value-type="string">
            <text:p>niemetal/półmetal</text:p>
          </table:table-cell>
          <table:table-cell table:formula="of:=&quot;INSERT INTO property (property_type_id, content, item_id) VALUES (6, '&quot;&amp;[.N17]&amp;&quot;', &quot;&amp;[.B17]&amp;&quot;);&quot;" office:value-type="string" office:string-value="INSERT INTO property (property_type_id, content, item_id) VALUES (6, 'niemetal/półmetal', 15);" calcext:value-type="string">
            <text:p>INSERT INTO property (property_type_id, content, item_id) VALUES (6, 'niemetal/półmetal', 15);</text:p>
          </table:table-cell>
          <table:table-cell office:value-type="float" office:value="1669" calcext:value-type="float">
            <text:p>1669</text:p>
          </table:table-cell>
          <table:table-cell table:formula="of:=&quot;INSERT INTO property (property_type_id, content, item_id) VALUES (7, '&quot;&amp;[.P17]&amp;&quot;', &quot;&amp;[.B17]&amp;&quot;);&quot;" office:value-type="string" office:string-value="INSERT INTO property (property_type_id, content, item_id) VALUES (7, '1669', 15);" calcext:value-type="string">
            <text:p>INSERT INTO property (property_type_id, content, item_id) VALUES (7, '1669', 15);</text:p>
          </table:table-cell>
          <table:table-cell table:number-columns-repeated="6"/>
          <table:table-cell office:value-type="string" calcext:value-type="string">
            <text:p>Brand</text:p>
          </table:table-cell>
          <table:table-cell office:value-type="float" office:value="44" calcext:value-type="float">
            <text:p>44</text:p>
          </table:table-cell>
          <table:table-cell office:value-type="float" office:value="280" calcext:value-type="float">
            <text:p>28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&quot;INSERT INTO item (id, topic_id) VALUES (&quot;&amp;[.B18]&amp;&quot;, 1);&quot;" office:value-type="string" office:string-value="INSERT INTO item (id, topic_id) VALUES (16, 1);" calcext:value-type="string">
            <text:p>INSERT INTO item (id, topic_id) VALUES (16, 1);</text:p>
          </table:table-cell>
          <table:table-cell office:value-type="string" calcext:value-type="string">
            <text:p>Siarka</text:p>
          </table:table-cell>
          <table:table-cell table:formula="of:=&quot;INSERT INTO property (property_type_id, content, item_id) VALUES (1, '&quot;&amp;[.D18]&amp;&quot;', &quot;&amp;[.B18]&amp;&quot;);&quot;" office:value-type="string" office:string-value="INSERT INTO property (property_type_id, content, item_id) VALUES (1, 'Siarka', 16);" calcext:value-type="string">
            <text:p>INSERT INTO property (property_type_id, content, item_id) VALUES (1, 'Siarka', 16);</text:p>
          </table:table-cell>
          <table:table-cell office:value-type="string" calcext:value-type="string">
            <text:p>S</text:p>
          </table:table-cell>
          <table:table-cell table:formula="of:=&quot;INSERT INTO property (property_type_id, content, item_id) VALUES (2, '&quot;&amp;[.F18]&amp;&quot;', &quot;&amp;[.B18]&amp;&quot;);&quot;" office:value-type="string" office:string-value="INSERT INTO property (property_type_id, content, item_id) VALUES (2, 'S', 16);" calcext:value-type="string">
            <text:p>INSERT INTO property (property_type_id, content, item_id) VALUES (2, 'S', 16);</text:p>
          </table:table-cell>
          <table:table-cell office:value-type="float" office:value="16" calcext:value-type="float">
            <text:p>16</text:p>
          </table:table-cell>
          <table:table-cell table:formula="of:=&quot;INSERT INTO property (property_type_id, content, item_id) VALUES (3, '&quot;&amp;[.H18]&amp;&quot;', &quot;&amp;[.B18]&amp;&quot;);&quot;" office:value-type="string" office:string-value="INSERT INTO property (property_type_id, content, item_id) VALUES (3, '16', 16);" calcext:value-type="string">
            <text:p>INSERT INTO property (property_type_id, content, item_id) VALUES (3, '16', 16);</text:p>
          </table:table-cell>
          <table:table-cell office:value-type="float" office:value="32.066" calcext:value-type="float">
            <text:p>32,066</text:p>
          </table:table-cell>
          <table:table-cell table:formula="of:=&quot;INSERT INTO property (property_type_id, content, item_id) VALUES (4, '&quot;&amp;[.J18]&amp;&quot;', &quot;&amp;[.B18]&amp;&quot;);&quot;" office:value-type="string" office:string-value="INSERT INTO property (property_type_id, content, item_id) VALUES (4, '32,066', 16);" calcext:value-type="string">
            <text:p>INSERT INTO property (property_type_id, content, item_id) VALUES (4, '32,066', 16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18]&amp;&quot;', &quot;&amp;[.B18]&amp;&quot;);&quot;" office:value-type="string" office:string-value="INSERT INTO property (property_type_id, content, item_id) VALUES (5, 'ciało stałe', 16);" calcext:value-type="string">
            <text:p>INSERT INTO property (property_type_id, content, item_id) VALUES (5, 'ciało stałe', 16);</text:p>
          </table:table-cell>
          <table:table-cell office:value-type="string" calcext:value-type="string">
            <text:p>niemetal</text:p>
          </table:table-cell>
          <table:table-cell table:formula="of:=&quot;INSERT INTO property (property_type_id, content, item_id) VALUES (6, '&quot;&amp;[.N18]&amp;&quot;', &quot;&amp;[.B18]&amp;&quot;);&quot;" office:value-type="string" office:string-value="INSERT INTO property (property_type_id, content, item_id) VALUES (6, 'niemetal', 16);" calcext:value-type="string">
            <text:p>INSERT INTO property (property_type_id, content, item_id) VALUES (6, 'niemetal', 16);</text:p>
          </table:table-cell>
          <table:table-cell office:value-type="string" calcext:value-type="string">
            <text:p>prehistoria</text:p>
          </table:table-cell>
          <table:table-cell table:formula="of:=&quot;INSERT INTO property (property_type_id, content, item_id) VALUES (7, '&quot;&amp;[.P18]&amp;&quot;', &quot;&amp;[.B18]&amp;&quot;);&quot;" office:value-type="string" office:string-value="INSERT INTO property (property_type_id, content, item_id) VALUES (7, 'prehistoria', 16);" calcext:value-type="string">
            <text:p>INSERT INTO property (property_type_id, content, item_id) VALUES (7, 'prehistoria', 16);</text:p>
          </table:table-cell>
          <table:table-cell table:number-columns-repeated="6"/>
          <table:table-cell office:value-type="string" calcext:value-type="string">
            <text:p>nieznany</text:p>
          </table:table-cell>
          <table:table-cell office:value-type="float" office:value="113" calcext:value-type="float">
            <text:p>113</text:p>
          </table:table-cell>
          <table:table-cell office:value-type="float" office:value="444.7" calcext:value-type="float">
            <text:p>444,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&quot;INSERT INTO item (id, topic_id) VALUES (&quot;&amp;[.B19]&amp;&quot;, 1);&quot;" office:value-type="string" office:string-value="INSERT INTO item (id, topic_id) VALUES (17, 1);" calcext:value-type="string">
            <text:p>INSERT INTO item (id, topic_id) VALUES (17, 1);</text:p>
          </table:table-cell>
          <table:table-cell office:value-type="string" calcext:value-type="string">
            <text:p>Chlor</text:p>
          </table:table-cell>
          <table:table-cell table:formula="of:=&quot;INSERT INTO property (property_type_id, content, item_id) VALUES (1, '&quot;&amp;[.D19]&amp;&quot;', &quot;&amp;[.B19]&amp;&quot;);&quot;" office:value-type="string" office:string-value="INSERT INTO property (property_type_id, content, item_id) VALUES (1, 'Chlor', 17);" calcext:value-type="string">
            <text:p>INSERT INTO property (property_type_id, content, item_id) VALUES (1, 'Chlor', 17);</text:p>
          </table:table-cell>
          <table:table-cell office:value-type="string" calcext:value-type="string">
            <text:p>Cl</text:p>
          </table:table-cell>
          <table:table-cell table:formula="of:=&quot;INSERT INTO property (property_type_id, content, item_id) VALUES (2, '&quot;&amp;[.F19]&amp;&quot;', &quot;&amp;[.B19]&amp;&quot;);&quot;" office:value-type="string" office:string-value="INSERT INTO property (property_type_id, content, item_id) VALUES (2, 'Cl', 17);" calcext:value-type="string">
            <text:p>INSERT INTO property (property_type_id, content, item_id) VALUES (2, 'Cl', 17);</text:p>
          </table:table-cell>
          <table:table-cell office:value-type="float" office:value="17" calcext:value-type="float">
            <text:p>17</text:p>
          </table:table-cell>
          <table:table-cell table:formula="of:=&quot;INSERT INTO property (property_type_id, content, item_id) VALUES (3, '&quot;&amp;[.H19]&amp;&quot;', &quot;&amp;[.B19]&amp;&quot;);&quot;" office:value-type="string" office:string-value="INSERT INTO property (property_type_id, content, item_id) VALUES (3, '17', 17);" calcext:value-type="string">
            <text:p>INSERT INTO property (property_type_id, content, item_id) VALUES (3, '17', 17);</text:p>
          </table:table-cell>
          <table:table-cell office:value-type="float" office:value="35.4527" calcext:value-type="float">
            <text:p>35,4527</text:p>
          </table:table-cell>
          <table:table-cell table:formula="of:=&quot;INSERT INTO property (property_type_id, content, item_id) VALUES (4, '&quot;&amp;[.J19]&amp;&quot;', &quot;&amp;[.B19]&amp;&quot;);&quot;" office:value-type="string" office:string-value="INSERT INTO property (property_type_id, content, item_id) VALUES (4, '35,4527', 17);" calcext:value-type="string">
            <text:p>INSERT INTO property (property_type_id, content, item_id) VALUES (4, '35,4527', 17);</text:p>
          </table:table-cell>
          <table:table-cell office:value-type="string" calcext:value-type="string">
            <text:p>gaz</text:p>
          </table:table-cell>
          <table:table-cell table:formula="of:=&quot;INSERT INTO property (property_type_id, content, item_id) VALUES (5, '&quot;&amp;[.L19]&amp;&quot;', &quot;&amp;[.B19]&amp;&quot;);&quot;" office:value-type="string" office:string-value="INSERT INTO property (property_type_id, content, item_id) VALUES (5, 'gaz', 17);" calcext:value-type="string">
            <text:p>INSERT INTO property (property_type_id, content, item_id) VALUES (5, 'gaz', 17);</text:p>
          </table:table-cell>
          <table:table-cell office:value-type="string" calcext:value-type="string">
            <text:p>niemetal</text:p>
          </table:table-cell>
          <table:table-cell table:formula="of:=&quot;INSERT INTO property (property_type_id, content, item_id) VALUES (6, '&quot;&amp;[.N19]&amp;&quot;', &quot;&amp;[.B19]&amp;&quot;);&quot;" office:value-type="string" office:string-value="INSERT INTO property (property_type_id, content, item_id) VALUES (6, 'niemetal', 17);" calcext:value-type="string">
            <text:p>INSERT INTO property (property_type_id, content, item_id) VALUES (6, 'niemetal', 17);</text:p>
          </table:table-cell>
          <table:table-cell office:value-type="float" office:value="1774" calcext:value-type="float">
            <text:p>1774</text:p>
          </table:table-cell>
          <table:table-cell table:formula="of:=&quot;INSERT INTO property (property_type_id, content, item_id) VALUES (7, '&quot;&amp;[.P19]&amp;&quot;', &quot;&amp;[.B19]&amp;&quot;);&quot;" office:value-type="string" office:string-value="INSERT INTO property (property_type_id, content, item_id) VALUES (7, '1774', 17);" calcext:value-type="string">
            <text:p>INSERT INTO property (property_type_id, content, item_id) VALUES (7, '1774', 17);</text:p>
          </table:table-cell>
          <table:table-cell table:number-columns-repeated="6"/>
          <table:table-cell office:value-type="string" calcext:value-type="string">
            <text:p>Scheele</text:p>
          </table:table-cell>
          <table:table-cell office:value-type="float" office:value="-101" calcext:value-type="float">
            <text:p>-101</text:p>
          </table:table-cell>
          <table:table-cell office:value-type="float" office:value="-34.6" calcext:value-type="float">
            <text:p>-34,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&quot;INSERT INTO item (id, topic_id) VALUES (&quot;&amp;[.B20]&amp;&quot;, 1);&quot;" office:value-type="string" office:string-value="INSERT INTO item (id, topic_id) VALUES (18, 1);" calcext:value-type="string">
            <text:p>INSERT INTO item (id, topic_id) VALUES (18, 1);</text:p>
          </table:table-cell>
          <table:table-cell office:value-type="string" calcext:value-type="string">
            <text:p>Argon</text:p>
          </table:table-cell>
          <table:table-cell table:formula="of:=&quot;INSERT INTO property (property_type_id, content, item_id) VALUES (1, '&quot;&amp;[.D20]&amp;&quot;', &quot;&amp;[.B20]&amp;&quot;);&quot;" office:value-type="string" office:string-value="INSERT INTO property (property_type_id, content, item_id) VALUES (1, 'Argon', 18);" calcext:value-type="string">
            <text:p>INSERT INTO property (property_type_id, content, item_id) VALUES (1, 'Argon', 18);</text:p>
          </table:table-cell>
          <table:table-cell office:value-type="string" calcext:value-type="string">
            <text:p>Ar</text:p>
          </table:table-cell>
          <table:table-cell table:formula="of:=&quot;INSERT INTO property (property_type_id, content, item_id) VALUES (2, '&quot;&amp;[.F20]&amp;&quot;', &quot;&amp;[.B20]&amp;&quot;);&quot;" office:value-type="string" office:string-value="INSERT INTO property (property_type_id, content, item_id) VALUES (2, 'Ar', 18);" calcext:value-type="string">
            <text:p>INSERT INTO property (property_type_id, content, item_id) VALUES (2, 'Ar', 18);</text:p>
          </table:table-cell>
          <table:table-cell office:value-type="float" office:value="18" calcext:value-type="float">
            <text:p>18</text:p>
          </table:table-cell>
          <table:table-cell table:formula="of:=&quot;INSERT INTO property (property_type_id, content, item_id) VALUES (3, '&quot;&amp;[.H20]&amp;&quot;', &quot;&amp;[.B20]&amp;&quot;);&quot;" office:value-type="string" office:string-value="INSERT INTO property (property_type_id, content, item_id) VALUES (3, '18', 18);" calcext:value-type="string">
            <text:p>INSERT INTO property (property_type_id, content, item_id) VALUES (3, '18', 18);</text:p>
          </table:table-cell>
          <table:table-cell office:value-type="float" office:value="39.948" calcext:value-type="float">
            <text:p>39,948</text:p>
          </table:table-cell>
          <table:table-cell table:formula="of:=&quot;INSERT INTO property (property_type_id, content, item_id) VALUES (4, '&quot;&amp;[.J20]&amp;&quot;', &quot;&amp;[.B20]&amp;&quot;);&quot;" office:value-type="string" office:string-value="INSERT INTO property (property_type_id, content, item_id) VALUES (4, '39,948', 18);" calcext:value-type="string">
            <text:p>INSERT INTO property (property_type_id, content, item_id) VALUES (4, '39,948', 18);</text:p>
          </table:table-cell>
          <table:table-cell office:value-type="string" calcext:value-type="string">
            <text:p>gaz</text:p>
          </table:table-cell>
          <table:table-cell table:formula="of:=&quot;INSERT INTO property (property_type_id, content, item_id) VALUES (5, '&quot;&amp;[.L20]&amp;&quot;', &quot;&amp;[.B20]&amp;&quot;);&quot;" office:value-type="string" office:string-value="INSERT INTO property (property_type_id, content, item_id) VALUES (5, 'gaz', 18);" calcext:value-type="string">
            <text:p>INSERT INTO property (property_type_id, content, item_id) VALUES (5, 'gaz', 18);</text:p>
          </table:table-cell>
          <table:table-cell office:value-type="string" calcext:value-type="string">
            <text:p>niemetal/gaz szlachetny</text:p>
          </table:table-cell>
          <table:table-cell table:formula="of:=&quot;INSERT INTO property (property_type_id, content, item_id) VALUES (6, '&quot;&amp;[.N20]&amp;&quot;', &quot;&amp;[.B20]&amp;&quot;);&quot;" office:value-type="string" office:string-value="INSERT INTO property (property_type_id, content, item_id) VALUES (6, 'niemetal/gaz szlachetny', 18);" calcext:value-type="string">
            <text:p>INSERT INTO property (property_type_id, content, item_id) VALUES (6, 'niemetal/gaz szlachetny', 18);</text:p>
          </table:table-cell>
          <table:table-cell office:value-type="float" office:value="1894" calcext:value-type="float">
            <text:p>1894</text:p>
          </table:table-cell>
          <table:table-cell table:formula="of:=&quot;INSERT INTO property (property_type_id, content, item_id) VALUES (7, '&quot;&amp;[.P20]&amp;&quot;', &quot;&amp;[.B20]&amp;&quot;);&quot;" office:value-type="string" office:string-value="INSERT INTO property (property_type_id, content, item_id) VALUES (7, '1894', 18);" calcext:value-type="string">
            <text:p>INSERT INTO property (property_type_id, content, item_id) VALUES (7, '1894', 18);</text:p>
          </table:table-cell>
          <table:table-cell table:number-columns-repeated="6"/>
          <table:table-cell office:value-type="string" calcext:value-type="string">
            <text:p>Ramsay i Lord Rayleigh</text:p>
          </table:table-cell>
          <table:table-cell office:value-type="float" office:value="-189.4" calcext:value-type="float">
            <text:p>-189,4</text:p>
          </table:table-cell>
          <table:table-cell office:value-type="float" office:value="-185.9" calcext:value-type="float">
            <text:p>-185,9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&quot;INSERT INTO item (id, topic_id) VALUES (&quot;&amp;[.B21]&amp;&quot;, 1);&quot;" office:value-type="string" office:string-value="INSERT INTO item (id, topic_id) VALUES (19, 1);" calcext:value-type="string">
            <text:p>INSERT INTO item (id, topic_id) VALUES (19, 1);</text:p>
          </table:table-cell>
          <table:table-cell office:value-type="string" calcext:value-type="string">
            <text:p>Potas</text:p>
          </table:table-cell>
          <table:table-cell table:formula="of:=&quot;INSERT INTO property (property_type_id, content, item_id) VALUES (1, '&quot;&amp;[.D21]&amp;&quot;', &quot;&amp;[.B21]&amp;&quot;);&quot;" office:value-type="string" office:string-value="INSERT INTO property (property_type_id, content, item_id) VALUES (1, 'Potas', 19);" calcext:value-type="string">
            <text:p>INSERT INTO property (property_type_id, content, item_id) VALUES (1, 'Potas', 19);</text:p>
          </table:table-cell>
          <table:table-cell office:value-type="string" calcext:value-type="string">
            <text:p>K</text:p>
          </table:table-cell>
          <table:table-cell table:formula="of:=&quot;INSERT INTO property (property_type_id, content, item_id) VALUES (2, '&quot;&amp;[.F21]&amp;&quot;', &quot;&amp;[.B21]&amp;&quot;);&quot;" office:value-type="string" office:string-value="INSERT INTO property (property_type_id, content, item_id) VALUES (2, 'K', 19);" calcext:value-type="string">
            <text:p>INSERT INTO property (property_type_id, content, item_id) VALUES (2, 'K', 19);</text:p>
          </table:table-cell>
          <table:table-cell office:value-type="float" office:value="19" calcext:value-type="float">
            <text:p>19</text:p>
          </table:table-cell>
          <table:table-cell table:formula="of:=&quot;INSERT INTO property (property_type_id, content, item_id) VALUES (3, '&quot;&amp;[.H21]&amp;&quot;', &quot;&amp;[.B21]&amp;&quot;);&quot;" office:value-type="string" office:string-value="INSERT INTO property (property_type_id, content, item_id) VALUES (3, '19', 19);" calcext:value-type="string">
            <text:p>INSERT INTO property (property_type_id, content, item_id) VALUES (3, '19', 19);</text:p>
          </table:table-cell>
          <table:table-cell office:value-type="float" office:value="39.0983" calcext:value-type="float">
            <text:p>39,0983</text:p>
          </table:table-cell>
          <table:table-cell table:formula="of:=&quot;INSERT INTO property (property_type_id, content, item_id) VALUES (4, '&quot;&amp;[.J21]&amp;&quot;', &quot;&amp;[.B21]&amp;&quot;);&quot;" office:value-type="string" office:string-value="INSERT INTO property (property_type_id, content, item_id) VALUES (4, '39,0983', 19);" calcext:value-type="string">
            <text:p>INSERT INTO property (property_type_id, content, item_id) VALUES (4, '39,0983', 19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21]&amp;&quot;', &quot;&amp;[.B21]&amp;&quot;);&quot;" office:value-type="string" office:string-value="INSERT INTO property (property_type_id, content, item_id) VALUES (5, 'ciało stałe', 19);" calcext:value-type="string">
            <text:p>INSERT INTO property (property_type_id, content, item_id) VALUES (5, 'ciało stałe', 19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21]&amp;&quot;', &quot;&amp;[.B21]&amp;&quot;);&quot;" office:value-type="string" office:string-value="INSERT INTO property (property_type_id, content, item_id) VALUES (6, 'metal', 19);" calcext:value-type="string">
            <text:p>INSERT INTO property (property_type_id, content, item_id) VALUES (6, 'metal', 19);</text:p>
          </table:table-cell>
          <table:table-cell office:value-type="float" office:value="1807" calcext:value-type="float">
            <text:p>1807</text:p>
          </table:table-cell>
          <table:table-cell table:formula="of:=&quot;INSERT INTO property (property_type_id, content, item_id) VALUES (7, '&quot;&amp;[.P21]&amp;&quot;', &quot;&amp;[.B21]&amp;&quot;);&quot;" office:value-type="string" office:string-value="INSERT INTO property (property_type_id, content, item_id) VALUES (7, '1807', 19);" calcext:value-type="string">
            <text:p>INSERT INTO property (property_type_id, content, item_id) VALUES (7, '1807', 19);</text:p>
          </table:table-cell>
          <table:table-cell table:number-columns-repeated="6"/>
          <table:table-cell office:value-type="string" calcext:value-type="string">
            <text:p>Davy</text:p>
          </table:table-cell>
          <table:table-cell office:value-type="float" office:value="63.7" calcext:value-type="float">
            <text:p>63,7</text:p>
          </table:table-cell>
          <table:table-cell office:value-type="float" office:value="774" calcext:value-type="float">
            <text:p>77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&quot;INSERT INTO item (id, topic_id) VALUES (&quot;&amp;[.B22]&amp;&quot;, 1);&quot;" office:value-type="string" office:string-value="INSERT INTO item (id, topic_id) VALUES (20, 1);" calcext:value-type="string">
            <text:p>INSERT INTO item (id, topic_id) VALUES (20, 1);</text:p>
          </table:table-cell>
          <table:table-cell office:value-type="string" calcext:value-type="string">
            <text:p>Wapń</text:p>
          </table:table-cell>
          <table:table-cell table:formula="of:=&quot;INSERT INTO property (property_type_id, content, item_id) VALUES (1, '&quot;&amp;[.D22]&amp;&quot;', &quot;&amp;[.B22]&amp;&quot;);&quot;" office:value-type="string" office:string-value="INSERT INTO property (property_type_id, content, item_id) VALUES (1, 'Wapń', 20);" calcext:value-type="string">
            <text:p>INSERT INTO property (property_type_id, content, item_id) VALUES (1, 'Wapń', 20);</text:p>
          </table:table-cell>
          <table:table-cell office:value-type="string" calcext:value-type="string">
            <text:p>Ca</text:p>
          </table:table-cell>
          <table:table-cell table:formula="of:=&quot;INSERT INTO property (property_type_id, content, item_id) VALUES (2, '&quot;&amp;[.F22]&amp;&quot;', &quot;&amp;[.B22]&amp;&quot;);&quot;" office:value-type="string" office:string-value="INSERT INTO property (property_type_id, content, item_id) VALUES (2, 'Ca', 20);" calcext:value-type="string">
            <text:p>INSERT INTO property (property_type_id, content, item_id) VALUES (2, 'Ca', 20);</text:p>
          </table:table-cell>
          <table:table-cell office:value-type="float" office:value="20" calcext:value-type="float">
            <text:p>20</text:p>
          </table:table-cell>
          <table:table-cell table:formula="of:=&quot;INSERT INTO property (property_type_id, content, item_id) VALUES (3, '&quot;&amp;[.H22]&amp;&quot;', &quot;&amp;[.B22]&amp;&quot;);&quot;" office:value-type="string" office:string-value="INSERT INTO property (property_type_id, content, item_id) VALUES (3, '20', 20);" calcext:value-type="string">
            <text:p>INSERT INTO property (property_type_id, content, item_id) VALUES (3, '20', 20);</text:p>
          </table:table-cell>
          <table:table-cell office:value-type="float" office:value="40.078" calcext:value-type="float">
            <text:p>40,078</text:p>
          </table:table-cell>
          <table:table-cell table:formula="of:=&quot;INSERT INTO property (property_type_id, content, item_id) VALUES (4, '&quot;&amp;[.J22]&amp;&quot;', &quot;&amp;[.B22]&amp;&quot;);&quot;" office:value-type="string" office:string-value="INSERT INTO property (property_type_id, content, item_id) VALUES (4, '40,078', 20);" calcext:value-type="string">
            <text:p>INSERT INTO property (property_type_id, content, item_id) VALUES (4, '40,078', 20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22]&amp;&quot;', &quot;&amp;[.B22]&amp;&quot;);&quot;" office:value-type="string" office:string-value="INSERT INTO property (property_type_id, content, item_id) VALUES (5, 'ciało stałe', 20);" calcext:value-type="string">
            <text:p>INSERT INTO property (property_type_id, content, item_id) VALUES (5, 'ciało stałe', 20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22]&amp;&quot;', &quot;&amp;[.B22]&amp;&quot;);&quot;" office:value-type="string" office:string-value="INSERT INTO property (property_type_id, content, item_id) VALUES (6, 'metal', 20);" calcext:value-type="string">
            <text:p>INSERT INTO property (property_type_id, content, item_id) VALUES (6, 'metal', 20);</text:p>
          </table:table-cell>
          <table:table-cell office:value-type="float" office:value="1808" calcext:value-type="float">
            <text:p>1808</text:p>
          </table:table-cell>
          <table:table-cell table:formula="of:=&quot;INSERT INTO property (property_type_id, content, item_id) VALUES (7, '&quot;&amp;[.P22]&amp;&quot;', &quot;&amp;[.B22]&amp;&quot;);&quot;" office:value-type="string" office:string-value="INSERT INTO property (property_type_id, content, item_id) VALUES (7, '1808', 20);" calcext:value-type="string">
            <text:p>INSERT INTO property (property_type_id, content, item_id) VALUES (7, '1808', 20);</text:p>
          </table:table-cell>
          <table:table-cell table:number-columns-repeated="6"/>
          <table:table-cell office:value-type="string" calcext:value-type="string">
            <text:p>Davy</text:p>
          </table:table-cell>
          <table:table-cell office:value-type="float" office:value="839" calcext:value-type="float">
            <text:p>839</text:p>
          </table:table-cell>
          <table:table-cell office:value-type="float" office:value="1487" calcext:value-type="float">
            <text:p>148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&quot;INSERT INTO item (id, topic_id) VALUES (&quot;&amp;[.B23]&amp;&quot;, 1);&quot;" office:value-type="string" office:string-value="INSERT INTO item (id, topic_id) VALUES (21, 1);" calcext:value-type="string">
            <text:p>INSERT INTO item (id, topic_id) VALUES (21, 1);</text:p>
          </table:table-cell>
          <table:table-cell office:value-type="string" calcext:value-type="string">
            <text:p>Skand</text:p>
          </table:table-cell>
          <table:table-cell table:formula="of:=&quot;INSERT INTO property (property_type_id, content, item_id) VALUES (1, '&quot;&amp;[.D23]&amp;&quot;', &quot;&amp;[.B23]&amp;&quot;);&quot;" office:value-type="string" office:string-value="INSERT INTO property (property_type_id, content, item_id) VALUES (1, 'Skand', 21);" calcext:value-type="string">
            <text:p>INSERT INTO property (property_type_id, content, item_id) VALUES (1, 'Skand', 21);</text:p>
          </table:table-cell>
          <table:table-cell office:value-type="string" calcext:value-type="string">
            <text:p>Sc</text:p>
          </table:table-cell>
          <table:table-cell table:formula="of:=&quot;INSERT INTO property (property_type_id, content, item_id) VALUES (2, '&quot;&amp;[.F23]&amp;&quot;', &quot;&amp;[.B23]&amp;&quot;);&quot;" office:value-type="string" office:string-value="INSERT INTO property (property_type_id, content, item_id) VALUES (2, 'Sc', 21);" calcext:value-type="string">
            <text:p>INSERT INTO property (property_type_id, content, item_id) VALUES (2, 'Sc', 21);</text:p>
          </table:table-cell>
          <table:table-cell office:value-type="float" office:value="21" calcext:value-type="float">
            <text:p>21</text:p>
          </table:table-cell>
          <table:table-cell table:formula="of:=&quot;INSERT INTO property (property_type_id, content, item_id) VALUES (3, '&quot;&amp;[.H23]&amp;&quot;', &quot;&amp;[.B23]&amp;&quot;);&quot;" office:value-type="string" office:string-value="INSERT INTO property (property_type_id, content, item_id) VALUES (3, '21', 21);" calcext:value-type="string">
            <text:p>INSERT INTO property (property_type_id, content, item_id) VALUES (3, '21', 21);</text:p>
          </table:table-cell>
          <table:table-cell office:value-type="float" office:value="44.95591" calcext:value-type="float">
            <text:p>44,95591</text:p>
          </table:table-cell>
          <table:table-cell table:formula="of:=&quot;INSERT INTO property (property_type_id, content, item_id) VALUES (4, '&quot;&amp;[.J23]&amp;&quot;', &quot;&amp;[.B23]&amp;&quot;);&quot;" office:value-type="string" office:string-value="INSERT INTO property (property_type_id, content, item_id) VALUES (4, '44,95591', 21);" calcext:value-type="string">
            <text:p>INSERT INTO property (property_type_id, content, item_id) VALUES (4, '44,95591', 21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23]&amp;&quot;', &quot;&amp;[.B23]&amp;&quot;);&quot;" office:value-type="string" office:string-value="INSERT INTO property (property_type_id, content, item_id) VALUES (5, 'ciało stałe', 21);" calcext:value-type="string">
            <text:p>INSERT INTO property (property_type_id, content, item_id) VALUES (5, 'ciało stałe', 21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23]&amp;&quot;', &quot;&amp;[.B23]&amp;&quot;);&quot;" office:value-type="string" office:string-value="INSERT INTO property (property_type_id, content, item_id) VALUES (6, 'metal', 21);" calcext:value-type="string">
            <text:p>INSERT INTO property (property_type_id, content, item_id) VALUES (6, 'metal', 21);</text:p>
          </table:table-cell>
          <table:table-cell office:value-type="float" office:value="1879" calcext:value-type="float">
            <text:p>1879</text:p>
          </table:table-cell>
          <table:table-cell table:formula="of:=&quot;INSERT INTO property (property_type_id, content, item_id) VALUES (7, '&quot;&amp;[.P23]&amp;&quot;', &quot;&amp;[.B23]&amp;&quot;);&quot;" office:value-type="string" office:string-value="INSERT INTO property (property_type_id, content, item_id) VALUES (7, '1879', 21);" calcext:value-type="string">
            <text:p>INSERT INTO property (property_type_id, content, item_id) VALUES (7, '1879', 21);</text:p>
          </table:table-cell>
          <table:table-cell table:number-columns-repeated="6"/>
          <table:table-cell office:value-type="string" calcext:value-type="string">
            <text:p>Nilson</text:p>
          </table:table-cell>
          <table:table-cell office:value-type="float" office:value="1539" calcext:value-type="float">
            <text:p>1539</text:p>
          </table:table-cell>
          <table:table-cell office:value-type="float" office:value="2832" calcext:value-type="float">
            <text:p>283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&quot;INSERT INTO item (id, topic_id) VALUES (&quot;&amp;[.B24]&amp;&quot;, 1);&quot;" office:value-type="string" office:string-value="INSERT INTO item (id, topic_id) VALUES (22, 1);" calcext:value-type="string">
            <text:p>INSERT INTO item (id, topic_id) VALUES (22, 1);</text:p>
          </table:table-cell>
          <table:table-cell office:value-type="string" calcext:value-type="string">
            <text:p>Tytan</text:p>
          </table:table-cell>
          <table:table-cell table:formula="of:=&quot;INSERT INTO property (property_type_id, content, item_id) VALUES (1, '&quot;&amp;[.D24]&amp;&quot;', &quot;&amp;[.B24]&amp;&quot;);&quot;" office:value-type="string" office:string-value="INSERT INTO property (property_type_id, content, item_id) VALUES (1, 'Tytan', 22);" calcext:value-type="string">
            <text:p>INSERT INTO property (property_type_id, content, item_id) VALUES (1, 'Tytan', 22);</text:p>
          </table:table-cell>
          <table:table-cell office:value-type="string" calcext:value-type="string">
            <text:p>Ti</text:p>
          </table:table-cell>
          <table:table-cell table:formula="of:=&quot;INSERT INTO property (property_type_id, content, item_id) VALUES (2, '&quot;&amp;[.F24]&amp;&quot;', &quot;&amp;[.B24]&amp;&quot;);&quot;" office:value-type="string" office:string-value="INSERT INTO property (property_type_id, content, item_id) VALUES (2, 'Ti', 22);" calcext:value-type="string">
            <text:p>INSERT INTO property (property_type_id, content, item_id) VALUES (2, 'Ti', 22);</text:p>
          </table:table-cell>
          <table:table-cell office:value-type="float" office:value="22" calcext:value-type="float">
            <text:p>22</text:p>
          </table:table-cell>
          <table:table-cell table:formula="of:=&quot;INSERT INTO property (property_type_id, content, item_id) VALUES (3, '&quot;&amp;[.H24]&amp;&quot;', &quot;&amp;[.B24]&amp;&quot;);&quot;" office:value-type="string" office:string-value="INSERT INTO property (property_type_id, content, item_id) VALUES (3, '22', 22);" calcext:value-type="string">
            <text:p>INSERT INTO property (property_type_id, content, item_id) VALUES (3, '22', 22);</text:p>
          </table:table-cell>
          <table:table-cell office:value-type="float" office:value="47.88" calcext:value-type="float">
            <text:p>47,88</text:p>
          </table:table-cell>
          <table:table-cell table:formula="of:=&quot;INSERT INTO property (property_type_id, content, item_id) VALUES (4, '&quot;&amp;[.J24]&amp;&quot;', &quot;&amp;[.B24]&amp;&quot;);&quot;" office:value-type="string" office:string-value="INSERT INTO property (property_type_id, content, item_id) VALUES (4, '47,88', 22);" calcext:value-type="string">
            <text:p>INSERT INTO property (property_type_id, content, item_id) VALUES (4, '47,88', 22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24]&amp;&quot;', &quot;&amp;[.B24]&amp;&quot;);&quot;" office:value-type="string" office:string-value="INSERT INTO property (property_type_id, content, item_id) VALUES (5, 'ciało stałe', 22);" calcext:value-type="string">
            <text:p>INSERT INTO property (property_type_id, content, item_id) VALUES (5, 'ciało stałe', 22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24]&amp;&quot;', &quot;&amp;[.B24]&amp;&quot;);&quot;" office:value-type="string" office:string-value="INSERT INTO property (property_type_id, content, item_id) VALUES (6, 'metal', 22);" calcext:value-type="string">
            <text:p>INSERT INTO property (property_type_id, content, item_id) VALUES (6, 'metal', 22);</text:p>
          </table:table-cell>
          <table:table-cell office:value-type="float" office:value="1791" calcext:value-type="float">
            <text:p>1791</text:p>
          </table:table-cell>
          <table:table-cell table:formula="of:=&quot;INSERT INTO property (property_type_id, content, item_id) VALUES (7, '&quot;&amp;[.P24]&amp;&quot;', &quot;&amp;[.B24]&amp;&quot;);&quot;" office:value-type="string" office:string-value="INSERT INTO property (property_type_id, content, item_id) VALUES (7, '1791', 22);" calcext:value-type="string">
            <text:p>INSERT INTO property (property_type_id, content, item_id) VALUES (7, '1791', 22);</text:p>
          </table:table-cell>
          <table:table-cell table:number-columns-repeated="6"/>
          <table:table-cell office:value-type="string" calcext:value-type="string">
            <text:p>Gregor i Klaproth</text:p>
          </table:table-cell>
          <table:table-cell office:value-type="float" office:value="1660" calcext:value-type="float">
            <text:p>1660</text:p>
          </table:table-cell>
          <table:table-cell office:value-type="float" office:value="3260" calcext:value-type="float">
            <text:p>326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&quot;INSERT INTO item (id, topic_id) VALUES (&quot;&amp;[.B25]&amp;&quot;, 1);&quot;" office:value-type="string" office:string-value="INSERT INTO item (id, topic_id) VALUES (23, 1);" calcext:value-type="string">
            <text:p>INSERT INTO item (id, topic_id) VALUES (23, 1);</text:p>
          </table:table-cell>
          <table:table-cell office:value-type="string" calcext:value-type="string">
            <text:p>Wanad</text:p>
          </table:table-cell>
          <table:table-cell table:formula="of:=&quot;INSERT INTO property (property_type_id, content, item_id) VALUES (1, '&quot;&amp;[.D25]&amp;&quot;', &quot;&amp;[.B25]&amp;&quot;);&quot;" office:value-type="string" office:string-value="INSERT INTO property (property_type_id, content, item_id) VALUES (1, 'Wanad', 23);" calcext:value-type="string">
            <text:p>INSERT INTO property (property_type_id, content, item_id) VALUES (1, 'Wanad', 23);</text:p>
          </table:table-cell>
          <table:table-cell office:value-type="string" calcext:value-type="string">
            <text:p>V</text:p>
          </table:table-cell>
          <table:table-cell table:formula="of:=&quot;INSERT INTO property (property_type_id, content, item_id) VALUES (2, '&quot;&amp;[.F25]&amp;&quot;', &quot;&amp;[.B25]&amp;&quot;);&quot;" office:value-type="string" office:string-value="INSERT INTO property (property_type_id, content, item_id) VALUES (2, 'V', 23);" calcext:value-type="string">
            <text:p>INSERT INTO property (property_type_id, content, item_id) VALUES (2, 'V', 23);</text:p>
          </table:table-cell>
          <table:table-cell office:value-type="float" office:value="23" calcext:value-type="float">
            <text:p>23</text:p>
          </table:table-cell>
          <table:table-cell table:formula="of:=&quot;INSERT INTO property (property_type_id, content, item_id) VALUES (3, '&quot;&amp;[.H25]&amp;&quot;', &quot;&amp;[.B25]&amp;&quot;);&quot;" office:value-type="string" office:string-value="INSERT INTO property (property_type_id, content, item_id) VALUES (3, '23', 23);" calcext:value-type="string">
            <text:p>INSERT INTO property (property_type_id, content, item_id) VALUES (3, '23', 23);</text:p>
          </table:table-cell>
          <table:table-cell office:value-type="float" office:value="50.9415" calcext:value-type="float">
            <text:p>50,9415</text:p>
          </table:table-cell>
          <table:table-cell table:formula="of:=&quot;INSERT INTO property (property_type_id, content, item_id) VALUES (4, '&quot;&amp;[.J25]&amp;&quot;', &quot;&amp;[.B25]&amp;&quot;);&quot;" office:value-type="string" office:string-value="INSERT INTO property (property_type_id, content, item_id) VALUES (4, '50,9415', 23);" calcext:value-type="string">
            <text:p>INSERT INTO property (property_type_id, content, item_id) VALUES (4, '50,9415', 23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25]&amp;&quot;', &quot;&amp;[.B25]&amp;&quot;);&quot;" office:value-type="string" office:string-value="INSERT INTO property (property_type_id, content, item_id) VALUES (5, 'ciało stałe', 23);" calcext:value-type="string">
            <text:p>INSERT INTO property (property_type_id, content, item_id) VALUES (5, 'ciało stałe', 23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25]&amp;&quot;', &quot;&amp;[.B25]&amp;&quot;);&quot;" office:value-type="string" office:string-value="INSERT INTO property (property_type_id, content, item_id) VALUES (6, 'metal', 23);" calcext:value-type="string">
            <text:p>INSERT INTO property (property_type_id, content, item_id) VALUES (6, 'metal', 23);</text:p>
          </table:table-cell>
          <table:table-cell office:value-type="float" office:value="1801" calcext:value-type="float">
            <text:p>1801</text:p>
          </table:table-cell>
          <table:table-cell table:formula="of:=&quot;INSERT INTO property (property_type_id, content, item_id) VALUES (7, '&quot;&amp;[.P25]&amp;&quot;', &quot;&amp;[.B25]&amp;&quot;);&quot;" office:value-type="string" office:string-value="INSERT INTO property (property_type_id, content, item_id) VALUES (7, '1801', 23);" calcext:value-type="string">
            <text:p>INSERT INTO property (property_type_id, content, item_id) VALUES (7, '1801', 23);</text:p>
          </table:table-cell>
          <table:table-cell table:number-columns-repeated="6"/>
          <table:table-cell office:value-type="string" calcext:value-type="string">
            <text:p>del Rio</text:p>
          </table:table-cell>
          <table:table-cell office:value-type="float" office:value="1890" calcext:value-type="float">
            <text:p>1890</text:p>
          </table:table-cell>
          <table:table-cell office:value-type="float" office:value="3380" calcext:value-type="float">
            <text:p>338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&quot;INSERT INTO item (id, topic_id) VALUES (&quot;&amp;[.B26]&amp;&quot;, 1);&quot;" office:value-type="string" office:string-value="INSERT INTO item (id, topic_id) VALUES (24, 1);" calcext:value-type="string">
            <text:p>INSERT INTO item (id, topic_id) VALUES (24, 1);</text:p>
          </table:table-cell>
          <table:table-cell office:value-type="string" calcext:value-type="string">
            <text:p>Chrom</text:p>
          </table:table-cell>
          <table:table-cell table:formula="of:=&quot;INSERT INTO property (property_type_id, content, item_id) VALUES (1, '&quot;&amp;[.D26]&amp;&quot;', &quot;&amp;[.B26]&amp;&quot;);&quot;" office:value-type="string" office:string-value="INSERT INTO property (property_type_id, content, item_id) VALUES (1, 'Chrom', 24);" calcext:value-type="string">
            <text:p>INSERT INTO property (property_type_id, content, item_id) VALUES (1, 'Chrom', 24);</text:p>
          </table:table-cell>
          <table:table-cell office:value-type="string" calcext:value-type="string">
            <text:p>Cr</text:p>
          </table:table-cell>
          <table:table-cell table:formula="of:=&quot;INSERT INTO property (property_type_id, content, item_id) VALUES (2, '&quot;&amp;[.F26]&amp;&quot;', &quot;&amp;[.B26]&amp;&quot;);&quot;" office:value-type="string" office:string-value="INSERT INTO property (property_type_id, content, item_id) VALUES (2, 'Cr', 24);" calcext:value-type="string">
            <text:p>INSERT INTO property (property_type_id, content, item_id) VALUES (2, 'Cr', 24);</text:p>
          </table:table-cell>
          <table:table-cell office:value-type="float" office:value="24" calcext:value-type="float">
            <text:p>24</text:p>
          </table:table-cell>
          <table:table-cell table:formula="of:=&quot;INSERT INTO property (property_type_id, content, item_id) VALUES (3, '&quot;&amp;[.H26]&amp;&quot;', &quot;&amp;[.B26]&amp;&quot;);&quot;" office:value-type="string" office:string-value="INSERT INTO property (property_type_id, content, item_id) VALUES (3, '24', 24);" calcext:value-type="string">
            <text:p>INSERT INTO property (property_type_id, content, item_id) VALUES (3, '24', 24);</text:p>
          </table:table-cell>
          <table:table-cell office:value-type="float" office:value="51.9961" calcext:value-type="float">
            <text:p>51,9961</text:p>
          </table:table-cell>
          <table:table-cell table:formula="of:=&quot;INSERT INTO property (property_type_id, content, item_id) VALUES (4, '&quot;&amp;[.J26]&amp;&quot;', &quot;&amp;[.B26]&amp;&quot;);&quot;" office:value-type="string" office:string-value="INSERT INTO property (property_type_id, content, item_id) VALUES (4, '51,9961', 24);" calcext:value-type="string">
            <text:p>INSERT INTO property (property_type_id, content, item_id) VALUES (4, '51,9961', 24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26]&amp;&quot;', &quot;&amp;[.B26]&amp;&quot;);&quot;" office:value-type="string" office:string-value="INSERT INTO property (property_type_id, content, item_id) VALUES (5, 'ciało stałe', 24);" calcext:value-type="string">
            <text:p>INSERT INTO property (property_type_id, content, item_id) VALUES (5, 'ciało stałe', 24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26]&amp;&quot;', &quot;&amp;[.B26]&amp;&quot;);&quot;" office:value-type="string" office:string-value="INSERT INTO property (property_type_id, content, item_id) VALUES (6, 'metal', 24);" calcext:value-type="string">
            <text:p>INSERT INTO property (property_type_id, content, item_id) VALUES (6, 'metal', 24);</text:p>
          </table:table-cell>
          <table:table-cell office:value-type="float" office:value="1797" calcext:value-type="float">
            <text:p>1797</text:p>
          </table:table-cell>
          <table:table-cell table:formula="of:=&quot;INSERT INTO property (property_type_id, content, item_id) VALUES (7, '&quot;&amp;[.P26]&amp;&quot;', &quot;&amp;[.B26]&amp;&quot;);&quot;" office:value-type="string" office:string-value="INSERT INTO property (property_type_id, content, item_id) VALUES (7, '1797', 24);" calcext:value-type="string">
            <text:p>INSERT INTO property (property_type_id, content, item_id) VALUES (7, '1797', 24);</text:p>
          </table:table-cell>
          <table:table-cell table:number-columns-repeated="6"/>
          <table:table-cell office:value-type="string" calcext:value-type="string">
            <text:p>Vauquelin</text:p>
          </table:table-cell>
          <table:table-cell office:value-type="float" office:value="1857" calcext:value-type="float">
            <text:p>1857</text:p>
          </table:table-cell>
          <table:table-cell office:value-type="float" office:value="2482" calcext:value-type="float">
            <text:p>248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&quot;INSERT INTO item (id, topic_id) VALUES (&quot;&amp;[.B27]&amp;&quot;, 1);&quot;" office:value-type="string" office:string-value="INSERT INTO item (id, topic_id) VALUES (25, 1);" calcext:value-type="string">
            <text:p>INSERT INTO item (id, topic_id) VALUES (25, 1);</text:p>
          </table:table-cell>
          <table:table-cell office:value-type="string" calcext:value-type="string">
            <text:p>Mangan</text:p>
          </table:table-cell>
          <table:table-cell table:formula="of:=&quot;INSERT INTO property (property_type_id, content, item_id) VALUES (1, '&quot;&amp;[.D27]&amp;&quot;', &quot;&amp;[.B27]&amp;&quot;);&quot;" office:value-type="string" office:string-value="INSERT INTO property (property_type_id, content, item_id) VALUES (1, 'Mangan', 25);" calcext:value-type="string">
            <text:p>INSERT INTO property (property_type_id, content, item_id) VALUES (1, 'Mangan', 25);</text:p>
          </table:table-cell>
          <table:table-cell office:value-type="string" calcext:value-type="string">
            <text:p>Mn</text:p>
          </table:table-cell>
          <table:table-cell table:formula="of:=&quot;INSERT INTO property (property_type_id, content, item_id) VALUES (2, '&quot;&amp;[.F27]&amp;&quot;', &quot;&amp;[.B27]&amp;&quot;);&quot;" office:value-type="string" office:string-value="INSERT INTO property (property_type_id, content, item_id) VALUES (2, 'Mn', 25);" calcext:value-type="string">
            <text:p>INSERT INTO property (property_type_id, content, item_id) VALUES (2, 'Mn', 25);</text:p>
          </table:table-cell>
          <table:table-cell office:value-type="float" office:value="25" calcext:value-type="float">
            <text:p>25</text:p>
          </table:table-cell>
          <table:table-cell table:formula="of:=&quot;INSERT INTO property (property_type_id, content, item_id) VALUES (3, '&quot;&amp;[.H27]&amp;&quot;', &quot;&amp;[.B27]&amp;&quot;);&quot;" office:value-type="string" office:string-value="INSERT INTO property (property_type_id, content, item_id) VALUES (3, '25', 25);" calcext:value-type="string">
            <text:p>INSERT INTO property (property_type_id, content, item_id) VALUES (3, '25', 25);</text:p>
          </table:table-cell>
          <table:table-cell office:value-type="float" office:value="54.93805" calcext:value-type="float">
            <text:p>54,93805</text:p>
          </table:table-cell>
          <table:table-cell table:formula="of:=&quot;INSERT INTO property (property_type_id, content, item_id) VALUES (4, '&quot;&amp;[.J27]&amp;&quot;', &quot;&amp;[.B27]&amp;&quot;);&quot;" office:value-type="string" office:string-value="INSERT INTO property (property_type_id, content, item_id) VALUES (4, '54,93805', 25);" calcext:value-type="string">
            <text:p>INSERT INTO property (property_type_id, content, item_id) VALUES (4, '54,93805', 25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27]&amp;&quot;', &quot;&amp;[.B27]&amp;&quot;);&quot;" office:value-type="string" office:string-value="INSERT INTO property (property_type_id, content, item_id) VALUES (5, 'ciało stałe', 25);" calcext:value-type="string">
            <text:p>INSERT INTO property (property_type_id, content, item_id) VALUES (5, 'ciało stałe', 25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27]&amp;&quot;', &quot;&amp;[.B27]&amp;&quot;);&quot;" office:value-type="string" office:string-value="INSERT INTO property (property_type_id, content, item_id) VALUES (6, 'metal', 25);" calcext:value-type="string">
            <text:p>INSERT INTO property (property_type_id, content, item_id) VALUES (6, 'metal', 25);</text:p>
          </table:table-cell>
          <table:table-cell office:value-type="float" office:value="1774" calcext:value-type="float">
            <text:p>1774</text:p>
          </table:table-cell>
          <table:table-cell table:formula="of:=&quot;INSERT INTO property (property_type_id, content, item_id) VALUES (7, '&quot;&amp;[.P27]&amp;&quot;', &quot;&amp;[.B27]&amp;&quot;);&quot;" office:value-type="string" office:string-value="INSERT INTO property (property_type_id, content, item_id) VALUES (7, '1774', 25);" calcext:value-type="string">
            <text:p>INSERT INTO property (property_type_id, content, item_id) VALUES (7, '1774', 25);</text:p>
          </table:table-cell>
          <table:table-cell table:number-columns-repeated="6"/>
          <table:table-cell office:value-type="string" calcext:value-type="string">
            <text:p>Gahn</text:p>
          </table:table-cell>
          <table:table-cell office:value-type="float" office:value="1244" calcext:value-type="float">
            <text:p>1244</text:p>
          </table:table-cell>
          <table:table-cell office:value-type="float" office:value="2097" calcext:value-type="float">
            <text:p>209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&quot;INSERT INTO item (id, topic_id) VALUES (&quot;&amp;[.B28]&amp;&quot;, 1);&quot;" office:value-type="string" office:string-value="INSERT INTO item (id, topic_id) VALUES (26, 1);" calcext:value-type="string">
            <text:p>INSERT INTO item (id, topic_id) VALUES (26, 1);</text:p>
          </table:table-cell>
          <table:table-cell office:value-type="string" calcext:value-type="string">
            <text:p>Żelazo</text:p>
          </table:table-cell>
          <table:table-cell table:formula="of:=&quot;INSERT INTO property (property_type_id, content, item_id) VALUES (1, '&quot;&amp;[.D28]&amp;&quot;', &quot;&amp;[.B28]&amp;&quot;);&quot;" office:value-type="string" office:string-value="INSERT INTO property (property_type_id, content, item_id) VALUES (1, 'Żelazo', 26);" calcext:value-type="string">
            <text:p>INSERT INTO property (property_type_id, content, item_id) VALUES (1, 'Żelazo', 26);</text:p>
          </table:table-cell>
          <table:table-cell office:value-type="string" calcext:value-type="string">
            <text:p>Fe</text:p>
          </table:table-cell>
          <table:table-cell table:formula="of:=&quot;INSERT INTO property (property_type_id, content, item_id) VALUES (2, '&quot;&amp;[.F28]&amp;&quot;', &quot;&amp;[.B28]&amp;&quot;);&quot;" office:value-type="string" office:string-value="INSERT INTO property (property_type_id, content, item_id) VALUES (2, 'Fe', 26);" calcext:value-type="string">
            <text:p>INSERT INTO property (property_type_id, content, item_id) VALUES (2, 'Fe', 26);</text:p>
          </table:table-cell>
          <table:table-cell office:value-type="float" office:value="26" calcext:value-type="float">
            <text:p>26</text:p>
          </table:table-cell>
          <table:table-cell table:formula="of:=&quot;INSERT INTO property (property_type_id, content, item_id) VALUES (3, '&quot;&amp;[.H28]&amp;&quot;', &quot;&amp;[.B28]&amp;&quot;);&quot;" office:value-type="string" office:string-value="INSERT INTO property (property_type_id, content, item_id) VALUES (3, '26', 26);" calcext:value-type="string">
            <text:p>INSERT INTO property (property_type_id, content, item_id) VALUES (3, '26', 26);</text:p>
          </table:table-cell>
          <table:table-cell office:value-type="float" office:value="55.847" calcext:value-type="float">
            <text:p>55,847</text:p>
          </table:table-cell>
          <table:table-cell table:formula="of:=&quot;INSERT INTO property (property_type_id, content, item_id) VALUES (4, '&quot;&amp;[.J28]&amp;&quot;', &quot;&amp;[.B28]&amp;&quot;);&quot;" office:value-type="string" office:string-value="INSERT INTO property (property_type_id, content, item_id) VALUES (4, '55,847', 26);" calcext:value-type="string">
            <text:p>INSERT INTO property (property_type_id, content, item_id) VALUES (4, '55,847', 26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28]&amp;&quot;', &quot;&amp;[.B28]&amp;&quot;);&quot;" office:value-type="string" office:string-value="INSERT INTO property (property_type_id, content, item_id) VALUES (5, 'ciało stałe', 26);" calcext:value-type="string">
            <text:p>INSERT INTO property (property_type_id, content, item_id) VALUES (5, 'ciało stałe', 26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28]&amp;&quot;', &quot;&amp;[.B28]&amp;&quot;);&quot;" office:value-type="string" office:string-value="INSERT INTO property (property_type_id, content, item_id) VALUES (6, 'metal', 26);" calcext:value-type="string">
            <text:p>INSERT INTO property (property_type_id, content, item_id) VALUES (6, 'metal', 26);</text:p>
          </table:table-cell>
          <table:table-cell office:value-type="string" calcext:value-type="string">
            <text:p>prehistoria</text:p>
          </table:table-cell>
          <table:table-cell table:formula="of:=&quot;INSERT INTO property (property_type_id, content, item_id) VALUES (7, '&quot;&amp;[.P28]&amp;&quot;', &quot;&amp;[.B28]&amp;&quot;);&quot;" office:value-type="string" office:string-value="INSERT INTO property (property_type_id, content, item_id) VALUES (7, 'prehistoria', 26);" calcext:value-type="string">
            <text:p>INSERT INTO property (property_type_id, content, item_id) VALUES (7, 'prehistoria', 26);</text:p>
          </table:table-cell>
          <table:table-cell table:number-columns-repeated="6"/>
          <table:table-cell office:value-type="string" calcext:value-type="string">
            <text:p>nieznany</text:p>
          </table:table-cell>
          <table:table-cell office:value-type="float" office:value="1535" calcext:value-type="float">
            <text:p>1535</text:p>
          </table:table-cell>
          <table:table-cell office:value-type="float" office:value="2750" calcext:value-type="float">
            <text:p>275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&quot;INSERT INTO item (id, topic_id) VALUES (&quot;&amp;[.B29]&amp;&quot;, 1);&quot;" office:value-type="string" office:string-value="INSERT INTO item (id, topic_id) VALUES (27, 1);" calcext:value-type="string">
            <text:p>INSERT INTO item (id, topic_id) VALUES (27, 1);</text:p>
          </table:table-cell>
          <table:table-cell office:value-type="string" calcext:value-type="string">
            <text:p>Kobalt</text:p>
          </table:table-cell>
          <table:table-cell table:formula="of:=&quot;INSERT INTO property (property_type_id, content, item_id) VALUES (1, '&quot;&amp;[.D29]&amp;&quot;', &quot;&amp;[.B29]&amp;&quot;);&quot;" office:value-type="string" office:string-value="INSERT INTO property (property_type_id, content, item_id) VALUES (1, 'Kobalt', 27);" calcext:value-type="string">
            <text:p>INSERT INTO property (property_type_id, content, item_id) VALUES (1, 'Kobalt', 27);</text:p>
          </table:table-cell>
          <table:table-cell office:value-type="string" calcext:value-type="string">
            <text:p>Co</text:p>
          </table:table-cell>
          <table:table-cell table:formula="of:=&quot;INSERT INTO property (property_type_id, content, item_id) VALUES (2, '&quot;&amp;[.F29]&amp;&quot;', &quot;&amp;[.B29]&amp;&quot;);&quot;" office:value-type="string" office:string-value="INSERT INTO property (property_type_id, content, item_id) VALUES (2, 'Co', 27);" calcext:value-type="string">
            <text:p>INSERT INTO property (property_type_id, content, item_id) VALUES (2, 'Co', 27);</text:p>
          </table:table-cell>
          <table:table-cell office:value-type="float" office:value="27" calcext:value-type="float">
            <text:p>27</text:p>
          </table:table-cell>
          <table:table-cell table:formula="of:=&quot;INSERT INTO property (property_type_id, content, item_id) VALUES (3, '&quot;&amp;[.H29]&amp;&quot;', &quot;&amp;[.B29]&amp;&quot;);&quot;" office:value-type="string" office:string-value="INSERT INTO property (property_type_id, content, item_id) VALUES (3, '27', 27);" calcext:value-type="string">
            <text:p>INSERT INTO property (property_type_id, content, item_id) VALUES (3, '27', 27);</text:p>
          </table:table-cell>
          <table:table-cell office:value-type="float" office:value="58.9332" calcext:value-type="float">
            <text:p>58,9332</text:p>
          </table:table-cell>
          <table:table-cell table:formula="of:=&quot;INSERT INTO property (property_type_id, content, item_id) VALUES (4, '&quot;&amp;[.J29]&amp;&quot;', &quot;&amp;[.B29]&amp;&quot;);&quot;" office:value-type="string" office:string-value="INSERT INTO property (property_type_id, content, item_id) VALUES (4, '58,9332', 27);" calcext:value-type="string">
            <text:p>INSERT INTO property (property_type_id, content, item_id) VALUES (4, '58,9332', 27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29]&amp;&quot;', &quot;&amp;[.B29]&amp;&quot;);&quot;" office:value-type="string" office:string-value="INSERT INTO property (property_type_id, content, item_id) VALUES (5, 'ciało stałe', 27);" calcext:value-type="string">
            <text:p>INSERT INTO property (property_type_id, content, item_id) VALUES (5, 'ciało stałe', 27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29]&amp;&quot;', &quot;&amp;[.B29]&amp;&quot;);&quot;" office:value-type="string" office:string-value="INSERT INTO property (property_type_id, content, item_id) VALUES (6, 'metal', 27);" calcext:value-type="string">
            <text:p>INSERT INTO property (property_type_id, content, item_id) VALUES (6, 'metal', 27);</text:p>
          </table:table-cell>
          <table:table-cell office:value-type="float" office:value="1735" calcext:value-type="float">
            <text:p>1735</text:p>
          </table:table-cell>
          <table:table-cell table:formula="of:=&quot;INSERT INTO property (property_type_id, content, item_id) VALUES (7, '&quot;&amp;[.P29]&amp;&quot;', &quot;&amp;[.B29]&amp;&quot;);&quot;" office:value-type="string" office:string-value="INSERT INTO property (property_type_id, content, item_id) VALUES (7, '1735', 27);" calcext:value-type="string">
            <text:p>INSERT INTO property (property_type_id, content, item_id) VALUES (7, '1735', 27);</text:p>
          </table:table-cell>
          <table:table-cell table:number-columns-repeated="6"/>
          <table:table-cell office:value-type="string" calcext:value-type="string">
            <text:p>Brand</text:p>
          </table:table-cell>
          <table:table-cell office:value-type="float" office:value="1495" calcext:value-type="float">
            <text:p>1495</text:p>
          </table:table-cell>
          <table:table-cell office:value-type="float" office:value="2870" calcext:value-type="float">
            <text:p>287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&quot;INSERT INTO item (id, topic_id) VALUES (&quot;&amp;[.B30]&amp;&quot;, 1);&quot;" office:value-type="string" office:string-value="INSERT INTO item (id, topic_id) VALUES (28, 1);" calcext:value-type="string">
            <text:p>INSERT INTO item (id, topic_id) VALUES (28, 1);</text:p>
          </table:table-cell>
          <table:table-cell office:value-type="string" calcext:value-type="string">
            <text:p>Nikiel</text:p>
          </table:table-cell>
          <table:table-cell table:formula="of:=&quot;INSERT INTO property (property_type_id, content, item_id) VALUES (1, '&quot;&amp;[.D30]&amp;&quot;', &quot;&amp;[.B30]&amp;&quot;);&quot;" office:value-type="string" office:string-value="INSERT INTO property (property_type_id, content, item_id) VALUES (1, 'Nikiel', 28);" calcext:value-type="string">
            <text:p>INSERT INTO property (property_type_id, content, item_id) VALUES (1, 'Nikiel', 28);</text:p>
          </table:table-cell>
          <table:table-cell office:value-type="string" calcext:value-type="string">
            <text:p>Ni</text:p>
          </table:table-cell>
          <table:table-cell table:formula="of:=&quot;INSERT INTO property (property_type_id, content, item_id) VALUES (2, '&quot;&amp;[.F30]&amp;&quot;', &quot;&amp;[.B30]&amp;&quot;);&quot;" office:value-type="string" office:string-value="INSERT INTO property (property_type_id, content, item_id) VALUES (2, 'Ni', 28);" calcext:value-type="string">
            <text:p>INSERT INTO property (property_type_id, content, item_id) VALUES (2, 'Ni', 28);</text:p>
          </table:table-cell>
          <table:table-cell office:value-type="float" office:value="28" calcext:value-type="float">
            <text:p>28</text:p>
          </table:table-cell>
          <table:table-cell table:formula="of:=&quot;INSERT INTO property (property_type_id, content, item_id) VALUES (3, '&quot;&amp;[.H30]&amp;&quot;', &quot;&amp;[.B30]&amp;&quot;);&quot;" office:value-type="string" office:string-value="INSERT INTO property (property_type_id, content, item_id) VALUES (3, '28', 28);" calcext:value-type="string">
            <text:p>INSERT INTO property (property_type_id, content, item_id) VALUES (3, '28', 28);</text:p>
          </table:table-cell>
          <table:table-cell office:value-type="float" office:value="58.69" calcext:value-type="float">
            <text:p>58,69</text:p>
          </table:table-cell>
          <table:table-cell table:formula="of:=&quot;INSERT INTO property (property_type_id, content, item_id) VALUES (4, '&quot;&amp;[.J30]&amp;&quot;', &quot;&amp;[.B30]&amp;&quot;);&quot;" office:value-type="string" office:string-value="INSERT INTO property (property_type_id, content, item_id) VALUES (4, '58,69', 28);" calcext:value-type="string">
            <text:p>INSERT INTO property (property_type_id, content, item_id) VALUES (4, '58,69', 28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30]&amp;&quot;', &quot;&amp;[.B30]&amp;&quot;);&quot;" office:value-type="string" office:string-value="INSERT INTO property (property_type_id, content, item_id) VALUES (5, 'ciało stałe', 28);" calcext:value-type="string">
            <text:p>INSERT INTO property (property_type_id, content, item_id) VALUES (5, 'ciało stałe', 28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30]&amp;&quot;', &quot;&amp;[.B30]&amp;&quot;);&quot;" office:value-type="string" office:string-value="INSERT INTO property (property_type_id, content, item_id) VALUES (6, 'metal', 28);" calcext:value-type="string">
            <text:p>INSERT INTO property (property_type_id, content, item_id) VALUES (6, 'metal', 28);</text:p>
          </table:table-cell>
          <table:table-cell office:value-type="float" office:value="1751" calcext:value-type="float">
            <text:p>1751</text:p>
          </table:table-cell>
          <table:table-cell table:formula="of:=&quot;INSERT INTO property (property_type_id, content, item_id) VALUES (7, '&quot;&amp;[.P30]&amp;&quot;', &quot;&amp;[.B30]&amp;&quot;);&quot;" office:value-type="string" office:string-value="INSERT INTO property (property_type_id, content, item_id) VALUES (7, '1751', 28);" calcext:value-type="string">
            <text:p>INSERT INTO property (property_type_id, content, item_id) VALUES (7, '1751', 28);</text:p>
          </table:table-cell>
          <table:table-cell table:number-columns-repeated="6"/>
          <table:table-cell office:value-type="string" calcext:value-type="string">
            <text:p>Cronstedt</text:p>
          </table:table-cell>
          <table:table-cell office:value-type="float" office:value="1453" calcext:value-type="float">
            <text:p>1453</text:p>
          </table:table-cell>
          <table:table-cell office:value-type="float" office:value="2732" calcext:value-type="float">
            <text:p>273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&quot;INSERT INTO item (id, topic_id) VALUES (&quot;&amp;[.B31]&amp;&quot;, 1);&quot;" office:value-type="string" office:string-value="INSERT INTO item (id, topic_id) VALUES (29, 1);" calcext:value-type="string">
            <text:p>INSERT INTO item (id, topic_id) VALUES (29, 1);</text:p>
          </table:table-cell>
          <table:table-cell office:value-type="string" calcext:value-type="string">
            <text:p>Miedź</text:p>
          </table:table-cell>
          <table:table-cell table:formula="of:=&quot;INSERT INTO property (property_type_id, content, item_id) VALUES (1, '&quot;&amp;[.D31]&amp;&quot;', &quot;&amp;[.B31]&amp;&quot;);&quot;" office:value-type="string" office:string-value="INSERT INTO property (property_type_id, content, item_id) VALUES (1, 'Miedź', 29);" calcext:value-type="string">
            <text:p>INSERT INTO property (property_type_id, content, item_id) VALUES (1, 'Miedź', 29);</text:p>
          </table:table-cell>
          <table:table-cell office:value-type="string" calcext:value-type="string">
            <text:p>Cu</text:p>
          </table:table-cell>
          <table:table-cell table:formula="of:=&quot;INSERT INTO property (property_type_id, content, item_id) VALUES (2, '&quot;&amp;[.F31]&amp;&quot;', &quot;&amp;[.B31]&amp;&quot;);&quot;" office:value-type="string" office:string-value="INSERT INTO property (property_type_id, content, item_id) VALUES (2, 'Cu', 29);" calcext:value-type="string">
            <text:p>INSERT INTO property (property_type_id, content, item_id) VALUES (2, 'Cu', 29);</text:p>
          </table:table-cell>
          <table:table-cell office:value-type="float" office:value="29" calcext:value-type="float">
            <text:p>29</text:p>
          </table:table-cell>
          <table:table-cell table:formula="of:=&quot;INSERT INTO property (property_type_id, content, item_id) VALUES (3, '&quot;&amp;[.H31]&amp;&quot;', &quot;&amp;[.B31]&amp;&quot;);&quot;" office:value-type="string" office:string-value="INSERT INTO property (property_type_id, content, item_id) VALUES (3, '29', 29);" calcext:value-type="string">
            <text:p>INSERT INTO property (property_type_id, content, item_id) VALUES (3, '29', 29);</text:p>
          </table:table-cell>
          <table:table-cell office:value-type="float" office:value="63.546" calcext:value-type="float">
            <text:p>63,546</text:p>
          </table:table-cell>
          <table:table-cell table:formula="of:=&quot;INSERT INTO property (property_type_id, content, item_id) VALUES (4, '&quot;&amp;[.J31]&amp;&quot;', &quot;&amp;[.B31]&amp;&quot;);&quot;" office:value-type="string" office:string-value="INSERT INTO property (property_type_id, content, item_id) VALUES (4, '63,546', 29);" calcext:value-type="string">
            <text:p>INSERT INTO property (property_type_id, content, item_id) VALUES (4, '63,546', 29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31]&amp;&quot;', &quot;&amp;[.B31]&amp;&quot;);&quot;" office:value-type="string" office:string-value="INSERT INTO property (property_type_id, content, item_id) VALUES (5, 'ciało stałe', 29);" calcext:value-type="string">
            <text:p>INSERT INTO property (property_type_id, content, item_id) VALUES (5, 'ciało stałe', 29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31]&amp;&quot;', &quot;&amp;[.B31]&amp;&quot;);&quot;" office:value-type="string" office:string-value="INSERT INTO property (property_type_id, content, item_id) VALUES (6, 'metal', 29);" calcext:value-type="string">
            <text:p>INSERT INTO property (property_type_id, content, item_id) VALUES (6, 'metal', 29);</text:p>
          </table:table-cell>
          <table:table-cell office:value-type="string" calcext:value-type="string">
            <text:p>prehistoria</text:p>
          </table:table-cell>
          <table:table-cell table:formula="of:=&quot;INSERT INTO property (property_type_id, content, item_id) VALUES (7, '&quot;&amp;[.P31]&amp;&quot;', &quot;&amp;[.B31]&amp;&quot;);&quot;" office:value-type="string" office:string-value="INSERT INTO property (property_type_id, content, item_id) VALUES (7, 'prehistoria', 29);" calcext:value-type="string">
            <text:p>INSERT INTO property (property_type_id, content, item_id) VALUES (7, 'prehistoria', 29);</text:p>
          </table:table-cell>
          <table:table-cell table:number-columns-repeated="6"/>
          <table:table-cell office:value-type="string" calcext:value-type="string">
            <text:p>nieznany</text:p>
          </table:table-cell>
          <table:table-cell office:value-type="float" office:value="1083.5" calcext:value-type="float">
            <text:p>1083,5</text:p>
          </table:table-cell>
          <table:table-cell table:style-name="ce5" office:value-type="float" office:value="2595" calcext:value-type="float">
            <text:p>259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&quot;INSERT INTO item (id, topic_id) VALUES (&quot;&amp;[.B32]&amp;&quot;, 1);&quot;" office:value-type="string" office:string-value="INSERT INTO item (id, topic_id) VALUES (30, 1);" calcext:value-type="string">
            <text:p>INSERT INTO item (id, topic_id) VALUES (30, 1);</text:p>
          </table:table-cell>
          <table:table-cell office:value-type="string" calcext:value-type="string">
            <text:p>Cynk</text:p>
          </table:table-cell>
          <table:table-cell table:formula="of:=&quot;INSERT INTO property (property_type_id, content, item_id) VALUES (1, '&quot;&amp;[.D32]&amp;&quot;', &quot;&amp;[.B32]&amp;&quot;);&quot;" office:value-type="string" office:string-value="INSERT INTO property (property_type_id, content, item_id) VALUES (1, 'Cynk', 30);" calcext:value-type="string">
            <text:p>INSERT INTO property (property_type_id, content, item_id) VALUES (1, 'Cynk', 30);</text:p>
          </table:table-cell>
          <table:table-cell office:value-type="string" calcext:value-type="string">
            <text:p>Zn</text:p>
          </table:table-cell>
          <table:table-cell table:formula="of:=&quot;INSERT INTO property (property_type_id, content, item_id) VALUES (2, '&quot;&amp;[.F32]&amp;&quot;', &quot;&amp;[.B32]&amp;&quot;);&quot;" office:value-type="string" office:string-value="INSERT INTO property (property_type_id, content, item_id) VALUES (2, 'Zn', 30);" calcext:value-type="string">
            <text:p>INSERT INTO property (property_type_id, content, item_id) VALUES (2, 'Zn', 30);</text:p>
          </table:table-cell>
          <table:table-cell office:value-type="float" office:value="30" calcext:value-type="float">
            <text:p>30</text:p>
          </table:table-cell>
          <table:table-cell table:formula="of:=&quot;INSERT INTO property (property_type_id, content, item_id) VALUES (3, '&quot;&amp;[.H32]&amp;&quot;', &quot;&amp;[.B32]&amp;&quot;);&quot;" office:value-type="string" office:string-value="INSERT INTO property (property_type_id, content, item_id) VALUES (3, '30', 30);" calcext:value-type="string">
            <text:p>INSERT INTO property (property_type_id, content, item_id) VALUES (3, '30', 30);</text:p>
          </table:table-cell>
          <table:table-cell office:value-type="float" office:value="65.39" calcext:value-type="float">
            <text:p>65,39</text:p>
          </table:table-cell>
          <table:table-cell table:formula="of:=&quot;INSERT INTO property (property_type_id, content, item_id) VALUES (4, '&quot;&amp;[.J32]&amp;&quot;', &quot;&amp;[.B32]&amp;&quot;);&quot;" office:value-type="string" office:string-value="INSERT INTO property (property_type_id, content, item_id) VALUES (4, '65,39', 30);" calcext:value-type="string">
            <text:p>INSERT INTO property (property_type_id, content, item_id) VALUES (4, '65,39', 30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32]&amp;&quot;', &quot;&amp;[.B32]&amp;&quot;);&quot;" office:value-type="string" office:string-value="INSERT INTO property (property_type_id, content, item_id) VALUES (5, 'ciało stałe', 30);" calcext:value-type="string">
            <text:p>INSERT INTO property (property_type_id, content, item_id) VALUES (5, 'ciało stałe', 30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32]&amp;&quot;', &quot;&amp;[.B32]&amp;&quot;);&quot;" office:value-type="string" office:string-value="INSERT INTO property (property_type_id, content, item_id) VALUES (6, 'metal', 30);" calcext:value-type="string">
            <text:p>INSERT INTO property (property_type_id, content, item_id) VALUES (6, 'metal', 30);</text:p>
          </table:table-cell>
          <table:table-cell office:value-type="string" calcext:value-type="string">
            <text:p>prehistoria</text:p>
          </table:table-cell>
          <table:table-cell table:formula="of:=&quot;INSERT INTO property (property_type_id, content, item_id) VALUES (7, '&quot;&amp;[.P32]&amp;&quot;', &quot;&amp;[.B32]&amp;&quot;);&quot;" office:value-type="string" office:string-value="INSERT INTO property (property_type_id, content, item_id) VALUES (7, 'prehistoria', 30);" calcext:value-type="string">
            <text:p>INSERT INTO property (property_type_id, content, item_id) VALUES (7, 'prehistoria', 30);</text:p>
          </table:table-cell>
          <table:table-cell table:number-columns-repeated="6"/>
          <table:table-cell office:value-type="string" calcext:value-type="string">
            <text:p>nieznany</text:p>
          </table:table-cell>
          <table:table-cell office:value-type="float" office:value="419.6" calcext:value-type="float">
            <text:p>419,6</text:p>
          </table:table-cell>
          <table:table-cell office:value-type="float" office:value="907" calcext:value-type="float">
            <text:p>90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&quot;INSERT INTO item (id, topic_id) VALUES (&quot;&amp;[.B33]&amp;&quot;, 1);&quot;" office:value-type="string" office:string-value="INSERT INTO item (id, topic_id) VALUES (31, 1);" calcext:value-type="string">
            <text:p>INSERT INTO item (id, topic_id) VALUES (31, 1);</text:p>
          </table:table-cell>
          <table:table-cell office:value-type="string" calcext:value-type="string">
            <text:p>Gal</text:p>
          </table:table-cell>
          <table:table-cell table:formula="of:=&quot;INSERT INTO property (property_type_id, content, item_id) VALUES (1, '&quot;&amp;[.D33]&amp;&quot;', &quot;&amp;[.B33]&amp;&quot;);&quot;" office:value-type="string" office:string-value="INSERT INTO property (property_type_id, content, item_id) VALUES (1, 'Gal', 31);" calcext:value-type="string">
            <text:p>INSERT INTO property (property_type_id, content, item_id) VALUES (1, 'Gal', 31);</text:p>
          </table:table-cell>
          <table:table-cell office:value-type="string" calcext:value-type="string">
            <text:p>Ga</text:p>
          </table:table-cell>
          <table:table-cell table:formula="of:=&quot;INSERT INTO property (property_type_id, content, item_id) VALUES (2, '&quot;&amp;[.F33]&amp;&quot;', &quot;&amp;[.B33]&amp;&quot;);&quot;" office:value-type="string" office:string-value="INSERT INTO property (property_type_id, content, item_id) VALUES (2, 'Ga', 31);" calcext:value-type="string">
            <text:p>INSERT INTO property (property_type_id, content, item_id) VALUES (2, 'Ga', 31);</text:p>
          </table:table-cell>
          <table:table-cell office:value-type="float" office:value="31" calcext:value-type="float">
            <text:p>31</text:p>
          </table:table-cell>
          <table:table-cell table:formula="of:=&quot;INSERT INTO property (property_type_id, content, item_id) VALUES (3, '&quot;&amp;[.H33]&amp;&quot;', &quot;&amp;[.B33]&amp;&quot;);&quot;" office:value-type="string" office:string-value="INSERT INTO property (property_type_id, content, item_id) VALUES (3, '31', 31);" calcext:value-type="string">
            <text:p>INSERT INTO property (property_type_id, content, item_id) VALUES (3, '31', 31);</text:p>
          </table:table-cell>
          <table:table-cell office:value-type="float" office:value="69.723" calcext:value-type="float">
            <text:p>69,723</text:p>
          </table:table-cell>
          <table:table-cell table:formula="of:=&quot;INSERT INTO property (property_type_id, content, item_id) VALUES (4, '&quot;&amp;[.J33]&amp;&quot;', &quot;&amp;[.B33]&amp;&quot;);&quot;" office:value-type="string" office:string-value="INSERT INTO property (property_type_id, content, item_id) VALUES (4, '69,723', 31);" calcext:value-type="string">
            <text:p>INSERT INTO property (property_type_id, content, item_id) VALUES (4, '69,723', 31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33]&amp;&quot;', &quot;&amp;[.B33]&amp;&quot;);&quot;" office:value-type="string" office:string-value="INSERT INTO property (property_type_id, content, item_id) VALUES (5, 'ciało stałe', 31);" calcext:value-type="string">
            <text:p>INSERT INTO property (property_type_id, content, item_id) VALUES (5, 'ciało stałe', 31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33]&amp;&quot;', &quot;&amp;[.B33]&amp;&quot;);&quot;" office:value-type="string" office:string-value="INSERT INTO property (property_type_id, content, item_id) VALUES (6, 'metal', 31);" calcext:value-type="string">
            <text:p>INSERT INTO property (property_type_id, content, item_id) VALUES (6, 'metal', 31);</text:p>
          </table:table-cell>
          <table:table-cell office:value-type="float" office:value="1875" calcext:value-type="float">
            <text:p>1875</text:p>
          </table:table-cell>
          <table:table-cell table:formula="of:=&quot;INSERT INTO property (property_type_id, content, item_id) VALUES (7, '&quot;&amp;[.P33]&amp;&quot;', &quot;&amp;[.B33]&amp;&quot;);&quot;" office:value-type="string" office:string-value="INSERT INTO property (property_type_id, content, item_id) VALUES (7, '1875', 31);" calcext:value-type="string">
            <text:p>INSERT INTO property (property_type_id, content, item_id) VALUES (7, '1875', 31);</text:p>
          </table:table-cell>
          <table:table-cell table:number-columns-repeated="6"/>
          <table:table-cell office:value-type="string" calcext:value-type="string">
            <text:p>Lecoq de Boisbaudran</text:p>
          </table:table-cell>
          <table:table-cell office:value-type="float" office:value="29.8" calcext:value-type="float">
            <text:p>29,8</text:p>
          </table:table-cell>
          <table:table-cell office:value-type="float" office:value="2403" calcext:value-type="float">
            <text:p>240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&quot;INSERT INTO item (id, topic_id) VALUES (&quot;&amp;[.B34]&amp;&quot;, 1);&quot;" office:value-type="string" office:string-value="INSERT INTO item (id, topic_id) VALUES (32, 1);" calcext:value-type="string">
            <text:p>INSERT INTO item (id, topic_id) VALUES (32, 1);</text:p>
          </table:table-cell>
          <table:table-cell office:value-type="string" calcext:value-type="string">
            <text:p>German</text:p>
          </table:table-cell>
          <table:table-cell table:formula="of:=&quot;INSERT INTO property (property_type_id, content, item_id) VALUES (1, '&quot;&amp;[.D34]&amp;&quot;', &quot;&amp;[.B34]&amp;&quot;);&quot;" office:value-type="string" office:string-value="INSERT INTO property (property_type_id, content, item_id) VALUES (1, 'German', 32);" calcext:value-type="string">
            <text:p>INSERT INTO property (property_type_id, content, item_id) VALUES (1, 'German', 32);</text:p>
          </table:table-cell>
          <table:table-cell office:value-type="string" calcext:value-type="string">
            <text:p>Ge</text:p>
          </table:table-cell>
          <table:table-cell table:formula="of:=&quot;INSERT INTO property (property_type_id, content, item_id) VALUES (2, '&quot;&amp;[.F34]&amp;&quot;', &quot;&amp;[.B34]&amp;&quot;);&quot;" office:value-type="string" office:string-value="INSERT INTO property (property_type_id, content, item_id) VALUES (2, 'Ge', 32);" calcext:value-type="string">
            <text:p>INSERT INTO property (property_type_id, content, item_id) VALUES (2, 'Ge', 32);</text:p>
          </table:table-cell>
          <table:table-cell office:value-type="float" office:value="32" calcext:value-type="float">
            <text:p>32</text:p>
          </table:table-cell>
          <table:table-cell table:formula="of:=&quot;INSERT INTO property (property_type_id, content, item_id) VALUES (3, '&quot;&amp;[.H34]&amp;&quot;', &quot;&amp;[.B34]&amp;&quot;);&quot;" office:value-type="string" office:string-value="INSERT INTO property (property_type_id, content, item_id) VALUES (3, '32', 32);" calcext:value-type="string">
            <text:p>INSERT INTO property (property_type_id, content, item_id) VALUES (3, '32', 32);</text:p>
          </table:table-cell>
          <table:table-cell office:value-type="float" office:value="72.61" calcext:value-type="float">
            <text:p>72,61</text:p>
          </table:table-cell>
          <table:table-cell table:formula="of:=&quot;INSERT INTO property (property_type_id, content, item_id) VALUES (4, '&quot;&amp;[.J34]&amp;&quot;', &quot;&amp;[.B34]&amp;&quot;);&quot;" office:value-type="string" office:string-value="INSERT INTO property (property_type_id, content, item_id) VALUES (4, '72,61', 32);" calcext:value-type="string">
            <text:p>INSERT INTO property (property_type_id, content, item_id) VALUES (4, '72,61', 32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34]&amp;&quot;', &quot;&amp;[.B34]&amp;&quot;);&quot;" office:value-type="string" office:string-value="INSERT INTO property (property_type_id, content, item_id) VALUES (5, 'ciało stałe', 32);" calcext:value-type="string">
            <text:p>INSERT INTO property (property_type_id, content, item_id) VALUES (5, 'ciało stałe', 32);</text:p>
          </table:table-cell>
          <table:table-cell office:value-type="string" calcext:value-type="string">
            <text:p>metal/półmetal</text:p>
          </table:table-cell>
          <table:table-cell table:formula="of:=&quot;INSERT INTO property (property_type_id, content, item_id) VALUES (6, '&quot;&amp;[.N34]&amp;&quot;', &quot;&amp;[.B34]&amp;&quot;);&quot;" office:value-type="string" office:string-value="INSERT INTO property (property_type_id, content, item_id) VALUES (6, 'metal/półmetal', 32);" calcext:value-type="string">
            <text:p>INSERT INTO property (property_type_id, content, item_id) VALUES (6, 'metal/półmetal', 32);</text:p>
          </table:table-cell>
          <table:table-cell office:value-type="float" office:value="1886" calcext:value-type="float">
            <text:p>1886</text:p>
          </table:table-cell>
          <table:table-cell table:formula="of:=&quot;INSERT INTO property (property_type_id, content, item_id) VALUES (7, '&quot;&amp;[.P34]&amp;&quot;', &quot;&amp;[.B34]&amp;&quot;);&quot;" office:value-type="string" office:string-value="INSERT INTO property (property_type_id, content, item_id) VALUES (7, '1886', 32);" calcext:value-type="string">
            <text:p>INSERT INTO property (property_type_id, content, item_id) VALUES (7, '1886', 32);</text:p>
          </table:table-cell>
          <table:table-cell table:number-columns-repeated="6"/>
          <table:table-cell office:value-type="string" calcext:value-type="string">
            <text:p>Winkler</text:p>
          </table:table-cell>
          <table:table-cell office:value-type="float" office:value="937.4" calcext:value-type="float">
            <text:p>937,4</text:p>
          </table:table-cell>
          <table:table-cell office:value-type="float" office:value="2830" calcext:value-type="float">
            <text:p>283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&quot;INSERT INTO item (id, topic_id) VALUES (&quot;&amp;[.B35]&amp;&quot;, 1);&quot;" office:value-type="string" office:string-value="INSERT INTO item (id, topic_id) VALUES (33, 1);" calcext:value-type="string">
            <text:p>INSERT INTO item (id, topic_id) VALUES (33, 1);</text:p>
          </table:table-cell>
          <table:table-cell office:value-type="string" calcext:value-type="string">
            <text:p>Arsen</text:p>
          </table:table-cell>
          <table:table-cell table:formula="of:=&quot;INSERT INTO property (property_type_id, content, item_id) VALUES (1, '&quot;&amp;[.D35]&amp;&quot;', &quot;&amp;[.B35]&amp;&quot;);&quot;" office:value-type="string" office:string-value="INSERT INTO property (property_type_id, content, item_id) VALUES (1, 'Arsen', 33);" calcext:value-type="string">
            <text:p>INSERT INTO property (property_type_id, content, item_id) VALUES (1, 'Arsen', 33);</text:p>
          </table:table-cell>
          <table:table-cell office:value-type="string" calcext:value-type="string">
            <text:p>As</text:p>
          </table:table-cell>
          <table:table-cell table:formula="of:=&quot;INSERT INTO property (property_type_id, content, item_id) VALUES (2, '&quot;&amp;[.F35]&amp;&quot;', &quot;&amp;[.B35]&amp;&quot;);&quot;" office:value-type="string" office:string-value="INSERT INTO property (property_type_id, content, item_id) VALUES (2, 'As', 33);" calcext:value-type="string">
            <text:p>INSERT INTO property (property_type_id, content, item_id) VALUES (2, 'As', 33);</text:p>
          </table:table-cell>
          <table:table-cell office:value-type="float" office:value="33" calcext:value-type="float">
            <text:p>33</text:p>
          </table:table-cell>
          <table:table-cell table:formula="of:=&quot;INSERT INTO property (property_type_id, content, item_id) VALUES (3, '&quot;&amp;[.H35]&amp;&quot;', &quot;&amp;[.B35]&amp;&quot;);&quot;" office:value-type="string" office:string-value="INSERT INTO property (property_type_id, content, item_id) VALUES (3, '33', 33);" calcext:value-type="string">
            <text:p>INSERT INTO property (property_type_id, content, item_id) VALUES (3, '33', 33);</text:p>
          </table:table-cell>
          <table:table-cell office:value-type="float" office:value="74.92159" calcext:value-type="float">
            <text:p>74,92159</text:p>
          </table:table-cell>
          <table:table-cell table:formula="of:=&quot;INSERT INTO property (property_type_id, content, item_id) VALUES (4, '&quot;&amp;[.J35]&amp;&quot;', &quot;&amp;[.B35]&amp;&quot;);&quot;" office:value-type="string" office:string-value="INSERT INTO property (property_type_id, content, item_id) VALUES (4, '74,92159', 33);" calcext:value-type="string">
            <text:p>INSERT INTO property (property_type_id, content, item_id) VALUES (4, '74,92159', 33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35]&amp;&quot;', &quot;&amp;[.B35]&amp;&quot;);&quot;" office:value-type="string" office:string-value="INSERT INTO property (property_type_id, content, item_id) VALUES (5, 'ciało stałe', 33);" calcext:value-type="string">
            <text:p>INSERT INTO property (property_type_id, content, item_id) VALUES (5, 'ciało stałe', 33);</text:p>
          </table:table-cell>
          <table:table-cell office:value-type="string" calcext:value-type="string">
            <text:p>niemetal/półmetal</text:p>
          </table:table-cell>
          <table:table-cell table:formula="of:=&quot;INSERT INTO property (property_type_id, content, item_id) VALUES (6, '&quot;&amp;[.N35]&amp;&quot;', &quot;&amp;[.B35]&amp;&quot;);&quot;" office:value-type="string" office:string-value="INSERT INTO property (property_type_id, content, item_id) VALUES (6, 'niemetal/półmetal', 33);" calcext:value-type="string">
            <text:p>INSERT INTO property (property_type_id, content, item_id) VALUES (6, 'niemetal/półmetal', 33);</text:p>
          </table:table-cell>
          <table:table-cell office:value-type="string" calcext:value-type="string">
            <text:p>ca. 1250</text:p>
          </table:table-cell>
          <table:table-cell table:formula="of:=&quot;INSERT INTO property (property_type_id, content, item_id) VALUES (7, '&quot;&amp;[.P35]&amp;&quot;', &quot;&amp;[.B35]&amp;&quot;);&quot;" office:value-type="string" office:string-value="INSERT INTO property (property_type_id, content, item_id) VALUES (7, 'ca. 1250', 33);" calcext:value-type="string">
            <text:p>INSERT INTO property (property_type_id, content, item_id) VALUES (7, 'ca. 1250', 33);</text:p>
          </table:table-cell>
          <table:table-cell table:number-columns-repeated="6"/>
          <table:table-cell office:value-type="string" calcext:value-type="string">
            <text:p>Albert Wielki</text:p>
          </table:table-cell>
          <table:table-cell table:number-columns-repeated="2" office:value-type="float" office:value="613" calcext:value-type="float">
            <text:p>61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&quot;INSERT INTO item (id, topic_id) VALUES (&quot;&amp;[.B36]&amp;&quot;, 1);&quot;" office:value-type="string" office:string-value="INSERT INTO item (id, topic_id) VALUES (34, 1);" calcext:value-type="string">
            <text:p>INSERT INTO item (id, topic_id) VALUES (34, 1);</text:p>
          </table:table-cell>
          <table:table-cell office:value-type="string" calcext:value-type="string">
            <text:p>Selen</text:p>
          </table:table-cell>
          <table:table-cell table:formula="of:=&quot;INSERT INTO property (property_type_id, content, item_id) VALUES (1, '&quot;&amp;[.D36]&amp;&quot;', &quot;&amp;[.B36]&amp;&quot;);&quot;" office:value-type="string" office:string-value="INSERT INTO property (property_type_id, content, item_id) VALUES (1, 'Selen', 34);" calcext:value-type="string">
            <text:p>INSERT INTO property (property_type_id, content, item_id) VALUES (1, 'Selen', 34);</text:p>
          </table:table-cell>
          <table:table-cell office:value-type="string" calcext:value-type="string">
            <text:p>Se</text:p>
          </table:table-cell>
          <table:table-cell table:formula="of:=&quot;INSERT INTO property (property_type_id, content, item_id) VALUES (2, '&quot;&amp;[.F36]&amp;&quot;', &quot;&amp;[.B36]&amp;&quot;);&quot;" office:value-type="string" office:string-value="INSERT INTO property (property_type_id, content, item_id) VALUES (2, 'Se', 34);" calcext:value-type="string">
            <text:p>INSERT INTO property (property_type_id, content, item_id) VALUES (2, 'Se', 34);</text:p>
          </table:table-cell>
          <table:table-cell office:value-type="float" office:value="34" calcext:value-type="float">
            <text:p>34</text:p>
          </table:table-cell>
          <table:table-cell table:formula="of:=&quot;INSERT INTO property (property_type_id, content, item_id) VALUES (3, '&quot;&amp;[.H36]&amp;&quot;', &quot;&amp;[.B36]&amp;&quot;);&quot;" office:value-type="string" office:string-value="INSERT INTO property (property_type_id, content, item_id) VALUES (3, '34', 34);" calcext:value-type="string">
            <text:p>INSERT INTO property (property_type_id, content, item_id) VALUES (3, '34', 34);</text:p>
          </table:table-cell>
          <table:table-cell office:value-type="float" office:value="78.96" calcext:value-type="float">
            <text:p>78,96</text:p>
          </table:table-cell>
          <table:table-cell table:formula="of:=&quot;INSERT INTO property (property_type_id, content, item_id) VALUES (4, '&quot;&amp;[.J36]&amp;&quot;', &quot;&amp;[.B36]&amp;&quot;);&quot;" office:value-type="string" office:string-value="INSERT INTO property (property_type_id, content, item_id) VALUES (4, '78,96', 34);" calcext:value-type="string">
            <text:p>INSERT INTO property (property_type_id, content, item_id) VALUES (4, '78,96', 34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36]&amp;&quot;', &quot;&amp;[.B36]&amp;&quot;);&quot;" office:value-type="string" office:string-value="INSERT INTO property (property_type_id, content, item_id) VALUES (5, 'ciało stałe', 34);" calcext:value-type="string">
            <text:p>INSERT INTO property (property_type_id, content, item_id) VALUES (5, 'ciało stałe', 34);</text:p>
          </table:table-cell>
          <table:table-cell office:value-type="string" calcext:value-type="string">
            <text:p>niemetal</text:p>
          </table:table-cell>
          <table:table-cell table:formula="of:=&quot;INSERT INTO property (property_type_id, content, item_id) VALUES (6, '&quot;&amp;[.N36]&amp;&quot;', &quot;&amp;[.B36]&amp;&quot;);&quot;" office:value-type="string" office:string-value="INSERT INTO property (property_type_id, content, item_id) VALUES (6, 'niemetal', 34);" calcext:value-type="string">
            <text:p>INSERT INTO property (property_type_id, content, item_id) VALUES (6, 'niemetal', 34);</text:p>
          </table:table-cell>
          <table:table-cell office:value-type="float" office:value="1817" calcext:value-type="float">
            <text:p>1817</text:p>
          </table:table-cell>
          <table:table-cell table:formula="of:=&quot;INSERT INTO property (property_type_id, content, item_id) VALUES (7, '&quot;&amp;[.P36]&amp;&quot;', &quot;&amp;[.B36]&amp;&quot;);&quot;" office:value-type="string" office:string-value="INSERT INTO property (property_type_id, content, item_id) VALUES (7, '1817', 34);" calcext:value-type="string">
            <text:p>INSERT INTO property (property_type_id, content, item_id) VALUES (7, '1817', 34);</text:p>
          </table:table-cell>
          <table:table-cell table:number-columns-repeated="6"/>
          <table:table-cell office:value-type="string" calcext:value-type="string">
            <text:p>Berzelius</text:p>
          </table:table-cell>
          <table:table-cell office:value-type="float" office:value="217" calcext:value-type="float">
            <text:p>217</text:p>
          </table:table-cell>
          <table:table-cell office:value-type="float" office:value="685" calcext:value-type="float">
            <text:p>68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&quot;INSERT INTO item (id, topic_id) VALUES (&quot;&amp;[.B37]&amp;&quot;, 1);&quot;" office:value-type="string" office:string-value="INSERT INTO item (id, topic_id) VALUES (35, 1);" calcext:value-type="string">
            <text:p>INSERT INTO item (id, topic_id) VALUES (35, 1);</text:p>
          </table:table-cell>
          <table:table-cell office:value-type="string" calcext:value-type="string">
            <text:p>Brom</text:p>
          </table:table-cell>
          <table:table-cell table:formula="of:=&quot;INSERT INTO property (property_type_id, content, item_id) VALUES (1, '&quot;&amp;[.D37]&amp;&quot;', &quot;&amp;[.B37]&amp;&quot;);&quot;" office:value-type="string" office:string-value="INSERT INTO property (property_type_id, content, item_id) VALUES (1, 'Brom', 35);" calcext:value-type="string">
            <text:p>INSERT INTO property (property_type_id, content, item_id) VALUES (1, 'Brom', 35);</text:p>
          </table:table-cell>
          <table:table-cell office:value-type="string" calcext:value-type="string">
            <text:p>Br</text:p>
          </table:table-cell>
          <table:table-cell table:formula="of:=&quot;INSERT INTO property (property_type_id, content, item_id) VALUES (2, '&quot;&amp;[.F37]&amp;&quot;', &quot;&amp;[.B37]&amp;&quot;);&quot;" office:value-type="string" office:string-value="INSERT INTO property (property_type_id, content, item_id) VALUES (2, 'Br', 35);" calcext:value-type="string">
            <text:p>INSERT INTO property (property_type_id, content, item_id) VALUES (2, 'Br', 35);</text:p>
          </table:table-cell>
          <table:table-cell office:value-type="float" office:value="35" calcext:value-type="float">
            <text:p>35</text:p>
          </table:table-cell>
          <table:table-cell table:formula="of:=&quot;INSERT INTO property (property_type_id, content, item_id) VALUES (3, '&quot;&amp;[.H37]&amp;&quot;', &quot;&amp;[.B37]&amp;&quot;);&quot;" office:value-type="string" office:string-value="INSERT INTO property (property_type_id, content, item_id) VALUES (3, '35', 35);" calcext:value-type="string">
            <text:p>INSERT INTO property (property_type_id, content, item_id) VALUES (3, '35', 35);</text:p>
          </table:table-cell>
          <table:table-cell office:value-type="float" office:value="79.904" calcext:value-type="float">
            <text:p>79,904</text:p>
          </table:table-cell>
          <table:table-cell table:formula="of:=&quot;INSERT INTO property (property_type_id, content, item_id) VALUES (4, '&quot;&amp;[.J37]&amp;&quot;', &quot;&amp;[.B37]&amp;&quot;);&quot;" office:value-type="string" office:string-value="INSERT INTO property (property_type_id, content, item_id) VALUES (4, '79,904', 35);" calcext:value-type="string">
            <text:p>INSERT INTO property (property_type_id, content, item_id) VALUES (4, '79,904', 35);</text:p>
          </table:table-cell>
          <table:table-cell office:value-type="string" calcext:value-type="string">
            <text:p>ciecz</text:p>
          </table:table-cell>
          <table:table-cell table:formula="of:=&quot;INSERT INTO property (property_type_id, content, item_id) VALUES (5, '&quot;&amp;[.L37]&amp;&quot;', &quot;&amp;[.B37]&amp;&quot;);&quot;" office:value-type="string" office:string-value="INSERT INTO property (property_type_id, content, item_id) VALUES (5, 'ciecz', 35);" calcext:value-type="string">
            <text:p>INSERT INTO property (property_type_id, content, item_id) VALUES (5, 'ciecz', 35);</text:p>
          </table:table-cell>
          <table:table-cell office:value-type="string" calcext:value-type="string">
            <text:p>niemetal</text:p>
          </table:table-cell>
          <table:table-cell table:formula="of:=&quot;INSERT INTO property (property_type_id, content, item_id) VALUES (6, '&quot;&amp;[.N37]&amp;&quot;', &quot;&amp;[.B37]&amp;&quot;);&quot;" office:value-type="string" office:string-value="INSERT INTO property (property_type_id, content, item_id) VALUES (6, 'niemetal', 35);" calcext:value-type="string">
            <text:p>INSERT INTO property (property_type_id, content, item_id) VALUES (6, 'niemetal', 35);</text:p>
          </table:table-cell>
          <table:table-cell office:value-type="float" office:value="1826" calcext:value-type="float">
            <text:p>1826</text:p>
          </table:table-cell>
          <table:table-cell table:formula="of:=&quot;INSERT INTO property (property_type_id, content, item_id) VALUES (7, '&quot;&amp;[.P37]&amp;&quot;', &quot;&amp;[.B37]&amp;&quot;);&quot;" office:value-type="string" office:string-value="INSERT INTO property (property_type_id, content, item_id) VALUES (7, '1826', 35);" calcext:value-type="string">
            <text:p>INSERT INTO property (property_type_id, content, item_id) VALUES (7, '1826', 35);</text:p>
          </table:table-cell>
          <table:table-cell table:number-columns-repeated="6"/>
          <table:table-cell office:value-type="string" calcext:value-type="string">
            <text:p>Balard</text:p>
          </table:table-cell>
          <table:table-cell office:value-type="float" office:value="-7.3" calcext:value-type="float">
            <text:p>-7,3</text:p>
          </table:table-cell>
          <table:table-cell office:value-type="float" office:value="58.8" calcext:value-type="float">
            <text:p>58,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&quot;INSERT INTO item (id, topic_id) VALUES (&quot;&amp;[.B38]&amp;&quot;, 1);&quot;" office:value-type="string" office:string-value="INSERT INTO item (id, topic_id) VALUES (36, 1);" calcext:value-type="string">
            <text:p>INSERT INTO item (id, topic_id) VALUES (36, 1);</text:p>
          </table:table-cell>
          <table:table-cell office:value-type="string" calcext:value-type="string">
            <text:p>Krypton</text:p>
          </table:table-cell>
          <table:table-cell table:formula="of:=&quot;INSERT INTO property (property_type_id, content, item_id) VALUES (1, '&quot;&amp;[.D38]&amp;&quot;', &quot;&amp;[.B38]&amp;&quot;);&quot;" office:value-type="string" office:string-value="INSERT INTO property (property_type_id, content, item_id) VALUES (1, 'Krypton', 36);" calcext:value-type="string">
            <text:p>INSERT INTO property (property_type_id, content, item_id) VALUES (1, 'Krypton', 36);</text:p>
          </table:table-cell>
          <table:table-cell office:value-type="string" calcext:value-type="string">
            <text:p>Kr</text:p>
          </table:table-cell>
          <table:table-cell table:formula="of:=&quot;INSERT INTO property (property_type_id, content, item_id) VALUES (2, '&quot;&amp;[.F38]&amp;&quot;', &quot;&amp;[.B38]&amp;&quot;);&quot;" office:value-type="string" office:string-value="INSERT INTO property (property_type_id, content, item_id) VALUES (2, 'Kr', 36);" calcext:value-type="string">
            <text:p>INSERT INTO property (property_type_id, content, item_id) VALUES (2, 'Kr', 36);</text:p>
          </table:table-cell>
          <table:table-cell office:value-type="float" office:value="36" calcext:value-type="float">
            <text:p>36</text:p>
          </table:table-cell>
          <table:table-cell table:formula="of:=&quot;INSERT INTO property (property_type_id, content, item_id) VALUES (3, '&quot;&amp;[.H38]&amp;&quot;', &quot;&amp;[.B38]&amp;&quot;);&quot;" office:value-type="string" office:string-value="INSERT INTO property (property_type_id, content, item_id) VALUES (3, '36', 36);" calcext:value-type="string">
            <text:p>INSERT INTO property (property_type_id, content, item_id) VALUES (3, '36', 36);</text:p>
          </table:table-cell>
          <table:table-cell office:value-type="float" office:value="83.8" calcext:value-type="float">
            <text:p>83,8</text:p>
          </table:table-cell>
          <table:table-cell table:formula="of:=&quot;INSERT INTO property (property_type_id, content, item_id) VALUES (4, '&quot;&amp;[.J38]&amp;&quot;', &quot;&amp;[.B38]&amp;&quot;);&quot;" office:value-type="string" office:string-value="INSERT INTO property (property_type_id, content, item_id) VALUES (4, '83,8', 36);" calcext:value-type="string">
            <text:p>INSERT INTO property (property_type_id, content, item_id) VALUES (4, '83,8', 36);</text:p>
          </table:table-cell>
          <table:table-cell office:value-type="string" calcext:value-type="string">
            <text:p>gaz</text:p>
          </table:table-cell>
          <table:table-cell table:formula="of:=&quot;INSERT INTO property (property_type_id, content, item_id) VALUES (5, '&quot;&amp;[.L38]&amp;&quot;', &quot;&amp;[.B38]&amp;&quot;);&quot;" office:value-type="string" office:string-value="INSERT INTO property (property_type_id, content, item_id) VALUES (5, 'gaz', 36);" calcext:value-type="string">
            <text:p>INSERT INTO property (property_type_id, content, item_id) VALUES (5, 'gaz', 36);</text:p>
          </table:table-cell>
          <table:table-cell office:value-type="string" calcext:value-type="string">
            <text:p>niemetal/gaz szlachetny</text:p>
          </table:table-cell>
          <table:table-cell table:formula="of:=&quot;INSERT INTO property (property_type_id, content, item_id) VALUES (6, '&quot;&amp;[.N38]&amp;&quot;', &quot;&amp;[.B38]&amp;&quot;);&quot;" office:value-type="string" office:string-value="INSERT INTO property (property_type_id, content, item_id) VALUES (6, 'niemetal/gaz szlachetny', 36);" calcext:value-type="string">
            <text:p>INSERT INTO property (property_type_id, content, item_id) VALUES (6, 'niemetal/gaz szlachetny', 36);</text:p>
          </table:table-cell>
          <table:table-cell office:value-type="float" office:value="1898" calcext:value-type="float">
            <text:p>1898</text:p>
          </table:table-cell>
          <table:table-cell table:formula="of:=&quot;INSERT INTO property (property_type_id, content, item_id) VALUES (7, '&quot;&amp;[.P38]&amp;&quot;', &quot;&amp;[.B38]&amp;&quot;);&quot;" office:value-type="string" office:string-value="INSERT INTO property (property_type_id, content, item_id) VALUES (7, '1898', 36);" calcext:value-type="string">
            <text:p>INSERT INTO property (property_type_id, content, item_id) VALUES (7, '1898', 36);</text:p>
          </table:table-cell>
          <table:table-cell table:number-columns-repeated="6"/>
          <table:table-cell office:value-type="string" calcext:value-type="string">
            <text:p>Ramsay i Travers</text:p>
          </table:table-cell>
          <table:table-cell office:value-type="float" office:value="-156.6" calcext:value-type="float">
            <text:p>-156,6</text:p>
          </table:table-cell>
          <table:table-cell office:value-type="float" office:value="-152.3" calcext:value-type="float">
            <text:p>-152,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&quot;INSERT INTO item (id, topic_id) VALUES (&quot;&amp;[.B39]&amp;&quot;, 1);&quot;" office:value-type="string" office:string-value="INSERT INTO item (id, topic_id) VALUES (37, 1);" calcext:value-type="string">
            <text:p>INSERT INTO item (id, topic_id) VALUES (37, 1);</text:p>
          </table:table-cell>
          <table:table-cell office:value-type="string" calcext:value-type="string">
            <text:p>Rubid</text:p>
          </table:table-cell>
          <table:table-cell table:formula="of:=&quot;INSERT INTO property (property_type_id, content, item_id) VALUES (1, '&quot;&amp;[.D39]&amp;&quot;', &quot;&amp;[.B39]&amp;&quot;);&quot;" office:value-type="string" office:string-value="INSERT INTO property (property_type_id, content, item_id) VALUES (1, 'Rubid', 37);" calcext:value-type="string">
            <text:p>INSERT INTO property (property_type_id, content, item_id) VALUES (1, 'Rubid', 37);</text:p>
          </table:table-cell>
          <table:table-cell office:value-type="string" calcext:value-type="string">
            <text:p>Rb</text:p>
          </table:table-cell>
          <table:table-cell table:formula="of:=&quot;INSERT INTO property (property_type_id, content, item_id) VALUES (2, '&quot;&amp;[.F39]&amp;&quot;', &quot;&amp;[.B39]&amp;&quot;);&quot;" office:value-type="string" office:string-value="INSERT INTO property (property_type_id, content, item_id) VALUES (2, 'Rb', 37);" calcext:value-type="string">
            <text:p>INSERT INTO property (property_type_id, content, item_id) VALUES (2, 'Rb', 37);</text:p>
          </table:table-cell>
          <table:table-cell office:value-type="float" office:value="37" calcext:value-type="float">
            <text:p>37</text:p>
          </table:table-cell>
          <table:table-cell table:formula="of:=&quot;INSERT INTO property (property_type_id, content, item_id) VALUES (3, '&quot;&amp;[.H39]&amp;&quot;', &quot;&amp;[.B39]&amp;&quot;);&quot;" office:value-type="string" office:string-value="INSERT INTO property (property_type_id, content, item_id) VALUES (3, '37', 37);" calcext:value-type="string">
            <text:p>INSERT INTO property (property_type_id, content, item_id) VALUES (3, '37', 37);</text:p>
          </table:table-cell>
          <table:table-cell office:value-type="float" office:value="85.4678" calcext:value-type="float">
            <text:p>85,4678</text:p>
          </table:table-cell>
          <table:table-cell table:formula="of:=&quot;INSERT INTO property (property_type_id, content, item_id) VALUES (4, '&quot;&amp;[.J39]&amp;&quot;', &quot;&amp;[.B39]&amp;&quot;);&quot;" office:value-type="string" office:string-value="INSERT INTO property (property_type_id, content, item_id) VALUES (4, '85,4678', 37);" calcext:value-type="string">
            <text:p>INSERT INTO property (property_type_id, content, item_id) VALUES (4, '85,4678', 37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39]&amp;&quot;', &quot;&amp;[.B39]&amp;&quot;);&quot;" office:value-type="string" office:string-value="INSERT INTO property (property_type_id, content, item_id) VALUES (5, 'ciało stałe', 37);" calcext:value-type="string">
            <text:p>INSERT INTO property (property_type_id, content, item_id) VALUES (5, 'ciało stałe', 37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39]&amp;&quot;', &quot;&amp;[.B39]&amp;&quot;);&quot;" office:value-type="string" office:string-value="INSERT INTO property (property_type_id, content, item_id) VALUES (6, 'metal', 37);" calcext:value-type="string">
            <text:p>INSERT INTO property (property_type_id, content, item_id) VALUES (6, 'metal', 37);</text:p>
          </table:table-cell>
          <table:table-cell office:value-type="float" office:value="1861" calcext:value-type="float">
            <text:p>1861</text:p>
          </table:table-cell>
          <table:table-cell table:formula="of:=&quot;INSERT INTO property (property_type_id, content, item_id) VALUES (7, '&quot;&amp;[.P39]&amp;&quot;', &quot;&amp;[.B39]&amp;&quot;);&quot;" office:value-type="string" office:string-value="INSERT INTO property (property_type_id, content, item_id) VALUES (7, '1861', 37);" calcext:value-type="string">
            <text:p>INSERT INTO property (property_type_id, content, item_id) VALUES (7, '1861', 37);</text:p>
          </table:table-cell>
          <table:table-cell table:number-columns-repeated="6"/>
          <table:table-cell office:value-type="string" calcext:value-type="string">
            <text:p>Bunsen i Kirchhoff</text:p>
          </table:table-cell>
          <table:table-cell office:value-type="float" office:value="39" calcext:value-type="float">
            <text:p>39</text:p>
          </table:table-cell>
          <table:table-cell office:value-type="float" office:value="688" calcext:value-type="float">
            <text:p>68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&quot;INSERT INTO item (id, topic_id) VALUES (&quot;&amp;[.B40]&amp;&quot;, 1);&quot;" office:value-type="string" office:string-value="INSERT INTO item (id, topic_id) VALUES (38, 1);" calcext:value-type="string">
            <text:p>INSERT INTO item (id, topic_id) VALUES (38, 1);</text:p>
          </table:table-cell>
          <table:table-cell office:value-type="string" calcext:value-type="string">
            <text:p>Stront</text:p>
          </table:table-cell>
          <table:table-cell table:formula="of:=&quot;INSERT INTO property (property_type_id, content, item_id) VALUES (1, '&quot;&amp;[.D40]&amp;&quot;', &quot;&amp;[.B40]&amp;&quot;);&quot;" office:value-type="string" office:string-value="INSERT INTO property (property_type_id, content, item_id) VALUES (1, 'Stront', 38);" calcext:value-type="string">
            <text:p>INSERT INTO property (property_type_id, content, item_id) VALUES (1, 'Stront', 38);</text:p>
          </table:table-cell>
          <table:table-cell office:value-type="string" calcext:value-type="string">
            <text:p>Sr</text:p>
          </table:table-cell>
          <table:table-cell table:formula="of:=&quot;INSERT INTO property (property_type_id, content, item_id) VALUES (2, '&quot;&amp;[.F40]&amp;&quot;', &quot;&amp;[.B40]&amp;&quot;);&quot;" office:value-type="string" office:string-value="INSERT INTO property (property_type_id, content, item_id) VALUES (2, 'Sr', 38);" calcext:value-type="string">
            <text:p>INSERT INTO property (property_type_id, content, item_id) VALUES (2, 'Sr', 38);</text:p>
          </table:table-cell>
          <table:table-cell office:value-type="float" office:value="38" calcext:value-type="float">
            <text:p>38</text:p>
          </table:table-cell>
          <table:table-cell table:formula="of:=&quot;INSERT INTO property (property_type_id, content, item_id) VALUES (3, '&quot;&amp;[.H40]&amp;&quot;', &quot;&amp;[.B40]&amp;&quot;);&quot;" office:value-type="string" office:string-value="INSERT INTO property (property_type_id, content, item_id) VALUES (3, '38', 38);" calcext:value-type="string">
            <text:p>INSERT INTO property (property_type_id, content, item_id) VALUES (3, '38', 38);</text:p>
          </table:table-cell>
          <table:table-cell office:value-type="float" office:value="87.62" calcext:value-type="float">
            <text:p>87,62</text:p>
          </table:table-cell>
          <table:table-cell table:formula="of:=&quot;INSERT INTO property (property_type_id, content, item_id) VALUES (4, '&quot;&amp;[.J40]&amp;&quot;', &quot;&amp;[.B40]&amp;&quot;);&quot;" office:value-type="string" office:string-value="INSERT INTO property (property_type_id, content, item_id) VALUES (4, '87,62', 38);" calcext:value-type="string">
            <text:p>INSERT INTO property (property_type_id, content, item_id) VALUES (4, '87,62', 38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40]&amp;&quot;', &quot;&amp;[.B40]&amp;&quot;);&quot;" office:value-type="string" office:string-value="INSERT INTO property (property_type_id, content, item_id) VALUES (5, 'ciało stałe', 38);" calcext:value-type="string">
            <text:p>INSERT INTO property (property_type_id, content, item_id) VALUES (5, 'ciało stałe', 38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40]&amp;&quot;', &quot;&amp;[.B40]&amp;&quot;);&quot;" office:value-type="string" office:string-value="INSERT INTO property (property_type_id, content, item_id) VALUES (6, 'metal', 38);" calcext:value-type="string">
            <text:p>INSERT INTO property (property_type_id, content, item_id) VALUES (6, 'metal', 38);</text:p>
          </table:table-cell>
          <table:table-cell office:value-type="float" office:value="1790" calcext:value-type="float">
            <text:p>1790</text:p>
          </table:table-cell>
          <table:table-cell table:formula="of:=&quot;INSERT INTO property (property_type_id, content, item_id) VALUES (7, '&quot;&amp;[.P40]&amp;&quot;', &quot;&amp;[.B40]&amp;&quot;);&quot;" office:value-type="string" office:string-value="INSERT INTO property (property_type_id, content, item_id) VALUES (7, '1790', 38);" calcext:value-type="string">
            <text:p>INSERT INTO property (property_type_id, content, item_id) VALUES (7, '1790', 38);</text:p>
          </table:table-cell>
          <table:table-cell table:number-columns-repeated="6"/>
          <table:table-cell office:value-type="string" calcext:value-type="string">
            <text:p>Crawford</text:p>
          </table:table-cell>
          <table:table-cell office:value-type="float" office:value="769" calcext:value-type="float">
            <text:p>769</text:p>
          </table:table-cell>
          <table:table-cell office:value-type="float" office:value="1384" calcext:value-type="float">
            <text:p>138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&quot;INSERT INTO item (id, topic_id) VALUES (&quot;&amp;[.B41]&amp;&quot;, 1);&quot;" office:value-type="string" office:string-value="INSERT INTO item (id, topic_id) VALUES (39, 1);" calcext:value-type="string">
            <text:p>INSERT INTO item (id, topic_id) VALUES (39, 1);</text:p>
          </table:table-cell>
          <table:table-cell office:value-type="string" calcext:value-type="string">
            <text:p>Itr</text:p>
          </table:table-cell>
          <table:table-cell table:formula="of:=&quot;INSERT INTO property (property_type_id, content, item_id) VALUES (1, '&quot;&amp;[.D41]&amp;&quot;', &quot;&amp;[.B41]&amp;&quot;);&quot;" office:value-type="string" office:string-value="INSERT INTO property (property_type_id, content, item_id) VALUES (1, 'Itr', 39);" calcext:value-type="string">
            <text:p>INSERT INTO property (property_type_id, content, item_id) VALUES (1, 'Itr', 39);</text:p>
          </table:table-cell>
          <table:table-cell office:value-type="string" calcext:value-type="string">
            <text:p>Y</text:p>
          </table:table-cell>
          <table:table-cell table:formula="of:=&quot;INSERT INTO property (property_type_id, content, item_id) VALUES (2, '&quot;&amp;[.F41]&amp;&quot;', &quot;&amp;[.B41]&amp;&quot;);&quot;" office:value-type="string" office:string-value="INSERT INTO property (property_type_id, content, item_id) VALUES (2, 'Y', 39);" calcext:value-type="string">
            <text:p>INSERT INTO property (property_type_id, content, item_id) VALUES (2, 'Y', 39);</text:p>
          </table:table-cell>
          <table:table-cell office:value-type="float" office:value="39" calcext:value-type="float">
            <text:p>39</text:p>
          </table:table-cell>
          <table:table-cell table:formula="of:=&quot;INSERT INTO property (property_type_id, content, item_id) VALUES (3, '&quot;&amp;[.H41]&amp;&quot;', &quot;&amp;[.B41]&amp;&quot;);&quot;" office:value-type="string" office:string-value="INSERT INTO property (property_type_id, content, item_id) VALUES (3, '39', 39);" calcext:value-type="string">
            <text:p>INSERT INTO property (property_type_id, content, item_id) VALUES (3, '39', 39);</text:p>
          </table:table-cell>
          <table:table-cell office:value-type="float" office:value="88.90585" calcext:value-type="float">
            <text:p>88,90585</text:p>
          </table:table-cell>
          <table:table-cell table:formula="of:=&quot;INSERT INTO property (property_type_id, content, item_id) VALUES (4, '&quot;&amp;[.J41]&amp;&quot;', &quot;&amp;[.B41]&amp;&quot;);&quot;" office:value-type="string" office:string-value="INSERT INTO property (property_type_id, content, item_id) VALUES (4, '88,90585', 39);" calcext:value-type="string">
            <text:p>INSERT INTO property (property_type_id, content, item_id) VALUES (4, '88,90585', 39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41]&amp;&quot;', &quot;&amp;[.B41]&amp;&quot;);&quot;" office:value-type="string" office:string-value="INSERT INTO property (property_type_id, content, item_id) VALUES (5, 'ciało stałe', 39);" calcext:value-type="string">
            <text:p>INSERT INTO property (property_type_id, content, item_id) VALUES (5, 'ciało stałe', 39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41]&amp;&quot;', &quot;&amp;[.B41]&amp;&quot;);&quot;" office:value-type="string" office:string-value="INSERT INTO property (property_type_id, content, item_id) VALUES (6, 'metal', 39);" calcext:value-type="string">
            <text:p>INSERT INTO property (property_type_id, content, item_id) VALUES (6, 'metal', 39);</text:p>
          </table:table-cell>
          <table:table-cell office:value-type="float" office:value="1794" calcext:value-type="float">
            <text:p>1794</text:p>
          </table:table-cell>
          <table:table-cell table:formula="of:=&quot;INSERT INTO property (property_type_id, content, item_id) VALUES (7, '&quot;&amp;[.P41]&amp;&quot;', &quot;&amp;[.B41]&amp;&quot;);&quot;" office:value-type="string" office:string-value="INSERT INTO property (property_type_id, content, item_id) VALUES (7, '1794', 39);" calcext:value-type="string">
            <text:p>INSERT INTO property (property_type_id, content, item_id) VALUES (7, '1794', 39);</text:p>
          </table:table-cell>
          <table:table-cell table:number-columns-repeated="6"/>
          <table:table-cell office:value-type="string" calcext:value-type="string">
            <text:p>Gadolin</text:p>
          </table:table-cell>
          <table:table-cell office:value-type="float" office:value="1523" calcext:value-type="float">
            <text:p>1523</text:p>
          </table:table-cell>
          <table:table-cell office:value-type="float" office:value="3337" calcext:value-type="float">
            <text:p>333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&quot;INSERT INTO item (id, topic_id) VALUES (&quot;&amp;[.B42]&amp;&quot;, 1);&quot;" office:value-type="string" office:string-value="INSERT INTO item (id, topic_id) VALUES (40, 1);" calcext:value-type="string">
            <text:p>INSERT INTO item (id, topic_id) VALUES (40, 1);</text:p>
          </table:table-cell>
          <table:table-cell office:value-type="string" calcext:value-type="string">
            <text:p>Cyrkon</text:p>
          </table:table-cell>
          <table:table-cell table:formula="of:=&quot;INSERT INTO property (property_type_id, content, item_id) VALUES (1, '&quot;&amp;[.D42]&amp;&quot;', &quot;&amp;[.B42]&amp;&quot;);&quot;" office:value-type="string" office:string-value="INSERT INTO property (property_type_id, content, item_id) VALUES (1, 'Cyrkon', 40);" calcext:value-type="string">
            <text:p>INSERT INTO property (property_type_id, content, item_id) VALUES (1, 'Cyrkon', 40);</text:p>
          </table:table-cell>
          <table:table-cell office:value-type="string" calcext:value-type="string">
            <text:p>Zr</text:p>
          </table:table-cell>
          <table:table-cell table:formula="of:=&quot;INSERT INTO property (property_type_id, content, item_id) VALUES (2, '&quot;&amp;[.F42]&amp;&quot;', &quot;&amp;[.B42]&amp;&quot;);&quot;" office:value-type="string" office:string-value="INSERT INTO property (property_type_id, content, item_id) VALUES (2, 'Zr', 40);" calcext:value-type="string">
            <text:p>INSERT INTO property (property_type_id, content, item_id) VALUES (2, 'Zr', 40);</text:p>
          </table:table-cell>
          <table:table-cell office:value-type="float" office:value="40" calcext:value-type="float">
            <text:p>40</text:p>
          </table:table-cell>
          <table:table-cell table:formula="of:=&quot;INSERT INTO property (property_type_id, content, item_id) VALUES (3, '&quot;&amp;[.H42]&amp;&quot;', &quot;&amp;[.B42]&amp;&quot;);&quot;" office:value-type="string" office:string-value="INSERT INTO property (property_type_id, content, item_id) VALUES (3, '40', 40);" calcext:value-type="string">
            <text:p>INSERT INTO property (property_type_id, content, item_id) VALUES (3, '40', 40);</text:p>
          </table:table-cell>
          <table:table-cell office:value-type="float" office:value="91.224" calcext:value-type="float">
            <text:p>91,224</text:p>
          </table:table-cell>
          <table:table-cell table:formula="of:=&quot;INSERT INTO property (property_type_id, content, item_id) VALUES (4, '&quot;&amp;[.J42]&amp;&quot;', &quot;&amp;[.B42]&amp;&quot;);&quot;" office:value-type="string" office:string-value="INSERT INTO property (property_type_id, content, item_id) VALUES (4, '91,224', 40);" calcext:value-type="string">
            <text:p>INSERT INTO property (property_type_id, content, item_id) VALUES (4, '91,224', 40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42]&amp;&quot;', &quot;&amp;[.B42]&amp;&quot;);&quot;" office:value-type="string" office:string-value="INSERT INTO property (property_type_id, content, item_id) VALUES (5, 'ciało stałe', 40);" calcext:value-type="string">
            <text:p>INSERT INTO property (property_type_id, content, item_id) VALUES (5, 'ciało stałe', 40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42]&amp;&quot;', &quot;&amp;[.B42]&amp;&quot;);&quot;" office:value-type="string" office:string-value="INSERT INTO property (property_type_id, content, item_id) VALUES (6, 'metal', 40);" calcext:value-type="string">
            <text:p>INSERT INTO property (property_type_id, content, item_id) VALUES (6, 'metal', 40);</text:p>
          </table:table-cell>
          <table:table-cell office:value-type="float" office:value="1789" calcext:value-type="float">
            <text:p>1789</text:p>
          </table:table-cell>
          <table:table-cell table:formula="of:=&quot;INSERT INTO property (property_type_id, content, item_id) VALUES (7, '&quot;&amp;[.P42]&amp;&quot;', &quot;&amp;[.B42]&amp;&quot;);&quot;" office:value-type="string" office:string-value="INSERT INTO property (property_type_id, content, item_id) VALUES (7, '1789', 40);" calcext:value-type="string">
            <text:p>INSERT INTO property (property_type_id, content, item_id) VALUES (7, '1789', 40);</text:p>
          </table:table-cell>
          <table:table-cell table:number-columns-repeated="6"/>
          <table:table-cell office:value-type="string" calcext:value-type="string">
            <text:p>Klaproth</text:p>
          </table:table-cell>
          <table:table-cell office:value-type="float" office:value="1852" calcext:value-type="float">
            <text:p>1852</text:p>
          </table:table-cell>
          <table:table-cell office:value-type="float" office:value="4377" calcext:value-type="float">
            <text:p>437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&quot;INSERT INTO item (id, topic_id) VALUES (&quot;&amp;[.B43]&amp;&quot;, 1);&quot;" office:value-type="string" office:string-value="INSERT INTO item (id, topic_id) VALUES (41, 1);" calcext:value-type="string">
            <text:p>INSERT INTO item (id, topic_id) VALUES (41, 1);</text:p>
          </table:table-cell>
          <table:table-cell office:value-type="string" calcext:value-type="string">
            <text:p>Niob</text:p>
          </table:table-cell>
          <table:table-cell table:formula="of:=&quot;INSERT INTO property (property_type_id, content, item_id) VALUES (1, '&quot;&amp;[.D43]&amp;&quot;', &quot;&amp;[.B43]&amp;&quot;);&quot;" office:value-type="string" office:string-value="INSERT INTO property (property_type_id, content, item_id) VALUES (1, 'Niob', 41);" calcext:value-type="string">
            <text:p>INSERT INTO property (property_type_id, content, item_id) VALUES (1, 'Niob', 41);</text:p>
          </table:table-cell>
          <table:table-cell office:value-type="string" calcext:value-type="string">
            <text:p>Nb</text:p>
          </table:table-cell>
          <table:table-cell table:formula="of:=&quot;INSERT INTO property (property_type_id, content, item_id) VALUES (2, '&quot;&amp;[.F43]&amp;&quot;', &quot;&amp;[.B43]&amp;&quot;);&quot;" office:value-type="string" office:string-value="INSERT INTO property (property_type_id, content, item_id) VALUES (2, 'Nb', 41);" calcext:value-type="string">
            <text:p>INSERT INTO property (property_type_id, content, item_id) VALUES (2, 'Nb', 41);</text:p>
          </table:table-cell>
          <table:table-cell office:value-type="float" office:value="41" calcext:value-type="float">
            <text:p>41</text:p>
          </table:table-cell>
          <table:table-cell table:formula="of:=&quot;INSERT INTO property (property_type_id, content, item_id) VALUES (3, '&quot;&amp;[.H43]&amp;&quot;', &quot;&amp;[.B43]&amp;&quot;);&quot;" office:value-type="string" office:string-value="INSERT INTO property (property_type_id, content, item_id) VALUES (3, '41', 41);" calcext:value-type="string">
            <text:p>INSERT INTO property (property_type_id, content, item_id) VALUES (3, '41', 41);</text:p>
          </table:table-cell>
          <table:table-cell office:value-type="float" office:value="92.90638" calcext:value-type="float">
            <text:p>92,90638</text:p>
          </table:table-cell>
          <table:table-cell table:formula="of:=&quot;INSERT INTO property (property_type_id, content, item_id) VALUES (4, '&quot;&amp;[.J43]&amp;&quot;', &quot;&amp;[.B43]&amp;&quot;);&quot;" office:value-type="string" office:string-value="INSERT INTO property (property_type_id, content, item_id) VALUES (4, '92,90638', 41);" calcext:value-type="string">
            <text:p>INSERT INTO property (property_type_id, content, item_id) VALUES (4, '92,90638', 41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43]&amp;&quot;', &quot;&amp;[.B43]&amp;&quot;);&quot;" office:value-type="string" office:string-value="INSERT INTO property (property_type_id, content, item_id) VALUES (5, 'ciało stałe', 41);" calcext:value-type="string">
            <text:p>INSERT INTO property (property_type_id, content, item_id) VALUES (5, 'ciało stałe', 41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43]&amp;&quot;', &quot;&amp;[.B43]&amp;&quot;);&quot;" office:value-type="string" office:string-value="INSERT INTO property (property_type_id, content, item_id) VALUES (6, 'metal', 41);" calcext:value-type="string">
            <text:p>INSERT INTO property (property_type_id, content, item_id) VALUES (6, 'metal', 41);</text:p>
          </table:table-cell>
          <table:table-cell office:value-type="float" office:value="1801" calcext:value-type="float">
            <text:p>1801</text:p>
          </table:table-cell>
          <table:table-cell table:formula="of:=&quot;INSERT INTO property (property_type_id, content, item_id) VALUES (7, '&quot;&amp;[.P43]&amp;&quot;', &quot;&amp;[.B43]&amp;&quot;);&quot;" office:value-type="string" office:string-value="INSERT INTO property (property_type_id, content, item_id) VALUES (7, '1801', 41);" calcext:value-type="string">
            <text:p>INSERT INTO property (property_type_id, content, item_id) VALUES (7, '1801', 41);</text:p>
          </table:table-cell>
          <table:table-cell table:number-columns-repeated="6"/>
          <table:table-cell office:value-type="string" calcext:value-type="string">
            <text:p>Hatchett</text:p>
          </table:table-cell>
          <table:table-cell office:value-type="float" office:value="2468" calcext:value-type="float">
            <text:p>2468</text:p>
          </table:table-cell>
          <table:table-cell office:value-type="float" office:value="4927" calcext:value-type="float">
            <text:p>492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&quot;INSERT INTO item (id, topic_id) VALUES (&quot;&amp;[.B44]&amp;&quot;, 1);&quot;" office:value-type="string" office:string-value="INSERT INTO item (id, topic_id) VALUES (42, 1);" calcext:value-type="string">
            <text:p>INSERT INTO item (id, topic_id) VALUES (42, 1);</text:p>
          </table:table-cell>
          <table:table-cell office:value-type="string" calcext:value-type="string">
            <text:p>Molibden</text:p>
          </table:table-cell>
          <table:table-cell table:formula="of:=&quot;INSERT INTO property (property_type_id, content, item_id) VALUES (1, '&quot;&amp;[.D44]&amp;&quot;', &quot;&amp;[.B44]&amp;&quot;);&quot;" office:value-type="string" office:string-value="INSERT INTO property (property_type_id, content, item_id) VALUES (1, 'Molibden', 42);" calcext:value-type="string">
            <text:p>INSERT INTO property (property_type_id, content, item_id) VALUES (1, 'Molibden', 42);</text:p>
          </table:table-cell>
          <table:table-cell office:value-type="string" calcext:value-type="string">
            <text:p>Mo</text:p>
          </table:table-cell>
          <table:table-cell table:formula="of:=&quot;INSERT INTO property (property_type_id, content, item_id) VALUES (2, '&quot;&amp;[.F44]&amp;&quot;', &quot;&amp;[.B44]&amp;&quot;);&quot;" office:value-type="string" office:string-value="INSERT INTO property (property_type_id, content, item_id) VALUES (2, 'Mo', 42);" calcext:value-type="string">
            <text:p>INSERT INTO property (property_type_id, content, item_id) VALUES (2, 'Mo', 42);</text:p>
          </table:table-cell>
          <table:table-cell office:value-type="float" office:value="42" calcext:value-type="float">
            <text:p>42</text:p>
          </table:table-cell>
          <table:table-cell table:formula="of:=&quot;INSERT INTO property (property_type_id, content, item_id) VALUES (3, '&quot;&amp;[.H44]&amp;&quot;', &quot;&amp;[.B44]&amp;&quot;);&quot;" office:value-type="string" office:string-value="INSERT INTO property (property_type_id, content, item_id) VALUES (3, '42', 42);" calcext:value-type="string">
            <text:p>INSERT INTO property (property_type_id, content, item_id) VALUES (3, '42', 42);</text:p>
          </table:table-cell>
          <table:table-cell office:value-type="float" office:value="95.94" calcext:value-type="float">
            <text:p>95,94</text:p>
          </table:table-cell>
          <table:table-cell table:formula="of:=&quot;INSERT INTO property (property_type_id, content, item_id) VALUES (4, '&quot;&amp;[.J44]&amp;&quot;', &quot;&amp;[.B44]&amp;&quot;);&quot;" office:value-type="string" office:string-value="INSERT INTO property (property_type_id, content, item_id) VALUES (4, '95,94', 42);" calcext:value-type="string">
            <text:p>INSERT INTO property (property_type_id, content, item_id) VALUES (4, '95,94', 42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44]&amp;&quot;', &quot;&amp;[.B44]&amp;&quot;);&quot;" office:value-type="string" office:string-value="INSERT INTO property (property_type_id, content, item_id) VALUES (5, 'ciało stałe', 42);" calcext:value-type="string">
            <text:p>INSERT INTO property (property_type_id, content, item_id) VALUES (5, 'ciało stałe', 42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44]&amp;&quot;', &quot;&amp;[.B44]&amp;&quot;);&quot;" office:value-type="string" office:string-value="INSERT INTO property (property_type_id, content, item_id) VALUES (6, 'metal', 42);" calcext:value-type="string">
            <text:p>INSERT INTO property (property_type_id, content, item_id) VALUES (6, 'metal', 42);</text:p>
          </table:table-cell>
          <table:table-cell office:value-type="float" office:value="1778" calcext:value-type="float">
            <text:p>1778</text:p>
          </table:table-cell>
          <table:table-cell table:formula="of:=&quot;INSERT INTO property (property_type_id, content, item_id) VALUES (7, '&quot;&amp;[.P44]&amp;&quot;', &quot;&amp;[.B44]&amp;&quot;);&quot;" office:value-type="string" office:string-value="INSERT INTO property (property_type_id, content, item_id) VALUES (7, '1778', 42);" calcext:value-type="string">
            <text:p>INSERT INTO property (property_type_id, content, item_id) VALUES (7, '1778', 42);</text:p>
          </table:table-cell>
          <table:table-cell table:number-columns-repeated="6"/>
          <table:table-cell office:value-type="string" calcext:value-type="string">
            <text:p>Scheele</text:p>
          </table:table-cell>
          <table:table-cell office:value-type="float" office:value="2617" calcext:value-type="float">
            <text:p>2617</text:p>
          </table:table-cell>
          <table:table-cell office:value-type="float" office:value="5560" calcext:value-type="float">
            <text:p>556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&quot;INSERT INTO item (id, topic_id) VALUES (&quot;&amp;[.B45]&amp;&quot;, 1);&quot;" office:value-type="string" office:string-value="INSERT INTO item (id, topic_id) VALUES (43, 1);" calcext:value-type="string">
            <text:p>INSERT INTO item (id, topic_id) VALUES (43, 1);</text:p>
          </table:table-cell>
          <table:table-cell office:value-type="string" calcext:value-type="string">
            <text:p>Technet</text:p>
          </table:table-cell>
          <table:table-cell table:formula="of:=&quot;INSERT INTO property (property_type_id, content, item_id) VALUES (1, '&quot;&amp;[.D45]&amp;&quot;', &quot;&amp;[.B45]&amp;&quot;);&quot;" office:value-type="string" office:string-value="INSERT INTO property (property_type_id, content, item_id) VALUES (1, 'Technet', 43);" calcext:value-type="string">
            <text:p>INSERT INTO property (property_type_id, content, item_id) VALUES (1, 'Technet', 43);</text:p>
          </table:table-cell>
          <table:table-cell office:value-type="string" calcext:value-type="string">
            <text:p>Tc</text:p>
          </table:table-cell>
          <table:table-cell table:formula="of:=&quot;INSERT INTO property (property_type_id, content, item_id) VALUES (2, '&quot;&amp;[.F45]&amp;&quot;', &quot;&amp;[.B45]&amp;&quot;);&quot;" office:value-type="string" office:string-value="INSERT INTO property (property_type_id, content, item_id) VALUES (2, 'Tc', 43);" calcext:value-type="string">
            <text:p>INSERT INTO property (property_type_id, content, item_id) VALUES (2, 'Tc', 43);</text:p>
          </table:table-cell>
          <table:table-cell office:value-type="float" office:value="43" calcext:value-type="float">
            <text:p>43</text:p>
          </table:table-cell>
          <table:table-cell table:formula="of:=&quot;INSERT INTO property (property_type_id, content, item_id) VALUES (3, '&quot;&amp;[.H45]&amp;&quot;', &quot;&amp;[.B45]&amp;&quot;);&quot;" office:value-type="string" office:string-value="INSERT INTO property (property_type_id, content, item_id) VALUES (3, '43', 43);" calcext:value-type="string">
            <text:p>INSERT INTO property (property_type_id, content, item_id) VALUES (3, '43', 43);</text:p>
          </table:table-cell>
          <table:table-cell office:value-type="float" office:value="98.9063" calcext:value-type="float">
            <text:p>98,9063</text:p>
          </table:table-cell>
          <table:table-cell table:formula="of:=&quot;INSERT INTO property (property_type_id, content, item_id) VALUES (4, '&quot;&amp;[.J45]&amp;&quot;', &quot;&amp;[.B45]&amp;&quot;);&quot;" office:value-type="string" office:string-value="INSERT INTO property (property_type_id, content, item_id) VALUES (4, '98,9063', 43);" calcext:value-type="string">
            <text:p>INSERT INTO property (property_type_id, content, item_id) VALUES (4, '98,9063', 43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45]&amp;&quot;', &quot;&amp;[.B45]&amp;&quot;);&quot;" office:value-type="string" office:string-value="INSERT INTO property (property_type_id, content, item_id) VALUES (5, 'ciało stałe', 43);" calcext:value-type="string">
            <text:p>INSERT INTO property (property_type_id, content, item_id) VALUES (5, 'ciało stałe', 43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45]&amp;&quot;', &quot;&amp;[.B45]&amp;&quot;);&quot;" office:value-type="string" office:string-value="INSERT INTO property (property_type_id, content, item_id) VALUES (6, 'metal', 43);" calcext:value-type="string">
            <text:p>INSERT INTO property (property_type_id, content, item_id) VALUES (6, 'metal', 43);</text:p>
          </table:table-cell>
          <table:table-cell office:value-type="float" office:value="1937" calcext:value-type="float">
            <text:p>1937</text:p>
          </table:table-cell>
          <table:table-cell table:formula="of:=&quot;INSERT INTO property (property_type_id, content, item_id) VALUES (7, '&quot;&amp;[.P45]&amp;&quot;', &quot;&amp;[.B45]&amp;&quot;);&quot;" office:value-type="string" office:string-value="INSERT INTO property (property_type_id, content, item_id) VALUES (7, '1937', 43);" calcext:value-type="string">
            <text:p>INSERT INTO property (property_type_id, content, item_id) VALUES (7, '1937', 43);</text:p>
          </table:table-cell>
          <table:table-cell table:number-columns-repeated="6"/>
          <table:table-cell office:value-type="string" calcext:value-type="string">
            <text:p>Perrier i Segrè</text:p>
          </table:table-cell>
          <table:table-cell office:value-type="float" office:value="2172" calcext:value-type="float">
            <text:p>2172</text:p>
          </table:table-cell>
          <table:table-cell office:value-type="float" office:value="5030" calcext:value-type="float">
            <text:p>503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&quot;INSERT INTO item (id, topic_id) VALUES (&quot;&amp;[.B46]&amp;&quot;, 1);&quot;" office:value-type="string" office:string-value="INSERT INTO item (id, topic_id) VALUES (44, 1);" calcext:value-type="string">
            <text:p>INSERT INTO item (id, topic_id) VALUES (44, 1);</text:p>
          </table:table-cell>
          <table:table-cell office:value-type="string" calcext:value-type="string">
            <text:p>Ruten</text:p>
          </table:table-cell>
          <table:table-cell table:formula="of:=&quot;INSERT INTO property (property_type_id, content, item_id) VALUES (1, '&quot;&amp;[.D46]&amp;&quot;', &quot;&amp;[.B46]&amp;&quot;);&quot;" office:value-type="string" office:string-value="INSERT INTO property (property_type_id, content, item_id) VALUES (1, 'Ruten', 44);" calcext:value-type="string">
            <text:p>INSERT INTO property (property_type_id, content, item_id) VALUES (1, 'Ruten', 44);</text:p>
          </table:table-cell>
          <table:table-cell office:value-type="string" calcext:value-type="string">
            <text:p>Ru</text:p>
          </table:table-cell>
          <table:table-cell table:formula="of:=&quot;INSERT INTO property (property_type_id, content, item_id) VALUES (2, '&quot;&amp;[.F46]&amp;&quot;', &quot;&amp;[.B46]&amp;&quot;);&quot;" office:value-type="string" office:string-value="INSERT INTO property (property_type_id, content, item_id) VALUES (2, 'Ru', 44);" calcext:value-type="string">
            <text:p>INSERT INTO property (property_type_id, content, item_id) VALUES (2, 'Ru', 44);</text:p>
          </table:table-cell>
          <table:table-cell office:value-type="float" office:value="44" calcext:value-type="float">
            <text:p>44</text:p>
          </table:table-cell>
          <table:table-cell table:formula="of:=&quot;INSERT INTO property (property_type_id, content, item_id) VALUES (3, '&quot;&amp;[.H46]&amp;&quot;', &quot;&amp;[.B46]&amp;&quot;);&quot;" office:value-type="string" office:string-value="INSERT INTO property (property_type_id, content, item_id) VALUES (3, '44', 44);" calcext:value-type="string">
            <text:p>INSERT INTO property (property_type_id, content, item_id) VALUES (3, '44', 44);</text:p>
          </table:table-cell>
          <table:table-cell office:value-type="float" office:value="101.07" calcext:value-type="float">
            <text:p>101,07</text:p>
          </table:table-cell>
          <table:table-cell table:formula="of:=&quot;INSERT INTO property (property_type_id, content, item_id) VALUES (4, '&quot;&amp;[.J46]&amp;&quot;', &quot;&amp;[.B46]&amp;&quot;);&quot;" office:value-type="string" office:string-value="INSERT INTO property (property_type_id, content, item_id) VALUES (4, '101,07', 44);" calcext:value-type="string">
            <text:p>INSERT INTO property (property_type_id, content, item_id) VALUES (4, '101,07', 44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46]&amp;&quot;', &quot;&amp;[.B46]&amp;&quot;);&quot;" office:value-type="string" office:string-value="INSERT INTO property (property_type_id, content, item_id) VALUES (5, 'ciało stałe', 44);" calcext:value-type="string">
            <text:p>INSERT INTO property (property_type_id, content, item_id) VALUES (5, 'ciało stałe', 44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46]&amp;&quot;', &quot;&amp;[.B46]&amp;&quot;);&quot;" office:value-type="string" office:string-value="INSERT INTO property (property_type_id, content, item_id) VALUES (6, 'metal', 44);" calcext:value-type="string">
            <text:p>INSERT INTO property (property_type_id, content, item_id) VALUES (6, 'metal', 44);</text:p>
          </table:table-cell>
          <table:table-cell office:value-type="float" office:value="1844" calcext:value-type="float">
            <text:p>1844</text:p>
          </table:table-cell>
          <table:table-cell table:formula="of:=&quot;INSERT INTO property (property_type_id, content, item_id) VALUES (7, '&quot;&amp;[.P46]&amp;&quot;', &quot;&amp;[.B46]&amp;&quot;);&quot;" office:value-type="string" office:string-value="INSERT INTO property (property_type_id, content, item_id) VALUES (7, '1844', 44);" calcext:value-type="string">
            <text:p>INSERT INTO property (property_type_id, content, item_id) VALUES (7, '1844', 44);</text:p>
          </table:table-cell>
          <table:table-cell table:number-columns-repeated="6"/>
          <table:table-cell office:value-type="string" calcext:value-type="string">
            <text:p>Claus</text:p>
          </table:table-cell>
          <table:table-cell office:value-type="float" office:value="2310" calcext:value-type="float">
            <text:p>2310</text:p>
          </table:table-cell>
          <table:table-cell office:value-type="float" office:value="3900" calcext:value-type="float">
            <text:p>39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&quot;INSERT INTO item (id, topic_id) VALUES (&quot;&amp;[.B47]&amp;&quot;, 1);&quot;" office:value-type="string" office:string-value="INSERT INTO item (id, topic_id) VALUES (45, 1);" calcext:value-type="string">
            <text:p>INSERT INTO item (id, topic_id) VALUES (45, 1);</text:p>
          </table:table-cell>
          <table:table-cell office:value-type="string" calcext:value-type="string">
            <text:p>Rod</text:p>
          </table:table-cell>
          <table:table-cell table:formula="of:=&quot;INSERT INTO property (property_type_id, content, item_id) VALUES (1, '&quot;&amp;[.D47]&amp;&quot;', &quot;&amp;[.B47]&amp;&quot;);&quot;" office:value-type="string" office:string-value="INSERT INTO property (property_type_id, content, item_id) VALUES (1, 'Rod', 45);" calcext:value-type="string">
            <text:p>INSERT INTO property (property_type_id, content, item_id) VALUES (1, 'Rod', 45);</text:p>
          </table:table-cell>
          <table:table-cell office:value-type="string" calcext:value-type="string">
            <text:p>Rh</text:p>
          </table:table-cell>
          <table:table-cell table:formula="of:=&quot;INSERT INTO property (property_type_id, content, item_id) VALUES (2, '&quot;&amp;[.F47]&amp;&quot;', &quot;&amp;[.B47]&amp;&quot;);&quot;" office:value-type="string" office:string-value="INSERT INTO property (property_type_id, content, item_id) VALUES (2, 'Rh', 45);" calcext:value-type="string">
            <text:p>INSERT INTO property (property_type_id, content, item_id) VALUES (2, 'Rh', 45);</text:p>
          </table:table-cell>
          <table:table-cell office:value-type="float" office:value="45" calcext:value-type="float">
            <text:p>45</text:p>
          </table:table-cell>
          <table:table-cell table:formula="of:=&quot;INSERT INTO property (property_type_id, content, item_id) VALUES (3, '&quot;&amp;[.H47]&amp;&quot;', &quot;&amp;[.B47]&amp;&quot;);&quot;" office:value-type="string" office:string-value="INSERT INTO property (property_type_id, content, item_id) VALUES (3, '45', 45);" calcext:value-type="string">
            <text:p>INSERT INTO property (property_type_id, content, item_id) VALUES (3, '45', 45);</text:p>
          </table:table-cell>
          <table:table-cell office:value-type="float" office:value="102.9055" calcext:value-type="float">
            <text:p>102,9055</text:p>
          </table:table-cell>
          <table:table-cell table:formula="of:=&quot;INSERT INTO property (property_type_id, content, item_id) VALUES (4, '&quot;&amp;[.J47]&amp;&quot;', &quot;&amp;[.B47]&amp;&quot;);&quot;" office:value-type="string" office:string-value="INSERT INTO property (property_type_id, content, item_id) VALUES (4, '102,9055', 45);" calcext:value-type="string">
            <text:p>INSERT INTO property (property_type_id, content, item_id) VALUES (4, '102,9055', 45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47]&amp;&quot;', &quot;&amp;[.B47]&amp;&quot;);&quot;" office:value-type="string" office:string-value="INSERT INTO property (property_type_id, content, item_id) VALUES (5, 'ciało stałe', 45);" calcext:value-type="string">
            <text:p>INSERT INTO property (property_type_id, content, item_id) VALUES (5, 'ciało stałe', 45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47]&amp;&quot;', &quot;&amp;[.B47]&amp;&quot;);&quot;" office:value-type="string" office:string-value="INSERT INTO property (property_type_id, content, item_id) VALUES (6, 'metal', 45);" calcext:value-type="string">
            <text:p>INSERT INTO property (property_type_id, content, item_id) VALUES (6, 'metal', 45);</text:p>
          </table:table-cell>
          <table:table-cell office:value-type="float" office:value="1803" calcext:value-type="float">
            <text:p>1803</text:p>
          </table:table-cell>
          <table:table-cell table:formula="of:=&quot;INSERT INTO property (property_type_id, content, item_id) VALUES (7, '&quot;&amp;[.P47]&amp;&quot;', &quot;&amp;[.B47]&amp;&quot;);&quot;" office:value-type="string" office:string-value="INSERT INTO property (property_type_id, content, item_id) VALUES (7, '1803', 45);" calcext:value-type="string">
            <text:p>INSERT INTO property (property_type_id, content, item_id) VALUES (7, '1803', 45);</text:p>
          </table:table-cell>
          <table:table-cell table:number-columns-repeated="6"/>
          <table:table-cell office:value-type="string" calcext:value-type="string">
            <text:p>Wollaston</text:p>
          </table:table-cell>
          <table:table-cell office:value-type="float" office:value="1966" calcext:value-type="float">
            <text:p>1966</text:p>
          </table:table-cell>
          <table:table-cell office:value-type="float" office:value="3727" calcext:value-type="float">
            <text:p>372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&quot;INSERT INTO item (id, topic_id) VALUES (&quot;&amp;[.B48]&amp;&quot;, 1);&quot;" office:value-type="string" office:string-value="INSERT INTO item (id, topic_id) VALUES (46, 1);" calcext:value-type="string">
            <text:p>INSERT INTO item (id, topic_id) VALUES (46, 1);</text:p>
          </table:table-cell>
          <table:table-cell office:value-type="string" calcext:value-type="string">
            <text:p>Pallad</text:p>
          </table:table-cell>
          <table:table-cell table:formula="of:=&quot;INSERT INTO property (property_type_id, content, item_id) VALUES (1, '&quot;&amp;[.D48]&amp;&quot;', &quot;&amp;[.B48]&amp;&quot;);&quot;" office:value-type="string" office:string-value="INSERT INTO property (property_type_id, content, item_id) VALUES (1, 'Pallad', 46);" calcext:value-type="string">
            <text:p>INSERT INTO property (property_type_id, content, item_id) VALUES (1, 'Pallad', 46);</text:p>
          </table:table-cell>
          <table:table-cell office:value-type="string" calcext:value-type="string">
            <text:p>Pd</text:p>
          </table:table-cell>
          <table:table-cell table:formula="of:=&quot;INSERT INTO property (property_type_id, content, item_id) VALUES (2, '&quot;&amp;[.F48]&amp;&quot;', &quot;&amp;[.B48]&amp;&quot;);&quot;" office:value-type="string" office:string-value="INSERT INTO property (property_type_id, content, item_id) VALUES (2, 'Pd', 46);" calcext:value-type="string">
            <text:p>INSERT INTO property (property_type_id, content, item_id) VALUES (2, 'Pd', 46);</text:p>
          </table:table-cell>
          <table:table-cell office:value-type="float" office:value="46" calcext:value-type="float">
            <text:p>46</text:p>
          </table:table-cell>
          <table:table-cell table:formula="of:=&quot;INSERT INTO property (property_type_id, content, item_id) VALUES (3, '&quot;&amp;[.H48]&amp;&quot;', &quot;&amp;[.B48]&amp;&quot;);&quot;" office:value-type="string" office:string-value="INSERT INTO property (property_type_id, content, item_id) VALUES (3, '46', 46);" calcext:value-type="string">
            <text:p>INSERT INTO property (property_type_id, content, item_id) VALUES (3, '46', 46);</text:p>
          </table:table-cell>
          <table:table-cell office:value-type="float" office:value="106.42" calcext:value-type="float">
            <text:p>106,42</text:p>
          </table:table-cell>
          <table:table-cell table:formula="of:=&quot;INSERT INTO property (property_type_id, content, item_id) VALUES (4, '&quot;&amp;[.J48]&amp;&quot;', &quot;&amp;[.B48]&amp;&quot;);&quot;" office:value-type="string" office:string-value="INSERT INTO property (property_type_id, content, item_id) VALUES (4, '106,42', 46);" calcext:value-type="string">
            <text:p>INSERT INTO property (property_type_id, content, item_id) VALUES (4, '106,42', 46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48]&amp;&quot;', &quot;&amp;[.B48]&amp;&quot;);&quot;" office:value-type="string" office:string-value="INSERT INTO property (property_type_id, content, item_id) VALUES (5, 'ciało stałe', 46);" calcext:value-type="string">
            <text:p>INSERT INTO property (property_type_id, content, item_id) VALUES (5, 'ciało stałe', 46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48]&amp;&quot;', &quot;&amp;[.B48]&amp;&quot;);&quot;" office:value-type="string" office:string-value="INSERT INTO property (property_type_id, content, item_id) VALUES (6, 'metal', 46);" calcext:value-type="string">
            <text:p>INSERT INTO property (property_type_id, content, item_id) VALUES (6, 'metal', 46);</text:p>
          </table:table-cell>
          <table:table-cell office:value-type="float" office:value="1803" calcext:value-type="float">
            <text:p>1803</text:p>
          </table:table-cell>
          <table:table-cell table:formula="of:=&quot;INSERT INTO property (property_type_id, content, item_id) VALUES (7, '&quot;&amp;[.P48]&amp;&quot;', &quot;&amp;[.B48]&amp;&quot;);&quot;" office:value-type="string" office:string-value="INSERT INTO property (property_type_id, content, item_id) VALUES (7, '1803', 46);" calcext:value-type="string">
            <text:p>INSERT INTO property (property_type_id, content, item_id) VALUES (7, '1803', 46);</text:p>
          </table:table-cell>
          <table:table-cell table:number-columns-repeated="6"/>
          <table:table-cell office:value-type="string" calcext:value-type="string">
            <text:p>Wollaston</text:p>
          </table:table-cell>
          <table:table-cell office:value-type="float" office:value="1552" calcext:value-type="float">
            <text:p>1552</text:p>
          </table:table-cell>
          <table:table-cell office:value-type="float" office:value="3140" calcext:value-type="float">
            <text:p>314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&quot;INSERT INTO item (id, topic_id) VALUES (&quot;&amp;[.B49]&amp;&quot;, 1);&quot;" office:value-type="string" office:string-value="INSERT INTO item (id, topic_id) VALUES (47, 1);" calcext:value-type="string">
            <text:p>INSERT INTO item (id, topic_id) VALUES (47, 1);</text:p>
          </table:table-cell>
          <table:table-cell office:value-type="string" calcext:value-type="string">
            <text:p>Srebro</text:p>
          </table:table-cell>
          <table:table-cell table:formula="of:=&quot;INSERT INTO property (property_type_id, content, item_id) VALUES (1, '&quot;&amp;[.D49]&amp;&quot;', &quot;&amp;[.B49]&amp;&quot;);&quot;" office:value-type="string" office:string-value="INSERT INTO property (property_type_id, content, item_id) VALUES (1, 'Srebro', 47);" calcext:value-type="string">
            <text:p>INSERT INTO property (property_type_id, content, item_id) VALUES (1, 'Srebro', 47);</text:p>
          </table:table-cell>
          <table:table-cell office:value-type="string" calcext:value-type="string">
            <text:p>Ag</text:p>
          </table:table-cell>
          <table:table-cell table:formula="of:=&quot;INSERT INTO property (property_type_id, content, item_id) VALUES (2, '&quot;&amp;[.F49]&amp;&quot;', &quot;&amp;[.B49]&amp;&quot;);&quot;" office:value-type="string" office:string-value="INSERT INTO property (property_type_id, content, item_id) VALUES (2, 'Ag', 47);" calcext:value-type="string">
            <text:p>INSERT INTO property (property_type_id, content, item_id) VALUES (2, 'Ag', 47);</text:p>
          </table:table-cell>
          <table:table-cell office:value-type="float" office:value="47" calcext:value-type="float">
            <text:p>47</text:p>
          </table:table-cell>
          <table:table-cell table:formula="of:=&quot;INSERT INTO property (property_type_id, content, item_id) VALUES (3, '&quot;&amp;[.H49]&amp;&quot;', &quot;&amp;[.B49]&amp;&quot;);&quot;" office:value-type="string" office:string-value="INSERT INTO property (property_type_id, content, item_id) VALUES (3, '47', 47);" calcext:value-type="string">
            <text:p>INSERT INTO property (property_type_id, content, item_id) VALUES (3, '47', 47);</text:p>
          </table:table-cell>
          <table:table-cell office:value-type="float" office:value="107.8682" calcext:value-type="float">
            <text:p>107,8682</text:p>
          </table:table-cell>
          <table:table-cell table:formula="of:=&quot;INSERT INTO property (property_type_id, content, item_id) VALUES (4, '&quot;&amp;[.J49]&amp;&quot;', &quot;&amp;[.B49]&amp;&quot;);&quot;" office:value-type="string" office:string-value="INSERT INTO property (property_type_id, content, item_id) VALUES (4, '107,8682', 47);" calcext:value-type="string">
            <text:p>INSERT INTO property (property_type_id, content, item_id) VALUES (4, '107,8682', 47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49]&amp;&quot;', &quot;&amp;[.B49]&amp;&quot;);&quot;" office:value-type="string" office:string-value="INSERT INTO property (property_type_id, content, item_id) VALUES (5, 'ciało stałe', 47);" calcext:value-type="string">
            <text:p>INSERT INTO property (property_type_id, content, item_id) VALUES (5, 'ciało stałe', 47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49]&amp;&quot;', &quot;&amp;[.B49]&amp;&quot;);&quot;" office:value-type="string" office:string-value="INSERT INTO property (property_type_id, content, item_id) VALUES (6, 'metal', 47);" calcext:value-type="string">
            <text:p>INSERT INTO property (property_type_id, content, item_id) VALUES (6, 'metal', 47);</text:p>
          </table:table-cell>
          <table:table-cell office:value-type="string" calcext:value-type="string">
            <text:p>prehistoria</text:p>
          </table:table-cell>
          <table:table-cell table:formula="of:=&quot;INSERT INTO property (property_type_id, content, item_id) VALUES (7, '&quot;&amp;[.P49]&amp;&quot;', &quot;&amp;[.B49]&amp;&quot;);&quot;" office:value-type="string" office:string-value="INSERT INTO property (property_type_id, content, item_id) VALUES (7, 'prehistoria', 47);" calcext:value-type="string">
            <text:p>INSERT INTO property (property_type_id, content, item_id) VALUES (7, 'prehistoria', 47);</text:p>
          </table:table-cell>
          <table:table-cell table:number-columns-repeated="6"/>
          <table:table-cell office:value-type="string" calcext:value-type="string">
            <text:p>nieznany</text:p>
          </table:table-cell>
          <table:table-cell office:value-type="float" office:value="961.9" calcext:value-type="float">
            <text:p>961,9</text:p>
          </table:table-cell>
          <table:table-cell office:value-type="float" office:value="2212" calcext:value-type="float">
            <text:p>221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&quot;INSERT INTO item (id, topic_id) VALUES (&quot;&amp;[.B50]&amp;&quot;, 1);&quot;" office:value-type="string" office:string-value="INSERT INTO item (id, topic_id) VALUES (48, 1);" calcext:value-type="string">
            <text:p>INSERT INTO item (id, topic_id) VALUES (48, 1);</text:p>
          </table:table-cell>
          <table:table-cell office:value-type="string" calcext:value-type="string">
            <text:p>Kadm</text:p>
          </table:table-cell>
          <table:table-cell table:formula="of:=&quot;INSERT INTO property (property_type_id, content, item_id) VALUES (1, '&quot;&amp;[.D50]&amp;&quot;', &quot;&amp;[.B50]&amp;&quot;);&quot;" office:value-type="string" office:string-value="INSERT INTO property (property_type_id, content, item_id) VALUES (1, 'Kadm', 48);" calcext:value-type="string">
            <text:p>INSERT INTO property (property_type_id, content, item_id) VALUES (1, 'Kadm', 48);</text:p>
          </table:table-cell>
          <table:table-cell office:value-type="string" calcext:value-type="string">
            <text:p>Cd</text:p>
          </table:table-cell>
          <table:table-cell table:formula="of:=&quot;INSERT INTO property (property_type_id, content, item_id) VALUES (2, '&quot;&amp;[.F50]&amp;&quot;', &quot;&amp;[.B50]&amp;&quot;);&quot;" office:value-type="string" office:string-value="INSERT INTO property (property_type_id, content, item_id) VALUES (2, 'Cd', 48);" calcext:value-type="string">
            <text:p>INSERT INTO property (property_type_id, content, item_id) VALUES (2, 'Cd', 48);</text:p>
          </table:table-cell>
          <table:table-cell office:value-type="float" office:value="48" calcext:value-type="float">
            <text:p>48</text:p>
          </table:table-cell>
          <table:table-cell table:formula="of:=&quot;INSERT INTO property (property_type_id, content, item_id) VALUES (3, '&quot;&amp;[.H50]&amp;&quot;', &quot;&amp;[.B50]&amp;&quot;);&quot;" office:value-type="string" office:string-value="INSERT INTO property (property_type_id, content, item_id) VALUES (3, '48', 48);" calcext:value-type="string">
            <text:p>INSERT INTO property (property_type_id, content, item_id) VALUES (3, '48', 48);</text:p>
          </table:table-cell>
          <table:table-cell office:value-type="float" office:value="112.411" calcext:value-type="float">
            <text:p>112,411</text:p>
          </table:table-cell>
          <table:table-cell table:formula="of:=&quot;INSERT INTO property (property_type_id, content, item_id) VALUES (4, '&quot;&amp;[.J50]&amp;&quot;', &quot;&amp;[.B50]&amp;&quot;);&quot;" office:value-type="string" office:string-value="INSERT INTO property (property_type_id, content, item_id) VALUES (4, '112,411', 48);" calcext:value-type="string">
            <text:p>INSERT INTO property (property_type_id, content, item_id) VALUES (4, '112,411', 48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50]&amp;&quot;', &quot;&amp;[.B50]&amp;&quot;);&quot;" office:value-type="string" office:string-value="INSERT INTO property (property_type_id, content, item_id) VALUES (5, 'ciało stałe', 48);" calcext:value-type="string">
            <text:p>INSERT INTO property (property_type_id, content, item_id) VALUES (5, 'ciało stałe', 48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50]&amp;&quot;', &quot;&amp;[.B50]&amp;&quot;);&quot;" office:value-type="string" office:string-value="INSERT INTO property (property_type_id, content, item_id) VALUES (6, 'metal', 48);" calcext:value-type="string">
            <text:p>INSERT INTO property (property_type_id, content, item_id) VALUES (6, 'metal', 48);</text:p>
          </table:table-cell>
          <table:table-cell office:value-type="float" office:value="1817" calcext:value-type="float">
            <text:p>1817</text:p>
          </table:table-cell>
          <table:table-cell table:formula="of:=&quot;INSERT INTO property (property_type_id, content, item_id) VALUES (7, '&quot;&amp;[.P50]&amp;&quot;', &quot;&amp;[.B50]&amp;&quot;);&quot;" office:value-type="string" office:string-value="INSERT INTO property (property_type_id, content, item_id) VALUES (7, '1817', 48);" calcext:value-type="string">
            <text:p>INSERT INTO property (property_type_id, content, item_id) VALUES (7, '1817', 48);</text:p>
          </table:table-cell>
          <table:table-cell table:number-columns-repeated="6"/>
          <table:table-cell office:value-type="string" calcext:value-type="string">
            <text:p>Strohmeyer</text:p>
          </table:table-cell>
          <table:table-cell office:value-type="float" office:value="321" calcext:value-type="float">
            <text:p>321</text:p>
          </table:table-cell>
          <table:table-cell office:value-type="float" office:value="765" calcext:value-type="float">
            <text:p>76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&quot;INSERT INTO item (id, topic_id) VALUES (&quot;&amp;[.B51]&amp;&quot;, 1);&quot;" office:value-type="string" office:string-value="INSERT INTO item (id, topic_id) VALUES (49, 1);" calcext:value-type="string">
            <text:p>INSERT INTO item (id, topic_id) VALUES (49, 1);</text:p>
          </table:table-cell>
          <table:table-cell office:value-type="string" calcext:value-type="string">
            <text:p>Ind</text:p>
          </table:table-cell>
          <table:table-cell table:formula="of:=&quot;INSERT INTO property (property_type_id, content, item_id) VALUES (1, '&quot;&amp;[.D51]&amp;&quot;', &quot;&amp;[.B51]&amp;&quot;);&quot;" office:value-type="string" office:string-value="INSERT INTO property (property_type_id, content, item_id) VALUES (1, 'Ind', 49);" calcext:value-type="string">
            <text:p>INSERT INTO property (property_type_id, content, item_id) VALUES (1, 'Ind', 49);</text:p>
          </table:table-cell>
          <table:table-cell office:value-type="string" calcext:value-type="string">
            <text:p>In</text:p>
          </table:table-cell>
          <table:table-cell table:formula="of:=&quot;INSERT INTO property (property_type_id, content, item_id) VALUES (2, '&quot;&amp;[.F51]&amp;&quot;', &quot;&amp;[.B51]&amp;&quot;);&quot;" office:value-type="string" office:string-value="INSERT INTO property (property_type_id, content, item_id) VALUES (2, 'In', 49);" calcext:value-type="string">
            <text:p>INSERT INTO property (property_type_id, content, item_id) VALUES (2, 'In', 49);</text:p>
          </table:table-cell>
          <table:table-cell office:value-type="float" office:value="49" calcext:value-type="float">
            <text:p>49</text:p>
          </table:table-cell>
          <table:table-cell table:formula="of:=&quot;INSERT INTO property (property_type_id, content, item_id) VALUES (3, '&quot;&amp;[.H51]&amp;&quot;', &quot;&amp;[.B51]&amp;&quot;);&quot;" office:value-type="string" office:string-value="INSERT INTO property (property_type_id, content, item_id) VALUES (3, '49', 49);" calcext:value-type="string">
            <text:p>INSERT INTO property (property_type_id, content, item_id) VALUES (3, '49', 49);</text:p>
          </table:table-cell>
          <table:table-cell office:value-type="float" office:value="114.82" calcext:value-type="float">
            <text:p>114,82</text:p>
          </table:table-cell>
          <table:table-cell table:formula="of:=&quot;INSERT INTO property (property_type_id, content, item_id) VALUES (4, '&quot;&amp;[.J51]&amp;&quot;', &quot;&amp;[.B51]&amp;&quot;);&quot;" office:value-type="string" office:string-value="INSERT INTO property (property_type_id, content, item_id) VALUES (4, '114,82', 49);" calcext:value-type="string">
            <text:p>INSERT INTO property (property_type_id, content, item_id) VALUES (4, '114,82', 49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51]&amp;&quot;', &quot;&amp;[.B51]&amp;&quot;);&quot;" office:value-type="string" office:string-value="INSERT INTO property (property_type_id, content, item_id) VALUES (5, 'ciało stałe', 49);" calcext:value-type="string">
            <text:p>INSERT INTO property (property_type_id, content, item_id) VALUES (5, 'ciało stałe', 49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51]&amp;&quot;', &quot;&amp;[.B51]&amp;&quot;);&quot;" office:value-type="string" office:string-value="INSERT INTO property (property_type_id, content, item_id) VALUES (6, 'metal', 49);" calcext:value-type="string">
            <text:p>INSERT INTO property (property_type_id, content, item_id) VALUES (6, 'metal', 49);</text:p>
          </table:table-cell>
          <table:table-cell office:value-type="float" office:value="1863" calcext:value-type="float">
            <text:p>1863</text:p>
          </table:table-cell>
          <table:table-cell table:formula="of:=&quot;INSERT INTO property (property_type_id, content, item_id) VALUES (7, '&quot;&amp;[.P51]&amp;&quot;', &quot;&amp;[.B51]&amp;&quot;);&quot;" office:value-type="string" office:string-value="INSERT INTO property (property_type_id, content, item_id) VALUES (7, '1863', 49);" calcext:value-type="string">
            <text:p>INSERT INTO property (property_type_id, content, item_id) VALUES (7, '1863', 49);</text:p>
          </table:table-cell>
          <table:table-cell table:number-columns-repeated="6"/>
          <table:table-cell office:value-type="string" calcext:value-type="string">
            <text:p>Reich i Richter</text:p>
          </table:table-cell>
          <table:table-cell office:value-type="float" office:value="156.2" calcext:value-type="float">
            <text:p>156,2</text:p>
          </table:table-cell>
          <table:table-cell office:value-type="float" office:value="2080" calcext:value-type="float">
            <text:p>208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&quot;INSERT INTO item (id, topic_id) VALUES (&quot;&amp;[.B52]&amp;&quot;, 1);&quot;" office:value-type="string" office:string-value="INSERT INTO item (id, topic_id) VALUES (50, 1);" calcext:value-type="string">
            <text:p>INSERT INTO item (id, topic_id) VALUES (50, 1);</text:p>
          </table:table-cell>
          <table:table-cell office:value-type="string" calcext:value-type="string">
            <text:p>Cyna</text:p>
          </table:table-cell>
          <table:table-cell table:formula="of:=&quot;INSERT INTO property (property_type_id, content, item_id) VALUES (1, '&quot;&amp;[.D52]&amp;&quot;', &quot;&amp;[.B52]&amp;&quot;);&quot;" office:value-type="string" office:string-value="INSERT INTO property (property_type_id, content, item_id) VALUES (1, 'Cyna', 50);" calcext:value-type="string">
            <text:p>INSERT INTO property (property_type_id, content, item_id) VALUES (1, 'Cyna', 50);</text:p>
          </table:table-cell>
          <table:table-cell office:value-type="string" calcext:value-type="string">
            <text:p>Sn</text:p>
          </table:table-cell>
          <table:table-cell table:formula="of:=&quot;INSERT INTO property (property_type_id, content, item_id) VALUES (2, '&quot;&amp;[.F52]&amp;&quot;', &quot;&amp;[.B52]&amp;&quot;);&quot;" office:value-type="string" office:string-value="INSERT INTO property (property_type_id, content, item_id) VALUES (2, 'Sn', 50);" calcext:value-type="string">
            <text:p>INSERT INTO property (property_type_id, content, item_id) VALUES (2, 'Sn', 50);</text:p>
          </table:table-cell>
          <table:table-cell office:value-type="float" office:value="50" calcext:value-type="float">
            <text:p>50</text:p>
          </table:table-cell>
          <table:table-cell table:formula="of:=&quot;INSERT INTO property (property_type_id, content, item_id) VALUES (3, '&quot;&amp;[.H52]&amp;&quot;', &quot;&amp;[.B52]&amp;&quot;);&quot;" office:value-type="string" office:string-value="INSERT INTO property (property_type_id, content, item_id) VALUES (3, '50', 50);" calcext:value-type="string">
            <text:p>INSERT INTO property (property_type_id, content, item_id) VALUES (3, '50', 50);</text:p>
          </table:table-cell>
          <table:table-cell office:value-type="float" office:value="118.71" calcext:value-type="float">
            <text:p>118,71</text:p>
          </table:table-cell>
          <table:table-cell table:formula="of:=&quot;INSERT INTO property (property_type_id, content, item_id) VALUES (4, '&quot;&amp;[.J52]&amp;&quot;', &quot;&amp;[.B52]&amp;&quot;);&quot;" office:value-type="string" office:string-value="INSERT INTO property (property_type_id, content, item_id) VALUES (4, '118,71', 50);" calcext:value-type="string">
            <text:p>INSERT INTO property (property_type_id, content, item_id) VALUES (4, '118,71', 50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52]&amp;&quot;', &quot;&amp;[.B52]&amp;&quot;);&quot;" office:value-type="string" office:string-value="INSERT INTO property (property_type_id, content, item_id) VALUES (5, 'ciało stałe', 50);" calcext:value-type="string">
            <text:p>INSERT INTO property (property_type_id, content, item_id) VALUES (5, 'ciało stałe', 50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52]&amp;&quot;', &quot;&amp;[.B52]&amp;&quot;);&quot;" office:value-type="string" office:string-value="INSERT INTO property (property_type_id, content, item_id) VALUES (6, 'metal', 50);" calcext:value-type="string">
            <text:p>INSERT INTO property (property_type_id, content, item_id) VALUES (6, 'metal', 50);</text:p>
          </table:table-cell>
          <table:table-cell office:value-type="string" calcext:value-type="string">
            <text:p>prehistoria</text:p>
          </table:table-cell>
          <table:table-cell table:formula="of:=&quot;INSERT INTO property (property_type_id, content, item_id) VALUES (7, '&quot;&amp;[.P52]&amp;&quot;', &quot;&amp;[.B52]&amp;&quot;);&quot;" office:value-type="string" office:string-value="INSERT INTO property (property_type_id, content, item_id) VALUES (7, 'prehistoria', 50);" calcext:value-type="string">
            <text:p>INSERT INTO property (property_type_id, content, item_id) VALUES (7, 'prehistoria', 50);</text:p>
          </table:table-cell>
          <table:table-cell table:number-columns-repeated="6"/>
          <table:table-cell office:value-type="string" calcext:value-type="string">
            <text:p>nieznany</text:p>
          </table:table-cell>
          <table:table-cell office:value-type="float" office:value="232" calcext:value-type="float">
            <text:p>232</text:p>
          </table:table-cell>
          <table:table-cell office:value-type="float" office:value="2270" calcext:value-type="float">
            <text:p>227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&quot;INSERT INTO item (id, topic_id) VALUES (&quot;&amp;[.B53]&amp;&quot;, 1);&quot;" office:value-type="string" office:string-value="INSERT INTO item (id, topic_id) VALUES (51, 1);" calcext:value-type="string">
            <text:p>INSERT INTO item (id, topic_id) VALUES (51, 1);</text:p>
          </table:table-cell>
          <table:table-cell office:value-type="string" calcext:value-type="string">
            <text:p>Antymon</text:p>
          </table:table-cell>
          <table:table-cell table:formula="of:=&quot;INSERT INTO property (property_type_id, content, item_id) VALUES (1, '&quot;&amp;[.D53]&amp;&quot;', &quot;&amp;[.B53]&amp;&quot;);&quot;" office:value-type="string" office:string-value="INSERT INTO property (property_type_id, content, item_id) VALUES (1, 'Antymon', 51);" calcext:value-type="string">
            <text:p>INSERT INTO property (property_type_id, content, item_id) VALUES (1, 'Antymon', 51);</text:p>
          </table:table-cell>
          <table:table-cell office:value-type="string" calcext:value-type="string">
            <text:p>Sb</text:p>
          </table:table-cell>
          <table:table-cell table:formula="of:=&quot;INSERT INTO property (property_type_id, content, item_id) VALUES (2, '&quot;&amp;[.F53]&amp;&quot;', &quot;&amp;[.B53]&amp;&quot;);&quot;" office:value-type="string" office:string-value="INSERT INTO property (property_type_id, content, item_id) VALUES (2, 'Sb', 51);" calcext:value-type="string">
            <text:p>INSERT INTO property (property_type_id, content, item_id) VALUES (2, 'Sb', 51);</text:p>
          </table:table-cell>
          <table:table-cell office:value-type="float" office:value="51" calcext:value-type="float">
            <text:p>51</text:p>
          </table:table-cell>
          <table:table-cell table:formula="of:=&quot;INSERT INTO property (property_type_id, content, item_id) VALUES (3, '&quot;&amp;[.H53]&amp;&quot;', &quot;&amp;[.B53]&amp;&quot;);&quot;" office:value-type="string" office:string-value="INSERT INTO property (property_type_id, content, item_id) VALUES (3, '51', 51);" calcext:value-type="string">
            <text:p>INSERT INTO property (property_type_id, content, item_id) VALUES (3, '51', 51);</text:p>
          </table:table-cell>
          <table:table-cell office:value-type="float" office:value="121.75" calcext:value-type="float">
            <text:p>121,75</text:p>
          </table:table-cell>
          <table:table-cell table:formula="of:=&quot;INSERT INTO property (property_type_id, content, item_id) VALUES (4, '&quot;&amp;[.J53]&amp;&quot;', &quot;&amp;[.B53]&amp;&quot;);&quot;" office:value-type="string" office:string-value="INSERT INTO property (property_type_id, content, item_id) VALUES (4, '121,75', 51);" calcext:value-type="string">
            <text:p>INSERT INTO property (property_type_id, content, item_id) VALUES (4, '121,75', 51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53]&amp;&quot;', &quot;&amp;[.B53]&amp;&quot;);&quot;" office:value-type="string" office:string-value="INSERT INTO property (property_type_id, content, item_id) VALUES (5, 'ciało stałe', 51);" calcext:value-type="string">
            <text:p>INSERT INTO property (property_type_id, content, item_id) VALUES (5, 'ciało stałe', 51);</text:p>
          </table:table-cell>
          <table:table-cell office:value-type="string" calcext:value-type="string">
            <text:p>metal/półmetal</text:p>
          </table:table-cell>
          <table:table-cell table:formula="of:=&quot;INSERT INTO property (property_type_id, content, item_id) VALUES (6, '&quot;&amp;[.N53]&amp;&quot;', &quot;&amp;[.B53]&amp;&quot;);&quot;" office:value-type="string" office:string-value="INSERT INTO property (property_type_id, content, item_id) VALUES (6, 'metal/półmetal', 51);" calcext:value-type="string">
            <text:p>INSERT INTO property (property_type_id, content, item_id) VALUES (6, 'metal/półmetal', 51);</text:p>
          </table:table-cell>
          <table:table-cell office:value-type="string" calcext:value-type="string">
            <text:p>prehistoria</text:p>
          </table:table-cell>
          <table:table-cell table:formula="of:=&quot;INSERT INTO property (property_type_id, content, item_id) VALUES (7, '&quot;&amp;[.P53]&amp;&quot;', &quot;&amp;[.B53]&amp;&quot;);&quot;" office:value-type="string" office:string-value="INSERT INTO property (property_type_id, content, item_id) VALUES (7, 'prehistoria', 51);" calcext:value-type="string">
            <text:p>INSERT INTO property (property_type_id, content, item_id) VALUES (7, 'prehistoria', 51);</text:p>
          </table:table-cell>
          <table:table-cell table:number-columns-repeated="6"/>
          <table:table-cell office:value-type="string" calcext:value-type="string">
            <text:p>nieznany</text:p>
          </table:table-cell>
          <table:table-cell office:value-type="float" office:value="630.7" calcext:value-type="float">
            <text:p>630,7</text:p>
          </table:table-cell>
          <table:table-cell office:value-type="float" office:value="1750" calcext:value-type="float">
            <text:p>175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&quot;INSERT INTO item (id, topic_id) VALUES (&quot;&amp;[.B54]&amp;&quot;, 1);&quot;" office:value-type="string" office:string-value="INSERT INTO item (id, topic_id) VALUES (52, 1);" calcext:value-type="string">
            <text:p>INSERT INTO item (id, topic_id) VALUES (52, 1);</text:p>
          </table:table-cell>
          <table:table-cell office:value-type="string" calcext:value-type="string">
            <text:p>Tellur</text:p>
          </table:table-cell>
          <table:table-cell table:formula="of:=&quot;INSERT INTO property (property_type_id, content, item_id) VALUES (1, '&quot;&amp;[.D54]&amp;&quot;', &quot;&amp;[.B54]&amp;&quot;);&quot;" office:value-type="string" office:string-value="INSERT INTO property (property_type_id, content, item_id) VALUES (1, 'Tellur', 52);" calcext:value-type="string">
            <text:p>INSERT INTO property (property_type_id, content, item_id) VALUES (1, 'Tellur', 52);</text:p>
          </table:table-cell>
          <table:table-cell office:value-type="string" calcext:value-type="string">
            <text:p>Te</text:p>
          </table:table-cell>
          <table:table-cell table:formula="of:=&quot;INSERT INTO property (property_type_id, content, item_id) VALUES (2, '&quot;&amp;[.F54]&amp;&quot;', &quot;&amp;[.B54]&amp;&quot;);&quot;" office:value-type="string" office:string-value="INSERT INTO property (property_type_id, content, item_id) VALUES (2, 'Te', 52);" calcext:value-type="string">
            <text:p>INSERT INTO property (property_type_id, content, item_id) VALUES (2, 'Te', 52);</text:p>
          </table:table-cell>
          <table:table-cell office:value-type="float" office:value="52" calcext:value-type="float">
            <text:p>52</text:p>
          </table:table-cell>
          <table:table-cell table:formula="of:=&quot;INSERT INTO property (property_type_id, content, item_id) VALUES (3, '&quot;&amp;[.H54]&amp;&quot;', &quot;&amp;[.B54]&amp;&quot;);&quot;" office:value-type="string" office:string-value="INSERT INTO property (property_type_id, content, item_id) VALUES (3, '52', 52);" calcext:value-type="string">
            <text:p>INSERT INTO property (property_type_id, content, item_id) VALUES (3, '52', 52);</text:p>
          </table:table-cell>
          <table:table-cell office:value-type="float" office:value="127.6" calcext:value-type="float">
            <text:p>127,6</text:p>
          </table:table-cell>
          <table:table-cell table:formula="of:=&quot;INSERT INTO property (property_type_id, content, item_id) VALUES (4, '&quot;&amp;[.J54]&amp;&quot;', &quot;&amp;[.B54]&amp;&quot;);&quot;" office:value-type="string" office:string-value="INSERT INTO property (property_type_id, content, item_id) VALUES (4, '127,6', 52);" calcext:value-type="string">
            <text:p>INSERT INTO property (property_type_id, content, item_id) VALUES (4, '127,6', 52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54]&amp;&quot;', &quot;&amp;[.B54]&amp;&quot;);&quot;" office:value-type="string" office:string-value="INSERT INTO property (property_type_id, content, item_id) VALUES (5, 'ciało stałe', 52);" calcext:value-type="string">
            <text:p>INSERT INTO property (property_type_id, content, item_id) VALUES (5, 'ciało stałe', 52);</text:p>
          </table:table-cell>
          <table:table-cell office:value-type="string" calcext:value-type="string">
            <text:p>niemetal/półmetal</text:p>
          </table:table-cell>
          <table:table-cell table:formula="of:=&quot;INSERT INTO property (property_type_id, content, item_id) VALUES (6, '&quot;&amp;[.N54]&amp;&quot;', &quot;&amp;[.B54]&amp;&quot;);&quot;" office:value-type="string" office:string-value="INSERT INTO property (property_type_id, content, item_id) VALUES (6, 'niemetal/półmetal', 52);" calcext:value-type="string">
            <text:p>INSERT INTO property (property_type_id, content, item_id) VALUES (6, 'niemetal/półmetal', 52);</text:p>
          </table:table-cell>
          <table:table-cell office:value-type="float" office:value="1782" calcext:value-type="float">
            <text:p>1782</text:p>
          </table:table-cell>
          <table:table-cell table:formula="of:=&quot;INSERT INTO property (property_type_id, content, item_id) VALUES (7, '&quot;&amp;[.P54]&amp;&quot;', &quot;&amp;[.B54]&amp;&quot;);&quot;" office:value-type="string" office:string-value="INSERT INTO property (property_type_id, content, item_id) VALUES (7, '1782', 52);" calcext:value-type="string">
            <text:p>INSERT INTO property (property_type_id, content, item_id) VALUES (7, '1782', 52);</text:p>
          </table:table-cell>
          <table:table-cell table:number-columns-repeated="6"/>
          <table:table-cell office:value-type="string" calcext:value-type="string">
            <text:p>von Reichenstein</text:p>
          </table:table-cell>
          <table:table-cell office:value-type="float" office:value="449.6" calcext:value-type="float">
            <text:p>449,6</text:p>
          </table:table-cell>
          <table:table-cell office:value-type="float" office:value="990" calcext:value-type="float">
            <text:p>99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&quot;INSERT INTO item (id, topic_id) VALUES (&quot;&amp;[.B55]&amp;&quot;, 1);&quot;" office:value-type="string" office:string-value="INSERT INTO item (id, topic_id) VALUES (53, 1);" calcext:value-type="string">
            <text:p>INSERT INTO item (id, topic_id) VALUES (53, 1);</text:p>
          </table:table-cell>
          <table:table-cell office:value-type="string" calcext:value-type="string">
            <text:p>Jod</text:p>
          </table:table-cell>
          <table:table-cell table:formula="of:=&quot;INSERT INTO property (property_type_id, content, item_id) VALUES (1, '&quot;&amp;[.D55]&amp;&quot;', &quot;&amp;[.B55]&amp;&quot;);&quot;" office:value-type="string" office:string-value="INSERT INTO property (property_type_id, content, item_id) VALUES (1, 'Jod', 53);" calcext:value-type="string">
            <text:p>INSERT INTO property (property_type_id, content, item_id) VALUES (1, 'Jod', 53);</text:p>
          </table:table-cell>
          <table:table-cell office:value-type="string" calcext:value-type="string">
            <text:p>I</text:p>
          </table:table-cell>
          <table:table-cell table:formula="of:=&quot;INSERT INTO property (property_type_id, content, item_id) VALUES (2, '&quot;&amp;[.F55]&amp;&quot;', &quot;&amp;[.B55]&amp;&quot;);&quot;" office:value-type="string" office:string-value="INSERT INTO property (property_type_id, content, item_id) VALUES (2, 'I', 53);" calcext:value-type="string">
            <text:p>INSERT INTO property (property_type_id, content, item_id) VALUES (2, 'I', 53);</text:p>
          </table:table-cell>
          <table:table-cell office:value-type="float" office:value="53" calcext:value-type="float">
            <text:p>53</text:p>
          </table:table-cell>
          <table:table-cell table:formula="of:=&quot;INSERT INTO property (property_type_id, content, item_id) VALUES (3, '&quot;&amp;[.H55]&amp;&quot;', &quot;&amp;[.B55]&amp;&quot;);&quot;" office:value-type="string" office:string-value="INSERT INTO property (property_type_id, content, item_id) VALUES (3, '53', 53);" calcext:value-type="string">
            <text:p>INSERT INTO property (property_type_id, content, item_id) VALUES (3, '53', 53);</text:p>
          </table:table-cell>
          <table:table-cell office:value-type="float" office:value="126.90447" calcext:value-type="float">
            <text:p>126,90447</text:p>
          </table:table-cell>
          <table:table-cell table:formula="of:=&quot;INSERT INTO property (property_type_id, content, item_id) VALUES (4, '&quot;&amp;[.J55]&amp;&quot;', &quot;&amp;[.B55]&amp;&quot;);&quot;" office:value-type="string" office:string-value="INSERT INTO property (property_type_id, content, item_id) VALUES (4, '126,90447', 53);" calcext:value-type="string">
            <text:p>INSERT INTO property (property_type_id, content, item_id) VALUES (4, '126,90447', 53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55]&amp;&quot;', &quot;&amp;[.B55]&amp;&quot;);&quot;" office:value-type="string" office:string-value="INSERT INTO property (property_type_id, content, item_id) VALUES (5, 'ciało stałe', 53);" calcext:value-type="string">
            <text:p>INSERT INTO property (property_type_id, content, item_id) VALUES (5, 'ciało stałe', 53);</text:p>
          </table:table-cell>
          <table:table-cell office:value-type="string" calcext:value-type="string">
            <text:p>niemetal</text:p>
          </table:table-cell>
          <table:table-cell table:formula="of:=&quot;INSERT INTO property (property_type_id, content, item_id) VALUES (6, '&quot;&amp;[.N55]&amp;&quot;', &quot;&amp;[.B55]&amp;&quot;);&quot;" office:value-type="string" office:string-value="INSERT INTO property (property_type_id, content, item_id) VALUES (6, 'niemetal', 53);" calcext:value-type="string">
            <text:p>INSERT INTO property (property_type_id, content, item_id) VALUES (6, 'niemetal', 53);</text:p>
          </table:table-cell>
          <table:table-cell office:value-type="float" office:value="1811" calcext:value-type="float">
            <text:p>1811</text:p>
          </table:table-cell>
          <table:table-cell table:formula="of:=&quot;INSERT INTO property (property_type_id, content, item_id) VALUES (7, '&quot;&amp;[.P55]&amp;&quot;', &quot;&amp;[.B55]&amp;&quot;);&quot;" office:value-type="string" office:string-value="INSERT INTO property (property_type_id, content, item_id) VALUES (7, '1811', 53);" calcext:value-type="string">
            <text:p>INSERT INTO property (property_type_id, content, item_id) VALUES (7, '1811', 53);</text:p>
          </table:table-cell>
          <table:table-cell table:number-columns-repeated="6"/>
          <table:table-cell office:value-type="string" calcext:value-type="string">
            <text:p>Courtois</text:p>
          </table:table-cell>
          <table:table-cell office:value-type="float" office:value="113.5" calcext:value-type="float">
            <text:p>113,5</text:p>
          </table:table-cell>
          <table:table-cell table:style-name="ce5" office:value-type="float" office:value="184.4" calcext:value-type="float">
            <text:p>184,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&quot;INSERT INTO item (id, topic_id) VALUES (&quot;&amp;[.B56]&amp;&quot;, 1);&quot;" office:value-type="string" office:string-value="INSERT INTO item (id, topic_id) VALUES (54, 1);" calcext:value-type="string">
            <text:p>INSERT INTO item (id, topic_id) VALUES (54, 1);</text:p>
          </table:table-cell>
          <table:table-cell office:value-type="string" calcext:value-type="string">
            <text:p>Ksenon</text:p>
          </table:table-cell>
          <table:table-cell table:formula="of:=&quot;INSERT INTO property (property_type_id, content, item_id) VALUES (1, '&quot;&amp;[.D56]&amp;&quot;', &quot;&amp;[.B56]&amp;&quot;);&quot;" office:value-type="string" office:string-value="INSERT INTO property (property_type_id, content, item_id) VALUES (1, 'Ksenon', 54);" calcext:value-type="string">
            <text:p>INSERT INTO property (property_type_id, content, item_id) VALUES (1, 'Ksenon', 54);</text:p>
          </table:table-cell>
          <table:table-cell office:value-type="string" calcext:value-type="string">
            <text:p>Xe</text:p>
          </table:table-cell>
          <table:table-cell table:formula="of:=&quot;INSERT INTO property (property_type_id, content, item_id) VALUES (2, '&quot;&amp;[.F56]&amp;&quot;', &quot;&amp;[.B56]&amp;&quot;);&quot;" office:value-type="string" office:string-value="INSERT INTO property (property_type_id, content, item_id) VALUES (2, 'Xe', 54);" calcext:value-type="string">
            <text:p>INSERT INTO property (property_type_id, content, item_id) VALUES (2, 'Xe', 54);</text:p>
          </table:table-cell>
          <table:table-cell office:value-type="float" office:value="54" calcext:value-type="float">
            <text:p>54</text:p>
          </table:table-cell>
          <table:table-cell table:formula="of:=&quot;INSERT INTO property (property_type_id, content, item_id) VALUES (3, '&quot;&amp;[.H56]&amp;&quot;', &quot;&amp;[.B56]&amp;&quot;);&quot;" office:value-type="string" office:string-value="INSERT INTO property (property_type_id, content, item_id) VALUES (3, '54', 54);" calcext:value-type="string">
            <text:p>INSERT INTO property (property_type_id, content, item_id) VALUES (3, '54', 54);</text:p>
          </table:table-cell>
          <table:table-cell office:value-type="float" office:value="131.29" calcext:value-type="float">
            <text:p>131,29</text:p>
          </table:table-cell>
          <table:table-cell table:formula="of:=&quot;INSERT INTO property (property_type_id, content, item_id) VALUES (4, '&quot;&amp;[.J56]&amp;&quot;', &quot;&amp;[.B56]&amp;&quot;);&quot;" office:value-type="string" office:string-value="INSERT INTO property (property_type_id, content, item_id) VALUES (4, '131,29', 54);" calcext:value-type="string">
            <text:p>INSERT INTO property (property_type_id, content, item_id) VALUES (4, '131,29', 54);</text:p>
          </table:table-cell>
          <table:table-cell office:value-type="string" calcext:value-type="string">
            <text:p>gaz</text:p>
          </table:table-cell>
          <table:table-cell table:formula="of:=&quot;INSERT INTO property (property_type_id, content, item_id) VALUES (5, '&quot;&amp;[.L56]&amp;&quot;', &quot;&amp;[.B56]&amp;&quot;);&quot;" office:value-type="string" office:string-value="INSERT INTO property (property_type_id, content, item_id) VALUES (5, 'gaz', 54);" calcext:value-type="string">
            <text:p>INSERT INTO property (property_type_id, content, item_id) VALUES (5, 'gaz', 54);</text:p>
          </table:table-cell>
          <table:table-cell office:value-type="string" calcext:value-type="string">
            <text:p>niemetal/gaz szlachetny</text:p>
          </table:table-cell>
          <table:table-cell table:formula="of:=&quot;INSERT INTO property (property_type_id, content, item_id) VALUES (6, '&quot;&amp;[.N56]&amp;&quot;', &quot;&amp;[.B56]&amp;&quot;);&quot;" office:value-type="string" office:string-value="INSERT INTO property (property_type_id, content, item_id) VALUES (6, 'niemetal/gaz szlachetny', 54);" calcext:value-type="string">
            <text:p>INSERT INTO property (property_type_id, content, item_id) VALUES (6, 'niemetal/gaz szlachetny', 54);</text:p>
          </table:table-cell>
          <table:table-cell office:value-type="float" office:value="1898" calcext:value-type="float">
            <text:p>1898</text:p>
          </table:table-cell>
          <table:table-cell table:formula="of:=&quot;INSERT INTO property (property_type_id, content, item_id) VALUES (7, '&quot;&amp;[.P56]&amp;&quot;', &quot;&amp;[.B56]&amp;&quot;);&quot;" office:value-type="string" office:string-value="INSERT INTO property (property_type_id, content, item_id) VALUES (7, '1898', 54);" calcext:value-type="string">
            <text:p>INSERT INTO property (property_type_id, content, item_id) VALUES (7, '1898', 54);</text:p>
          </table:table-cell>
          <table:table-cell table:number-columns-repeated="6"/>
          <table:table-cell office:value-type="string" calcext:value-type="string">
            <text:p>Ramsay i Travers</text:p>
          </table:table-cell>
          <table:table-cell office:value-type="float" office:value="-111.9" calcext:value-type="float">
            <text:p>-111,9</text:p>
          </table:table-cell>
          <table:table-cell office:value-type="float" office:value="-107" calcext:value-type="float">
            <text:p>-10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&quot;INSERT INTO item (id, topic_id) VALUES (&quot;&amp;[.B57]&amp;&quot;, 1);&quot;" office:value-type="string" office:string-value="INSERT INTO item (id, topic_id) VALUES (55, 1);" calcext:value-type="string">
            <text:p>INSERT INTO item (id, topic_id) VALUES (55, 1);</text:p>
          </table:table-cell>
          <table:table-cell office:value-type="string" calcext:value-type="string">
            <text:p>Cez</text:p>
          </table:table-cell>
          <table:table-cell table:formula="of:=&quot;INSERT INTO property (property_type_id, content, item_id) VALUES (1, '&quot;&amp;[.D57]&amp;&quot;', &quot;&amp;[.B57]&amp;&quot;);&quot;" office:value-type="string" office:string-value="INSERT INTO property (property_type_id, content, item_id) VALUES (1, 'Cez', 55);" calcext:value-type="string">
            <text:p>INSERT INTO property (property_type_id, content, item_id) VALUES (1, 'Cez', 55);</text:p>
          </table:table-cell>
          <table:table-cell office:value-type="string" calcext:value-type="string">
            <text:p>Cs</text:p>
          </table:table-cell>
          <table:table-cell table:formula="of:=&quot;INSERT INTO property (property_type_id, content, item_id) VALUES (2, '&quot;&amp;[.F57]&amp;&quot;', &quot;&amp;[.B57]&amp;&quot;);&quot;" office:value-type="string" office:string-value="INSERT INTO property (property_type_id, content, item_id) VALUES (2, 'Cs', 55);" calcext:value-type="string">
            <text:p>INSERT INTO property (property_type_id, content, item_id) VALUES (2, 'Cs', 55);</text:p>
          </table:table-cell>
          <table:table-cell office:value-type="float" office:value="55" calcext:value-type="float">
            <text:p>55</text:p>
          </table:table-cell>
          <table:table-cell table:formula="of:=&quot;INSERT INTO property (property_type_id, content, item_id) VALUES (3, '&quot;&amp;[.H57]&amp;&quot;', &quot;&amp;[.B57]&amp;&quot;);&quot;" office:value-type="string" office:string-value="INSERT INTO property (property_type_id, content, item_id) VALUES (3, '55', 55);" calcext:value-type="string">
            <text:p>INSERT INTO property (property_type_id, content, item_id) VALUES (3, '55', 55);</text:p>
          </table:table-cell>
          <table:table-cell office:value-type="float" office:value="132.90543" calcext:value-type="float">
            <text:p>132,90543</text:p>
          </table:table-cell>
          <table:table-cell table:formula="of:=&quot;INSERT INTO property (property_type_id, content, item_id) VALUES (4, '&quot;&amp;[.J57]&amp;&quot;', &quot;&amp;[.B57]&amp;&quot;);&quot;" office:value-type="string" office:string-value="INSERT INTO property (property_type_id, content, item_id) VALUES (4, '132,90543', 55);" calcext:value-type="string">
            <text:p>INSERT INTO property (property_type_id, content, item_id) VALUES (4, '132,90543', 55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57]&amp;&quot;', &quot;&amp;[.B57]&amp;&quot;);&quot;" office:value-type="string" office:string-value="INSERT INTO property (property_type_id, content, item_id) VALUES (5, 'ciało stałe', 55);" calcext:value-type="string">
            <text:p>INSERT INTO property (property_type_id, content, item_id) VALUES (5, 'ciało stałe', 55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57]&amp;&quot;', &quot;&amp;[.B57]&amp;&quot;);&quot;" office:value-type="string" office:string-value="INSERT INTO property (property_type_id, content, item_id) VALUES (6, 'metal', 55);" calcext:value-type="string">
            <text:p>INSERT INTO property (property_type_id, content, item_id) VALUES (6, 'metal', 55);</text:p>
          </table:table-cell>
          <table:table-cell office:value-type="float" office:value="1860" calcext:value-type="float">
            <text:p>1860</text:p>
          </table:table-cell>
          <table:table-cell table:formula="of:=&quot;INSERT INTO property (property_type_id, content, item_id) VALUES (7, '&quot;&amp;[.P57]&amp;&quot;', &quot;&amp;[.B57]&amp;&quot;);&quot;" office:value-type="string" office:string-value="INSERT INTO property (property_type_id, content, item_id) VALUES (7, '1860', 55);" calcext:value-type="string">
            <text:p>INSERT INTO property (property_type_id, content, item_id) VALUES (7, '1860', 55);</text:p>
          </table:table-cell>
          <table:table-cell table:number-columns-repeated="6"/>
          <table:table-cell office:value-type="string" calcext:value-type="string">
            <text:p>Bunsen i Kirchhoff</text:p>
          </table:table-cell>
          <table:table-cell office:value-type="float" office:value="28.4" calcext:value-type="float">
            <text:p>28,4</text:p>
          </table:table-cell>
          <table:table-cell office:value-type="float" office:value="690" calcext:value-type="float">
            <text:p>69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&quot;INSERT INTO item (id, topic_id) VALUES (&quot;&amp;[.B58]&amp;&quot;, 1);&quot;" office:value-type="string" office:string-value="INSERT INTO item (id, topic_id) VALUES (56, 1);" calcext:value-type="string">
            <text:p>INSERT INTO item (id, topic_id) VALUES (56, 1);</text:p>
          </table:table-cell>
          <table:table-cell office:value-type="string" calcext:value-type="string">
            <text:p>Bar</text:p>
          </table:table-cell>
          <table:table-cell table:formula="of:=&quot;INSERT INTO property (property_type_id, content, item_id) VALUES (1, '&quot;&amp;[.D58]&amp;&quot;', &quot;&amp;[.B58]&amp;&quot;);&quot;" office:value-type="string" office:string-value="INSERT INTO property (property_type_id, content, item_id) VALUES (1, 'Bar', 56);" calcext:value-type="string">
            <text:p>INSERT INTO property (property_type_id, content, item_id) VALUES (1, 'Bar', 56);</text:p>
          </table:table-cell>
          <table:table-cell office:value-type="string" calcext:value-type="string">
            <text:p>Ba</text:p>
          </table:table-cell>
          <table:table-cell table:formula="of:=&quot;INSERT INTO property (property_type_id, content, item_id) VALUES (2, '&quot;&amp;[.F58]&amp;&quot;', &quot;&amp;[.B58]&amp;&quot;);&quot;" office:value-type="string" office:string-value="INSERT INTO property (property_type_id, content, item_id) VALUES (2, 'Ba', 56);" calcext:value-type="string">
            <text:p>INSERT INTO property (property_type_id, content, item_id) VALUES (2, 'Ba', 56);</text:p>
          </table:table-cell>
          <table:table-cell office:value-type="float" office:value="56" calcext:value-type="float">
            <text:p>56</text:p>
          </table:table-cell>
          <table:table-cell table:formula="of:=&quot;INSERT INTO property (property_type_id, content, item_id) VALUES (3, '&quot;&amp;[.H58]&amp;&quot;', &quot;&amp;[.B58]&amp;&quot;);&quot;" office:value-type="string" office:string-value="INSERT INTO property (property_type_id, content, item_id) VALUES (3, '56', 56);" calcext:value-type="string">
            <text:p>INSERT INTO property (property_type_id, content, item_id) VALUES (3, '56', 56);</text:p>
          </table:table-cell>
          <table:table-cell office:value-type="float" office:value="137.327" calcext:value-type="float">
            <text:p>137,327</text:p>
          </table:table-cell>
          <table:table-cell table:formula="of:=&quot;INSERT INTO property (property_type_id, content, item_id) VALUES (4, '&quot;&amp;[.J58]&amp;&quot;', &quot;&amp;[.B58]&amp;&quot;);&quot;" office:value-type="string" office:string-value="INSERT INTO property (property_type_id, content, item_id) VALUES (4, '137,327', 56);" calcext:value-type="string">
            <text:p>INSERT INTO property (property_type_id, content, item_id) VALUES (4, '137,327', 56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58]&amp;&quot;', &quot;&amp;[.B58]&amp;&quot;);&quot;" office:value-type="string" office:string-value="INSERT INTO property (property_type_id, content, item_id) VALUES (5, 'ciało stałe', 56);" calcext:value-type="string">
            <text:p>INSERT INTO property (property_type_id, content, item_id) VALUES (5, 'ciało stałe', 56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58]&amp;&quot;', &quot;&amp;[.B58]&amp;&quot;);&quot;" office:value-type="string" office:string-value="INSERT INTO property (property_type_id, content, item_id) VALUES (6, 'metal', 56);" calcext:value-type="string">
            <text:p>INSERT INTO property (property_type_id, content, item_id) VALUES (6, 'metal', 56);</text:p>
          </table:table-cell>
          <table:table-cell office:value-type="float" office:value="1808" calcext:value-type="float">
            <text:p>1808</text:p>
          </table:table-cell>
          <table:table-cell table:formula="of:=&quot;INSERT INTO property (property_type_id, content, item_id) VALUES (7, '&quot;&amp;[.P58]&amp;&quot;', &quot;&amp;[.B58]&amp;&quot;);&quot;" office:value-type="string" office:string-value="INSERT INTO property (property_type_id, content, item_id) VALUES (7, '1808', 56);" calcext:value-type="string">
            <text:p>INSERT INTO property (property_type_id, content, item_id) VALUES (7, '1808', 56);</text:p>
          </table:table-cell>
          <table:table-cell table:number-columns-repeated="6"/>
          <table:table-cell office:value-type="string" calcext:value-type="string">
            <text:p>Davy</text:p>
          </table:table-cell>
          <table:table-cell office:value-type="float" office:value="725" calcext:value-type="float">
            <text:p>725</text:p>
          </table:table-cell>
          <table:table-cell office:value-type="float" office:value="1640" calcext:value-type="float">
            <text:p>164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&quot;INSERT INTO item (id, topic_id) VALUES (&quot;&amp;[.B59]&amp;&quot;, 1);&quot;" office:value-type="string" office:string-value="INSERT INTO item (id, topic_id) VALUES (57, 1);" calcext:value-type="string">
            <text:p>INSERT INTO item (id, topic_id) VALUES (57, 1);</text:p>
          </table:table-cell>
          <table:table-cell office:value-type="string" calcext:value-type="string">
            <text:p>Lantan</text:p>
          </table:table-cell>
          <table:table-cell table:formula="of:=&quot;INSERT INTO property (property_type_id, content, item_id) VALUES (1, '&quot;&amp;[.D59]&amp;&quot;', &quot;&amp;[.B59]&amp;&quot;);&quot;" office:value-type="string" office:string-value="INSERT INTO property (property_type_id, content, item_id) VALUES (1, 'Lantan', 57);" calcext:value-type="string">
            <text:p>INSERT INTO property (property_type_id, content, item_id) VALUES (1, 'Lantan', 57);</text:p>
          </table:table-cell>
          <table:table-cell office:value-type="string" calcext:value-type="string">
            <text:p>La</text:p>
          </table:table-cell>
          <table:table-cell table:formula="of:=&quot;INSERT INTO property (property_type_id, content, item_id) VALUES (2, '&quot;&amp;[.F59]&amp;&quot;', &quot;&amp;[.B59]&amp;&quot;);&quot;" office:value-type="string" office:string-value="INSERT INTO property (property_type_id, content, item_id) VALUES (2, 'La', 57);" calcext:value-type="string">
            <text:p>INSERT INTO property (property_type_id, content, item_id) VALUES (2, 'La', 57);</text:p>
          </table:table-cell>
          <table:table-cell office:value-type="float" office:value="57" calcext:value-type="float">
            <text:p>57</text:p>
          </table:table-cell>
          <table:table-cell table:formula="of:=&quot;INSERT INTO property (property_type_id, content, item_id) VALUES (3, '&quot;&amp;[.H59]&amp;&quot;', &quot;&amp;[.B59]&amp;&quot;);&quot;" office:value-type="string" office:string-value="INSERT INTO property (property_type_id, content, item_id) VALUES (3, '57', 57);" calcext:value-type="string">
            <text:p>INSERT INTO property (property_type_id, content, item_id) VALUES (3, '57', 57);</text:p>
          </table:table-cell>
          <table:table-cell office:value-type="float" office:value="138.9055" calcext:value-type="float">
            <text:p>138,9055</text:p>
          </table:table-cell>
          <table:table-cell table:formula="of:=&quot;INSERT INTO property (property_type_id, content, item_id) VALUES (4, '&quot;&amp;[.J59]&amp;&quot;', &quot;&amp;[.B59]&amp;&quot;);&quot;" office:value-type="string" office:string-value="INSERT INTO property (property_type_id, content, item_id) VALUES (4, '138,9055', 57);" calcext:value-type="string">
            <text:p>INSERT INTO property (property_type_id, content, item_id) VALUES (4, '138,9055', 57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59]&amp;&quot;', &quot;&amp;[.B59]&amp;&quot;);&quot;" office:value-type="string" office:string-value="INSERT INTO property (property_type_id, content, item_id) VALUES (5, 'ciało stałe', 57);" calcext:value-type="string">
            <text:p>INSERT INTO property (property_type_id, content, item_id) VALUES (5, 'ciało stałe', 57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59]&amp;&quot;', &quot;&amp;[.B59]&amp;&quot;);&quot;" office:value-type="string" office:string-value="INSERT INTO property (property_type_id, content, item_id) VALUES (6, 'metal', 57);" calcext:value-type="string">
            <text:p>INSERT INTO property (property_type_id, content, item_id) VALUES (6, 'metal', 57);</text:p>
          </table:table-cell>
          <table:table-cell office:value-type="float" office:value="1839" calcext:value-type="float">
            <text:p>1839</text:p>
          </table:table-cell>
          <table:table-cell table:formula="of:=&quot;INSERT INTO property (property_type_id, content, item_id) VALUES (7, '&quot;&amp;[.P59]&amp;&quot;', &quot;&amp;[.B59]&amp;&quot;);&quot;" office:value-type="string" office:string-value="INSERT INTO property (property_type_id, content, item_id) VALUES (7, '1839', 57);" calcext:value-type="string">
            <text:p>INSERT INTO property (property_type_id, content, item_id) VALUES (7, '1839', 57);</text:p>
          </table:table-cell>
          <table:table-cell table:number-columns-repeated="6"/>
          <table:table-cell office:value-type="string" calcext:value-type="string">
            <text:p>Mosander</text:p>
          </table:table-cell>
          <table:table-cell office:value-type="float" office:value="920" calcext:value-type="float">
            <text:p>920</text:p>
          </table:table-cell>
          <table:table-cell office:value-type="float" office:value="3454" calcext:value-type="float">
            <text:p>3454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&quot;INSERT INTO item (id, topic_id) VALUES (&quot;&amp;[.B60]&amp;&quot;, 1);&quot;" office:value-type="string" office:string-value="INSERT INTO item (id, topic_id) VALUES (58, 1);" calcext:value-type="string">
            <text:p>INSERT INTO item (id, topic_id) VALUES (58, 1);</text:p>
          </table:table-cell>
          <table:table-cell office:value-type="string" calcext:value-type="string">
            <text:p>Cer</text:p>
          </table:table-cell>
          <table:table-cell table:formula="of:=&quot;INSERT INTO property (property_type_id, content, item_id) VALUES (1, '&quot;&amp;[.D60]&amp;&quot;', &quot;&amp;[.B60]&amp;&quot;);&quot;" office:value-type="string" office:string-value="INSERT INTO property (property_type_id, content, item_id) VALUES (1, 'Cer', 58);" calcext:value-type="string">
            <text:p>INSERT INTO property (property_type_id, content, item_id) VALUES (1, 'Cer', 58);</text:p>
          </table:table-cell>
          <table:table-cell office:value-type="string" calcext:value-type="string">
            <text:p>Ce</text:p>
          </table:table-cell>
          <table:table-cell table:formula="of:=&quot;INSERT INTO property (property_type_id, content, item_id) VALUES (2, '&quot;&amp;[.F60]&amp;&quot;', &quot;&amp;[.B60]&amp;&quot;);&quot;" office:value-type="string" office:string-value="INSERT INTO property (property_type_id, content, item_id) VALUES (2, 'Ce', 58);" calcext:value-type="string">
            <text:p>INSERT INTO property (property_type_id, content, item_id) VALUES (2, 'Ce', 58);</text:p>
          </table:table-cell>
          <table:table-cell office:value-type="float" office:value="58" calcext:value-type="float">
            <text:p>58</text:p>
          </table:table-cell>
          <table:table-cell table:formula="of:=&quot;INSERT INTO property (property_type_id, content, item_id) VALUES (3, '&quot;&amp;[.H60]&amp;&quot;', &quot;&amp;[.B60]&amp;&quot;);&quot;" office:value-type="string" office:string-value="INSERT INTO property (property_type_id, content, item_id) VALUES (3, '58', 58);" calcext:value-type="string">
            <text:p>INSERT INTO property (property_type_id, content, item_id) VALUES (3, '58', 58);</text:p>
          </table:table-cell>
          <table:table-cell office:value-type="float" office:value="140.115" calcext:value-type="float">
            <text:p>140,115</text:p>
          </table:table-cell>
          <table:table-cell table:formula="of:=&quot;INSERT INTO property (property_type_id, content, item_id) VALUES (4, '&quot;&amp;[.J60]&amp;&quot;', &quot;&amp;[.B60]&amp;&quot;);&quot;" office:value-type="string" office:string-value="INSERT INTO property (property_type_id, content, item_id) VALUES (4, '140,115', 58);" calcext:value-type="string">
            <text:p>INSERT INTO property (property_type_id, content, item_id) VALUES (4, '140,115', 58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60]&amp;&quot;', &quot;&amp;[.B60]&amp;&quot;);&quot;" office:value-type="string" office:string-value="INSERT INTO property (property_type_id, content, item_id) VALUES (5, 'ciało stałe', 58);" calcext:value-type="string">
            <text:p>INSERT INTO property (property_type_id, content, item_id) VALUES (5, 'ciało stałe', 58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60]&amp;&quot;', &quot;&amp;[.B60]&amp;&quot;);&quot;" office:value-type="string" office:string-value="INSERT INTO property (property_type_id, content, item_id) VALUES (6, 'metal', 58);" calcext:value-type="string">
            <text:p>INSERT INTO property (property_type_id, content, item_id) VALUES (6, 'metal', 58);</text:p>
          </table:table-cell>
          <table:table-cell office:value-type="float" office:value="1803" calcext:value-type="float">
            <text:p>1803</text:p>
          </table:table-cell>
          <table:table-cell table:formula="of:=&quot;INSERT INTO property (property_type_id, content, item_id) VALUES (7, '&quot;&amp;[.P60]&amp;&quot;', &quot;&amp;[.B60]&amp;&quot;);&quot;" office:value-type="string" office:string-value="INSERT INTO property (property_type_id, content, item_id) VALUES (7, '1803', 58);" calcext:value-type="string">
            <text:p>INSERT INTO property (property_type_id, content, item_id) VALUES (7, '1803', 58);</text:p>
          </table:table-cell>
          <table:table-cell table:number-columns-repeated="6"/>
          <table:table-cell office:value-type="string" calcext:value-type="string">
            <text:p>von Hisinger i Berzelius</text:p>
          </table:table-cell>
          <table:table-cell office:value-type="float" office:value="798" calcext:value-type="float">
            <text:p>798</text:p>
          </table:table-cell>
          <table:table-cell office:value-type="float" office:value="3257" calcext:value-type="float">
            <text:p>325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&quot;INSERT INTO item (id, topic_id) VALUES (&quot;&amp;[.B61]&amp;&quot;, 1);&quot;" office:value-type="string" office:string-value="INSERT INTO item (id, topic_id) VALUES (59, 1);" calcext:value-type="string">
            <text:p>INSERT INTO item (id, topic_id) VALUES (59, 1);</text:p>
          </table:table-cell>
          <table:table-cell office:value-type="string" calcext:value-type="string">
            <text:p>Prazeodym</text:p>
          </table:table-cell>
          <table:table-cell table:formula="of:=&quot;INSERT INTO property (property_type_id, content, item_id) VALUES (1, '&quot;&amp;[.D61]&amp;&quot;', &quot;&amp;[.B61]&amp;&quot;);&quot;" office:value-type="string" office:string-value="INSERT INTO property (property_type_id, content, item_id) VALUES (1, 'Prazeodym', 59);" calcext:value-type="string">
            <text:p>INSERT INTO property (property_type_id, content, item_id) VALUES (1, 'Prazeodym', 59);</text:p>
          </table:table-cell>
          <table:table-cell office:value-type="string" calcext:value-type="string">
            <text:p>Pr</text:p>
          </table:table-cell>
          <table:table-cell table:formula="of:=&quot;INSERT INTO property (property_type_id, content, item_id) VALUES (2, '&quot;&amp;[.F61]&amp;&quot;', &quot;&amp;[.B61]&amp;&quot;);&quot;" office:value-type="string" office:string-value="INSERT INTO property (property_type_id, content, item_id) VALUES (2, 'Pr', 59);" calcext:value-type="string">
            <text:p>INSERT INTO property (property_type_id, content, item_id) VALUES (2, 'Pr', 59);</text:p>
          </table:table-cell>
          <table:table-cell office:value-type="float" office:value="59" calcext:value-type="float">
            <text:p>59</text:p>
          </table:table-cell>
          <table:table-cell table:formula="of:=&quot;INSERT INTO property (property_type_id, content, item_id) VALUES (3, '&quot;&amp;[.H61]&amp;&quot;', &quot;&amp;[.B61]&amp;&quot;);&quot;" office:value-type="string" office:string-value="INSERT INTO property (property_type_id, content, item_id) VALUES (3, '59', 59);" calcext:value-type="string">
            <text:p>INSERT INTO property (property_type_id, content, item_id) VALUES (3, '59', 59);</text:p>
          </table:table-cell>
          <table:table-cell office:value-type="float" office:value="140.90765" calcext:value-type="float">
            <text:p>140,90765</text:p>
          </table:table-cell>
          <table:table-cell table:formula="of:=&quot;INSERT INTO property (property_type_id, content, item_id) VALUES (4, '&quot;&amp;[.J61]&amp;&quot;', &quot;&amp;[.B61]&amp;&quot;);&quot;" office:value-type="string" office:string-value="INSERT INTO property (property_type_id, content, item_id) VALUES (4, '140,90765', 59);" calcext:value-type="string">
            <text:p>INSERT INTO property (property_type_id, content, item_id) VALUES (4, '140,90765', 59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61]&amp;&quot;', &quot;&amp;[.B61]&amp;&quot;);&quot;" office:value-type="string" office:string-value="INSERT INTO property (property_type_id, content, item_id) VALUES (5, 'ciało stałe', 59);" calcext:value-type="string">
            <text:p>INSERT INTO property (property_type_id, content, item_id) VALUES (5, 'ciało stałe', 59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61]&amp;&quot;', &quot;&amp;[.B61]&amp;&quot;);&quot;" office:value-type="string" office:string-value="INSERT INTO property (property_type_id, content, item_id) VALUES (6, 'metal', 59);" calcext:value-type="string">
            <text:p>INSERT INTO property (property_type_id, content, item_id) VALUES (6, 'metal', 59);</text:p>
          </table:table-cell>
          <table:table-cell office:value-type="float" office:value="1885" calcext:value-type="float">
            <text:p>1885</text:p>
          </table:table-cell>
          <table:table-cell table:formula="of:=&quot;INSERT INTO property (property_type_id, content, item_id) VALUES (7, '&quot;&amp;[.P61]&amp;&quot;', &quot;&amp;[.B61]&amp;&quot;);&quot;" office:value-type="string" office:string-value="INSERT INTO property (property_type_id, content, item_id) VALUES (7, '1885', 59);" calcext:value-type="string">
            <text:p>INSERT INTO property (property_type_id, content, item_id) VALUES (7, '1885', 59);</text:p>
          </table:table-cell>
          <table:table-cell table:number-columns-repeated="6"/>
          <table:table-cell office:value-type="string" calcext:value-type="string">
            <text:p>von Welsbach</text:p>
          </table:table-cell>
          <table:table-cell office:value-type="float" office:value="931" calcext:value-type="float">
            <text:p>931</text:p>
          </table:table-cell>
          <table:table-cell office:value-type="float" office:value="3212" calcext:value-type="float">
            <text:p>321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&quot;INSERT INTO item (id, topic_id) VALUES (&quot;&amp;[.B62]&amp;&quot;, 1);&quot;" office:value-type="string" office:string-value="INSERT INTO item (id, topic_id) VALUES (60, 1);" calcext:value-type="string">
            <text:p>INSERT INTO item (id, topic_id) VALUES (60, 1);</text:p>
          </table:table-cell>
          <table:table-cell office:value-type="string" calcext:value-type="string">
            <text:p>Neodym</text:p>
          </table:table-cell>
          <table:table-cell table:formula="of:=&quot;INSERT INTO property (property_type_id, content, item_id) VALUES (1, '&quot;&amp;[.D62]&amp;&quot;', &quot;&amp;[.B62]&amp;&quot;);&quot;" office:value-type="string" office:string-value="INSERT INTO property (property_type_id, content, item_id) VALUES (1, 'Neodym', 60);" calcext:value-type="string">
            <text:p>INSERT INTO property (property_type_id, content, item_id) VALUES (1, 'Neodym', 60);</text:p>
          </table:table-cell>
          <table:table-cell office:value-type="string" calcext:value-type="string">
            <text:p>Nd</text:p>
          </table:table-cell>
          <table:table-cell table:formula="of:=&quot;INSERT INTO property (property_type_id, content, item_id) VALUES (2, '&quot;&amp;[.F62]&amp;&quot;', &quot;&amp;[.B62]&amp;&quot;);&quot;" office:value-type="string" office:string-value="INSERT INTO property (property_type_id, content, item_id) VALUES (2, 'Nd', 60);" calcext:value-type="string">
            <text:p>INSERT INTO property (property_type_id, content, item_id) VALUES (2, 'Nd', 60);</text:p>
          </table:table-cell>
          <table:table-cell office:value-type="float" office:value="60" calcext:value-type="float">
            <text:p>60</text:p>
          </table:table-cell>
          <table:table-cell table:formula="of:=&quot;INSERT INTO property (property_type_id, content, item_id) VALUES (3, '&quot;&amp;[.H62]&amp;&quot;', &quot;&amp;[.B62]&amp;&quot;);&quot;" office:value-type="string" office:string-value="INSERT INTO property (property_type_id, content, item_id) VALUES (3, '60', 60);" calcext:value-type="string">
            <text:p>INSERT INTO property (property_type_id, content, item_id) VALUES (3, '60', 60);</text:p>
          </table:table-cell>
          <table:table-cell office:value-type="float" office:value="144.24" calcext:value-type="float">
            <text:p>144,24</text:p>
          </table:table-cell>
          <table:table-cell table:formula="of:=&quot;INSERT INTO property (property_type_id, content, item_id) VALUES (4, '&quot;&amp;[.J62]&amp;&quot;', &quot;&amp;[.B62]&amp;&quot;);&quot;" office:value-type="string" office:string-value="INSERT INTO property (property_type_id, content, item_id) VALUES (4, '144,24', 60);" calcext:value-type="string">
            <text:p>INSERT INTO property (property_type_id, content, item_id) VALUES (4, '144,24', 60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62]&amp;&quot;', &quot;&amp;[.B62]&amp;&quot;);&quot;" office:value-type="string" office:string-value="INSERT INTO property (property_type_id, content, item_id) VALUES (5, 'ciało stałe', 60);" calcext:value-type="string">
            <text:p>INSERT INTO property (property_type_id, content, item_id) VALUES (5, 'ciało stałe', 60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62]&amp;&quot;', &quot;&amp;[.B62]&amp;&quot;);&quot;" office:value-type="string" office:string-value="INSERT INTO property (property_type_id, content, item_id) VALUES (6, 'metal', 60);" calcext:value-type="string">
            <text:p>INSERT INTO property (property_type_id, content, item_id) VALUES (6, 'metal', 60);</text:p>
          </table:table-cell>
          <table:table-cell office:value-type="float" office:value="1885" calcext:value-type="float">
            <text:p>1885</text:p>
          </table:table-cell>
          <table:table-cell table:formula="of:=&quot;INSERT INTO property (property_type_id, content, item_id) VALUES (7, '&quot;&amp;[.P62]&amp;&quot;', &quot;&amp;[.B62]&amp;&quot;);&quot;" office:value-type="string" office:string-value="INSERT INTO property (property_type_id, content, item_id) VALUES (7, '1885', 60);" calcext:value-type="string">
            <text:p>INSERT INTO property (property_type_id, content, item_id) VALUES (7, '1885', 60);</text:p>
          </table:table-cell>
          <table:table-cell table:number-columns-repeated="6"/>
          <table:table-cell office:value-type="string" calcext:value-type="string">
            <text:p>von Welsbach</text:p>
          </table:table-cell>
          <table:table-cell office:value-type="float" office:value="1010" calcext:value-type="float">
            <text:p>1010</text:p>
          </table:table-cell>
          <table:table-cell office:value-type="float" office:value="3127" calcext:value-type="float">
            <text:p>312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&quot;INSERT INTO item (id, topic_id) VALUES (&quot;&amp;[.B63]&amp;&quot;, 1);&quot;" office:value-type="string" office:string-value="INSERT INTO item (id, topic_id) VALUES (61, 1);" calcext:value-type="string">
            <text:p>INSERT INTO item (id, topic_id) VALUES (61, 1);</text:p>
          </table:table-cell>
          <table:table-cell office:value-type="string" calcext:value-type="string">
            <text:p>Promet</text:p>
          </table:table-cell>
          <table:table-cell table:formula="of:=&quot;INSERT INTO property (property_type_id, content, item_id) VALUES (1, '&quot;&amp;[.D63]&amp;&quot;', &quot;&amp;[.B63]&amp;&quot;);&quot;" office:value-type="string" office:string-value="INSERT INTO property (property_type_id, content, item_id) VALUES (1, 'Promet', 61);" calcext:value-type="string">
            <text:p>INSERT INTO property (property_type_id, content, item_id) VALUES (1, 'Promet', 61);</text:p>
          </table:table-cell>
          <table:table-cell office:value-type="string" calcext:value-type="string">
            <text:p>Pm</text:p>
          </table:table-cell>
          <table:table-cell table:formula="of:=&quot;INSERT INTO property (property_type_id, content, item_id) VALUES (2, '&quot;&amp;[.F63]&amp;&quot;', &quot;&amp;[.B63]&amp;&quot;);&quot;" office:value-type="string" office:string-value="INSERT INTO property (property_type_id, content, item_id) VALUES (2, 'Pm', 61);" calcext:value-type="string">
            <text:p>INSERT INTO property (property_type_id, content, item_id) VALUES (2, 'Pm', 61);</text:p>
          </table:table-cell>
          <table:table-cell office:value-type="float" office:value="61" calcext:value-type="float">
            <text:p>61</text:p>
          </table:table-cell>
          <table:table-cell table:formula="of:=&quot;INSERT INTO property (property_type_id, content, item_id) VALUES (3, '&quot;&amp;[.H63]&amp;&quot;', &quot;&amp;[.B63]&amp;&quot;);&quot;" office:value-type="string" office:string-value="INSERT INTO property (property_type_id, content, item_id) VALUES (3, '61', 61);" calcext:value-type="string">
            <text:p>INSERT INTO property (property_type_id, content, item_id) VALUES (3, '61', 61);</text:p>
          </table:table-cell>
          <table:table-cell office:value-type="float" office:value="146.9151" calcext:value-type="float">
            <text:p>146,9151</text:p>
          </table:table-cell>
          <table:table-cell table:formula="of:=&quot;INSERT INTO property (property_type_id, content, item_id) VALUES (4, '&quot;&amp;[.J63]&amp;&quot;', &quot;&amp;[.B63]&amp;&quot;);&quot;" office:value-type="string" office:string-value="INSERT INTO property (property_type_id, content, item_id) VALUES (4, '146,9151', 61);" calcext:value-type="string">
            <text:p>INSERT INTO property (property_type_id, content, item_id) VALUES (4, '146,9151', 61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63]&amp;&quot;', &quot;&amp;[.B63]&amp;&quot;);&quot;" office:value-type="string" office:string-value="INSERT INTO property (property_type_id, content, item_id) VALUES (5, 'ciało stałe', 61);" calcext:value-type="string">
            <text:p>INSERT INTO property (property_type_id, content, item_id) VALUES (5, 'ciało stałe', 61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63]&amp;&quot;', &quot;&amp;[.B63]&amp;&quot;);&quot;" office:value-type="string" office:string-value="INSERT INTO property (property_type_id, content, item_id) VALUES (6, 'metal', 61);" calcext:value-type="string">
            <text:p>INSERT INTO property (property_type_id, content, item_id) VALUES (6, 'metal', 61);</text:p>
          </table:table-cell>
          <table:table-cell office:value-type="float" office:value="1945" calcext:value-type="float">
            <text:p>1945</text:p>
          </table:table-cell>
          <table:table-cell table:formula="of:=&quot;INSERT INTO property (property_type_id, content, item_id) VALUES (7, '&quot;&amp;[.P63]&amp;&quot;', &quot;&amp;[.B63]&amp;&quot;);&quot;" office:value-type="string" office:string-value="INSERT INTO property (property_type_id, content, item_id) VALUES (7, '1945', 61);" calcext:value-type="string">
            <text:p>INSERT INTO property (property_type_id, content, item_id) VALUES (7, '1945', 61);</text:p>
          </table:table-cell>
          <table:table-cell table:number-columns-repeated="6"/>
          <table:table-cell office:value-type="string" calcext:value-type="string">
            <text:p>Marinsky i Glendenin</text:p>
          </table:table-cell>
          <table:table-cell office:value-type="float" office:value="1080" calcext:value-type="float">
            <text:p>1080</text:p>
          </table:table-cell>
          <table:table-cell office:value-type="float" office:value="2730" calcext:value-type="float">
            <text:p>273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&quot;INSERT INTO item (id, topic_id) VALUES (&quot;&amp;[.B64]&amp;&quot;, 1);&quot;" office:value-type="string" office:string-value="INSERT INTO item (id, topic_id) VALUES (62, 1);" calcext:value-type="string">
            <text:p>INSERT INTO item (id, topic_id) VALUES (62, 1);</text:p>
          </table:table-cell>
          <table:table-cell office:value-type="string" calcext:value-type="string">
            <text:p>Samar</text:p>
          </table:table-cell>
          <table:table-cell table:formula="of:=&quot;INSERT INTO property (property_type_id, content, item_id) VALUES (1, '&quot;&amp;[.D64]&amp;&quot;', &quot;&amp;[.B64]&amp;&quot;);&quot;" office:value-type="string" office:string-value="INSERT INTO property (property_type_id, content, item_id) VALUES (1, 'Samar', 62);" calcext:value-type="string">
            <text:p>INSERT INTO property (property_type_id, content, item_id) VALUES (1, 'Samar', 62);</text:p>
          </table:table-cell>
          <table:table-cell office:value-type="string" calcext:value-type="string">
            <text:p>Sm</text:p>
          </table:table-cell>
          <table:table-cell table:formula="of:=&quot;INSERT INTO property (property_type_id, content, item_id) VALUES (2, '&quot;&amp;[.F64]&amp;&quot;', &quot;&amp;[.B64]&amp;&quot;);&quot;" office:value-type="string" office:string-value="INSERT INTO property (property_type_id, content, item_id) VALUES (2, 'Sm', 62);" calcext:value-type="string">
            <text:p>INSERT INTO property (property_type_id, content, item_id) VALUES (2, 'Sm', 62);</text:p>
          </table:table-cell>
          <table:table-cell office:value-type="float" office:value="62" calcext:value-type="float">
            <text:p>62</text:p>
          </table:table-cell>
          <table:table-cell table:formula="of:=&quot;INSERT INTO property (property_type_id, content, item_id) VALUES (3, '&quot;&amp;[.H64]&amp;&quot;', &quot;&amp;[.B64]&amp;&quot;);&quot;" office:value-type="string" office:string-value="INSERT INTO property (property_type_id, content, item_id) VALUES (3, '62', 62);" calcext:value-type="string">
            <text:p>INSERT INTO property (property_type_id, content, item_id) VALUES (3, '62', 62);</text:p>
          </table:table-cell>
          <table:table-cell office:value-type="float" office:value="150.36" calcext:value-type="float">
            <text:p>150,36</text:p>
          </table:table-cell>
          <table:table-cell table:formula="of:=&quot;INSERT INTO property (property_type_id, content, item_id) VALUES (4, '&quot;&amp;[.J64]&amp;&quot;', &quot;&amp;[.B64]&amp;&quot;);&quot;" office:value-type="string" office:string-value="INSERT INTO property (property_type_id, content, item_id) VALUES (4, '150,36', 62);" calcext:value-type="string">
            <text:p>INSERT INTO property (property_type_id, content, item_id) VALUES (4, '150,36', 62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64]&amp;&quot;', &quot;&amp;[.B64]&amp;&quot;);&quot;" office:value-type="string" office:string-value="INSERT INTO property (property_type_id, content, item_id) VALUES (5, 'ciało stałe', 62);" calcext:value-type="string">
            <text:p>INSERT INTO property (property_type_id, content, item_id) VALUES (5, 'ciało stałe', 62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64]&amp;&quot;', &quot;&amp;[.B64]&amp;&quot;);&quot;" office:value-type="string" office:string-value="INSERT INTO property (property_type_id, content, item_id) VALUES (6, 'metal', 62);" calcext:value-type="string">
            <text:p>INSERT INTO property (property_type_id, content, item_id) VALUES (6, 'metal', 62);</text:p>
          </table:table-cell>
          <table:table-cell office:value-type="float" office:value="1879" calcext:value-type="float">
            <text:p>1879</text:p>
          </table:table-cell>
          <table:table-cell table:formula="of:=&quot;INSERT INTO property (property_type_id, content, item_id) VALUES (7, '&quot;&amp;[.P64]&amp;&quot;', &quot;&amp;[.B64]&amp;&quot;);&quot;" office:value-type="string" office:string-value="INSERT INTO property (property_type_id, content, item_id) VALUES (7, '1879', 62);" calcext:value-type="string">
            <text:p>INSERT INTO property (property_type_id, content, item_id) VALUES (7, '1879', 62);</text:p>
          </table:table-cell>
          <table:table-cell table:number-columns-repeated="6"/>
          <table:table-cell office:value-type="string" calcext:value-type="string">
            <text:p>Lecoq de Boisbaudran</text:p>
          </table:table-cell>
          <table:table-cell office:value-type="float" office:value="1072" calcext:value-type="float">
            <text:p>1072</text:p>
          </table:table-cell>
          <table:table-cell office:value-type="float" office:value="1778" calcext:value-type="float">
            <text:p>177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&quot;INSERT INTO item (id, topic_id) VALUES (&quot;&amp;[.B65]&amp;&quot;, 1);&quot;" office:value-type="string" office:string-value="INSERT INTO item (id, topic_id) VALUES (63, 1);" calcext:value-type="string">
            <text:p>INSERT INTO item (id, topic_id) VALUES (63, 1);</text:p>
          </table:table-cell>
          <table:table-cell office:value-type="string" calcext:value-type="string">
            <text:p>Europ</text:p>
          </table:table-cell>
          <table:table-cell table:formula="of:=&quot;INSERT INTO property (property_type_id, content, item_id) VALUES (1, '&quot;&amp;[.D65]&amp;&quot;', &quot;&amp;[.B65]&amp;&quot;);&quot;" office:value-type="string" office:string-value="INSERT INTO property (property_type_id, content, item_id) VALUES (1, 'Europ', 63);" calcext:value-type="string">
            <text:p>INSERT INTO property (property_type_id, content, item_id) VALUES (1, 'Europ', 63);</text:p>
          </table:table-cell>
          <table:table-cell office:value-type="string" calcext:value-type="string">
            <text:p>Eu</text:p>
          </table:table-cell>
          <table:table-cell table:formula="of:=&quot;INSERT INTO property (property_type_id, content, item_id) VALUES (2, '&quot;&amp;[.F65]&amp;&quot;', &quot;&amp;[.B65]&amp;&quot;);&quot;" office:value-type="string" office:string-value="INSERT INTO property (property_type_id, content, item_id) VALUES (2, 'Eu', 63);" calcext:value-type="string">
            <text:p>INSERT INTO property (property_type_id, content, item_id) VALUES (2, 'Eu', 63);</text:p>
          </table:table-cell>
          <table:table-cell office:value-type="float" office:value="63" calcext:value-type="float">
            <text:p>63</text:p>
          </table:table-cell>
          <table:table-cell table:formula="of:=&quot;INSERT INTO property (property_type_id, content, item_id) VALUES (3, '&quot;&amp;[.H65]&amp;&quot;', &quot;&amp;[.B65]&amp;&quot;);&quot;" office:value-type="string" office:string-value="INSERT INTO property (property_type_id, content, item_id) VALUES (3, '63', 63);" calcext:value-type="string">
            <text:p>INSERT INTO property (property_type_id, content, item_id) VALUES (3, '63', 63);</text:p>
          </table:table-cell>
          <table:table-cell office:value-type="float" office:value="151.965" calcext:value-type="float">
            <text:p>151,965</text:p>
          </table:table-cell>
          <table:table-cell table:formula="of:=&quot;INSERT INTO property (property_type_id, content, item_id) VALUES (4, '&quot;&amp;[.J65]&amp;&quot;', &quot;&amp;[.B65]&amp;&quot;);&quot;" office:value-type="string" office:string-value="INSERT INTO property (property_type_id, content, item_id) VALUES (4, '151,965', 63);" calcext:value-type="string">
            <text:p>INSERT INTO property (property_type_id, content, item_id) VALUES (4, '151,965', 63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65]&amp;&quot;', &quot;&amp;[.B65]&amp;&quot;);&quot;" office:value-type="string" office:string-value="INSERT INTO property (property_type_id, content, item_id) VALUES (5, 'ciało stałe', 63);" calcext:value-type="string">
            <text:p>INSERT INTO property (property_type_id, content, item_id) VALUES (5, 'ciało stałe', 63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65]&amp;&quot;', &quot;&amp;[.B65]&amp;&quot;);&quot;" office:value-type="string" office:string-value="INSERT INTO property (property_type_id, content, item_id) VALUES (6, 'metal', 63);" calcext:value-type="string">
            <text:p>INSERT INTO property (property_type_id, content, item_id) VALUES (6, 'metal', 63);</text:p>
          </table:table-cell>
          <table:table-cell office:value-type="float" office:value="1901" calcext:value-type="float">
            <text:p>1901</text:p>
          </table:table-cell>
          <table:table-cell table:formula="of:=&quot;INSERT INTO property (property_type_id, content, item_id) VALUES (7, '&quot;&amp;[.P65]&amp;&quot;', &quot;&amp;[.B65]&amp;&quot;);&quot;" office:value-type="string" office:string-value="INSERT INTO property (property_type_id, content, item_id) VALUES (7, '1901', 63);" calcext:value-type="string">
            <text:p>INSERT INTO property (property_type_id, content, item_id) VALUES (7, '1901', 63);</text:p>
          </table:table-cell>
          <table:table-cell table:number-columns-repeated="6"/>
          <table:table-cell office:value-type="string" calcext:value-type="string">
            <text:p>Demaçay</text:p>
          </table:table-cell>
          <table:table-cell office:value-type="float" office:value="822" calcext:value-type="float">
            <text:p>822</text:p>
          </table:table-cell>
          <table:table-cell office:value-type="float" office:value="1597" calcext:value-type="float">
            <text:p>159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&quot;INSERT INTO item (id, topic_id) VALUES (&quot;&amp;[.B66]&amp;&quot;, 1);&quot;" office:value-type="string" office:string-value="INSERT INTO item (id, topic_id) VALUES (64, 1);" calcext:value-type="string">
            <text:p>INSERT INTO item (id, topic_id) VALUES (64, 1);</text:p>
          </table:table-cell>
          <table:table-cell office:value-type="string" calcext:value-type="string">
            <text:p>Gadolin</text:p>
          </table:table-cell>
          <table:table-cell table:formula="of:=&quot;INSERT INTO property (property_type_id, content, item_id) VALUES (1, '&quot;&amp;[.D66]&amp;&quot;', &quot;&amp;[.B66]&amp;&quot;);&quot;" office:value-type="string" office:string-value="INSERT INTO property (property_type_id, content, item_id) VALUES (1, 'Gadolin', 64);" calcext:value-type="string">
            <text:p>INSERT INTO property (property_type_id, content, item_id) VALUES (1, 'Gadolin', 64);</text:p>
          </table:table-cell>
          <table:table-cell office:value-type="string" calcext:value-type="string">
            <text:p>Gd</text:p>
          </table:table-cell>
          <table:table-cell table:formula="of:=&quot;INSERT INTO property (property_type_id, content, item_id) VALUES (2, '&quot;&amp;[.F66]&amp;&quot;', &quot;&amp;[.B66]&amp;&quot;);&quot;" office:value-type="string" office:string-value="INSERT INTO property (property_type_id, content, item_id) VALUES (2, 'Gd', 64);" calcext:value-type="string">
            <text:p>INSERT INTO property (property_type_id, content, item_id) VALUES (2, 'Gd', 64);</text:p>
          </table:table-cell>
          <table:table-cell office:value-type="float" office:value="64" calcext:value-type="float">
            <text:p>64</text:p>
          </table:table-cell>
          <table:table-cell table:formula="of:=&quot;INSERT INTO property (property_type_id, content, item_id) VALUES (3, '&quot;&amp;[.H66]&amp;&quot;', &quot;&amp;[.B66]&amp;&quot;);&quot;" office:value-type="string" office:string-value="INSERT INTO property (property_type_id, content, item_id) VALUES (3, '64', 64);" calcext:value-type="string">
            <text:p>INSERT INTO property (property_type_id, content, item_id) VALUES (3, '64', 64);</text:p>
          </table:table-cell>
          <table:table-cell office:value-type="float" office:value="157.25" calcext:value-type="float">
            <text:p>157,25</text:p>
          </table:table-cell>
          <table:table-cell table:formula="of:=&quot;INSERT INTO property (property_type_id, content, item_id) VALUES (4, '&quot;&amp;[.J66]&amp;&quot;', &quot;&amp;[.B66]&amp;&quot;);&quot;" office:value-type="string" office:string-value="INSERT INTO property (property_type_id, content, item_id) VALUES (4, '157,25', 64);" calcext:value-type="string">
            <text:p>INSERT INTO property (property_type_id, content, item_id) VALUES (4, '157,25', 64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66]&amp;&quot;', &quot;&amp;[.B66]&amp;&quot;);&quot;" office:value-type="string" office:string-value="INSERT INTO property (property_type_id, content, item_id) VALUES (5, 'ciało stałe', 64);" calcext:value-type="string">
            <text:p>INSERT INTO property (property_type_id, content, item_id) VALUES (5, 'ciało stałe', 64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66]&amp;&quot;', &quot;&amp;[.B66]&amp;&quot;);&quot;" office:value-type="string" office:string-value="INSERT INTO property (property_type_id, content, item_id) VALUES (6, 'metal', 64);" calcext:value-type="string">
            <text:p>INSERT INTO property (property_type_id, content, item_id) VALUES (6, 'metal', 64);</text:p>
          </table:table-cell>
          <table:table-cell office:value-type="float" office:value="1880" calcext:value-type="float">
            <text:p>1880</text:p>
          </table:table-cell>
          <table:table-cell table:formula="of:=&quot;INSERT INTO property (property_type_id, content, item_id) VALUES (7, '&quot;&amp;[.P66]&amp;&quot;', &quot;&amp;[.B66]&amp;&quot;);&quot;" office:value-type="string" office:string-value="INSERT INTO property (property_type_id, content, item_id) VALUES (7, '1880', 64);" calcext:value-type="string">
            <text:p>INSERT INTO property (property_type_id, content, item_id) VALUES (7, '1880', 64);</text:p>
          </table:table-cell>
          <table:table-cell table:number-columns-repeated="6"/>
          <table:table-cell office:value-type="string" calcext:value-type="string">
            <text:p>de Marignac</text:p>
          </table:table-cell>
          <table:table-cell office:value-type="float" office:value="1311" calcext:value-type="float">
            <text:p>1311</text:p>
          </table:table-cell>
          <table:table-cell office:value-type="float" office:value="3233" calcext:value-type="float">
            <text:p>323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&quot;INSERT INTO item (id, topic_id) VALUES (&quot;&amp;[.B67]&amp;&quot;, 1);&quot;" office:value-type="string" office:string-value="INSERT INTO item (id, topic_id) VALUES (65, 1);" calcext:value-type="string">
            <text:p>INSERT INTO item (id, topic_id) VALUES (65, 1);</text:p>
          </table:table-cell>
          <table:table-cell office:value-type="string" calcext:value-type="string">
            <text:p>Terb</text:p>
          </table:table-cell>
          <table:table-cell table:formula="of:=&quot;INSERT INTO property (property_type_id, content, item_id) VALUES (1, '&quot;&amp;[.D67]&amp;&quot;', &quot;&amp;[.B67]&amp;&quot;);&quot;" office:value-type="string" office:string-value="INSERT INTO property (property_type_id, content, item_id) VALUES (1, 'Terb', 65);" calcext:value-type="string">
            <text:p>INSERT INTO property (property_type_id, content, item_id) VALUES (1, 'Terb', 65);</text:p>
          </table:table-cell>
          <table:table-cell office:value-type="string" calcext:value-type="string">
            <text:p>Tb</text:p>
          </table:table-cell>
          <table:table-cell table:formula="of:=&quot;INSERT INTO property (property_type_id, content, item_id) VALUES (2, '&quot;&amp;[.F67]&amp;&quot;', &quot;&amp;[.B67]&amp;&quot;);&quot;" office:value-type="string" office:string-value="INSERT INTO property (property_type_id, content, item_id) VALUES (2, 'Tb', 65);" calcext:value-type="string">
            <text:p>INSERT INTO property (property_type_id, content, item_id) VALUES (2, 'Tb', 65);</text:p>
          </table:table-cell>
          <table:table-cell office:value-type="float" office:value="65" calcext:value-type="float">
            <text:p>65</text:p>
          </table:table-cell>
          <table:table-cell table:formula="of:=&quot;INSERT INTO property (property_type_id, content, item_id) VALUES (3, '&quot;&amp;[.H67]&amp;&quot;', &quot;&amp;[.B67]&amp;&quot;);&quot;" office:value-type="string" office:string-value="INSERT INTO property (property_type_id, content, item_id) VALUES (3, '65', 65);" calcext:value-type="string">
            <text:p>INSERT INTO property (property_type_id, content, item_id) VALUES (3, '65', 65);</text:p>
          </table:table-cell>
          <table:table-cell office:value-type="float" office:value="158.92534" calcext:value-type="float">
            <text:p>158,92534</text:p>
          </table:table-cell>
          <table:table-cell table:formula="of:=&quot;INSERT INTO property (property_type_id, content, item_id) VALUES (4, '&quot;&amp;[.J67]&amp;&quot;', &quot;&amp;[.B67]&amp;&quot;);&quot;" office:value-type="string" office:string-value="INSERT INTO property (property_type_id, content, item_id) VALUES (4, '158,92534', 65);" calcext:value-type="string">
            <text:p>INSERT INTO property (property_type_id, content, item_id) VALUES (4, '158,92534', 65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67]&amp;&quot;', &quot;&amp;[.B67]&amp;&quot;);&quot;" office:value-type="string" office:string-value="INSERT INTO property (property_type_id, content, item_id) VALUES (5, 'ciało stałe', 65);" calcext:value-type="string">
            <text:p>INSERT INTO property (property_type_id, content, item_id) VALUES (5, 'ciało stałe', 65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67]&amp;&quot;', &quot;&amp;[.B67]&amp;&quot;);&quot;" office:value-type="string" office:string-value="INSERT INTO property (property_type_id, content, item_id) VALUES (6, 'metal', 65);" calcext:value-type="string">
            <text:p>INSERT INTO property (property_type_id, content, item_id) VALUES (6, 'metal', 65);</text:p>
          </table:table-cell>
          <table:table-cell office:value-type="float" office:value="1843" calcext:value-type="float">
            <text:p>1843</text:p>
          </table:table-cell>
          <table:table-cell table:formula="of:=&quot;INSERT INTO property (property_type_id, content, item_id) VALUES (7, '&quot;&amp;[.P67]&amp;&quot;', &quot;&amp;[.B67]&amp;&quot;);&quot;" office:value-type="string" office:string-value="INSERT INTO property (property_type_id, content, item_id) VALUES (7, '1843', 65);" calcext:value-type="string">
            <text:p>INSERT INTO property (property_type_id, content, item_id) VALUES (7, '1843', 65);</text:p>
          </table:table-cell>
          <table:table-cell table:number-columns-repeated="6"/>
          <table:table-cell office:value-type="string" calcext:value-type="string">
            <text:p>Mosander</text:p>
          </table:table-cell>
          <table:table-cell office:value-type="float" office:value="1360" calcext:value-type="float">
            <text:p>1360</text:p>
          </table:table-cell>
          <table:table-cell office:value-type="float" office:value="3041" calcext:value-type="float">
            <text:p>304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&quot;INSERT INTO item (id, topic_id) VALUES (&quot;&amp;[.B68]&amp;&quot;, 1);&quot;" office:value-type="string" office:string-value="INSERT INTO item (id, topic_id) VALUES (66, 1);" calcext:value-type="string">
            <text:p>INSERT INTO item (id, topic_id) VALUES (66, 1);</text:p>
          </table:table-cell>
          <table:table-cell office:value-type="string" calcext:value-type="string">
            <text:p>Dysproz</text:p>
          </table:table-cell>
          <table:table-cell table:formula="of:=&quot;INSERT INTO property (property_type_id, content, item_id) VALUES (1, '&quot;&amp;[.D68]&amp;&quot;', &quot;&amp;[.B68]&amp;&quot;);&quot;" office:value-type="string" office:string-value="INSERT INTO property (property_type_id, content, item_id) VALUES (1, 'Dysproz', 66);" calcext:value-type="string">
            <text:p>INSERT INTO property (property_type_id, content, item_id) VALUES (1, 'Dysproz', 66);</text:p>
          </table:table-cell>
          <table:table-cell office:value-type="string" calcext:value-type="string">
            <text:p>Dy</text:p>
          </table:table-cell>
          <table:table-cell table:formula="of:=&quot;INSERT INTO property (property_type_id, content, item_id) VALUES (2, '&quot;&amp;[.F68]&amp;&quot;', &quot;&amp;[.B68]&amp;&quot;);&quot;" office:value-type="string" office:string-value="INSERT INTO property (property_type_id, content, item_id) VALUES (2, 'Dy', 66);" calcext:value-type="string">
            <text:p>INSERT INTO property (property_type_id, content, item_id) VALUES (2, 'Dy', 66);</text:p>
          </table:table-cell>
          <table:table-cell office:value-type="float" office:value="66" calcext:value-type="float">
            <text:p>66</text:p>
          </table:table-cell>
          <table:table-cell table:formula="of:=&quot;INSERT INTO property (property_type_id, content, item_id) VALUES (3, '&quot;&amp;[.H68]&amp;&quot;', &quot;&amp;[.B68]&amp;&quot;);&quot;" office:value-type="string" office:string-value="INSERT INTO property (property_type_id, content, item_id) VALUES (3, '66', 66);" calcext:value-type="string">
            <text:p>INSERT INTO property (property_type_id, content, item_id) VALUES (3, '66', 66);</text:p>
          </table:table-cell>
          <table:table-cell office:value-type="float" office:value="162.5" calcext:value-type="float">
            <text:p>162,5</text:p>
          </table:table-cell>
          <table:table-cell table:formula="of:=&quot;INSERT INTO property (property_type_id, content, item_id) VALUES (4, '&quot;&amp;[.J68]&amp;&quot;', &quot;&amp;[.B68]&amp;&quot;);&quot;" office:value-type="string" office:string-value="INSERT INTO property (property_type_id, content, item_id) VALUES (4, '162,5', 66);" calcext:value-type="string">
            <text:p>INSERT INTO property (property_type_id, content, item_id) VALUES (4, '162,5', 66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68]&amp;&quot;', &quot;&amp;[.B68]&amp;&quot;);&quot;" office:value-type="string" office:string-value="INSERT INTO property (property_type_id, content, item_id) VALUES (5, 'ciało stałe', 66);" calcext:value-type="string">
            <text:p>INSERT INTO property (property_type_id, content, item_id) VALUES (5, 'ciało stałe', 66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68]&amp;&quot;', &quot;&amp;[.B68]&amp;&quot;);&quot;" office:value-type="string" office:string-value="INSERT INTO property (property_type_id, content, item_id) VALUES (6, 'metal', 66);" calcext:value-type="string">
            <text:p>INSERT INTO property (property_type_id, content, item_id) VALUES (6, 'metal', 66);</text:p>
          </table:table-cell>
          <table:table-cell office:value-type="float" office:value="1886" calcext:value-type="float">
            <text:p>1886</text:p>
          </table:table-cell>
          <table:table-cell table:formula="of:=&quot;INSERT INTO property (property_type_id, content, item_id) VALUES (7, '&quot;&amp;[.P68]&amp;&quot;', &quot;&amp;[.B68]&amp;&quot;);&quot;" office:value-type="string" office:string-value="INSERT INTO property (property_type_id, content, item_id) VALUES (7, '1886', 66);" calcext:value-type="string">
            <text:p>INSERT INTO property (property_type_id, content, item_id) VALUES (7, '1886', 66);</text:p>
          </table:table-cell>
          <table:table-cell table:number-columns-repeated="6"/>
          <table:table-cell office:value-type="string" calcext:value-type="string">
            <text:p>Lecoq de Boisbaudran</text:p>
          </table:table-cell>
          <table:table-cell office:value-type="float" office:value="1409" calcext:value-type="float">
            <text:p>1409</text:p>
          </table:table-cell>
          <table:table-cell office:value-type="float" office:value="2335" calcext:value-type="float">
            <text:p>233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&quot;INSERT INTO item (id, topic_id) VALUES (&quot;&amp;[.B69]&amp;&quot;, 1);&quot;" office:value-type="string" office:string-value="INSERT INTO item (id, topic_id) VALUES (67, 1);" calcext:value-type="string">
            <text:p>INSERT INTO item (id, topic_id) VALUES (67, 1);</text:p>
          </table:table-cell>
          <table:table-cell office:value-type="string" calcext:value-type="string">
            <text:p>Holm</text:p>
          </table:table-cell>
          <table:table-cell table:formula="of:=&quot;INSERT INTO property (property_type_id, content, item_id) VALUES (1, '&quot;&amp;[.D69]&amp;&quot;', &quot;&amp;[.B69]&amp;&quot;);&quot;" office:value-type="string" office:string-value="INSERT INTO property (property_type_id, content, item_id) VALUES (1, 'Holm', 67);" calcext:value-type="string">
            <text:p>INSERT INTO property (property_type_id, content, item_id) VALUES (1, 'Holm', 67);</text:p>
          </table:table-cell>
          <table:table-cell office:value-type="string" calcext:value-type="string">
            <text:p>Ho</text:p>
          </table:table-cell>
          <table:table-cell table:formula="of:=&quot;INSERT INTO property (property_type_id, content, item_id) VALUES (2, '&quot;&amp;[.F69]&amp;&quot;', &quot;&amp;[.B69]&amp;&quot;);&quot;" office:value-type="string" office:string-value="INSERT INTO property (property_type_id, content, item_id) VALUES (2, 'Ho', 67);" calcext:value-type="string">
            <text:p>INSERT INTO property (property_type_id, content, item_id) VALUES (2, 'Ho', 67);</text:p>
          </table:table-cell>
          <table:table-cell office:value-type="float" office:value="67" calcext:value-type="float">
            <text:p>67</text:p>
          </table:table-cell>
          <table:table-cell table:formula="of:=&quot;INSERT INTO property (property_type_id, content, item_id) VALUES (3, '&quot;&amp;[.H69]&amp;&quot;', &quot;&amp;[.B69]&amp;&quot;);&quot;" office:value-type="string" office:string-value="INSERT INTO property (property_type_id, content, item_id) VALUES (3, '67', 67);" calcext:value-type="string">
            <text:p>INSERT INTO property (property_type_id, content, item_id) VALUES (3, '67', 67);</text:p>
          </table:table-cell>
          <table:table-cell office:value-type="float" office:value="164.93032" calcext:value-type="float">
            <text:p>164,93032</text:p>
          </table:table-cell>
          <table:table-cell table:formula="of:=&quot;INSERT INTO property (property_type_id, content, item_id) VALUES (4, '&quot;&amp;[.J69]&amp;&quot;', &quot;&amp;[.B69]&amp;&quot;);&quot;" office:value-type="string" office:string-value="INSERT INTO property (property_type_id, content, item_id) VALUES (4, '164,93032', 67);" calcext:value-type="string">
            <text:p>INSERT INTO property (property_type_id, content, item_id) VALUES (4, '164,93032', 67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69]&amp;&quot;', &quot;&amp;[.B69]&amp;&quot;);&quot;" office:value-type="string" office:string-value="INSERT INTO property (property_type_id, content, item_id) VALUES (5, 'ciało stałe', 67);" calcext:value-type="string">
            <text:p>INSERT INTO property (property_type_id, content, item_id) VALUES (5, 'ciało stałe', 67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69]&amp;&quot;', &quot;&amp;[.B69]&amp;&quot;);&quot;" office:value-type="string" office:string-value="INSERT INTO property (property_type_id, content, item_id) VALUES (6, 'metal', 67);" calcext:value-type="string">
            <text:p>INSERT INTO property (property_type_id, content, item_id) VALUES (6, 'metal', 67);</text:p>
          </table:table-cell>
          <table:table-cell office:value-type="float" office:value="1878" calcext:value-type="float">
            <text:p>1878</text:p>
          </table:table-cell>
          <table:table-cell table:formula="of:=&quot;INSERT INTO property (property_type_id, content, item_id) VALUES (7, '&quot;&amp;[.P69]&amp;&quot;', &quot;&amp;[.B69]&amp;&quot;);&quot;" office:value-type="string" office:string-value="INSERT INTO property (property_type_id, content, item_id) VALUES (7, '1878', 67);" calcext:value-type="string">
            <text:p>INSERT INTO property (property_type_id, content, item_id) VALUES (7, '1878', 67);</text:p>
          </table:table-cell>
          <table:table-cell table:number-columns-repeated="6"/>
          <table:table-cell office:value-type="string" calcext:value-type="string">
            <text:p>Soret</text:p>
          </table:table-cell>
          <table:table-cell office:value-type="float" office:value="1470" calcext:value-type="float">
            <text:p>1470</text:p>
          </table:table-cell>
          <table:table-cell office:value-type="float" office:value="2720" calcext:value-type="float">
            <text:p>272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&quot;INSERT INTO item (id, topic_id) VALUES (&quot;&amp;[.B70]&amp;&quot;, 1);&quot;" office:value-type="string" office:string-value="INSERT INTO item (id, topic_id) VALUES (68, 1);" calcext:value-type="string">
            <text:p>INSERT INTO item (id, topic_id) VALUES (68, 1);</text:p>
          </table:table-cell>
          <table:table-cell office:value-type="string" calcext:value-type="string">
            <text:p>Erb</text:p>
          </table:table-cell>
          <table:table-cell table:formula="of:=&quot;INSERT INTO property (property_type_id, content, item_id) VALUES (1, '&quot;&amp;[.D70]&amp;&quot;', &quot;&amp;[.B70]&amp;&quot;);&quot;" office:value-type="string" office:string-value="INSERT INTO property (property_type_id, content, item_id) VALUES (1, 'Erb', 68);" calcext:value-type="string">
            <text:p>INSERT INTO property (property_type_id, content, item_id) VALUES (1, 'Erb', 68);</text:p>
          </table:table-cell>
          <table:table-cell office:value-type="string" calcext:value-type="string">
            <text:p>Er</text:p>
          </table:table-cell>
          <table:table-cell table:formula="of:=&quot;INSERT INTO property (property_type_id, content, item_id) VALUES (2, '&quot;&amp;[.F70]&amp;&quot;', &quot;&amp;[.B70]&amp;&quot;);&quot;" office:value-type="string" office:string-value="INSERT INTO property (property_type_id, content, item_id) VALUES (2, 'Er', 68);" calcext:value-type="string">
            <text:p>INSERT INTO property (property_type_id, content, item_id) VALUES (2, 'Er', 68);</text:p>
          </table:table-cell>
          <table:table-cell office:value-type="float" office:value="68" calcext:value-type="float">
            <text:p>68</text:p>
          </table:table-cell>
          <table:table-cell table:formula="of:=&quot;INSERT INTO property (property_type_id, content, item_id) VALUES (3, '&quot;&amp;[.H70]&amp;&quot;', &quot;&amp;[.B70]&amp;&quot;);&quot;" office:value-type="string" office:string-value="INSERT INTO property (property_type_id, content, item_id) VALUES (3, '68', 68);" calcext:value-type="string">
            <text:p>INSERT INTO property (property_type_id, content, item_id) VALUES (3, '68', 68);</text:p>
          </table:table-cell>
          <table:table-cell office:value-type="float" office:value="167.26" calcext:value-type="float">
            <text:p>167,26</text:p>
          </table:table-cell>
          <table:table-cell table:formula="of:=&quot;INSERT INTO property (property_type_id, content, item_id) VALUES (4, '&quot;&amp;[.J70]&amp;&quot;', &quot;&amp;[.B70]&amp;&quot;);&quot;" office:value-type="string" office:string-value="INSERT INTO property (property_type_id, content, item_id) VALUES (4, '167,26', 68);" calcext:value-type="string">
            <text:p>INSERT INTO property (property_type_id, content, item_id) VALUES (4, '167,26', 68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70]&amp;&quot;', &quot;&amp;[.B70]&amp;&quot;);&quot;" office:value-type="string" office:string-value="INSERT INTO property (property_type_id, content, item_id) VALUES (5, 'ciało stałe', 68);" calcext:value-type="string">
            <text:p>INSERT INTO property (property_type_id, content, item_id) VALUES (5, 'ciało stałe', 68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70]&amp;&quot;', &quot;&amp;[.B70]&amp;&quot;);&quot;" office:value-type="string" office:string-value="INSERT INTO property (property_type_id, content, item_id) VALUES (6, 'metal', 68);" calcext:value-type="string">
            <text:p>INSERT INTO property (property_type_id, content, item_id) VALUES (6, 'metal', 68);</text:p>
          </table:table-cell>
          <table:table-cell office:value-type="float" office:value="1842" calcext:value-type="float">
            <text:p>1842</text:p>
          </table:table-cell>
          <table:table-cell table:formula="of:=&quot;INSERT INTO property (property_type_id, content, item_id) VALUES (7, '&quot;&amp;[.P70]&amp;&quot;', &quot;&amp;[.B70]&amp;&quot;);&quot;" office:value-type="string" office:string-value="INSERT INTO property (property_type_id, content, item_id) VALUES (7, '1842', 68);" calcext:value-type="string">
            <text:p>INSERT INTO property (property_type_id, content, item_id) VALUES (7, '1842', 68);</text:p>
          </table:table-cell>
          <table:table-cell table:number-columns-repeated="6"/>
          <table:table-cell office:value-type="string" calcext:value-type="string">
            <text:p>Mosander</text:p>
          </table:table-cell>
          <table:table-cell office:value-type="float" office:value="1522" calcext:value-type="float">
            <text:p>1522</text:p>
          </table:table-cell>
          <table:table-cell office:value-type="float" office:value="2510" calcext:value-type="float">
            <text:p>251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&quot;INSERT INTO item (id, topic_id) VALUES (&quot;&amp;[.B71]&amp;&quot;, 1);&quot;" office:value-type="string" office:string-value="INSERT INTO item (id, topic_id) VALUES (69, 1);" calcext:value-type="string">
            <text:p>INSERT INTO item (id, topic_id) VALUES (69, 1);</text:p>
          </table:table-cell>
          <table:table-cell office:value-type="string" calcext:value-type="string">
            <text:p>Tul</text:p>
          </table:table-cell>
          <table:table-cell table:formula="of:=&quot;INSERT INTO property (property_type_id, content, item_id) VALUES (1, '&quot;&amp;[.D71]&amp;&quot;', &quot;&amp;[.B71]&amp;&quot;);&quot;" office:value-type="string" office:string-value="INSERT INTO property (property_type_id, content, item_id) VALUES (1, 'Tul', 69);" calcext:value-type="string">
            <text:p>INSERT INTO property (property_type_id, content, item_id) VALUES (1, 'Tul', 69);</text:p>
          </table:table-cell>
          <table:table-cell office:value-type="string" calcext:value-type="string">
            <text:p>Tm</text:p>
          </table:table-cell>
          <table:table-cell table:formula="of:=&quot;INSERT INTO property (property_type_id, content, item_id) VALUES (2, '&quot;&amp;[.F71]&amp;&quot;', &quot;&amp;[.B71]&amp;&quot;);&quot;" office:value-type="string" office:string-value="INSERT INTO property (property_type_id, content, item_id) VALUES (2, 'Tm', 69);" calcext:value-type="string">
            <text:p>INSERT INTO property (property_type_id, content, item_id) VALUES (2, 'Tm', 69);</text:p>
          </table:table-cell>
          <table:table-cell office:value-type="float" office:value="69" calcext:value-type="float">
            <text:p>69</text:p>
          </table:table-cell>
          <table:table-cell table:formula="of:=&quot;INSERT INTO property (property_type_id, content, item_id) VALUES (3, '&quot;&amp;[.H71]&amp;&quot;', &quot;&amp;[.B71]&amp;&quot;);&quot;" office:value-type="string" office:string-value="INSERT INTO property (property_type_id, content, item_id) VALUES (3, '69', 69);" calcext:value-type="string">
            <text:p>INSERT INTO property (property_type_id, content, item_id) VALUES (3, '69', 69);</text:p>
          </table:table-cell>
          <table:table-cell office:value-type="float" office:value="168.93421" calcext:value-type="float">
            <text:p>168,93421</text:p>
          </table:table-cell>
          <table:table-cell table:formula="of:=&quot;INSERT INTO property (property_type_id, content, item_id) VALUES (4, '&quot;&amp;[.J71]&amp;&quot;', &quot;&amp;[.B71]&amp;&quot;);&quot;" office:value-type="string" office:string-value="INSERT INTO property (property_type_id, content, item_id) VALUES (4, '168,93421', 69);" calcext:value-type="string">
            <text:p>INSERT INTO property (property_type_id, content, item_id) VALUES (4, '168,93421', 69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71]&amp;&quot;', &quot;&amp;[.B71]&amp;&quot;);&quot;" office:value-type="string" office:string-value="INSERT INTO property (property_type_id, content, item_id) VALUES (5, 'ciało stałe', 69);" calcext:value-type="string">
            <text:p>INSERT INTO property (property_type_id, content, item_id) VALUES (5, 'ciało stałe', 69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71]&amp;&quot;', &quot;&amp;[.B71]&amp;&quot;);&quot;" office:value-type="string" office:string-value="INSERT INTO property (property_type_id, content, item_id) VALUES (6, 'metal', 69);" calcext:value-type="string">
            <text:p>INSERT INTO property (property_type_id, content, item_id) VALUES (6, 'metal', 69);</text:p>
          </table:table-cell>
          <table:table-cell office:value-type="float" office:value="1879" calcext:value-type="float">
            <text:p>1879</text:p>
          </table:table-cell>
          <table:table-cell table:formula="of:=&quot;INSERT INTO property (property_type_id, content, item_id) VALUES (7, '&quot;&amp;[.P71]&amp;&quot;', &quot;&amp;[.B71]&amp;&quot;);&quot;" office:value-type="string" office:string-value="INSERT INTO property (property_type_id, content, item_id) VALUES (7, '1879', 69);" calcext:value-type="string">
            <text:p>INSERT INTO property (property_type_id, content, item_id) VALUES (7, '1879', 69);</text:p>
          </table:table-cell>
          <table:table-cell table:number-columns-repeated="6"/>
          <table:table-cell office:value-type="string" calcext:value-type="string">
            <text:p>Cleve</text:p>
          </table:table-cell>
          <table:table-cell office:value-type="float" office:value="1545" calcext:value-type="float">
            <text:p>1545</text:p>
          </table:table-cell>
          <table:table-cell office:value-type="float" office:value="1727" calcext:value-type="float">
            <text:p>172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&quot;INSERT INTO item (id, topic_id) VALUES (&quot;&amp;[.B72]&amp;&quot;, 1);&quot;" office:value-type="string" office:string-value="INSERT INTO item (id, topic_id) VALUES (70, 1);" calcext:value-type="string">
            <text:p>INSERT INTO item (id, topic_id) VALUES (70, 1);</text:p>
          </table:table-cell>
          <table:table-cell office:value-type="string" calcext:value-type="string">
            <text:p>Iterb</text:p>
          </table:table-cell>
          <table:table-cell table:formula="of:=&quot;INSERT INTO property (property_type_id, content, item_id) VALUES (1, '&quot;&amp;[.D72]&amp;&quot;', &quot;&amp;[.B72]&amp;&quot;);&quot;" office:value-type="string" office:string-value="INSERT INTO property (property_type_id, content, item_id) VALUES (1, 'Iterb', 70);" calcext:value-type="string">
            <text:p>INSERT INTO property (property_type_id, content, item_id) VALUES (1, 'Iterb', 70);</text:p>
          </table:table-cell>
          <table:table-cell office:value-type="string" calcext:value-type="string">
            <text:p>Yb</text:p>
          </table:table-cell>
          <table:table-cell table:formula="of:=&quot;INSERT INTO property (property_type_id, content, item_id) VALUES (2, '&quot;&amp;[.F72]&amp;&quot;', &quot;&amp;[.B72]&amp;&quot;);&quot;" office:value-type="string" office:string-value="INSERT INTO property (property_type_id, content, item_id) VALUES (2, 'Yb', 70);" calcext:value-type="string">
            <text:p>INSERT INTO property (property_type_id, content, item_id) VALUES (2, 'Yb', 70);</text:p>
          </table:table-cell>
          <table:table-cell office:value-type="float" office:value="70" calcext:value-type="float">
            <text:p>70</text:p>
          </table:table-cell>
          <table:table-cell table:formula="of:=&quot;INSERT INTO property (property_type_id, content, item_id) VALUES (3, '&quot;&amp;[.H72]&amp;&quot;', &quot;&amp;[.B72]&amp;&quot;);&quot;" office:value-type="string" office:string-value="INSERT INTO property (property_type_id, content, item_id) VALUES (3, '70', 70);" calcext:value-type="string">
            <text:p>INSERT INTO property (property_type_id, content, item_id) VALUES (3, '70', 70);</text:p>
          </table:table-cell>
          <table:table-cell office:value-type="float" office:value="173.04" calcext:value-type="float">
            <text:p>173,04</text:p>
          </table:table-cell>
          <table:table-cell table:formula="of:=&quot;INSERT INTO property (property_type_id, content, item_id) VALUES (4, '&quot;&amp;[.J72]&amp;&quot;', &quot;&amp;[.B72]&amp;&quot;);&quot;" office:value-type="string" office:string-value="INSERT INTO property (property_type_id, content, item_id) VALUES (4, '173,04', 70);" calcext:value-type="string">
            <text:p>INSERT INTO property (property_type_id, content, item_id) VALUES (4, '173,04', 70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72]&amp;&quot;', &quot;&amp;[.B72]&amp;&quot;);&quot;" office:value-type="string" office:string-value="INSERT INTO property (property_type_id, content, item_id) VALUES (5, 'ciało stałe', 70);" calcext:value-type="string">
            <text:p>INSERT INTO property (property_type_id, content, item_id) VALUES (5, 'ciało stałe', 70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72]&amp;&quot;', &quot;&amp;[.B72]&amp;&quot;);&quot;" office:value-type="string" office:string-value="INSERT INTO property (property_type_id, content, item_id) VALUES (6, 'metal', 70);" calcext:value-type="string">
            <text:p>INSERT INTO property (property_type_id, content, item_id) VALUES (6, 'metal', 70);</text:p>
          </table:table-cell>
          <table:table-cell office:value-type="float" office:value="1878" calcext:value-type="float">
            <text:p>1878</text:p>
          </table:table-cell>
          <table:table-cell table:formula="of:=&quot;INSERT INTO property (property_type_id, content, item_id) VALUES (7, '&quot;&amp;[.P72]&amp;&quot;', &quot;&amp;[.B72]&amp;&quot;);&quot;" office:value-type="string" office:string-value="INSERT INTO property (property_type_id, content, item_id) VALUES (7, '1878', 70);" calcext:value-type="string">
            <text:p>INSERT INTO property (property_type_id, content, item_id) VALUES (7, '1878', 70);</text:p>
          </table:table-cell>
          <table:table-cell table:number-columns-repeated="6"/>
          <table:table-cell office:value-type="string" calcext:value-type="string">
            <text:p>de Marignac</text:p>
          </table:table-cell>
          <table:table-cell office:value-type="float" office:value="824" calcext:value-type="float">
            <text:p>824</text:p>
          </table:table-cell>
          <table:table-cell office:value-type="float" office:value="1193" calcext:value-type="float">
            <text:p>1193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&quot;INSERT INTO item (id, topic_id) VALUES (&quot;&amp;[.B73]&amp;&quot;, 1);&quot;" office:value-type="string" office:string-value="INSERT INTO item (id, topic_id) VALUES (71, 1);" calcext:value-type="string">
            <text:p>INSERT INTO item (id, topic_id) VALUES (71, 1);</text:p>
          </table:table-cell>
          <table:table-cell office:value-type="string" calcext:value-type="string">
            <text:p>Lutet</text:p>
          </table:table-cell>
          <table:table-cell table:formula="of:=&quot;INSERT INTO property (property_type_id, content, item_id) VALUES (1, '&quot;&amp;[.D73]&amp;&quot;', &quot;&amp;[.B73]&amp;&quot;);&quot;" office:value-type="string" office:string-value="INSERT INTO property (property_type_id, content, item_id) VALUES (1, 'Lutet', 71);" calcext:value-type="string">
            <text:p>INSERT INTO property (property_type_id, content, item_id) VALUES (1, 'Lutet', 71);</text:p>
          </table:table-cell>
          <table:table-cell office:value-type="string" calcext:value-type="string">
            <text:p>Lu</text:p>
          </table:table-cell>
          <table:table-cell table:formula="of:=&quot;INSERT INTO property (property_type_id, content, item_id) VALUES (2, '&quot;&amp;[.F73]&amp;&quot;', &quot;&amp;[.B73]&amp;&quot;);&quot;" office:value-type="string" office:string-value="INSERT INTO property (property_type_id, content, item_id) VALUES (2, 'Lu', 71);" calcext:value-type="string">
            <text:p>INSERT INTO property (property_type_id, content, item_id) VALUES (2, 'Lu', 71);</text:p>
          </table:table-cell>
          <table:table-cell office:value-type="float" office:value="71" calcext:value-type="float">
            <text:p>71</text:p>
          </table:table-cell>
          <table:table-cell table:formula="of:=&quot;INSERT INTO property (property_type_id, content, item_id) VALUES (3, '&quot;&amp;[.H73]&amp;&quot;', &quot;&amp;[.B73]&amp;&quot;);&quot;" office:value-type="string" office:string-value="INSERT INTO property (property_type_id, content, item_id) VALUES (3, '71', 71);" calcext:value-type="string">
            <text:p>INSERT INTO property (property_type_id, content, item_id) VALUES (3, '71', 71);</text:p>
          </table:table-cell>
          <table:table-cell office:value-type="float" office:value="174.967" calcext:value-type="float">
            <text:p>174,967</text:p>
          </table:table-cell>
          <table:table-cell table:formula="of:=&quot;INSERT INTO property (property_type_id, content, item_id) VALUES (4, '&quot;&amp;[.J73]&amp;&quot;', &quot;&amp;[.B73]&amp;&quot;);&quot;" office:value-type="string" office:string-value="INSERT INTO property (property_type_id, content, item_id) VALUES (4, '174,967', 71);" calcext:value-type="string">
            <text:p>INSERT INTO property (property_type_id, content, item_id) VALUES (4, '174,967', 71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73]&amp;&quot;', &quot;&amp;[.B73]&amp;&quot;);&quot;" office:value-type="string" office:string-value="INSERT INTO property (property_type_id, content, item_id) VALUES (5, 'ciało stałe', 71);" calcext:value-type="string">
            <text:p>INSERT INTO property (property_type_id, content, item_id) VALUES (5, 'ciało stałe', 71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73]&amp;&quot;', &quot;&amp;[.B73]&amp;&quot;);&quot;" office:value-type="string" office:string-value="INSERT INTO property (property_type_id, content, item_id) VALUES (6, 'metal', 71);" calcext:value-type="string">
            <text:p>INSERT INTO property (property_type_id, content, item_id) VALUES (6, 'metal', 71);</text:p>
          </table:table-cell>
          <table:table-cell office:value-type="float" office:value="1907" calcext:value-type="float">
            <text:p>1907</text:p>
          </table:table-cell>
          <table:table-cell table:formula="of:=&quot;INSERT INTO property (property_type_id, content, item_id) VALUES (7, '&quot;&amp;[.P73]&amp;&quot;', &quot;&amp;[.B73]&amp;&quot;);&quot;" office:value-type="string" office:string-value="INSERT INTO property (property_type_id, content, item_id) VALUES (7, '1907', 71);" calcext:value-type="string">
            <text:p>INSERT INTO property (property_type_id, content, item_id) VALUES (7, '1907', 71);</text:p>
          </table:table-cell>
          <table:table-cell table:number-columns-repeated="6"/>
          <table:table-cell office:value-type="string" calcext:value-type="string">
            <text:p>Urbain</text:p>
          </table:table-cell>
          <table:table-cell office:value-type="float" office:value="1656" calcext:value-type="float">
            <text:p>1656</text:p>
          </table:table-cell>
          <table:table-cell office:value-type="float" office:value="3315" calcext:value-type="float">
            <text:p>331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&quot;INSERT INTO item (id, topic_id) VALUES (&quot;&amp;[.B74]&amp;&quot;, 1);&quot;" office:value-type="string" office:string-value="INSERT INTO item (id, topic_id) VALUES (72, 1);" calcext:value-type="string">
            <text:p>INSERT INTO item (id, topic_id) VALUES (72, 1);</text:p>
          </table:table-cell>
          <table:table-cell office:value-type="string" calcext:value-type="string">
            <text:p>Hafn</text:p>
          </table:table-cell>
          <table:table-cell table:formula="of:=&quot;INSERT INTO property (property_type_id, content, item_id) VALUES (1, '&quot;&amp;[.D74]&amp;&quot;', &quot;&amp;[.B74]&amp;&quot;);&quot;" office:value-type="string" office:string-value="INSERT INTO property (property_type_id, content, item_id) VALUES (1, 'Hafn', 72);" calcext:value-type="string">
            <text:p>INSERT INTO property (property_type_id, content, item_id) VALUES (1, 'Hafn', 72);</text:p>
          </table:table-cell>
          <table:table-cell office:value-type="string" calcext:value-type="string">
            <text:p>Hf</text:p>
          </table:table-cell>
          <table:table-cell table:formula="of:=&quot;INSERT INTO property (property_type_id, content, item_id) VALUES (2, '&quot;&amp;[.F74]&amp;&quot;', &quot;&amp;[.B74]&amp;&quot;);&quot;" office:value-type="string" office:string-value="INSERT INTO property (property_type_id, content, item_id) VALUES (2, 'Hf', 72);" calcext:value-type="string">
            <text:p>INSERT INTO property (property_type_id, content, item_id) VALUES (2, 'Hf', 72);</text:p>
          </table:table-cell>
          <table:table-cell office:value-type="float" office:value="72" calcext:value-type="float">
            <text:p>72</text:p>
          </table:table-cell>
          <table:table-cell table:formula="of:=&quot;INSERT INTO property (property_type_id, content, item_id) VALUES (3, '&quot;&amp;[.H74]&amp;&quot;', &quot;&amp;[.B74]&amp;&quot;);&quot;" office:value-type="string" office:string-value="INSERT INTO property (property_type_id, content, item_id) VALUES (3, '72', 72);" calcext:value-type="string">
            <text:p>INSERT INTO property (property_type_id, content, item_id) VALUES (3, '72', 72);</text:p>
          </table:table-cell>
          <table:table-cell office:value-type="float" office:value="178.49" calcext:value-type="float">
            <text:p>178,49</text:p>
          </table:table-cell>
          <table:table-cell table:formula="of:=&quot;INSERT INTO property (property_type_id, content, item_id) VALUES (4, '&quot;&amp;[.J74]&amp;&quot;', &quot;&amp;[.B74]&amp;&quot;);&quot;" office:value-type="string" office:string-value="INSERT INTO property (property_type_id, content, item_id) VALUES (4, '178,49', 72);" calcext:value-type="string">
            <text:p>INSERT INTO property (property_type_id, content, item_id) VALUES (4, '178,49', 72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74]&amp;&quot;', &quot;&amp;[.B74]&amp;&quot;);&quot;" office:value-type="string" office:string-value="INSERT INTO property (property_type_id, content, item_id) VALUES (5, 'ciało stałe', 72);" calcext:value-type="string">
            <text:p>INSERT INTO property (property_type_id, content, item_id) VALUES (5, 'ciało stałe', 72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74]&amp;&quot;', &quot;&amp;[.B74]&amp;&quot;);&quot;" office:value-type="string" office:string-value="INSERT INTO property (property_type_id, content, item_id) VALUES (6, 'metal', 72);" calcext:value-type="string">
            <text:p>INSERT INTO property (property_type_id, content, item_id) VALUES (6, 'metal', 72);</text:p>
          </table:table-cell>
          <table:table-cell office:value-type="float" office:value="1923" calcext:value-type="float">
            <text:p>1923</text:p>
          </table:table-cell>
          <table:table-cell table:formula="of:=&quot;INSERT INTO property (property_type_id, content, item_id) VALUES (7, '&quot;&amp;[.P74]&amp;&quot;', &quot;&amp;[.B74]&amp;&quot;);&quot;" office:value-type="string" office:string-value="INSERT INTO property (property_type_id, content, item_id) VALUES (7, '1923', 72);" calcext:value-type="string">
            <text:p>INSERT INTO property (property_type_id, content, item_id) VALUES (7, '1923', 72);</text:p>
          </table:table-cell>
          <table:table-cell table:number-columns-repeated="6"/>
          <table:table-cell office:value-type="string" calcext:value-type="string">
            <text:p>Coster i vón Hevesy</text:p>
          </table:table-cell>
          <table:table-cell office:value-type="float" office:value="2150" calcext:value-type="float">
            <text:p>2150</text:p>
          </table:table-cell>
          <table:table-cell office:value-type="float" office:value="5400" calcext:value-type="float">
            <text:p>540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&quot;INSERT INTO item (id, topic_id) VALUES (&quot;&amp;[.B75]&amp;&quot;, 1);&quot;" office:value-type="string" office:string-value="INSERT INTO item (id, topic_id) VALUES (73, 1);" calcext:value-type="string">
            <text:p>INSERT INTO item (id, topic_id) VALUES (73, 1);</text:p>
          </table:table-cell>
          <table:table-cell office:value-type="string" calcext:value-type="string">
            <text:p>Tantal</text:p>
          </table:table-cell>
          <table:table-cell table:formula="of:=&quot;INSERT INTO property (property_type_id, content, item_id) VALUES (1, '&quot;&amp;[.D75]&amp;&quot;', &quot;&amp;[.B75]&amp;&quot;);&quot;" office:value-type="string" office:string-value="INSERT INTO property (property_type_id, content, item_id) VALUES (1, 'Tantal', 73);" calcext:value-type="string">
            <text:p>INSERT INTO property (property_type_id, content, item_id) VALUES (1, 'Tantal', 73);</text:p>
          </table:table-cell>
          <table:table-cell office:value-type="string" calcext:value-type="string">
            <text:p>Ta</text:p>
          </table:table-cell>
          <table:table-cell table:formula="of:=&quot;INSERT INTO property (property_type_id, content, item_id) VALUES (2, '&quot;&amp;[.F75]&amp;&quot;', &quot;&amp;[.B75]&amp;&quot;);&quot;" office:value-type="string" office:string-value="INSERT INTO property (property_type_id, content, item_id) VALUES (2, 'Ta', 73);" calcext:value-type="string">
            <text:p>INSERT INTO property (property_type_id, content, item_id) VALUES (2, 'Ta', 73);</text:p>
          </table:table-cell>
          <table:table-cell office:value-type="float" office:value="73" calcext:value-type="float">
            <text:p>73</text:p>
          </table:table-cell>
          <table:table-cell table:formula="of:=&quot;INSERT INTO property (property_type_id, content, item_id) VALUES (3, '&quot;&amp;[.H75]&amp;&quot;', &quot;&amp;[.B75]&amp;&quot;);&quot;" office:value-type="string" office:string-value="INSERT INTO property (property_type_id, content, item_id) VALUES (3, '73', 73);" calcext:value-type="string">
            <text:p>INSERT INTO property (property_type_id, content, item_id) VALUES (3, '73', 73);</text:p>
          </table:table-cell>
          <table:table-cell office:value-type="float" office:value="180.9479" calcext:value-type="float">
            <text:p>180,9479</text:p>
          </table:table-cell>
          <table:table-cell table:formula="of:=&quot;INSERT INTO property (property_type_id, content, item_id) VALUES (4, '&quot;&amp;[.J75]&amp;&quot;', &quot;&amp;[.B75]&amp;&quot;);&quot;" office:value-type="string" office:string-value="INSERT INTO property (property_type_id, content, item_id) VALUES (4, '180,9479', 73);" calcext:value-type="string">
            <text:p>INSERT INTO property (property_type_id, content, item_id) VALUES (4, '180,9479', 73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75]&amp;&quot;', &quot;&amp;[.B75]&amp;&quot;);&quot;" office:value-type="string" office:string-value="INSERT INTO property (property_type_id, content, item_id) VALUES (5, 'ciało stałe', 73);" calcext:value-type="string">
            <text:p>INSERT INTO property (property_type_id, content, item_id) VALUES (5, 'ciało stałe', 73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75]&amp;&quot;', &quot;&amp;[.B75]&amp;&quot;);&quot;" office:value-type="string" office:string-value="INSERT INTO property (property_type_id, content, item_id) VALUES (6, 'metal', 73);" calcext:value-type="string">
            <text:p>INSERT INTO property (property_type_id, content, item_id) VALUES (6, 'metal', 73);</text:p>
          </table:table-cell>
          <table:table-cell office:value-type="float" office:value="1802" calcext:value-type="float">
            <text:p>1802</text:p>
          </table:table-cell>
          <table:table-cell table:formula="of:=&quot;INSERT INTO property (property_type_id, content, item_id) VALUES (7, '&quot;&amp;[.P75]&amp;&quot;', &quot;&amp;[.B75]&amp;&quot;);&quot;" office:value-type="string" office:string-value="INSERT INTO property (property_type_id, content, item_id) VALUES (7, '1802', 73);" calcext:value-type="string">
            <text:p>INSERT INTO property (property_type_id, content, item_id) VALUES (7, '1802', 73);</text:p>
          </table:table-cell>
          <table:table-cell table:number-columns-repeated="6"/>
          <table:table-cell office:value-type="string" calcext:value-type="string">
            <text:p>Ekeberg</text:p>
          </table:table-cell>
          <table:table-cell office:value-type="float" office:value="2996" calcext:value-type="float">
            <text:p>2996</text:p>
          </table:table-cell>
          <table:table-cell office:value-type="float" office:value="5425" calcext:value-type="float">
            <text:p>5425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&quot;INSERT INTO item (id, topic_id) VALUES (&quot;&amp;[.B76]&amp;&quot;, 1);&quot;" office:value-type="string" office:string-value="INSERT INTO item (id, topic_id) VALUES (74, 1);" calcext:value-type="string">
            <text:p>INSERT INTO item (id, topic_id) VALUES (74, 1);</text:p>
          </table:table-cell>
          <table:table-cell office:value-type="string" calcext:value-type="string">
            <text:p>Wolfram</text:p>
          </table:table-cell>
          <table:table-cell table:formula="of:=&quot;INSERT INTO property (property_type_id, content, item_id) VALUES (1, '&quot;&amp;[.D76]&amp;&quot;', &quot;&amp;[.B76]&amp;&quot;);&quot;" office:value-type="string" office:string-value="INSERT INTO property (property_type_id, content, item_id) VALUES (1, 'Wolfram', 74);" calcext:value-type="string">
            <text:p>INSERT INTO property (property_type_id, content, item_id) VALUES (1, 'Wolfram', 74);</text:p>
          </table:table-cell>
          <table:table-cell office:value-type="string" calcext:value-type="string">
            <text:p>W</text:p>
          </table:table-cell>
          <table:table-cell table:formula="of:=&quot;INSERT INTO property (property_type_id, content, item_id) VALUES (2, '&quot;&amp;[.F76]&amp;&quot;', &quot;&amp;[.B76]&amp;&quot;);&quot;" office:value-type="string" office:string-value="INSERT INTO property (property_type_id, content, item_id) VALUES (2, 'W', 74);" calcext:value-type="string">
            <text:p>INSERT INTO property (property_type_id, content, item_id) VALUES (2, 'W', 74);</text:p>
          </table:table-cell>
          <table:table-cell office:value-type="float" office:value="74" calcext:value-type="float">
            <text:p>74</text:p>
          </table:table-cell>
          <table:table-cell table:formula="of:=&quot;INSERT INTO property (property_type_id, content, item_id) VALUES (3, '&quot;&amp;[.H76]&amp;&quot;', &quot;&amp;[.B76]&amp;&quot;);&quot;" office:value-type="string" office:string-value="INSERT INTO property (property_type_id, content, item_id) VALUES (3, '74', 74);" calcext:value-type="string">
            <text:p>INSERT INTO property (property_type_id, content, item_id) VALUES (3, '74', 74);</text:p>
          </table:table-cell>
          <table:table-cell office:value-type="float" office:value="183.85" calcext:value-type="float">
            <text:p>183,85</text:p>
          </table:table-cell>
          <table:table-cell table:formula="of:=&quot;INSERT INTO property (property_type_id, content, item_id) VALUES (4, '&quot;&amp;[.J76]&amp;&quot;', &quot;&amp;[.B76]&amp;&quot;);&quot;" office:value-type="string" office:string-value="INSERT INTO property (property_type_id, content, item_id) VALUES (4, '183,85', 74);" calcext:value-type="string">
            <text:p>INSERT INTO property (property_type_id, content, item_id) VALUES (4, '183,85', 74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76]&amp;&quot;', &quot;&amp;[.B76]&amp;&quot;);&quot;" office:value-type="string" office:string-value="INSERT INTO property (property_type_id, content, item_id) VALUES (5, 'ciało stałe', 74);" calcext:value-type="string">
            <text:p>INSERT INTO property (property_type_id, content, item_id) VALUES (5, 'ciało stałe', 74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76]&amp;&quot;', &quot;&amp;[.B76]&amp;&quot;);&quot;" office:value-type="string" office:string-value="INSERT INTO property (property_type_id, content, item_id) VALUES (6, 'metal', 74);" calcext:value-type="string">
            <text:p>INSERT INTO property (property_type_id, content, item_id) VALUES (6, 'metal', 74);</text:p>
          </table:table-cell>
          <table:table-cell office:value-type="float" office:value="1783" calcext:value-type="float">
            <text:p>1783</text:p>
          </table:table-cell>
          <table:table-cell table:formula="of:=&quot;INSERT INTO property (property_type_id, content, item_id) VALUES (7, '&quot;&amp;[.P76]&amp;&quot;', &quot;&amp;[.B76]&amp;&quot;);&quot;" office:value-type="string" office:string-value="INSERT INTO property (property_type_id, content, item_id) VALUES (7, '1783', 74);" calcext:value-type="string">
            <text:p>INSERT INTO property (property_type_id, content, item_id) VALUES (7, '1783', 74);</text:p>
          </table:table-cell>
          <table:table-cell table:number-columns-repeated="6"/>
          <table:table-cell office:value-type="string" calcext:value-type="string">
            <text:p>Bracia de Elhuyar</text:p>
          </table:table-cell>
          <table:table-cell office:value-type="float" office:value="3407" calcext:value-type="float">
            <text:p>3407</text:p>
          </table:table-cell>
          <table:table-cell office:value-type="float" office:value="5927" calcext:value-type="float">
            <text:p>592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&quot;INSERT INTO item (id, topic_id) VALUES (&quot;&amp;[.B77]&amp;&quot;, 1);&quot;" office:value-type="string" office:string-value="INSERT INTO item (id, topic_id) VALUES (75, 1);" calcext:value-type="string">
            <text:p>INSERT INTO item (id, topic_id) VALUES (75, 1);</text:p>
          </table:table-cell>
          <table:table-cell office:value-type="string" calcext:value-type="string">
            <text:p>Ren</text:p>
          </table:table-cell>
          <table:table-cell table:formula="of:=&quot;INSERT INTO property (property_type_id, content, item_id) VALUES (1, '&quot;&amp;[.D77]&amp;&quot;', &quot;&amp;[.B77]&amp;&quot;);&quot;" office:value-type="string" office:string-value="INSERT INTO property (property_type_id, content, item_id) VALUES (1, 'Ren', 75);" calcext:value-type="string">
            <text:p>INSERT INTO property (property_type_id, content, item_id) VALUES (1, 'Ren', 75);</text:p>
          </table:table-cell>
          <table:table-cell office:value-type="string" calcext:value-type="string">
            <text:p>Re</text:p>
          </table:table-cell>
          <table:table-cell table:formula="of:=&quot;INSERT INTO property (property_type_id, content, item_id) VALUES (2, '&quot;&amp;[.F77]&amp;&quot;', &quot;&amp;[.B77]&amp;&quot;);&quot;" office:value-type="string" office:string-value="INSERT INTO property (property_type_id, content, item_id) VALUES (2, 'Re', 75);" calcext:value-type="string">
            <text:p>INSERT INTO property (property_type_id, content, item_id) VALUES (2, 'Re', 75);</text:p>
          </table:table-cell>
          <table:table-cell office:value-type="float" office:value="75" calcext:value-type="float">
            <text:p>75</text:p>
          </table:table-cell>
          <table:table-cell table:formula="of:=&quot;INSERT INTO property (property_type_id, content, item_id) VALUES (3, '&quot;&amp;[.H77]&amp;&quot;', &quot;&amp;[.B77]&amp;&quot;);&quot;" office:value-type="string" office:string-value="INSERT INTO property (property_type_id, content, item_id) VALUES (3, '75', 75);" calcext:value-type="string">
            <text:p>INSERT INTO property (property_type_id, content, item_id) VALUES (3, '75', 75);</text:p>
          </table:table-cell>
          <table:table-cell office:value-type="float" office:value="186.207" calcext:value-type="float">
            <text:p>186,207</text:p>
          </table:table-cell>
          <table:table-cell table:formula="of:=&quot;INSERT INTO property (property_type_id, content, item_id) VALUES (4, '&quot;&amp;[.J77]&amp;&quot;', &quot;&amp;[.B77]&amp;&quot;);&quot;" office:value-type="string" office:string-value="INSERT INTO property (property_type_id, content, item_id) VALUES (4, '186,207', 75);" calcext:value-type="string">
            <text:p>INSERT INTO property (property_type_id, content, item_id) VALUES (4, '186,207', 75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77]&amp;&quot;', &quot;&amp;[.B77]&amp;&quot;);&quot;" office:value-type="string" office:string-value="INSERT INTO property (property_type_id, content, item_id) VALUES (5, 'ciało stałe', 75);" calcext:value-type="string">
            <text:p>INSERT INTO property (property_type_id, content, item_id) VALUES (5, 'ciało stałe', 75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77]&amp;&quot;', &quot;&amp;[.B77]&amp;&quot;);&quot;" office:value-type="string" office:string-value="INSERT INTO property (property_type_id, content, item_id) VALUES (6, 'metal', 75);" calcext:value-type="string">
            <text:p>INSERT INTO property (property_type_id, content, item_id) VALUES (6, 'metal', 75);</text:p>
          </table:table-cell>
          <table:table-cell office:value-type="float" office:value="1925" calcext:value-type="float">
            <text:p>1925</text:p>
          </table:table-cell>
          <table:table-cell table:formula="of:=&quot;INSERT INTO property (property_type_id, content, item_id) VALUES (7, '&quot;&amp;[.P77]&amp;&quot;', &quot;&amp;[.B77]&amp;&quot;);&quot;" office:value-type="string" office:string-value="INSERT INTO property (property_type_id, content, item_id) VALUES (7, '1925', 75);" calcext:value-type="string">
            <text:p>INSERT INTO property (property_type_id, content, item_id) VALUES (7, '1925', 75);</text:p>
          </table:table-cell>
          <table:table-cell table:number-columns-repeated="6"/>
          <table:table-cell office:value-type="string" calcext:value-type="string">
            <text:p>Noddack, Tacke i Berg</text:p>
          </table:table-cell>
          <table:table-cell office:value-type="float" office:value="3180" calcext:value-type="float">
            <text:p>3180</text:p>
          </table:table-cell>
          <table:table-cell office:value-type="float" office:value="5627" calcext:value-type="float">
            <text:p>562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&quot;INSERT INTO item (id, topic_id) VALUES (&quot;&amp;[.B78]&amp;&quot;, 1);&quot;" office:value-type="string" office:string-value="INSERT INTO item (id, topic_id) VALUES (76, 1);" calcext:value-type="string">
            <text:p>INSERT INTO item (id, topic_id) VALUES (76, 1);</text:p>
          </table:table-cell>
          <table:table-cell office:value-type="string" calcext:value-type="string">
            <text:p>Osm</text:p>
          </table:table-cell>
          <table:table-cell table:formula="of:=&quot;INSERT INTO property (property_type_id, content, item_id) VALUES (1, '&quot;&amp;[.D78]&amp;&quot;', &quot;&amp;[.B78]&amp;&quot;);&quot;" office:value-type="string" office:string-value="INSERT INTO property (property_type_id, content, item_id) VALUES (1, 'Osm', 76);" calcext:value-type="string">
            <text:p>INSERT INTO property (property_type_id, content, item_id) VALUES (1, 'Osm', 76);</text:p>
          </table:table-cell>
          <table:table-cell office:value-type="string" calcext:value-type="string">
            <text:p>Os</text:p>
          </table:table-cell>
          <table:table-cell table:formula="of:=&quot;INSERT INTO property (property_type_id, content, item_id) VALUES (2, '&quot;&amp;[.F78]&amp;&quot;', &quot;&amp;[.B78]&amp;&quot;);&quot;" office:value-type="string" office:string-value="INSERT INTO property (property_type_id, content, item_id) VALUES (2, 'Os', 76);" calcext:value-type="string">
            <text:p>INSERT INTO property (property_type_id, content, item_id) VALUES (2, 'Os', 76);</text:p>
          </table:table-cell>
          <table:table-cell office:value-type="float" office:value="76" calcext:value-type="float">
            <text:p>76</text:p>
          </table:table-cell>
          <table:table-cell table:formula="of:=&quot;INSERT INTO property (property_type_id, content, item_id) VALUES (3, '&quot;&amp;[.H78]&amp;&quot;', &quot;&amp;[.B78]&amp;&quot;);&quot;" office:value-type="string" office:string-value="INSERT INTO property (property_type_id, content, item_id) VALUES (3, '76', 76);" calcext:value-type="string">
            <text:p>INSERT INTO property (property_type_id, content, item_id) VALUES (3, '76', 76);</text:p>
          </table:table-cell>
          <table:table-cell office:value-type="float" office:value="190.2" calcext:value-type="float">
            <text:p>190,2</text:p>
          </table:table-cell>
          <table:table-cell table:formula="of:=&quot;INSERT INTO property (property_type_id, content, item_id) VALUES (4, '&quot;&amp;[.J78]&amp;&quot;', &quot;&amp;[.B78]&amp;&quot;);&quot;" office:value-type="string" office:string-value="INSERT INTO property (property_type_id, content, item_id) VALUES (4, '190,2', 76);" calcext:value-type="string">
            <text:p>INSERT INTO property (property_type_id, content, item_id) VALUES (4, '190,2', 76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78]&amp;&quot;', &quot;&amp;[.B78]&amp;&quot;);&quot;" office:value-type="string" office:string-value="INSERT INTO property (property_type_id, content, item_id) VALUES (5, 'ciało stałe', 76);" calcext:value-type="string">
            <text:p>INSERT INTO property (property_type_id, content, item_id) VALUES (5, 'ciało stałe', 76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78]&amp;&quot;', &quot;&amp;[.B78]&amp;&quot;);&quot;" office:value-type="string" office:string-value="INSERT INTO property (property_type_id, content, item_id) VALUES (6, 'metal', 76);" calcext:value-type="string">
            <text:p>INSERT INTO property (property_type_id, content, item_id) VALUES (6, 'metal', 76);</text:p>
          </table:table-cell>
          <table:table-cell office:value-type="float" office:value="1803" calcext:value-type="float">
            <text:p>1803</text:p>
          </table:table-cell>
          <table:table-cell table:formula="of:=&quot;INSERT INTO property (property_type_id, content, item_id) VALUES (7, '&quot;&amp;[.P78]&amp;&quot;', &quot;&amp;[.B78]&amp;&quot;);&quot;" office:value-type="string" office:string-value="INSERT INTO property (property_type_id, content, item_id) VALUES (7, '1803', 76);" calcext:value-type="string">
            <text:p>INSERT INTO property (property_type_id, content, item_id) VALUES (7, '1803', 76);</text:p>
          </table:table-cell>
          <table:table-cell table:number-columns-repeated="6"/>
          <table:table-cell office:value-type="string" calcext:value-type="string">
            <text:p>Tennant i Wollastone</text:p>
          </table:table-cell>
          <table:table-cell office:value-type="float" office:value="3045" calcext:value-type="float">
            <text:p>3045</text:p>
          </table:table-cell>
          <table:table-cell office:value-type="float" office:value="5027" calcext:value-type="float">
            <text:p>502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&quot;INSERT INTO item (id, topic_id) VALUES (&quot;&amp;[.B79]&amp;&quot;, 1);&quot;" office:value-type="string" office:string-value="INSERT INTO item (id, topic_id) VALUES (77, 1);" calcext:value-type="string">
            <text:p>INSERT INTO item (id, topic_id) VALUES (77, 1);</text:p>
          </table:table-cell>
          <table:table-cell office:value-type="string" calcext:value-type="string">
            <text:p>Iryd</text:p>
          </table:table-cell>
          <table:table-cell table:formula="of:=&quot;INSERT INTO property (property_type_id, content, item_id) VALUES (1, '&quot;&amp;[.D79]&amp;&quot;', &quot;&amp;[.B79]&amp;&quot;);&quot;" office:value-type="string" office:string-value="INSERT INTO property (property_type_id, content, item_id) VALUES (1, 'Iryd', 77);" calcext:value-type="string">
            <text:p>INSERT INTO property (property_type_id, content, item_id) VALUES (1, 'Iryd', 77);</text:p>
          </table:table-cell>
          <table:table-cell office:value-type="string" calcext:value-type="string">
            <text:p>Ir</text:p>
          </table:table-cell>
          <table:table-cell table:formula="of:=&quot;INSERT INTO property (property_type_id, content, item_id) VALUES (2, '&quot;&amp;[.F79]&amp;&quot;', &quot;&amp;[.B79]&amp;&quot;);&quot;" office:value-type="string" office:string-value="INSERT INTO property (property_type_id, content, item_id) VALUES (2, 'Ir', 77);" calcext:value-type="string">
            <text:p>INSERT INTO property (property_type_id, content, item_id) VALUES (2, 'Ir', 77);</text:p>
          </table:table-cell>
          <table:table-cell office:value-type="float" office:value="77" calcext:value-type="float">
            <text:p>77</text:p>
          </table:table-cell>
          <table:table-cell table:formula="of:=&quot;INSERT INTO property (property_type_id, content, item_id) VALUES (3, '&quot;&amp;[.H79]&amp;&quot;', &quot;&amp;[.B79]&amp;&quot;);&quot;" office:value-type="string" office:string-value="INSERT INTO property (property_type_id, content, item_id) VALUES (3, '77', 77);" calcext:value-type="string">
            <text:p>INSERT INTO property (property_type_id, content, item_id) VALUES (3, '77', 77);</text:p>
          </table:table-cell>
          <table:table-cell office:value-type="float" office:value="192.22" calcext:value-type="float">
            <text:p>192,22</text:p>
          </table:table-cell>
          <table:table-cell table:formula="of:=&quot;INSERT INTO property (property_type_id, content, item_id) VALUES (4, '&quot;&amp;[.J79]&amp;&quot;', &quot;&amp;[.B79]&amp;&quot;);&quot;" office:value-type="string" office:string-value="INSERT INTO property (property_type_id, content, item_id) VALUES (4, '192,22', 77);" calcext:value-type="string">
            <text:p>INSERT INTO property (property_type_id, content, item_id) VALUES (4, '192,22', 77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79]&amp;&quot;', &quot;&amp;[.B79]&amp;&quot;);&quot;" office:value-type="string" office:string-value="INSERT INTO property (property_type_id, content, item_id) VALUES (5, 'ciało stałe', 77);" calcext:value-type="string">
            <text:p>INSERT INTO property (property_type_id, content, item_id) VALUES (5, 'ciało stałe', 77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79]&amp;&quot;', &quot;&amp;[.B79]&amp;&quot;);&quot;" office:value-type="string" office:string-value="INSERT INTO property (property_type_id, content, item_id) VALUES (6, 'metal', 77);" calcext:value-type="string">
            <text:p>INSERT INTO property (property_type_id, content, item_id) VALUES (6, 'metal', 77);</text:p>
          </table:table-cell>
          <table:table-cell office:value-type="float" office:value="1803" calcext:value-type="float">
            <text:p>1803</text:p>
          </table:table-cell>
          <table:table-cell table:formula="of:=&quot;INSERT INTO property (property_type_id, content, item_id) VALUES (7, '&quot;&amp;[.P79]&amp;&quot;', &quot;&amp;[.B79]&amp;&quot;);&quot;" office:value-type="string" office:string-value="INSERT INTO property (property_type_id, content, item_id) VALUES (7, '1803', 77);" calcext:value-type="string">
            <text:p>INSERT INTO property (property_type_id, content, item_id) VALUES (7, '1803', 77);</text:p>
          </table:table-cell>
          <table:table-cell table:number-columns-repeated="6"/>
          <table:table-cell office:value-type="string" calcext:value-type="string">
            <text:p>Tennant</text:p>
          </table:table-cell>
          <table:table-cell office:value-type="float" office:value="2410" calcext:value-type="float">
            <text:p>2410</text:p>
          </table:table-cell>
          <table:table-cell office:value-type="float" office:value="4130" calcext:value-type="float">
            <text:p>413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&quot;INSERT INTO item (id, topic_id) VALUES (&quot;&amp;[.B80]&amp;&quot;, 1);&quot;" office:value-type="string" office:string-value="INSERT INTO item (id, topic_id) VALUES (78, 1);" calcext:value-type="string">
            <text:p>INSERT INTO item (id, topic_id) VALUES (78, 1);</text:p>
          </table:table-cell>
          <table:table-cell office:value-type="string" calcext:value-type="string">
            <text:p>Platyna</text:p>
          </table:table-cell>
          <table:table-cell table:formula="of:=&quot;INSERT INTO property (property_type_id, content, item_id) VALUES (1, '&quot;&amp;[.D80]&amp;&quot;', &quot;&amp;[.B80]&amp;&quot;);&quot;" office:value-type="string" office:string-value="INSERT INTO property (property_type_id, content, item_id) VALUES (1, 'Platyna', 78);" calcext:value-type="string">
            <text:p>INSERT INTO property (property_type_id, content, item_id) VALUES (1, 'Platyna', 78);</text:p>
          </table:table-cell>
          <table:table-cell office:value-type="string" calcext:value-type="string">
            <text:p>Pt</text:p>
          </table:table-cell>
          <table:table-cell table:formula="of:=&quot;INSERT INTO property (property_type_id, content, item_id) VALUES (2, '&quot;&amp;[.F80]&amp;&quot;', &quot;&amp;[.B80]&amp;&quot;);&quot;" office:value-type="string" office:string-value="INSERT INTO property (property_type_id, content, item_id) VALUES (2, 'Pt', 78);" calcext:value-type="string">
            <text:p>INSERT INTO property (property_type_id, content, item_id) VALUES (2, 'Pt', 78);</text:p>
          </table:table-cell>
          <table:table-cell office:value-type="float" office:value="78" calcext:value-type="float">
            <text:p>78</text:p>
          </table:table-cell>
          <table:table-cell table:formula="of:=&quot;INSERT INTO property (property_type_id, content, item_id) VALUES (3, '&quot;&amp;[.H80]&amp;&quot;', &quot;&amp;[.B80]&amp;&quot;);&quot;" office:value-type="string" office:string-value="INSERT INTO property (property_type_id, content, item_id) VALUES (3, '78', 78);" calcext:value-type="string">
            <text:p>INSERT INTO property (property_type_id, content, item_id) VALUES (3, '78', 78);</text:p>
          </table:table-cell>
          <table:table-cell office:value-type="float" office:value="195.08" calcext:value-type="float">
            <text:p>195,08</text:p>
          </table:table-cell>
          <table:table-cell table:formula="of:=&quot;INSERT INTO property (property_type_id, content, item_id) VALUES (4, '&quot;&amp;[.J80]&amp;&quot;', &quot;&amp;[.B80]&amp;&quot;);&quot;" office:value-type="string" office:string-value="INSERT INTO property (property_type_id, content, item_id) VALUES (4, '195,08', 78);" calcext:value-type="string">
            <text:p>INSERT INTO property (property_type_id, content, item_id) VALUES (4, '195,08', 78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80]&amp;&quot;', &quot;&amp;[.B80]&amp;&quot;);&quot;" office:value-type="string" office:string-value="INSERT INTO property (property_type_id, content, item_id) VALUES (5, 'ciało stałe', 78);" calcext:value-type="string">
            <text:p>INSERT INTO property (property_type_id, content, item_id) VALUES (5, 'ciało stałe', 78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80]&amp;&quot;', &quot;&amp;[.B80]&amp;&quot;);&quot;" office:value-type="string" office:string-value="INSERT INTO property (property_type_id, content, item_id) VALUES (6, 'metal', 78);" calcext:value-type="string">
            <text:p>INSERT INTO property (property_type_id, content, item_id) VALUES (6, 'metal', 78);</text:p>
          </table:table-cell>
          <table:table-cell office:value-type="float" office:value="1557" calcext:value-type="float">
            <text:p>1557</text:p>
          </table:table-cell>
          <table:table-cell table:formula="of:=&quot;INSERT INTO property (property_type_id, content, item_id) VALUES (7, '&quot;&amp;[.P80]&amp;&quot;', &quot;&amp;[.B80]&amp;&quot;);&quot;" office:value-type="string" office:string-value="INSERT INTO property (property_type_id, content, item_id) VALUES (7, '1557', 78);" calcext:value-type="string">
            <text:p>INSERT INTO property (property_type_id, content, item_id) VALUES (7, '1557', 78);</text:p>
          </table:table-cell>
          <table:table-cell table:number-columns-repeated="6"/>
          <table:table-cell office:value-type="string" calcext:value-type="string">
            <text:p>Scaliger</text:p>
          </table:table-cell>
          <table:table-cell office:value-type="float" office:value="1772" calcext:value-type="float">
            <text:p>1772</text:p>
          </table:table-cell>
          <table:table-cell office:value-type="float" office:value="3827" calcext:value-type="float">
            <text:p>382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&quot;INSERT INTO item (id, topic_id) VALUES (&quot;&amp;[.B81]&amp;&quot;, 1);&quot;" office:value-type="string" office:string-value="INSERT INTO item (id, topic_id) VALUES (79, 1);" calcext:value-type="string">
            <text:p>INSERT INTO item (id, topic_id) VALUES (79, 1);</text:p>
          </table:table-cell>
          <table:table-cell office:value-type="string" calcext:value-type="string">
            <text:p>Złoto</text:p>
          </table:table-cell>
          <table:table-cell table:formula="of:=&quot;INSERT INTO property (property_type_id, content, item_id) VALUES (1, '&quot;&amp;[.D81]&amp;&quot;', &quot;&amp;[.B81]&amp;&quot;);&quot;" office:value-type="string" office:string-value="INSERT INTO property (property_type_id, content, item_id) VALUES (1, 'Złoto', 79);" calcext:value-type="string">
            <text:p>INSERT INTO property (property_type_id, content, item_id) VALUES (1, 'Złoto', 79);</text:p>
          </table:table-cell>
          <table:table-cell office:value-type="string" calcext:value-type="string">
            <text:p>Au</text:p>
          </table:table-cell>
          <table:table-cell table:formula="of:=&quot;INSERT INTO property (property_type_id, content, item_id) VALUES (2, '&quot;&amp;[.F81]&amp;&quot;', &quot;&amp;[.B81]&amp;&quot;);&quot;" office:value-type="string" office:string-value="INSERT INTO property (property_type_id, content, item_id) VALUES (2, 'Au', 79);" calcext:value-type="string">
            <text:p>INSERT INTO property (property_type_id, content, item_id) VALUES (2, 'Au', 79);</text:p>
          </table:table-cell>
          <table:table-cell office:value-type="float" office:value="79" calcext:value-type="float">
            <text:p>79</text:p>
          </table:table-cell>
          <table:table-cell table:formula="of:=&quot;INSERT INTO property (property_type_id, content, item_id) VALUES (3, '&quot;&amp;[.H81]&amp;&quot;', &quot;&amp;[.B81]&amp;&quot;);&quot;" office:value-type="string" office:string-value="INSERT INTO property (property_type_id, content, item_id) VALUES (3, '79', 79);" calcext:value-type="string">
            <text:p>INSERT INTO property (property_type_id, content, item_id) VALUES (3, '79', 79);</text:p>
          </table:table-cell>
          <table:table-cell office:value-type="float" office:value="196.96654" calcext:value-type="float">
            <text:p>196,96654</text:p>
          </table:table-cell>
          <table:table-cell table:formula="of:=&quot;INSERT INTO property (property_type_id, content, item_id) VALUES (4, '&quot;&amp;[.J81]&amp;&quot;', &quot;&amp;[.B81]&amp;&quot;);&quot;" office:value-type="string" office:string-value="INSERT INTO property (property_type_id, content, item_id) VALUES (4, '196,96654', 79);" calcext:value-type="string">
            <text:p>INSERT INTO property (property_type_id, content, item_id) VALUES (4, '196,96654', 79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81]&amp;&quot;', &quot;&amp;[.B81]&amp;&quot;);&quot;" office:value-type="string" office:string-value="INSERT INTO property (property_type_id, content, item_id) VALUES (5, 'ciało stałe', 79);" calcext:value-type="string">
            <text:p>INSERT INTO property (property_type_id, content, item_id) VALUES (5, 'ciało stałe', 79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81]&amp;&quot;', &quot;&amp;[.B81]&amp;&quot;);&quot;" office:value-type="string" office:string-value="INSERT INTO property (property_type_id, content, item_id) VALUES (6, 'metal', 79);" calcext:value-type="string">
            <text:p>INSERT INTO property (property_type_id, content, item_id) VALUES (6, 'metal', 79);</text:p>
          </table:table-cell>
          <table:table-cell office:value-type="string" calcext:value-type="string">
            <text:p>prehistoria</text:p>
          </table:table-cell>
          <table:table-cell table:formula="of:=&quot;INSERT INTO property (property_type_id, content, item_id) VALUES (7, '&quot;&amp;[.P81]&amp;&quot;', &quot;&amp;[.B81]&amp;&quot;);&quot;" office:value-type="string" office:string-value="INSERT INTO property (property_type_id, content, item_id) VALUES (7, 'prehistoria', 79);" calcext:value-type="string">
            <text:p>INSERT INTO property (property_type_id, content, item_id) VALUES (7, 'prehistoria', 79);</text:p>
          </table:table-cell>
          <table:table-cell table:number-columns-repeated="6"/>
          <table:table-cell office:value-type="string" calcext:value-type="string">
            <text:p>nieznany</text:p>
          </table:table-cell>
          <table:table-cell office:value-type="float" office:value="1064.4" calcext:value-type="float">
            <text:p>1064,4</text:p>
          </table:table-cell>
          <table:table-cell office:value-type="float" office:value="2940" calcext:value-type="float">
            <text:p>294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&quot;INSERT INTO item (id, topic_id) VALUES (&quot;&amp;[.B82]&amp;&quot;, 1);&quot;" office:value-type="string" office:string-value="INSERT INTO item (id, topic_id) VALUES (80, 1);" calcext:value-type="string">
            <text:p>INSERT INTO item (id, topic_id) VALUES (80, 1);</text:p>
          </table:table-cell>
          <table:table-cell office:value-type="string" calcext:value-type="string">
            <text:p>Rtęć</text:p>
          </table:table-cell>
          <table:table-cell table:formula="of:=&quot;INSERT INTO property (property_type_id, content, item_id) VALUES (1, '&quot;&amp;[.D82]&amp;&quot;', &quot;&amp;[.B82]&amp;&quot;);&quot;" office:value-type="string" office:string-value="INSERT INTO property (property_type_id, content, item_id) VALUES (1, 'Rtęć', 80);" calcext:value-type="string">
            <text:p>INSERT INTO property (property_type_id, content, item_id) VALUES (1, 'Rtęć', 80);</text:p>
          </table:table-cell>
          <table:table-cell office:value-type="string" calcext:value-type="string">
            <text:p>Hg</text:p>
          </table:table-cell>
          <table:table-cell table:formula="of:=&quot;INSERT INTO property (property_type_id, content, item_id) VALUES (2, '&quot;&amp;[.F82]&amp;&quot;', &quot;&amp;[.B82]&amp;&quot;);&quot;" office:value-type="string" office:string-value="INSERT INTO property (property_type_id, content, item_id) VALUES (2, 'Hg', 80);" calcext:value-type="string">
            <text:p>INSERT INTO property (property_type_id, content, item_id) VALUES (2, 'Hg', 80);</text:p>
          </table:table-cell>
          <table:table-cell office:value-type="float" office:value="80" calcext:value-type="float">
            <text:p>80</text:p>
          </table:table-cell>
          <table:table-cell table:formula="of:=&quot;INSERT INTO property (property_type_id, content, item_id) VALUES (3, '&quot;&amp;[.H82]&amp;&quot;', &quot;&amp;[.B82]&amp;&quot;);&quot;" office:value-type="string" office:string-value="INSERT INTO property (property_type_id, content, item_id) VALUES (3, '80', 80);" calcext:value-type="string">
            <text:p>INSERT INTO property (property_type_id, content, item_id) VALUES (3, '80', 80);</text:p>
          </table:table-cell>
          <table:table-cell office:value-type="float" office:value="200.59" calcext:value-type="float">
            <text:p>200,59</text:p>
          </table:table-cell>
          <table:table-cell table:formula="of:=&quot;INSERT INTO property (property_type_id, content, item_id) VALUES (4, '&quot;&amp;[.J82]&amp;&quot;', &quot;&amp;[.B82]&amp;&quot;);&quot;" office:value-type="string" office:string-value="INSERT INTO property (property_type_id, content, item_id) VALUES (4, '200,59', 80);" calcext:value-type="string">
            <text:p>INSERT INTO property (property_type_id, content, item_id) VALUES (4, '200,59', 80);</text:p>
          </table:table-cell>
          <table:table-cell office:value-type="string" calcext:value-type="string">
            <text:p>ciecz</text:p>
          </table:table-cell>
          <table:table-cell table:formula="of:=&quot;INSERT INTO property (property_type_id, content, item_id) VALUES (5, '&quot;&amp;[.L82]&amp;&quot;', &quot;&amp;[.B82]&amp;&quot;);&quot;" office:value-type="string" office:string-value="INSERT INTO property (property_type_id, content, item_id) VALUES (5, 'ciecz', 80);" calcext:value-type="string">
            <text:p>INSERT INTO property (property_type_id, content, item_id) VALUES (5, 'ciecz', 80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82]&amp;&quot;', &quot;&amp;[.B82]&amp;&quot;);&quot;" office:value-type="string" office:string-value="INSERT INTO property (property_type_id, content, item_id) VALUES (6, 'metal', 80);" calcext:value-type="string">
            <text:p>INSERT INTO property (property_type_id, content, item_id) VALUES (6, 'metal', 80);</text:p>
          </table:table-cell>
          <table:table-cell office:value-type="string" calcext:value-type="string">
            <text:p>prehistoria</text:p>
          </table:table-cell>
          <table:table-cell table:formula="of:=&quot;INSERT INTO property (property_type_id, content, item_id) VALUES (7, '&quot;&amp;[.P82]&amp;&quot;', &quot;&amp;[.B82]&amp;&quot;);&quot;" office:value-type="string" office:string-value="INSERT INTO property (property_type_id, content, item_id) VALUES (7, 'prehistoria', 80);" calcext:value-type="string">
            <text:p>INSERT INTO property (property_type_id, content, item_id) VALUES (7, 'prehistoria', 80);</text:p>
          </table:table-cell>
          <table:table-cell table:number-columns-repeated="6"/>
          <table:table-cell office:value-type="string" calcext:value-type="string">
            <text:p>nieznany</text:p>
          </table:table-cell>
          <table:table-cell office:value-type="float" office:value="-38.9" calcext:value-type="float">
            <text:p>-38,9</text:p>
          </table:table-cell>
          <table:table-cell office:value-type="float" office:value="356.6" calcext:value-type="float">
            <text:p>356,6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&quot;INSERT INTO item (id, topic_id) VALUES (&quot;&amp;[.B83]&amp;&quot;, 1);&quot;" office:value-type="string" office:string-value="INSERT INTO item (id, topic_id) VALUES (81, 1);" calcext:value-type="string">
            <text:p>INSERT INTO item (id, topic_id) VALUES (81, 1);</text:p>
          </table:table-cell>
          <table:table-cell office:value-type="string" calcext:value-type="string">
            <text:p>Tal</text:p>
          </table:table-cell>
          <table:table-cell table:formula="of:=&quot;INSERT INTO property (property_type_id, content, item_id) VALUES (1, '&quot;&amp;[.D83]&amp;&quot;', &quot;&amp;[.B83]&amp;&quot;);&quot;" office:value-type="string" office:string-value="INSERT INTO property (property_type_id, content, item_id) VALUES (1, 'Tal', 81);" calcext:value-type="string">
            <text:p>INSERT INTO property (property_type_id, content, item_id) VALUES (1, 'Tal', 81);</text:p>
          </table:table-cell>
          <table:table-cell office:value-type="string" calcext:value-type="string">
            <text:p>Tl</text:p>
          </table:table-cell>
          <table:table-cell table:formula="of:=&quot;INSERT INTO property (property_type_id, content, item_id) VALUES (2, '&quot;&amp;[.F83]&amp;&quot;', &quot;&amp;[.B83]&amp;&quot;);&quot;" office:value-type="string" office:string-value="INSERT INTO property (property_type_id, content, item_id) VALUES (2, 'Tl', 81);" calcext:value-type="string">
            <text:p>INSERT INTO property (property_type_id, content, item_id) VALUES (2, 'Tl', 81);</text:p>
          </table:table-cell>
          <table:table-cell office:value-type="float" office:value="81" calcext:value-type="float">
            <text:p>81</text:p>
          </table:table-cell>
          <table:table-cell table:formula="of:=&quot;INSERT INTO property (property_type_id, content, item_id) VALUES (3, '&quot;&amp;[.H83]&amp;&quot;', &quot;&amp;[.B83]&amp;&quot;);&quot;" office:value-type="string" office:string-value="INSERT INTO property (property_type_id, content, item_id) VALUES (3, '81', 81);" calcext:value-type="string">
            <text:p>INSERT INTO property (property_type_id, content, item_id) VALUES (3, '81', 81);</text:p>
          </table:table-cell>
          <table:table-cell office:value-type="float" office:value="204.3833" calcext:value-type="float">
            <text:p>204,3833</text:p>
          </table:table-cell>
          <table:table-cell table:formula="of:=&quot;INSERT INTO property (property_type_id, content, item_id) VALUES (4, '&quot;&amp;[.J83]&amp;&quot;', &quot;&amp;[.B83]&amp;&quot;);&quot;" office:value-type="string" office:string-value="INSERT INTO property (property_type_id, content, item_id) VALUES (4, '204,3833', 81);" calcext:value-type="string">
            <text:p>INSERT INTO property (property_type_id, content, item_id) VALUES (4, '204,3833', 81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83]&amp;&quot;', &quot;&amp;[.B83]&amp;&quot;);&quot;" office:value-type="string" office:string-value="INSERT INTO property (property_type_id, content, item_id) VALUES (5, 'ciało stałe', 81);" calcext:value-type="string">
            <text:p>INSERT INTO property (property_type_id, content, item_id) VALUES (5, 'ciało stałe', 81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83]&amp;&quot;', &quot;&amp;[.B83]&amp;&quot;);&quot;" office:value-type="string" office:string-value="INSERT INTO property (property_type_id, content, item_id) VALUES (6, 'metal', 81);" calcext:value-type="string">
            <text:p>INSERT INTO property (property_type_id, content, item_id) VALUES (6, 'metal', 81);</text:p>
          </table:table-cell>
          <table:table-cell office:value-type="float" office:value="1861" calcext:value-type="float">
            <text:p>1861</text:p>
          </table:table-cell>
          <table:table-cell table:formula="of:=&quot;INSERT INTO property (property_type_id, content, item_id) VALUES (7, '&quot;&amp;[.P83]&amp;&quot;', &quot;&amp;[.B83]&amp;&quot;);&quot;" office:value-type="string" office:string-value="INSERT INTO property (property_type_id, content, item_id) VALUES (7, '1861', 81);" calcext:value-type="string">
            <text:p>INSERT INTO property (property_type_id, content, item_id) VALUES (7, '1861', 81);</text:p>
          </table:table-cell>
          <table:table-cell table:number-columns-repeated="6"/>
          <table:table-cell office:value-type="string" calcext:value-type="string">
            <text:p>Crookes</text:p>
          </table:table-cell>
          <table:table-cell office:value-type="float" office:value="303.6" calcext:value-type="float">
            <text:p>303,6</text:p>
          </table:table-cell>
          <table:table-cell office:value-type="float" office:value="1457" calcext:value-type="float">
            <text:p>145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&quot;INSERT INTO item (id, topic_id) VALUES (&quot;&amp;[.B84]&amp;&quot;, 1);&quot;" office:value-type="string" office:string-value="INSERT INTO item (id, topic_id) VALUES (82, 1);" calcext:value-type="string">
            <text:p>INSERT INTO item (id, topic_id) VALUES (82, 1);</text:p>
          </table:table-cell>
          <table:table-cell office:value-type="string" calcext:value-type="string">
            <text:p>Ołów</text:p>
          </table:table-cell>
          <table:table-cell table:formula="of:=&quot;INSERT INTO property (property_type_id, content, item_id) VALUES (1, '&quot;&amp;[.D84]&amp;&quot;', &quot;&amp;[.B84]&amp;&quot;);&quot;" office:value-type="string" office:string-value="INSERT INTO property (property_type_id, content, item_id) VALUES (1, 'Ołów', 82);" calcext:value-type="string">
            <text:p>INSERT INTO property (property_type_id, content, item_id) VALUES (1, 'Ołów', 82);</text:p>
          </table:table-cell>
          <table:table-cell office:value-type="string" calcext:value-type="string">
            <text:p>Pb</text:p>
          </table:table-cell>
          <table:table-cell table:formula="of:=&quot;INSERT INTO property (property_type_id, content, item_id) VALUES (2, '&quot;&amp;[.F84]&amp;&quot;', &quot;&amp;[.B84]&amp;&quot;);&quot;" office:value-type="string" office:string-value="INSERT INTO property (property_type_id, content, item_id) VALUES (2, 'Pb', 82);" calcext:value-type="string">
            <text:p>INSERT INTO property (property_type_id, content, item_id) VALUES (2, 'Pb', 82);</text:p>
          </table:table-cell>
          <table:table-cell office:value-type="float" office:value="82" calcext:value-type="float">
            <text:p>82</text:p>
          </table:table-cell>
          <table:table-cell table:formula="of:=&quot;INSERT INTO property (property_type_id, content, item_id) VALUES (3, '&quot;&amp;[.H84]&amp;&quot;', &quot;&amp;[.B84]&amp;&quot;);&quot;" office:value-type="string" office:string-value="INSERT INTO property (property_type_id, content, item_id) VALUES (3, '82', 82);" calcext:value-type="string">
            <text:p>INSERT INTO property (property_type_id, content, item_id) VALUES (3, '82', 82);</text:p>
          </table:table-cell>
          <table:table-cell office:value-type="float" office:value="207.2" calcext:value-type="float">
            <text:p>207,2</text:p>
          </table:table-cell>
          <table:table-cell table:formula="of:=&quot;INSERT INTO property (property_type_id, content, item_id) VALUES (4, '&quot;&amp;[.J84]&amp;&quot;', &quot;&amp;[.B84]&amp;&quot;);&quot;" office:value-type="string" office:string-value="INSERT INTO property (property_type_id, content, item_id) VALUES (4, '207,2', 82);" calcext:value-type="string">
            <text:p>INSERT INTO property (property_type_id, content, item_id) VALUES (4, '207,2', 82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84]&amp;&quot;', &quot;&amp;[.B84]&amp;&quot;);&quot;" office:value-type="string" office:string-value="INSERT INTO property (property_type_id, content, item_id) VALUES (5, 'ciało stałe', 82);" calcext:value-type="string">
            <text:p>INSERT INTO property (property_type_id, content, item_id) VALUES (5, 'ciało stałe', 82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84]&amp;&quot;', &quot;&amp;[.B84]&amp;&quot;);&quot;" office:value-type="string" office:string-value="INSERT INTO property (property_type_id, content, item_id) VALUES (6, 'metal', 82);" calcext:value-type="string">
            <text:p>INSERT INTO property (property_type_id, content, item_id) VALUES (6, 'metal', 82);</text:p>
          </table:table-cell>
          <table:table-cell office:value-type="string" calcext:value-type="string">
            <text:p>prehistoria</text:p>
          </table:table-cell>
          <table:table-cell table:formula="of:=&quot;INSERT INTO property (property_type_id, content, item_id) VALUES (7, '&quot;&amp;[.P84]&amp;&quot;', &quot;&amp;[.B84]&amp;&quot;);&quot;" office:value-type="string" office:string-value="INSERT INTO property (property_type_id, content, item_id) VALUES (7, 'prehistoria', 82);" calcext:value-type="string">
            <text:p>INSERT INTO property (property_type_id, content, item_id) VALUES (7, 'prehistoria', 82);</text:p>
          </table:table-cell>
          <table:table-cell table:number-columns-repeated="6"/>
          <table:table-cell office:value-type="string" calcext:value-type="string">
            <text:p>nieznany</text:p>
          </table:table-cell>
          <table:table-cell office:value-type="float" office:value="327.5" calcext:value-type="float">
            <text:p>327,5</text:p>
          </table:table-cell>
          <table:table-cell office:value-type="float" office:value="1740" calcext:value-type="float">
            <text:p>174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&quot;INSERT INTO item (id, topic_id) VALUES (&quot;&amp;[.B85]&amp;&quot;, 1);&quot;" office:value-type="string" office:string-value="INSERT INTO item (id, topic_id) VALUES (83, 1);" calcext:value-type="string">
            <text:p>INSERT INTO item (id, topic_id) VALUES (83, 1);</text:p>
          </table:table-cell>
          <table:table-cell office:value-type="string" calcext:value-type="string">
            <text:p>Bizmut</text:p>
          </table:table-cell>
          <table:table-cell table:formula="of:=&quot;INSERT INTO property (property_type_id, content, item_id) VALUES (1, '&quot;&amp;[.D85]&amp;&quot;', &quot;&amp;[.B85]&amp;&quot;);&quot;" office:value-type="string" office:string-value="INSERT INTO property (property_type_id, content, item_id) VALUES (1, 'Bizmut', 83);" calcext:value-type="string">
            <text:p>INSERT INTO property (property_type_id, content, item_id) VALUES (1, 'Bizmut', 83);</text:p>
          </table:table-cell>
          <table:table-cell office:value-type="string" calcext:value-type="string">
            <text:p>Bi</text:p>
          </table:table-cell>
          <table:table-cell table:formula="of:=&quot;INSERT INTO property (property_type_id, content, item_id) VALUES (2, '&quot;&amp;[.F85]&amp;&quot;', &quot;&amp;[.B85]&amp;&quot;);&quot;" office:value-type="string" office:string-value="INSERT INTO property (property_type_id, content, item_id) VALUES (2, 'Bi', 83);" calcext:value-type="string">
            <text:p>INSERT INTO property (property_type_id, content, item_id) VALUES (2, 'Bi', 83);</text:p>
          </table:table-cell>
          <table:table-cell office:value-type="float" office:value="83" calcext:value-type="float">
            <text:p>83</text:p>
          </table:table-cell>
          <table:table-cell table:formula="of:=&quot;INSERT INTO property (property_type_id, content, item_id) VALUES (3, '&quot;&amp;[.H85]&amp;&quot;', &quot;&amp;[.B85]&amp;&quot;);&quot;" office:value-type="string" office:string-value="INSERT INTO property (property_type_id, content, item_id) VALUES (3, '83', 83);" calcext:value-type="string">
            <text:p>INSERT INTO property (property_type_id, content, item_id) VALUES (3, '83', 83);</text:p>
          </table:table-cell>
          <table:table-cell office:value-type="float" office:value="208.98037" calcext:value-type="float">
            <text:p>208,98037</text:p>
          </table:table-cell>
          <table:table-cell table:formula="of:=&quot;INSERT INTO property (property_type_id, content, item_id) VALUES (4, '&quot;&amp;[.J85]&amp;&quot;', &quot;&amp;[.B85]&amp;&quot;);&quot;" office:value-type="string" office:string-value="INSERT INTO property (property_type_id, content, item_id) VALUES (4, '208,98037', 83);" calcext:value-type="string">
            <text:p>INSERT INTO property (property_type_id, content, item_id) VALUES (4, '208,98037', 83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85]&amp;&quot;', &quot;&amp;[.B85]&amp;&quot;);&quot;" office:value-type="string" office:string-value="INSERT INTO property (property_type_id, content, item_id) VALUES (5, 'ciało stałe', 83);" calcext:value-type="string">
            <text:p>INSERT INTO property (property_type_id, content, item_id) VALUES (5, 'ciało stałe', 83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85]&amp;&quot;', &quot;&amp;[.B85]&amp;&quot;);&quot;" office:value-type="string" office:string-value="INSERT INTO property (property_type_id, content, item_id) VALUES (6, 'metal', 83);" calcext:value-type="string">
            <text:p>INSERT INTO property (property_type_id, content, item_id) VALUES (6, 'metal', 83);</text:p>
          </table:table-cell>
          <table:table-cell office:value-type="float" office:value="1540" calcext:value-type="float">
            <text:p>1540</text:p>
          </table:table-cell>
          <table:table-cell table:formula="of:=&quot;INSERT INTO property (property_type_id, content, item_id) VALUES (7, '&quot;&amp;[.P85]&amp;&quot;', &quot;&amp;[.B85]&amp;&quot;);&quot;" office:value-type="string" office:string-value="INSERT INTO property (property_type_id, content, item_id) VALUES (7, '1540', 83);" calcext:value-type="string">
            <text:p>INSERT INTO property (property_type_id, content, item_id) VALUES (7, '1540', 83);</text:p>
          </table:table-cell>
          <table:table-cell table:number-columns-repeated="6"/>
          <table:table-cell office:value-type="string" calcext:value-type="string">
            <text:p>Agricola</text:p>
          </table:table-cell>
          <table:table-cell office:value-type="float" office:value="271.4" calcext:value-type="float">
            <text:p>271,4</text:p>
          </table:table-cell>
          <table:table-cell office:value-type="float" office:value="1560" calcext:value-type="float">
            <text:p>156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&quot;INSERT INTO item (id, topic_id) VALUES (&quot;&amp;[.B86]&amp;&quot;, 1);&quot;" office:value-type="string" office:string-value="INSERT INTO item (id, topic_id) VALUES (84, 1);" calcext:value-type="string">
            <text:p>INSERT INTO item (id, topic_id) VALUES (84, 1);</text:p>
          </table:table-cell>
          <table:table-cell office:value-type="string" calcext:value-type="string">
            <text:p>Polon</text:p>
          </table:table-cell>
          <table:table-cell table:formula="of:=&quot;INSERT INTO property (property_type_id, content, item_id) VALUES (1, '&quot;&amp;[.D86]&amp;&quot;', &quot;&amp;[.B86]&amp;&quot;);&quot;" office:value-type="string" office:string-value="INSERT INTO property (property_type_id, content, item_id) VALUES (1, 'Polon', 84);" calcext:value-type="string">
            <text:p>INSERT INTO property (property_type_id, content, item_id) VALUES (1, 'Polon', 84);</text:p>
          </table:table-cell>
          <table:table-cell office:value-type="string" calcext:value-type="string">
            <text:p>Po</text:p>
          </table:table-cell>
          <table:table-cell table:formula="of:=&quot;INSERT INTO property (property_type_id, content, item_id) VALUES (2, '&quot;&amp;[.F86]&amp;&quot;', &quot;&amp;[.B86]&amp;&quot;);&quot;" office:value-type="string" office:string-value="INSERT INTO property (property_type_id, content, item_id) VALUES (2, 'Po', 84);" calcext:value-type="string">
            <text:p>INSERT INTO property (property_type_id, content, item_id) VALUES (2, 'Po', 84);</text:p>
          </table:table-cell>
          <table:table-cell office:value-type="float" office:value="84" calcext:value-type="float">
            <text:p>84</text:p>
          </table:table-cell>
          <table:table-cell table:formula="of:=&quot;INSERT INTO property (property_type_id, content, item_id) VALUES (3, '&quot;&amp;[.H86]&amp;&quot;', &quot;&amp;[.B86]&amp;&quot;);&quot;" office:value-type="string" office:string-value="INSERT INTO property (property_type_id, content, item_id) VALUES (3, '84', 84);" calcext:value-type="string">
            <text:p>INSERT INTO property (property_type_id, content, item_id) VALUES (3, '84', 84);</text:p>
          </table:table-cell>
          <table:table-cell office:value-type="float" office:value="208.9824" calcext:value-type="float">
            <text:p>208,9824</text:p>
          </table:table-cell>
          <table:table-cell table:formula="of:=&quot;INSERT INTO property (property_type_id, content, item_id) VALUES (4, '&quot;&amp;[.J86]&amp;&quot;', &quot;&amp;[.B86]&amp;&quot;);&quot;" office:value-type="string" office:string-value="INSERT INTO property (property_type_id, content, item_id) VALUES (4, '208,9824', 84);" calcext:value-type="string">
            <text:p>INSERT INTO property (property_type_id, content, item_id) VALUES (4, '208,9824', 84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86]&amp;&quot;', &quot;&amp;[.B86]&amp;&quot;);&quot;" office:value-type="string" office:string-value="INSERT INTO property (property_type_id, content, item_id) VALUES (5, 'ciało stałe', 84);" calcext:value-type="string">
            <text:p>INSERT INTO property (property_type_id, content, item_id) VALUES (5, 'ciało stałe', 84);</text:p>
          </table:table-cell>
          <table:table-cell office:value-type="string" calcext:value-type="string">
            <text:p>metal/półmetal</text:p>
          </table:table-cell>
          <table:table-cell table:formula="of:=&quot;INSERT INTO property (property_type_id, content, item_id) VALUES (6, '&quot;&amp;[.N86]&amp;&quot;', &quot;&amp;[.B86]&amp;&quot;);&quot;" office:value-type="string" office:string-value="INSERT INTO property (property_type_id, content, item_id) VALUES (6, 'metal/półmetal', 84);" calcext:value-type="string">
            <text:p>INSERT INTO property (property_type_id, content, item_id) VALUES (6, 'metal/półmetal', 84);</text:p>
          </table:table-cell>
          <table:table-cell office:value-type="float" office:value="1898" calcext:value-type="float">
            <text:p>1898</text:p>
          </table:table-cell>
          <table:table-cell table:formula="of:=&quot;INSERT INTO property (property_type_id, content, item_id) VALUES (7, '&quot;&amp;[.P86]&amp;&quot;', &quot;&amp;[.B86]&amp;&quot;);&quot;" office:value-type="string" office:string-value="INSERT INTO property (property_type_id, content, item_id) VALUES (7, '1898', 84);" calcext:value-type="string">
            <text:p>INSERT INTO property (property_type_id, content, item_id) VALUES (7, '1898', 84);</text:p>
          </table:table-cell>
          <table:table-cell table:number-columns-repeated="6"/>
          <table:table-cell office:value-type="string" calcext:value-type="string">
            <text:p>Maria i Piotr Curie</text:p>
          </table:table-cell>
          <table:table-cell office:value-type="float" office:value="254" calcext:value-type="float">
            <text:p>254</text:p>
          </table:table-cell>
          <table:table-cell office:value-type="float" office:value="962" calcext:value-type="float">
            <text:p>96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&quot;INSERT INTO item (id, topic_id) VALUES (&quot;&amp;[.B87]&amp;&quot;, 1);&quot;" office:value-type="string" office:string-value="INSERT INTO item (id, topic_id) VALUES (85, 1);" calcext:value-type="string">
            <text:p>INSERT INTO item (id, topic_id) VALUES (85, 1);</text:p>
          </table:table-cell>
          <table:table-cell office:value-type="string" calcext:value-type="string">
            <text:p>Astat</text:p>
          </table:table-cell>
          <table:table-cell table:formula="of:=&quot;INSERT INTO property (property_type_id, content, item_id) VALUES (1, '&quot;&amp;[.D87]&amp;&quot;', &quot;&amp;[.B87]&amp;&quot;);&quot;" office:value-type="string" office:string-value="INSERT INTO property (property_type_id, content, item_id) VALUES (1, 'Astat', 85);" calcext:value-type="string">
            <text:p>INSERT INTO property (property_type_id, content, item_id) VALUES (1, 'Astat', 85);</text:p>
          </table:table-cell>
          <table:table-cell office:value-type="string" calcext:value-type="string">
            <text:p>At</text:p>
          </table:table-cell>
          <table:table-cell table:formula="of:=&quot;INSERT INTO property (property_type_id, content, item_id) VALUES (2, '&quot;&amp;[.F87]&amp;&quot;', &quot;&amp;[.B87]&amp;&quot;);&quot;" office:value-type="string" office:string-value="INSERT INTO property (property_type_id, content, item_id) VALUES (2, 'At', 85);" calcext:value-type="string">
            <text:p>INSERT INTO property (property_type_id, content, item_id) VALUES (2, 'At', 85);</text:p>
          </table:table-cell>
          <table:table-cell office:value-type="float" office:value="85" calcext:value-type="float">
            <text:p>85</text:p>
          </table:table-cell>
          <table:table-cell table:formula="of:=&quot;INSERT INTO property (property_type_id, content, item_id) VALUES (3, '&quot;&amp;[.H87]&amp;&quot;', &quot;&amp;[.B87]&amp;&quot;);&quot;" office:value-type="string" office:string-value="INSERT INTO property (property_type_id, content, item_id) VALUES (3, '85', 85);" calcext:value-type="string">
            <text:p>INSERT INTO property (property_type_id, content, item_id) VALUES (3, '85', 85);</text:p>
          </table:table-cell>
          <table:table-cell office:value-type="float" office:value="209.9871" calcext:value-type="float">
            <text:p>209,9871</text:p>
          </table:table-cell>
          <table:table-cell table:formula="of:=&quot;INSERT INTO property (property_type_id, content, item_id) VALUES (4, '&quot;&amp;[.J87]&amp;&quot;', &quot;&amp;[.B87]&amp;&quot;);&quot;" office:value-type="string" office:string-value="INSERT INTO property (property_type_id, content, item_id) VALUES (4, '209,9871', 85);" calcext:value-type="string">
            <text:p>INSERT INTO property (property_type_id, content, item_id) VALUES (4, '209,9871', 85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87]&amp;&quot;', &quot;&amp;[.B87]&amp;&quot;);&quot;" office:value-type="string" office:string-value="INSERT INTO property (property_type_id, content, item_id) VALUES (5, 'ciało stałe', 85);" calcext:value-type="string">
            <text:p>INSERT INTO property (property_type_id, content, item_id) VALUES (5, 'ciało stałe', 85);</text:p>
          </table:table-cell>
          <table:table-cell office:value-type="string" calcext:value-type="string">
            <text:p>niemetal/półmetal</text:p>
          </table:table-cell>
          <table:table-cell table:formula="of:=&quot;INSERT INTO property (property_type_id, content, item_id) VALUES (6, '&quot;&amp;[.N87]&amp;&quot;', &quot;&amp;[.B87]&amp;&quot;);&quot;" office:value-type="string" office:string-value="INSERT INTO property (property_type_id, content, item_id) VALUES (6, 'niemetal/półmetal', 85);" calcext:value-type="string">
            <text:p>INSERT INTO property (property_type_id, content, item_id) VALUES (6, 'niemetal/półmetal', 85);</text:p>
          </table:table-cell>
          <table:table-cell office:value-type="float" office:value="1940" calcext:value-type="float">
            <text:p>1940</text:p>
          </table:table-cell>
          <table:table-cell table:formula="of:=&quot;INSERT INTO property (property_type_id, content, item_id) VALUES (7, '&quot;&amp;[.P87]&amp;&quot;', &quot;&amp;[.B87]&amp;&quot;);&quot;" office:value-type="string" office:string-value="INSERT INTO property (property_type_id, content, item_id) VALUES (7, '1940', 85);" calcext:value-type="string">
            <text:p>INSERT INTO property (property_type_id, content, item_id) VALUES (7, '1940', 85);</text:p>
          </table:table-cell>
          <table:table-cell table:number-columns-repeated="6"/>
          <table:table-cell office:value-type="string" calcext:value-type="string">
            <text:p>Corson i MacKenzie</text:p>
          </table:table-cell>
          <table:table-cell office:value-type="float" office:value="302" calcext:value-type="float">
            <text:p>302</text:p>
          </table:table-cell>
          <table:table-cell office:value-type="float" office:value="337" calcext:value-type="float">
            <text:p>33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&quot;INSERT INTO item (id, topic_id) VALUES (&quot;&amp;[.B88]&amp;&quot;, 1);&quot;" office:value-type="string" office:string-value="INSERT INTO item (id, topic_id) VALUES (86, 1);" calcext:value-type="string">
            <text:p>INSERT INTO item (id, topic_id) VALUES (86, 1);</text:p>
          </table:table-cell>
          <table:table-cell office:value-type="string" calcext:value-type="string">
            <text:p>Radon</text:p>
          </table:table-cell>
          <table:table-cell table:formula="of:=&quot;INSERT INTO property (property_type_id, content, item_id) VALUES (1, '&quot;&amp;[.D88]&amp;&quot;', &quot;&amp;[.B88]&amp;&quot;);&quot;" office:value-type="string" office:string-value="INSERT INTO property (property_type_id, content, item_id) VALUES (1, 'Radon', 86);" calcext:value-type="string">
            <text:p>INSERT INTO property (property_type_id, content, item_id) VALUES (1, 'Radon', 86);</text:p>
          </table:table-cell>
          <table:table-cell office:value-type="string" calcext:value-type="string">
            <text:p>Rn</text:p>
          </table:table-cell>
          <table:table-cell table:formula="of:=&quot;INSERT INTO property (property_type_id, content, item_id) VALUES (2, '&quot;&amp;[.F88]&amp;&quot;', &quot;&amp;[.B88]&amp;&quot;);&quot;" office:value-type="string" office:string-value="INSERT INTO property (property_type_id, content, item_id) VALUES (2, 'Rn', 86);" calcext:value-type="string">
            <text:p>INSERT INTO property (property_type_id, content, item_id) VALUES (2, 'Rn', 86);</text:p>
          </table:table-cell>
          <table:table-cell office:value-type="float" office:value="86" calcext:value-type="float">
            <text:p>86</text:p>
          </table:table-cell>
          <table:table-cell table:formula="of:=&quot;INSERT INTO property (property_type_id, content, item_id) VALUES (3, '&quot;&amp;[.H88]&amp;&quot;', &quot;&amp;[.B88]&amp;&quot;);&quot;" office:value-type="string" office:string-value="INSERT INTO property (property_type_id, content, item_id) VALUES (3, '86', 86);" calcext:value-type="string">
            <text:p>INSERT INTO property (property_type_id, content, item_id) VALUES (3, '86', 86);</text:p>
          </table:table-cell>
          <table:table-cell office:value-type="float" office:value="222.0176" calcext:value-type="float">
            <text:p>222,0176</text:p>
          </table:table-cell>
          <table:table-cell table:formula="of:=&quot;INSERT INTO property (property_type_id, content, item_id) VALUES (4, '&quot;&amp;[.J88]&amp;&quot;', &quot;&amp;[.B88]&amp;&quot;);&quot;" office:value-type="string" office:string-value="INSERT INTO property (property_type_id, content, item_id) VALUES (4, '222,0176', 86);" calcext:value-type="string">
            <text:p>INSERT INTO property (property_type_id, content, item_id) VALUES (4, '222,0176', 86);</text:p>
          </table:table-cell>
          <table:table-cell office:value-type="string" calcext:value-type="string">
            <text:p>gaz</text:p>
          </table:table-cell>
          <table:table-cell table:formula="of:=&quot;INSERT INTO property (property_type_id, content, item_id) VALUES (5, '&quot;&amp;[.L88]&amp;&quot;', &quot;&amp;[.B88]&amp;&quot;);&quot;" office:value-type="string" office:string-value="INSERT INTO property (property_type_id, content, item_id) VALUES (5, 'gaz', 86);" calcext:value-type="string">
            <text:p>INSERT INTO property (property_type_id, content, item_id) VALUES (5, 'gaz', 86);</text:p>
          </table:table-cell>
          <table:table-cell office:value-type="string" calcext:value-type="string">
            <text:p>niemetal/gaz szlachetny</text:p>
          </table:table-cell>
          <table:table-cell table:formula="of:=&quot;INSERT INTO property (property_type_id, content, item_id) VALUES (6, '&quot;&amp;[.N88]&amp;&quot;', &quot;&amp;[.B88]&amp;&quot;);&quot;" office:value-type="string" office:string-value="INSERT INTO property (property_type_id, content, item_id) VALUES (6, 'niemetal/gaz szlachetny', 86);" calcext:value-type="string">
            <text:p>INSERT INTO property (property_type_id, content, item_id) VALUES (6, 'niemetal/gaz szlachetny', 86);</text:p>
          </table:table-cell>
          <table:table-cell office:value-type="float" office:value="1900" calcext:value-type="float">
            <text:p>1900</text:p>
          </table:table-cell>
          <table:table-cell table:formula="of:=&quot;INSERT INTO property (property_type_id, content, item_id) VALUES (7, '&quot;&amp;[.P88]&amp;&quot;', &quot;&amp;[.B88]&amp;&quot;);&quot;" office:value-type="string" office:string-value="INSERT INTO property (property_type_id, content, item_id) VALUES (7, '1900', 86);" calcext:value-type="string">
            <text:p>INSERT INTO property (property_type_id, content, item_id) VALUES (7, '1900', 86);</text:p>
          </table:table-cell>
          <table:table-cell table:number-columns-repeated="6"/>
          <table:table-cell office:value-type="string" calcext:value-type="string">
            <text:p>Dorn</text:p>
          </table:table-cell>
          <table:table-cell office:value-type="float" office:value="-71" calcext:value-type="float">
            <text:p>-71</text:p>
          </table:table-cell>
          <table:table-cell office:value-type="float" office:value="-61.8" calcext:value-type="float">
            <text:p>-61,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&quot;INSERT INTO item (id, topic_id) VALUES (&quot;&amp;[.B89]&amp;&quot;, 1);&quot;" office:value-type="string" office:string-value="INSERT INTO item (id, topic_id) VALUES (87, 1);" calcext:value-type="string">
            <text:p>INSERT INTO item (id, topic_id) VALUES (87, 1);</text:p>
          </table:table-cell>
          <table:table-cell office:value-type="string" calcext:value-type="string">
            <text:p>Frans</text:p>
          </table:table-cell>
          <table:table-cell table:formula="of:=&quot;INSERT INTO property (property_type_id, content, item_id) VALUES (1, '&quot;&amp;[.D89]&amp;&quot;', &quot;&amp;[.B89]&amp;&quot;);&quot;" office:value-type="string" office:string-value="INSERT INTO property (property_type_id, content, item_id) VALUES (1, 'Frans', 87);" calcext:value-type="string">
            <text:p>INSERT INTO property (property_type_id, content, item_id) VALUES (1, 'Frans', 87);</text:p>
          </table:table-cell>
          <table:table-cell office:value-type="string" calcext:value-type="string">
            <text:p>Fr</text:p>
          </table:table-cell>
          <table:table-cell table:formula="of:=&quot;INSERT INTO property (property_type_id, content, item_id) VALUES (2, '&quot;&amp;[.F89]&amp;&quot;', &quot;&amp;[.B89]&amp;&quot;);&quot;" office:value-type="string" office:string-value="INSERT INTO property (property_type_id, content, item_id) VALUES (2, 'Fr', 87);" calcext:value-type="string">
            <text:p>INSERT INTO property (property_type_id, content, item_id) VALUES (2, 'Fr', 87);</text:p>
          </table:table-cell>
          <table:table-cell office:value-type="float" office:value="87" calcext:value-type="float">
            <text:p>87</text:p>
          </table:table-cell>
          <table:table-cell table:formula="of:=&quot;INSERT INTO property (property_type_id, content, item_id) VALUES (3, '&quot;&amp;[.H89]&amp;&quot;', &quot;&amp;[.B89]&amp;&quot;);&quot;" office:value-type="string" office:string-value="INSERT INTO property (property_type_id, content, item_id) VALUES (3, '87', 87);" calcext:value-type="string">
            <text:p>INSERT INTO property (property_type_id, content, item_id) VALUES (3, '87', 87);</text:p>
          </table:table-cell>
          <table:table-cell office:value-type="float" office:value="223.0197" calcext:value-type="float">
            <text:p>223,0197</text:p>
          </table:table-cell>
          <table:table-cell table:formula="of:=&quot;INSERT INTO property (property_type_id, content, item_id) VALUES (4, '&quot;&amp;[.J89]&amp;&quot;', &quot;&amp;[.B89]&amp;&quot;);&quot;" office:value-type="string" office:string-value="INSERT INTO property (property_type_id, content, item_id) VALUES (4, '223,0197', 87);" calcext:value-type="string">
            <text:p>INSERT INTO property (property_type_id, content, item_id) VALUES (4, '223,0197', 87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89]&amp;&quot;', &quot;&amp;[.B89]&amp;&quot;);&quot;" office:value-type="string" office:string-value="INSERT INTO property (property_type_id, content, item_id) VALUES (5, 'ciało stałe', 87);" calcext:value-type="string">
            <text:p>INSERT INTO property (property_type_id, content, item_id) VALUES (5, 'ciało stałe', 87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89]&amp;&quot;', &quot;&amp;[.B89]&amp;&quot;);&quot;" office:value-type="string" office:string-value="INSERT INTO property (property_type_id, content, item_id) VALUES (6, 'metal', 87);" calcext:value-type="string">
            <text:p>INSERT INTO property (property_type_id, content, item_id) VALUES (6, 'metal', 87);</text:p>
          </table:table-cell>
          <table:table-cell office:value-type="float" office:value="1939" calcext:value-type="float">
            <text:p>1939</text:p>
          </table:table-cell>
          <table:table-cell table:formula="of:=&quot;INSERT INTO property (property_type_id, content, item_id) VALUES (7, '&quot;&amp;[.P89]&amp;&quot;', &quot;&amp;[.B89]&amp;&quot;);&quot;" office:value-type="string" office:string-value="INSERT INTO property (property_type_id, content, item_id) VALUES (7, '1939', 87);" calcext:value-type="string">
            <text:p>INSERT INTO property (property_type_id, content, item_id) VALUES (7, '1939', 87);</text:p>
          </table:table-cell>
          <table:table-cell table:number-columns-repeated="6"/>
          <table:table-cell office:value-type="string" calcext:value-type="string">
            <text:p>Perey</text:p>
          </table:table-cell>
          <table:table-cell office:value-type="float" office:value="27" calcext:value-type="float">
            <text:p>27</text:p>
          </table:table-cell>
          <table:table-cell office:value-type="float" office:value="677" calcext:value-type="float">
            <text:p>67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&quot;INSERT INTO item (id, topic_id) VALUES (&quot;&amp;[.B90]&amp;&quot;, 1);&quot;" office:value-type="string" office:string-value="INSERT INTO item (id, topic_id) VALUES (88, 1);" calcext:value-type="string">
            <text:p>INSERT INTO item (id, topic_id) VALUES (88, 1);</text:p>
          </table:table-cell>
          <table:table-cell office:value-type="string" calcext:value-type="string">
            <text:p>Rad</text:p>
          </table:table-cell>
          <table:table-cell table:formula="of:=&quot;INSERT INTO property (property_type_id, content, item_id) VALUES (1, '&quot;&amp;[.D90]&amp;&quot;', &quot;&amp;[.B90]&amp;&quot;);&quot;" office:value-type="string" office:string-value="INSERT INTO property (property_type_id, content, item_id) VALUES (1, 'Rad', 88);" calcext:value-type="string">
            <text:p>INSERT INTO property (property_type_id, content, item_id) VALUES (1, 'Rad', 88);</text:p>
          </table:table-cell>
          <table:table-cell office:value-type="string" calcext:value-type="string">
            <text:p>Ra</text:p>
          </table:table-cell>
          <table:table-cell table:formula="of:=&quot;INSERT INTO property (property_type_id, content, item_id) VALUES (2, '&quot;&amp;[.F90]&amp;&quot;', &quot;&amp;[.B90]&amp;&quot;);&quot;" office:value-type="string" office:string-value="INSERT INTO property (property_type_id, content, item_id) VALUES (2, 'Ra', 88);" calcext:value-type="string">
            <text:p>INSERT INTO property (property_type_id, content, item_id) VALUES (2, 'Ra', 88);</text:p>
          </table:table-cell>
          <table:table-cell office:value-type="float" office:value="88" calcext:value-type="float">
            <text:p>88</text:p>
          </table:table-cell>
          <table:table-cell table:formula="of:=&quot;INSERT INTO property (property_type_id, content, item_id) VALUES (3, '&quot;&amp;[.H90]&amp;&quot;', &quot;&amp;[.B90]&amp;&quot;);&quot;" office:value-type="string" office:string-value="INSERT INTO property (property_type_id, content, item_id) VALUES (3, '88', 88);" calcext:value-type="string">
            <text:p>INSERT INTO property (property_type_id, content, item_id) VALUES (3, '88', 88);</text:p>
          </table:table-cell>
          <table:table-cell office:value-type="float" office:value="226.0254" calcext:value-type="float">
            <text:p>226,0254</text:p>
          </table:table-cell>
          <table:table-cell table:formula="of:=&quot;INSERT INTO property (property_type_id, content, item_id) VALUES (4, '&quot;&amp;[.J90]&amp;&quot;', &quot;&amp;[.B90]&amp;&quot;);&quot;" office:value-type="string" office:string-value="INSERT INTO property (property_type_id, content, item_id) VALUES (4, '226,0254', 88);" calcext:value-type="string">
            <text:p>INSERT INTO property (property_type_id, content, item_id) VALUES (4, '226,0254', 88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90]&amp;&quot;', &quot;&amp;[.B90]&amp;&quot;);&quot;" office:value-type="string" office:string-value="INSERT INTO property (property_type_id, content, item_id) VALUES (5, 'ciało stałe', 88);" calcext:value-type="string">
            <text:p>INSERT INTO property (property_type_id, content, item_id) VALUES (5, 'ciało stałe', 88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90]&amp;&quot;', &quot;&amp;[.B90]&amp;&quot;);&quot;" office:value-type="string" office:string-value="INSERT INTO property (property_type_id, content, item_id) VALUES (6, 'metal', 88);" calcext:value-type="string">
            <text:p>INSERT INTO property (property_type_id, content, item_id) VALUES (6, 'metal', 88);</text:p>
          </table:table-cell>
          <table:table-cell office:value-type="float" office:value="1898" calcext:value-type="float">
            <text:p>1898</text:p>
          </table:table-cell>
          <table:table-cell table:formula="of:=&quot;INSERT INTO property (property_type_id, content, item_id) VALUES (7, '&quot;&amp;[.P90]&amp;&quot;', &quot;&amp;[.B90]&amp;&quot;);&quot;" office:value-type="string" office:string-value="INSERT INTO property (property_type_id, content, item_id) VALUES (7, '1898', 88);" calcext:value-type="string">
            <text:p>INSERT INTO property (property_type_id, content, item_id) VALUES (7, '1898', 88);</text:p>
          </table:table-cell>
          <table:table-cell table:number-columns-repeated="6"/>
          <table:table-cell office:value-type="string" calcext:value-type="string">
            <text:p>Maria i Piotr Curie</text:p>
          </table:table-cell>
          <table:table-cell office:value-type="float" office:value="700" calcext:value-type="float">
            <text:p>700</text:p>
          </table:table-cell>
          <table:table-cell office:value-type="float" office:value="1140" calcext:value-type="float">
            <text:p>114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&quot;INSERT INTO item (id, topic_id) VALUES (&quot;&amp;[.B91]&amp;&quot;, 1);&quot;" office:value-type="string" office:string-value="INSERT INTO item (id, topic_id) VALUES (89, 1);" calcext:value-type="string">
            <text:p>INSERT INTO item (id, topic_id) VALUES (89, 1);</text:p>
          </table:table-cell>
          <table:table-cell office:value-type="string" calcext:value-type="string">
            <text:p>Aktyn</text:p>
          </table:table-cell>
          <table:table-cell table:formula="of:=&quot;INSERT INTO property (property_type_id, content, item_id) VALUES (1, '&quot;&amp;[.D91]&amp;&quot;', &quot;&amp;[.B91]&amp;&quot;);&quot;" office:value-type="string" office:string-value="INSERT INTO property (property_type_id, content, item_id) VALUES (1, 'Aktyn', 89);" calcext:value-type="string">
            <text:p>INSERT INTO property (property_type_id, content, item_id) VALUES (1, 'Aktyn', 89);</text:p>
          </table:table-cell>
          <table:table-cell office:value-type="string" calcext:value-type="string">
            <text:p>Ac</text:p>
          </table:table-cell>
          <table:table-cell table:formula="of:=&quot;INSERT INTO property (property_type_id, content, item_id) VALUES (2, '&quot;&amp;[.F91]&amp;&quot;', &quot;&amp;[.B91]&amp;&quot;);&quot;" office:value-type="string" office:string-value="INSERT INTO property (property_type_id, content, item_id) VALUES (2, 'Ac', 89);" calcext:value-type="string">
            <text:p>INSERT INTO property (property_type_id, content, item_id) VALUES (2, 'Ac', 89);</text:p>
          </table:table-cell>
          <table:table-cell office:value-type="float" office:value="89" calcext:value-type="float">
            <text:p>89</text:p>
          </table:table-cell>
          <table:table-cell table:formula="of:=&quot;INSERT INTO property (property_type_id, content, item_id) VALUES (3, '&quot;&amp;[.H91]&amp;&quot;', &quot;&amp;[.B91]&amp;&quot;);&quot;" office:value-type="string" office:string-value="INSERT INTO property (property_type_id, content, item_id) VALUES (3, '89', 89);" calcext:value-type="string">
            <text:p>INSERT INTO property (property_type_id, content, item_id) VALUES (3, '89', 89);</text:p>
          </table:table-cell>
          <table:table-cell office:value-type="float" office:value="227.0278" calcext:value-type="float">
            <text:p>227,0278</text:p>
          </table:table-cell>
          <table:table-cell table:formula="of:=&quot;INSERT INTO property (property_type_id, content, item_id) VALUES (4, '&quot;&amp;[.J91]&amp;&quot;', &quot;&amp;[.B91]&amp;&quot;);&quot;" office:value-type="string" office:string-value="INSERT INTO property (property_type_id, content, item_id) VALUES (4, '227,0278', 89);" calcext:value-type="string">
            <text:p>INSERT INTO property (property_type_id, content, item_id) VALUES (4, '227,0278', 89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91]&amp;&quot;', &quot;&amp;[.B91]&amp;&quot;);&quot;" office:value-type="string" office:string-value="INSERT INTO property (property_type_id, content, item_id) VALUES (5, 'ciało stałe', 89);" calcext:value-type="string">
            <text:p>INSERT INTO property (property_type_id, content, item_id) VALUES (5, 'ciało stałe', 89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91]&amp;&quot;', &quot;&amp;[.B91]&amp;&quot;);&quot;" office:value-type="string" office:string-value="INSERT INTO property (property_type_id, content, item_id) VALUES (6, 'metal', 89);" calcext:value-type="string">
            <text:p>INSERT INTO property (property_type_id, content, item_id) VALUES (6, 'metal', 89);</text:p>
          </table:table-cell>
          <table:table-cell office:value-type="float" office:value="1899" calcext:value-type="float">
            <text:p>1899</text:p>
          </table:table-cell>
          <table:table-cell table:formula="of:=&quot;INSERT INTO property (property_type_id, content, item_id) VALUES (7, '&quot;&amp;[.P91]&amp;&quot;', &quot;&amp;[.B91]&amp;&quot;);&quot;" office:value-type="string" office:string-value="INSERT INTO property (property_type_id, content, item_id) VALUES (7, '1899', 89);" calcext:value-type="string">
            <text:p>INSERT INTO property (property_type_id, content, item_id) VALUES (7, '1899', 89);</text:p>
          </table:table-cell>
          <table:table-cell table:number-columns-repeated="6"/>
          <table:table-cell office:value-type="string" calcext:value-type="string">
            <text:p>Debierne</text:p>
          </table:table-cell>
          <table:table-cell office:value-type="float" office:value="1047" calcext:value-type="float">
            <text:p>1047</text:p>
          </table:table-cell>
          <table:table-cell office:value-type="float" office:value="3197" calcext:value-type="float">
            <text:p>319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&quot;INSERT INTO item (id, topic_id) VALUES (&quot;&amp;[.B92]&amp;&quot;, 1);&quot;" office:value-type="string" office:string-value="INSERT INTO item (id, topic_id) VALUES (90, 1);" calcext:value-type="string">
            <text:p>INSERT INTO item (id, topic_id) VALUES (90, 1);</text:p>
          </table:table-cell>
          <table:table-cell office:value-type="string" calcext:value-type="string">
            <text:p>Tor</text:p>
          </table:table-cell>
          <table:table-cell table:formula="of:=&quot;INSERT INTO property (property_type_id, content, item_id) VALUES (1, '&quot;&amp;[.D92]&amp;&quot;', &quot;&amp;[.B92]&amp;&quot;);&quot;" office:value-type="string" office:string-value="INSERT INTO property (property_type_id, content, item_id) VALUES (1, 'Tor', 90);" calcext:value-type="string">
            <text:p>INSERT INTO property (property_type_id, content, item_id) VALUES (1, 'Tor', 90);</text:p>
          </table:table-cell>
          <table:table-cell office:value-type="string" calcext:value-type="string">
            <text:p>Th</text:p>
          </table:table-cell>
          <table:table-cell table:formula="of:=&quot;INSERT INTO property (property_type_id, content, item_id) VALUES (2, '&quot;&amp;[.F92]&amp;&quot;', &quot;&amp;[.B92]&amp;&quot;);&quot;" office:value-type="string" office:string-value="INSERT INTO property (property_type_id, content, item_id) VALUES (2, 'Th', 90);" calcext:value-type="string">
            <text:p>INSERT INTO property (property_type_id, content, item_id) VALUES (2, 'Th', 90);</text:p>
          </table:table-cell>
          <table:table-cell office:value-type="float" office:value="90" calcext:value-type="float">
            <text:p>90</text:p>
          </table:table-cell>
          <table:table-cell table:formula="of:=&quot;INSERT INTO property (property_type_id, content, item_id) VALUES (3, '&quot;&amp;[.H92]&amp;&quot;', &quot;&amp;[.B92]&amp;&quot;);&quot;" office:value-type="string" office:string-value="INSERT INTO property (property_type_id, content, item_id) VALUES (3, '90', 90);" calcext:value-type="string">
            <text:p>INSERT INTO property (property_type_id, content, item_id) VALUES (3, '90', 90);</text:p>
          </table:table-cell>
          <table:table-cell office:value-type="float" office:value="232.0381" calcext:value-type="float">
            <text:p>232,0381</text:p>
          </table:table-cell>
          <table:table-cell table:formula="of:=&quot;INSERT INTO property (property_type_id, content, item_id) VALUES (4, '&quot;&amp;[.J92]&amp;&quot;', &quot;&amp;[.B92]&amp;&quot;);&quot;" office:value-type="string" office:string-value="INSERT INTO property (property_type_id, content, item_id) VALUES (4, '232,0381', 90);" calcext:value-type="string">
            <text:p>INSERT INTO property (property_type_id, content, item_id) VALUES (4, '232,0381', 90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92]&amp;&quot;', &quot;&amp;[.B92]&amp;&quot;);&quot;" office:value-type="string" office:string-value="INSERT INTO property (property_type_id, content, item_id) VALUES (5, 'ciało stałe', 90);" calcext:value-type="string">
            <text:p>INSERT INTO property (property_type_id, content, item_id) VALUES (5, 'ciało stałe', 90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92]&amp;&quot;', &quot;&amp;[.B92]&amp;&quot;);&quot;" office:value-type="string" office:string-value="INSERT INTO property (property_type_id, content, item_id) VALUES (6, 'metal', 90);" calcext:value-type="string">
            <text:p>INSERT INTO property (property_type_id, content, item_id) VALUES (6, 'metal', 90);</text:p>
          </table:table-cell>
          <table:table-cell office:value-type="float" office:value="1829" calcext:value-type="float">
            <text:p>1829</text:p>
          </table:table-cell>
          <table:table-cell table:formula="of:=&quot;INSERT INTO property (property_type_id, content, item_id) VALUES (7, '&quot;&amp;[.P92]&amp;&quot;', &quot;&amp;[.B92]&amp;&quot;);&quot;" office:value-type="string" office:string-value="INSERT INTO property (property_type_id, content, item_id) VALUES (7, '1829', 90);" calcext:value-type="string">
            <text:p>INSERT INTO property (property_type_id, content, item_id) VALUES (7, '1829', 90);</text:p>
          </table:table-cell>
          <table:table-cell table:number-columns-repeated="6"/>
          <table:table-cell office:value-type="string" calcext:value-type="string">
            <text:p>Berzelius</text:p>
          </table:table-cell>
          <table:table-cell office:value-type="float" office:value="1750" calcext:value-type="float">
            <text:p>1750</text:p>
          </table:table-cell>
          <table:table-cell office:value-type="float" office:value="4787" calcext:value-type="float">
            <text:p>478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&quot;INSERT INTO item (id, topic_id) VALUES (&quot;&amp;[.B93]&amp;&quot;, 1);&quot;" office:value-type="string" office:string-value="INSERT INTO item (id, topic_id) VALUES (91, 1);" calcext:value-type="string">
            <text:p>INSERT INTO item (id, topic_id) VALUES (91, 1);</text:p>
          </table:table-cell>
          <table:table-cell office:value-type="string" calcext:value-type="string">
            <text:p>Protaktyn</text:p>
          </table:table-cell>
          <table:table-cell table:formula="of:=&quot;INSERT INTO property (property_type_id, content, item_id) VALUES (1, '&quot;&amp;[.D93]&amp;&quot;', &quot;&amp;[.B93]&amp;&quot;);&quot;" office:value-type="string" office:string-value="INSERT INTO property (property_type_id, content, item_id) VALUES (1, 'Protaktyn', 91);" calcext:value-type="string">
            <text:p>INSERT INTO property (property_type_id, content, item_id) VALUES (1, 'Protaktyn', 91);</text:p>
          </table:table-cell>
          <table:table-cell office:value-type="string" calcext:value-type="string">
            <text:p>Pa</text:p>
          </table:table-cell>
          <table:table-cell table:formula="of:=&quot;INSERT INTO property (property_type_id, content, item_id) VALUES (2, '&quot;&amp;[.F93]&amp;&quot;', &quot;&amp;[.B93]&amp;&quot;);&quot;" office:value-type="string" office:string-value="INSERT INTO property (property_type_id, content, item_id) VALUES (2, 'Pa', 91);" calcext:value-type="string">
            <text:p>INSERT INTO property (property_type_id, content, item_id) VALUES (2, 'Pa', 91);</text:p>
          </table:table-cell>
          <table:table-cell office:value-type="float" office:value="91" calcext:value-type="float">
            <text:p>91</text:p>
          </table:table-cell>
          <table:table-cell table:formula="of:=&quot;INSERT INTO property (property_type_id, content, item_id) VALUES (3, '&quot;&amp;[.H93]&amp;&quot;', &quot;&amp;[.B93]&amp;&quot;);&quot;" office:value-type="string" office:string-value="INSERT INTO property (property_type_id, content, item_id) VALUES (3, '91', 91);" calcext:value-type="string">
            <text:p>INSERT INTO property (property_type_id, content, item_id) VALUES (3, '91', 91);</text:p>
          </table:table-cell>
          <table:table-cell office:value-type="float" office:value="231.0359" calcext:value-type="float">
            <text:p>231,0359</text:p>
          </table:table-cell>
          <table:table-cell table:formula="of:=&quot;INSERT INTO property (property_type_id, content, item_id) VALUES (4, '&quot;&amp;[.J93]&amp;&quot;', &quot;&amp;[.B93]&amp;&quot;);&quot;" office:value-type="string" office:string-value="INSERT INTO property (property_type_id, content, item_id) VALUES (4, '231,0359', 91);" calcext:value-type="string">
            <text:p>INSERT INTO property (property_type_id, content, item_id) VALUES (4, '231,0359', 91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93]&amp;&quot;', &quot;&amp;[.B93]&amp;&quot;);&quot;" office:value-type="string" office:string-value="INSERT INTO property (property_type_id, content, item_id) VALUES (5, 'ciało stałe', 91);" calcext:value-type="string">
            <text:p>INSERT INTO property (property_type_id, content, item_id) VALUES (5, 'ciało stałe', 91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93]&amp;&quot;', &quot;&amp;[.B93]&amp;&quot;);&quot;" office:value-type="string" office:string-value="INSERT INTO property (property_type_id, content, item_id) VALUES (6, 'metal', 91);" calcext:value-type="string">
            <text:p>INSERT INTO property (property_type_id, content, item_id) VALUES (6, 'metal', 91);</text:p>
          </table:table-cell>
          <table:table-cell office:value-type="float" office:value="1917" calcext:value-type="float">
            <text:p>1917</text:p>
          </table:table-cell>
          <table:table-cell table:formula="of:=&quot;INSERT INTO property (property_type_id, content, item_id) VALUES (7, '&quot;&amp;[.P93]&amp;&quot;', &quot;&amp;[.B93]&amp;&quot;);&quot;" office:value-type="string" office:string-value="INSERT INTO property (property_type_id, content, item_id) VALUES (7, '1917', 91);" calcext:value-type="string">
            <text:p>INSERT INTO property (property_type_id, content, item_id) VALUES (7, '1917', 91);</text:p>
          </table:table-cell>
          <table:table-cell table:number-columns-repeated="6"/>
          <table:table-cell office:value-type="string" calcext:value-type="string">
            <text:p>Soddy, Cranston i Hahn</text:p>
          </table:table-cell>
          <table:table-cell office:value-type="float" office:value="1554" calcext:value-type="float">
            <text:p>1554</text:p>
          </table:table-cell>
          <table:table-cell office:value-type="float" office:value="4030" calcext:value-type="float">
            <text:p>403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&quot;INSERT INTO item (id, topic_id) VALUES (&quot;&amp;[.B94]&amp;&quot;, 1);&quot;" office:value-type="string" office:string-value="INSERT INTO item (id, topic_id) VALUES (92, 1);" calcext:value-type="string">
            <text:p>INSERT INTO item (id, topic_id) VALUES (92, 1);</text:p>
          </table:table-cell>
          <table:table-cell office:value-type="string" calcext:value-type="string">
            <text:p>Uran</text:p>
          </table:table-cell>
          <table:table-cell table:formula="of:=&quot;INSERT INTO property (property_type_id, content, item_id) VALUES (1, '&quot;&amp;[.D94]&amp;&quot;', &quot;&amp;[.B94]&amp;&quot;);&quot;" office:value-type="string" office:string-value="INSERT INTO property (property_type_id, content, item_id) VALUES (1, 'Uran', 92);" calcext:value-type="string">
            <text:p>INSERT INTO property (property_type_id, content, item_id) VALUES (1, 'Uran', 92);</text:p>
          </table:table-cell>
          <table:table-cell office:value-type="string" calcext:value-type="string">
            <text:p>U</text:p>
          </table:table-cell>
          <table:table-cell table:formula="of:=&quot;INSERT INTO property (property_type_id, content, item_id) VALUES (2, '&quot;&amp;[.F94]&amp;&quot;', &quot;&amp;[.B94]&amp;&quot;);&quot;" office:value-type="string" office:string-value="INSERT INTO property (property_type_id, content, item_id) VALUES (2, 'U', 92);" calcext:value-type="string">
            <text:p>INSERT INTO property (property_type_id, content, item_id) VALUES (2, 'U', 92);</text:p>
          </table:table-cell>
          <table:table-cell office:value-type="float" office:value="92" calcext:value-type="float">
            <text:p>92</text:p>
          </table:table-cell>
          <table:table-cell table:formula="of:=&quot;INSERT INTO property (property_type_id, content, item_id) VALUES (3, '&quot;&amp;[.H94]&amp;&quot;', &quot;&amp;[.B94]&amp;&quot;);&quot;" office:value-type="string" office:string-value="INSERT INTO property (property_type_id, content, item_id) VALUES (3, '92', 92);" calcext:value-type="string">
            <text:p>INSERT INTO property (property_type_id, content, item_id) VALUES (3, '92', 92);</text:p>
          </table:table-cell>
          <table:table-cell office:value-type="float" office:value="238.0289" calcext:value-type="float">
            <text:p>238,0289</text:p>
          </table:table-cell>
          <table:table-cell table:formula="of:=&quot;INSERT INTO property (property_type_id, content, item_id) VALUES (4, '&quot;&amp;[.J94]&amp;&quot;', &quot;&amp;[.B94]&amp;&quot;);&quot;" office:value-type="string" office:string-value="INSERT INTO property (property_type_id, content, item_id) VALUES (4, '238,0289', 92);" calcext:value-type="string">
            <text:p>INSERT INTO property (property_type_id, content, item_id) VALUES (4, '238,0289', 92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94]&amp;&quot;', &quot;&amp;[.B94]&amp;&quot;);&quot;" office:value-type="string" office:string-value="INSERT INTO property (property_type_id, content, item_id) VALUES (5, 'ciało stałe', 92);" calcext:value-type="string">
            <text:p>INSERT INTO property (property_type_id, content, item_id) VALUES (5, 'ciało stałe', 92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94]&amp;&quot;', &quot;&amp;[.B94]&amp;&quot;);&quot;" office:value-type="string" office:string-value="INSERT INTO property (property_type_id, content, item_id) VALUES (6, 'metal', 92);" calcext:value-type="string">
            <text:p>INSERT INTO property (property_type_id, content, item_id) VALUES (6, 'metal', 92);</text:p>
          </table:table-cell>
          <table:table-cell office:value-type="float" office:value="1789" calcext:value-type="float">
            <text:p>1789</text:p>
          </table:table-cell>
          <table:table-cell table:formula="of:=&quot;INSERT INTO property (property_type_id, content, item_id) VALUES (7, '&quot;&amp;[.P94]&amp;&quot;', &quot;&amp;[.B94]&amp;&quot;);&quot;" office:value-type="string" office:string-value="INSERT INTO property (property_type_id, content, item_id) VALUES (7, '1789', 92);" calcext:value-type="string">
            <text:p>INSERT INTO property (property_type_id, content, item_id) VALUES (7, '1789', 92);</text:p>
          </table:table-cell>
          <table:table-cell table:number-columns-repeated="6"/>
          <table:table-cell office:value-type="string" calcext:value-type="string">
            <text:p>Klaproth</text:p>
          </table:table-cell>
          <table:table-cell office:value-type="float" office:value="1132.4" calcext:value-type="float">
            <text:p>1132,4</text:p>
          </table:table-cell>
          <table:table-cell office:value-type="float" office:value="3818" calcext:value-type="float">
            <text:p>3818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&quot;INSERT INTO item (id, topic_id) VALUES (&quot;&amp;[.B95]&amp;&quot;, 1);&quot;" office:value-type="string" office:string-value="INSERT INTO item (id, topic_id) VALUES (93, 1);" calcext:value-type="string">
            <text:p>INSERT INTO item (id, topic_id) VALUES (93, 1);</text:p>
          </table:table-cell>
          <table:table-cell office:value-type="string" calcext:value-type="string">
            <text:p>Neptun</text:p>
          </table:table-cell>
          <table:table-cell table:formula="of:=&quot;INSERT INTO property (property_type_id, content, item_id) VALUES (1, '&quot;&amp;[.D95]&amp;&quot;', &quot;&amp;[.B95]&amp;&quot;);&quot;" office:value-type="string" office:string-value="INSERT INTO property (property_type_id, content, item_id) VALUES (1, 'Neptun', 93);" calcext:value-type="string">
            <text:p>INSERT INTO property (property_type_id, content, item_id) VALUES (1, 'Neptun', 93);</text:p>
          </table:table-cell>
          <table:table-cell office:value-type="string" calcext:value-type="string">
            <text:p>Np</text:p>
          </table:table-cell>
          <table:table-cell table:formula="of:=&quot;INSERT INTO property (property_type_id, content, item_id) VALUES (2, '&quot;&amp;[.F95]&amp;&quot;', &quot;&amp;[.B95]&amp;&quot;);&quot;" office:value-type="string" office:string-value="INSERT INTO property (property_type_id, content, item_id) VALUES (2, 'Np', 93);" calcext:value-type="string">
            <text:p>INSERT INTO property (property_type_id, content, item_id) VALUES (2, 'Np', 93);</text:p>
          </table:table-cell>
          <table:table-cell office:value-type="float" office:value="93" calcext:value-type="float">
            <text:p>93</text:p>
          </table:table-cell>
          <table:table-cell table:formula="of:=&quot;INSERT INTO property (property_type_id, content, item_id) VALUES (3, '&quot;&amp;[.H95]&amp;&quot;', &quot;&amp;[.B95]&amp;&quot;);&quot;" office:value-type="string" office:string-value="INSERT INTO property (property_type_id, content, item_id) VALUES (3, '93', 93);" calcext:value-type="string">
            <text:p>INSERT INTO property (property_type_id, content, item_id) VALUES (3, '93', 93);</text:p>
          </table:table-cell>
          <table:table-cell office:value-type="float" office:value="237.0482" calcext:value-type="float">
            <text:p>237,0482</text:p>
          </table:table-cell>
          <table:table-cell table:formula="of:=&quot;INSERT INTO property (property_type_id, content, item_id) VALUES (4, '&quot;&amp;[.J95]&amp;&quot;', &quot;&amp;[.B95]&amp;&quot;);&quot;" office:value-type="string" office:string-value="INSERT INTO property (property_type_id, content, item_id) VALUES (4, '237,0482', 93);" calcext:value-type="string">
            <text:p>INSERT INTO property (property_type_id, content, item_id) VALUES (4, '237,0482', 93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95]&amp;&quot;', &quot;&amp;[.B95]&amp;&quot;);&quot;" office:value-type="string" office:string-value="INSERT INTO property (property_type_id, content, item_id) VALUES (5, 'ciało stałe', 93);" calcext:value-type="string">
            <text:p>INSERT INTO property (property_type_id, content, item_id) VALUES (5, 'ciało stałe', 93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95]&amp;&quot;', &quot;&amp;[.B95]&amp;&quot;);&quot;" office:value-type="string" office:string-value="INSERT INTO property (property_type_id, content, item_id) VALUES (6, 'metal', 93);" calcext:value-type="string">
            <text:p>INSERT INTO property (property_type_id, content, item_id) VALUES (6, 'metal', 93);</text:p>
          </table:table-cell>
          <table:table-cell office:value-type="float" office:value="1940" calcext:value-type="float">
            <text:p>1940</text:p>
          </table:table-cell>
          <table:table-cell table:formula="of:=&quot;INSERT INTO property (property_type_id, content, item_id) VALUES (7, '&quot;&amp;[.P95]&amp;&quot;', &quot;&amp;[.B95]&amp;&quot;);&quot;" office:value-type="string" office:string-value="INSERT INTO property (property_type_id, content, item_id) VALUES (7, '1940', 93);" calcext:value-type="string">
            <text:p>INSERT INTO property (property_type_id, content, item_id) VALUES (7, '1940', 93);</text:p>
          </table:table-cell>
          <table:table-cell table:number-columns-repeated="6"/>
          <table:table-cell office:value-type="string" calcext:value-type="string">
            <text:p>McMillan i Abelson</text:p>
          </table:table-cell>
          <table:table-cell office:value-type="float" office:value="640" calcext:value-type="float">
            <text:p>640</text:p>
          </table:table-cell>
          <table:table-cell office:value-type="float" office:value="3902" calcext:value-type="float">
            <text:p>3902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&quot;INSERT INTO item (id, topic_id) VALUES (&quot;&amp;[.B96]&amp;&quot;, 1);&quot;" office:value-type="string" office:string-value="INSERT INTO item (id, topic_id) VALUES (94, 1);" calcext:value-type="string">
            <text:p>INSERT INTO item (id, topic_id) VALUES (94, 1);</text:p>
          </table:table-cell>
          <table:table-cell office:value-type="string" calcext:value-type="string">
            <text:p>Pluton</text:p>
          </table:table-cell>
          <table:table-cell table:formula="of:=&quot;INSERT INTO property (property_type_id, content, item_id) VALUES (1, '&quot;&amp;[.D96]&amp;&quot;', &quot;&amp;[.B96]&amp;&quot;);&quot;" office:value-type="string" office:string-value="INSERT INTO property (property_type_id, content, item_id) VALUES (1, 'Pluton', 94);" calcext:value-type="string">
            <text:p>INSERT INTO property (property_type_id, content, item_id) VALUES (1, 'Pluton', 94);</text:p>
          </table:table-cell>
          <table:table-cell office:value-type="string" calcext:value-type="string">
            <text:p>Pu</text:p>
          </table:table-cell>
          <table:table-cell table:formula="of:=&quot;INSERT INTO property (property_type_id, content, item_id) VALUES (2, '&quot;&amp;[.F96]&amp;&quot;', &quot;&amp;[.B96]&amp;&quot;);&quot;" office:value-type="string" office:string-value="INSERT INTO property (property_type_id, content, item_id) VALUES (2, 'Pu', 94);" calcext:value-type="string">
            <text:p>INSERT INTO property (property_type_id, content, item_id) VALUES (2, 'Pu', 94);</text:p>
          </table:table-cell>
          <table:table-cell office:value-type="float" office:value="94" calcext:value-type="float">
            <text:p>94</text:p>
          </table:table-cell>
          <table:table-cell table:formula="of:=&quot;INSERT INTO property (property_type_id, content, item_id) VALUES (3, '&quot;&amp;[.H96]&amp;&quot;', &quot;&amp;[.B96]&amp;&quot;);&quot;" office:value-type="string" office:string-value="INSERT INTO property (property_type_id, content, item_id) VALUES (3, '94', 94);" calcext:value-type="string">
            <text:p>INSERT INTO property (property_type_id, content, item_id) VALUES (3, '94', 94);</text:p>
          </table:table-cell>
          <table:table-cell office:value-type="float" office:value="244.0642" calcext:value-type="float">
            <text:p>244,0642</text:p>
          </table:table-cell>
          <table:table-cell table:formula="of:=&quot;INSERT INTO property (property_type_id, content, item_id) VALUES (4, '&quot;&amp;[.J96]&amp;&quot;', &quot;&amp;[.B96]&amp;&quot;);&quot;" office:value-type="string" office:string-value="INSERT INTO property (property_type_id, content, item_id) VALUES (4, '244,0642', 94);" calcext:value-type="string">
            <text:p>INSERT INTO property (property_type_id, content, item_id) VALUES (4, '244,0642', 94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96]&amp;&quot;', &quot;&amp;[.B96]&amp;&quot;);&quot;" office:value-type="string" office:string-value="INSERT INTO property (property_type_id, content, item_id) VALUES (5, 'ciało stałe', 94);" calcext:value-type="string">
            <text:p>INSERT INTO property (property_type_id, content, item_id) VALUES (5, 'ciało stałe', 94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96]&amp;&quot;', &quot;&amp;[.B96]&amp;&quot;);&quot;" office:value-type="string" office:string-value="INSERT INTO property (property_type_id, content, item_id) VALUES (6, 'metal', 94);" calcext:value-type="string">
            <text:p>INSERT INTO property (property_type_id, content, item_id) VALUES (6, 'metal', 94);</text:p>
          </table:table-cell>
          <table:table-cell office:value-type="float" office:value="1940" calcext:value-type="float">
            <text:p>1940</text:p>
          </table:table-cell>
          <table:table-cell table:formula="of:=&quot;INSERT INTO property (property_type_id, content, item_id) VALUES (7, '&quot;&amp;[.P96]&amp;&quot;', &quot;&amp;[.B96]&amp;&quot;);&quot;" office:value-type="string" office:string-value="INSERT INTO property (property_type_id, content, item_id) VALUES (7, '1940', 94);" calcext:value-type="string">
            <text:p>INSERT INTO property (property_type_id, content, item_id) VALUES (7, '1940', 94);</text:p>
          </table:table-cell>
          <table:table-cell table:number-columns-repeated="6"/>
          <table:table-cell office:value-type="string" calcext:value-type="string">
            <text:p>Seaborg</text:p>
          </table:table-cell>
          <table:table-cell office:value-type="float" office:value="641" calcext:value-type="float">
            <text:p>641</text:p>
          </table:table-cell>
          <table:table-cell office:value-type="float" office:value="3327" calcext:value-type="float">
            <text:p>332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&quot;INSERT INTO item (id, topic_id) VALUES (&quot;&amp;[.B97]&amp;&quot;, 1);&quot;" office:value-type="string" office:string-value="INSERT INTO item (id, topic_id) VALUES (95, 1);" calcext:value-type="string">
            <text:p>INSERT INTO item (id, topic_id) VALUES (95, 1);</text:p>
          </table:table-cell>
          <table:table-cell office:value-type="string" calcext:value-type="string">
            <text:p>Ameryk</text:p>
          </table:table-cell>
          <table:table-cell table:formula="of:=&quot;INSERT INTO property (property_type_id, content, item_id) VALUES (1, '&quot;&amp;[.D97]&amp;&quot;', &quot;&amp;[.B97]&amp;&quot;);&quot;" office:value-type="string" office:string-value="INSERT INTO property (property_type_id, content, item_id) VALUES (1, 'Ameryk', 95);" calcext:value-type="string">
            <text:p>INSERT INTO property (property_type_id, content, item_id) VALUES (1, 'Ameryk', 95);</text:p>
          </table:table-cell>
          <table:table-cell office:value-type="string" calcext:value-type="string">
            <text:p>Am</text:p>
          </table:table-cell>
          <table:table-cell table:formula="of:=&quot;INSERT INTO property (property_type_id, content, item_id) VALUES (2, '&quot;&amp;[.F97]&amp;&quot;', &quot;&amp;[.B97]&amp;&quot;);&quot;" office:value-type="string" office:string-value="INSERT INTO property (property_type_id, content, item_id) VALUES (2, 'Am', 95);" calcext:value-type="string">
            <text:p>INSERT INTO property (property_type_id, content, item_id) VALUES (2, 'Am', 95);</text:p>
          </table:table-cell>
          <table:table-cell office:value-type="float" office:value="95" calcext:value-type="float">
            <text:p>95</text:p>
          </table:table-cell>
          <table:table-cell table:formula="of:=&quot;INSERT INTO property (property_type_id, content, item_id) VALUES (3, '&quot;&amp;[.H97]&amp;&quot;', &quot;&amp;[.B97]&amp;&quot;);&quot;" office:value-type="string" office:string-value="INSERT INTO property (property_type_id, content, item_id) VALUES (3, '95', 95);" calcext:value-type="string">
            <text:p>INSERT INTO property (property_type_id, content, item_id) VALUES (3, '95', 95);</text:p>
          </table:table-cell>
          <table:table-cell office:value-type="float" office:value="243.0614" calcext:value-type="float">
            <text:p>243,0614</text:p>
          </table:table-cell>
          <table:table-cell table:formula="of:=&quot;INSERT INTO property (property_type_id, content, item_id) VALUES (4, '&quot;&amp;[.J97]&amp;&quot;', &quot;&amp;[.B97]&amp;&quot;);&quot;" office:value-type="string" office:string-value="INSERT INTO property (property_type_id, content, item_id) VALUES (4, '243,0614', 95);" calcext:value-type="string">
            <text:p>INSERT INTO property (property_type_id, content, item_id) VALUES (4, '243,0614', 95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97]&amp;&quot;', &quot;&amp;[.B97]&amp;&quot;);&quot;" office:value-type="string" office:string-value="INSERT INTO property (property_type_id, content, item_id) VALUES (5, 'ciało stałe', 95);" calcext:value-type="string">
            <text:p>INSERT INTO property (property_type_id, content, item_id) VALUES (5, 'ciało stałe', 95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97]&amp;&quot;', &quot;&amp;[.B97]&amp;&quot;);&quot;" office:value-type="string" office:string-value="INSERT INTO property (property_type_id, content, item_id) VALUES (6, 'metal', 95);" calcext:value-type="string">
            <text:p>INSERT INTO property (property_type_id, content, item_id) VALUES (6, 'metal', 95);</text:p>
          </table:table-cell>
          <table:table-cell office:value-type="float" office:value="1944" calcext:value-type="float">
            <text:p>1944</text:p>
          </table:table-cell>
          <table:table-cell table:formula="of:=&quot;INSERT INTO property (property_type_id, content, item_id) VALUES (7, '&quot;&amp;[.P97]&amp;&quot;', &quot;&amp;[.B97]&amp;&quot;);&quot;" office:value-type="string" office:string-value="INSERT INTO property (property_type_id, content, item_id) VALUES (7, '1944', 95);" calcext:value-type="string">
            <text:p>INSERT INTO property (property_type_id, content, item_id) VALUES (7, '1944', 95);</text:p>
          </table:table-cell>
          <table:table-cell table:number-columns-repeated="6"/>
          <table:table-cell office:value-type="string" calcext:value-type="string">
            <text:p>Seaborg</text:p>
          </table:table-cell>
          <table:table-cell office:value-type="float" office:value="994" calcext:value-type="float">
            <text:p>994</text:p>
          </table:table-cell>
          <table:table-cell office:value-type="float" office:value="2607" calcext:value-type="float">
            <text:p>2607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&quot;INSERT INTO item (id, topic_id) VALUES (&quot;&amp;[.B98]&amp;&quot;, 1);&quot;" office:value-type="string" office:string-value="INSERT INTO item (id, topic_id) VALUES (96, 1);" calcext:value-type="string">
            <text:p>INSERT INTO item (id, topic_id) VALUES (96, 1);</text:p>
          </table:table-cell>
          <table:table-cell office:value-type="string" calcext:value-type="string">
            <text:p>Kiur</text:p>
          </table:table-cell>
          <table:table-cell table:formula="of:=&quot;INSERT INTO property (property_type_id, content, item_id) VALUES (1, '&quot;&amp;[.D98]&amp;&quot;', &quot;&amp;[.B98]&amp;&quot;);&quot;" office:value-type="string" office:string-value="INSERT INTO property (property_type_id, content, item_id) VALUES (1, 'Kiur', 96);" calcext:value-type="string">
            <text:p>INSERT INTO property (property_type_id, content, item_id) VALUES (1, 'Kiur', 96);</text:p>
          </table:table-cell>
          <table:table-cell office:value-type="string" calcext:value-type="string">
            <text:p>Cm</text:p>
          </table:table-cell>
          <table:table-cell table:formula="of:=&quot;INSERT INTO property (property_type_id, content, item_id) VALUES (2, '&quot;&amp;[.F98]&amp;&quot;', &quot;&amp;[.B98]&amp;&quot;);&quot;" office:value-type="string" office:string-value="INSERT INTO property (property_type_id, content, item_id) VALUES (2, 'Cm', 96);" calcext:value-type="string">
            <text:p>INSERT INTO property (property_type_id, content, item_id) VALUES (2, 'Cm', 96);</text:p>
          </table:table-cell>
          <table:table-cell office:value-type="float" office:value="96" calcext:value-type="float">
            <text:p>96</text:p>
          </table:table-cell>
          <table:table-cell table:formula="of:=&quot;INSERT INTO property (property_type_id, content, item_id) VALUES (3, '&quot;&amp;[.H98]&amp;&quot;', &quot;&amp;[.B98]&amp;&quot;);&quot;" office:value-type="string" office:string-value="INSERT INTO property (property_type_id, content, item_id) VALUES (3, '96', 96);" calcext:value-type="string">
            <text:p>INSERT INTO property (property_type_id, content, item_id) VALUES (3, '96', 96);</text:p>
          </table:table-cell>
          <table:table-cell office:value-type="float" office:value="247.0703" calcext:value-type="float">
            <text:p>247,0703</text:p>
          </table:table-cell>
          <table:table-cell table:formula="of:=&quot;INSERT INTO property (property_type_id, content, item_id) VALUES (4, '&quot;&amp;[.J98]&amp;&quot;', &quot;&amp;[.B98]&amp;&quot;);&quot;" office:value-type="string" office:string-value="INSERT INTO property (property_type_id, content, item_id) VALUES (4, '247,0703', 96);" calcext:value-type="string">
            <text:p>INSERT INTO property (property_type_id, content, item_id) VALUES (4, '247,0703', 96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98]&amp;&quot;', &quot;&amp;[.B98]&amp;&quot;);&quot;" office:value-type="string" office:string-value="INSERT INTO property (property_type_id, content, item_id) VALUES (5, 'ciało stałe', 96);" calcext:value-type="string">
            <text:p>INSERT INTO property (property_type_id, content, item_id) VALUES (5, 'ciało stałe', 96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98]&amp;&quot;', &quot;&amp;[.B98]&amp;&quot;);&quot;" office:value-type="string" office:string-value="INSERT INTO property (property_type_id, content, item_id) VALUES (6, 'metal', 96);" calcext:value-type="string">
            <text:p>INSERT INTO property (property_type_id, content, item_id) VALUES (6, 'metal', 96);</text:p>
          </table:table-cell>
          <table:table-cell office:value-type="float" office:value="1944" calcext:value-type="float">
            <text:p>1944</text:p>
          </table:table-cell>
          <table:table-cell table:formula="of:=&quot;INSERT INTO property (property_type_id, content, item_id) VALUES (7, '&quot;&amp;[.P98]&amp;&quot;', &quot;&amp;[.B98]&amp;&quot;);&quot;" office:value-type="string" office:string-value="INSERT INTO property (property_type_id, content, item_id) VALUES (7, '1944', 96);" calcext:value-type="string">
            <text:p>INSERT INTO property (property_type_id, content, item_id) VALUES (7, '1944', 96);</text:p>
          </table:table-cell>
          <table:table-cell table:number-columns-repeated="6"/>
          <table:table-cell office:value-type="string" calcext:value-type="string">
            <text:p>Seaborg</text:p>
          </table:table-cell>
          <table:table-cell office:value-type="float" office:value="1340" calcext:value-type="float">
            <text:p>1340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&quot;INSERT INTO item (id, topic_id) VALUES (&quot;&amp;[.B99]&amp;&quot;, 1);&quot;" office:value-type="string" office:string-value="INSERT INTO item (id, topic_id) VALUES (97, 1);" calcext:value-type="string">
            <text:p>INSERT INTO item (id, topic_id) VALUES (97, 1);</text:p>
          </table:table-cell>
          <table:table-cell office:value-type="string" calcext:value-type="string">
            <text:p>Berkel</text:p>
          </table:table-cell>
          <table:table-cell table:formula="of:=&quot;INSERT INTO property (property_type_id, content, item_id) VALUES (1, '&quot;&amp;[.D99]&amp;&quot;', &quot;&amp;[.B99]&amp;&quot;);&quot;" office:value-type="string" office:string-value="INSERT INTO property (property_type_id, content, item_id) VALUES (1, 'Berkel', 97);" calcext:value-type="string">
            <text:p>INSERT INTO property (property_type_id, content, item_id) VALUES (1, 'Berkel', 97);</text:p>
          </table:table-cell>
          <table:table-cell office:value-type="string" calcext:value-type="string">
            <text:p>Bk</text:p>
          </table:table-cell>
          <table:table-cell table:formula="of:=&quot;INSERT INTO property (property_type_id, content, item_id) VALUES (2, '&quot;&amp;[.F99]&amp;&quot;', &quot;&amp;[.B99]&amp;&quot;);&quot;" office:value-type="string" office:string-value="INSERT INTO property (property_type_id, content, item_id) VALUES (2, 'Bk', 97);" calcext:value-type="string">
            <text:p>INSERT INTO property (property_type_id, content, item_id) VALUES (2, 'Bk', 97);</text:p>
          </table:table-cell>
          <table:table-cell office:value-type="float" office:value="97" calcext:value-type="float">
            <text:p>97</text:p>
          </table:table-cell>
          <table:table-cell table:formula="of:=&quot;INSERT INTO property (property_type_id, content, item_id) VALUES (3, '&quot;&amp;[.H99]&amp;&quot;', &quot;&amp;[.B99]&amp;&quot;);&quot;" office:value-type="string" office:string-value="INSERT INTO property (property_type_id, content, item_id) VALUES (3, '97', 97);" calcext:value-type="string">
            <text:p>INSERT INTO property (property_type_id, content, item_id) VALUES (3, '97', 97);</text:p>
          </table:table-cell>
          <table:table-cell office:value-type="float" office:value="247.0703" calcext:value-type="float">
            <text:p>247,0703</text:p>
          </table:table-cell>
          <table:table-cell table:formula="of:=&quot;INSERT INTO property (property_type_id, content, item_id) VALUES (4, '&quot;&amp;[.J99]&amp;&quot;', &quot;&amp;[.B99]&amp;&quot;);&quot;" office:value-type="string" office:string-value="INSERT INTO property (property_type_id, content, item_id) VALUES (4, '247,0703', 97);" calcext:value-type="string">
            <text:p>INSERT INTO property (property_type_id, content, item_id) VALUES (4, '247,0703', 97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99]&amp;&quot;', &quot;&amp;[.B99]&amp;&quot;);&quot;" office:value-type="string" office:string-value="INSERT INTO property (property_type_id, content, item_id) VALUES (5, 'ciało stałe', 97);" calcext:value-type="string">
            <text:p>INSERT INTO property (property_type_id, content, item_id) VALUES (5, 'ciało stałe', 97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99]&amp;&quot;', &quot;&amp;[.B99]&amp;&quot;);&quot;" office:value-type="string" office:string-value="INSERT INTO property (property_type_id, content, item_id) VALUES (6, 'metal', 97);" calcext:value-type="string">
            <text:p>INSERT INTO property (property_type_id, content, item_id) VALUES (6, 'metal', 97);</text:p>
          </table:table-cell>
          <table:table-cell office:value-type="float" office:value="1949" calcext:value-type="float">
            <text:p>1949</text:p>
          </table:table-cell>
          <table:table-cell table:formula="of:=&quot;INSERT INTO property (property_type_id, content, item_id) VALUES (7, '&quot;&amp;[.P99]&amp;&quot;', &quot;&amp;[.B99]&amp;&quot;);&quot;" office:value-type="string" office:string-value="INSERT INTO property (property_type_id, content, item_id) VALUES (7, '1949', 97);" calcext:value-type="string">
            <text:p>INSERT INTO property (property_type_id, content, item_id) VALUES (7, '1949', 97);</text:p>
          </table:table-cell>
          <table:table-cell table:number-columns-repeated="6"/>
          <table:table-cell office:value-type="string" calcext:value-type="string">
            <text:p>Seaborg</text:p>
          </table:table-cell>
          <table:table-cell office:value-type="float" office:value="986" calcext:value-type="float">
            <text:p>986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&quot;INSERT INTO item (id, topic_id) VALUES (&quot;&amp;[.B100]&amp;&quot;, 1);&quot;" office:value-type="string" office:string-value="INSERT INTO item (id, topic_id) VALUES (98, 1);" calcext:value-type="string">
            <text:p>INSERT INTO item (id, topic_id) VALUES (98, 1);</text:p>
          </table:table-cell>
          <table:table-cell office:value-type="string" calcext:value-type="string">
            <text:p>Kaliforn</text:p>
          </table:table-cell>
          <table:table-cell table:formula="of:=&quot;INSERT INTO property (property_type_id, content, item_id) VALUES (1, '&quot;&amp;[.D100]&amp;&quot;', &quot;&amp;[.B100]&amp;&quot;);&quot;" office:value-type="string" office:string-value="INSERT INTO property (property_type_id, content, item_id) VALUES (1, 'Kaliforn', 98);" calcext:value-type="string">
            <text:p>INSERT INTO property (property_type_id, content, item_id) VALUES (1, 'Kaliforn', 98);</text:p>
          </table:table-cell>
          <table:table-cell office:value-type="string" calcext:value-type="string">
            <text:p>Cf</text:p>
          </table:table-cell>
          <table:table-cell table:formula="of:=&quot;INSERT INTO property (property_type_id, content, item_id) VALUES (2, '&quot;&amp;[.F100]&amp;&quot;', &quot;&amp;[.B100]&amp;&quot;);&quot;" office:value-type="string" office:string-value="INSERT INTO property (property_type_id, content, item_id) VALUES (2, 'Cf', 98);" calcext:value-type="string">
            <text:p>INSERT INTO property (property_type_id, content, item_id) VALUES (2, 'Cf', 98);</text:p>
          </table:table-cell>
          <table:table-cell office:value-type="float" office:value="98" calcext:value-type="float">
            <text:p>98</text:p>
          </table:table-cell>
          <table:table-cell table:formula="of:=&quot;INSERT INTO property (property_type_id, content, item_id) VALUES (3, '&quot;&amp;[.H100]&amp;&quot;', &quot;&amp;[.B100]&amp;&quot;);&quot;" office:value-type="string" office:string-value="INSERT INTO property (property_type_id, content, item_id) VALUES (3, '98', 98);" calcext:value-type="string">
            <text:p>INSERT INTO property (property_type_id, content, item_id) VALUES (3, '98', 98);</text:p>
          </table:table-cell>
          <table:table-cell office:value-type="float" office:value="251.0796" calcext:value-type="float">
            <text:p>251,0796</text:p>
          </table:table-cell>
          <table:table-cell table:formula="of:=&quot;INSERT INTO property (property_type_id, content, item_id) VALUES (4, '&quot;&amp;[.J100]&amp;&quot;', &quot;&amp;[.B100]&amp;&quot;);&quot;" office:value-type="string" office:string-value="INSERT INTO property (property_type_id, content, item_id) VALUES (4, '251,0796', 98);" calcext:value-type="string">
            <text:p>INSERT INTO property (property_type_id, content, item_id) VALUES (4, '251,0796', 98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100]&amp;&quot;', &quot;&amp;[.B100]&amp;&quot;);&quot;" office:value-type="string" office:string-value="INSERT INTO property (property_type_id, content, item_id) VALUES (5, 'ciało stałe', 98);" calcext:value-type="string">
            <text:p>INSERT INTO property (property_type_id, content, item_id) VALUES (5, 'ciało stałe', 98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100]&amp;&quot;', &quot;&amp;[.B100]&amp;&quot;);&quot;" office:value-type="string" office:string-value="INSERT INTO property (property_type_id, content, item_id) VALUES (6, 'metal', 98);" calcext:value-type="string">
            <text:p>INSERT INTO property (property_type_id, content, item_id) VALUES (6, 'metal', 98);</text:p>
          </table:table-cell>
          <table:table-cell office:value-type="float" office:value="1950" calcext:value-type="float">
            <text:p>1950</text:p>
          </table:table-cell>
          <table:table-cell table:formula="of:=&quot;INSERT INTO property (property_type_id, content, item_id) VALUES (7, '&quot;&amp;[.P100]&amp;&quot;', &quot;&amp;[.B100]&amp;&quot;);&quot;" office:value-type="string" office:string-value="INSERT INTO property (property_type_id, content, item_id) VALUES (7, '1950', 98);" calcext:value-type="string">
            <text:p>INSERT INTO property (property_type_id, content, item_id) VALUES (7, '1950', 98);</text:p>
          </table:table-cell>
          <table:table-cell table:number-columns-repeated="6"/>
          <table:table-cell office:value-type="string" calcext:value-type="string">
            <text:p>Seaborg</text:p>
          </table:table-cell>
          <table:table-cell office:value-type="float" office:value="900" calcext:value-type="float">
            <text:p>900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&quot;INSERT INTO item (id, topic_id) VALUES (&quot;&amp;[.B101]&amp;&quot;, 1);&quot;" office:value-type="string" office:string-value="INSERT INTO item (id, topic_id) VALUES (99, 1);" calcext:value-type="string">
            <text:p>INSERT INTO item (id, topic_id) VALUES (99, 1);</text:p>
          </table:table-cell>
          <table:table-cell office:value-type="string" calcext:value-type="string">
            <text:p>Einstein</text:p>
          </table:table-cell>
          <table:table-cell table:formula="of:=&quot;INSERT INTO property (property_type_id, content, item_id) VALUES (1, '&quot;&amp;[.D101]&amp;&quot;', &quot;&amp;[.B101]&amp;&quot;);&quot;" office:value-type="string" office:string-value="INSERT INTO property (property_type_id, content, item_id) VALUES (1, 'Einstein', 99);" calcext:value-type="string">
            <text:p>INSERT INTO property (property_type_id, content, item_id) VALUES (1, 'Einstein', 99);</text:p>
          </table:table-cell>
          <table:table-cell office:value-type="string" calcext:value-type="string">
            <text:p>Es</text:p>
          </table:table-cell>
          <table:table-cell table:formula="of:=&quot;INSERT INTO property (property_type_id, content, item_id) VALUES (2, '&quot;&amp;[.F101]&amp;&quot;', &quot;&amp;[.B101]&amp;&quot;);&quot;" office:value-type="string" office:string-value="INSERT INTO property (property_type_id, content, item_id) VALUES (2, 'Es', 99);" calcext:value-type="string">
            <text:p>INSERT INTO property (property_type_id, content, item_id) VALUES (2, 'Es', 99);</text:p>
          </table:table-cell>
          <table:table-cell office:value-type="float" office:value="99" calcext:value-type="float">
            <text:p>99</text:p>
          </table:table-cell>
          <table:table-cell table:formula="of:=&quot;INSERT INTO property (property_type_id, content, item_id) VALUES (3, '&quot;&amp;[.H101]&amp;&quot;', &quot;&amp;[.B101]&amp;&quot;);&quot;" office:value-type="string" office:string-value="INSERT INTO property (property_type_id, content, item_id) VALUES (3, '99', 99);" calcext:value-type="string">
            <text:p>INSERT INTO property (property_type_id, content, item_id) VALUES (3, '99', 99);</text:p>
          </table:table-cell>
          <table:table-cell office:value-type="float" office:value="252.0829" calcext:value-type="float">
            <text:p>252,0829</text:p>
          </table:table-cell>
          <table:table-cell table:formula="of:=&quot;INSERT INTO property (property_type_id, content, item_id) VALUES (4, '&quot;&amp;[.J101]&amp;&quot;', &quot;&amp;[.B101]&amp;&quot;);&quot;" office:value-type="string" office:string-value="INSERT INTO property (property_type_id, content, item_id) VALUES (4, '252,0829', 99);" calcext:value-type="string">
            <text:p>INSERT INTO property (property_type_id, content, item_id) VALUES (4, '252,0829', 99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101]&amp;&quot;', &quot;&amp;[.B101]&amp;&quot;);&quot;" office:value-type="string" office:string-value="INSERT INTO property (property_type_id, content, item_id) VALUES (5, 'ciało stałe', 99);" calcext:value-type="string">
            <text:p>INSERT INTO property (property_type_id, content, item_id) VALUES (5, 'ciało stałe', 99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101]&amp;&quot;', &quot;&amp;[.B101]&amp;&quot;);&quot;" office:value-type="string" office:string-value="INSERT INTO property (property_type_id, content, item_id) VALUES (6, 'metal', 99);" calcext:value-type="string">
            <text:p>INSERT INTO property (property_type_id, content, item_id) VALUES (6, 'metal', 99);</text:p>
          </table:table-cell>
          <table:table-cell office:value-type="float" office:value="1952" calcext:value-type="float">
            <text:p>1952</text:p>
          </table:table-cell>
          <table:table-cell table:formula="of:=&quot;INSERT INTO property (property_type_id, content, item_id) VALUES (7, '&quot;&amp;[.P101]&amp;&quot;', &quot;&amp;[.B101]&amp;&quot;);&quot;" office:value-type="string" office:string-value="INSERT INTO property (property_type_id, content, item_id) VALUES (7, '1952', 99);" calcext:value-type="string">
            <text:p>INSERT INTO property (property_type_id, content, item_id) VALUES (7, '1952', 99);</text:p>
          </table:table-cell>
          <table:table-cell table:number-columns-repeated="6"/>
          <table:table-cell office:value-type="string" calcext:value-type="string">
            <text:p>Seaborg</text:p>
          </table:table-cell>
          <table:table-cell office:value-type="float" office:value="860" calcext:value-type="float">
            <text:p>860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&quot;INSERT INTO item (id, topic_id) VALUES (&quot;&amp;[.B102]&amp;&quot;, 1);&quot;" office:value-type="string" office:string-value="INSERT INTO item (id, topic_id) VALUES (100, 1);" calcext:value-type="string">
            <text:p>INSERT INTO item (id, topic_id) VALUES (100, 1);</text:p>
          </table:table-cell>
          <table:table-cell office:value-type="string" calcext:value-type="string">
            <text:p>Ferm</text:p>
          </table:table-cell>
          <table:table-cell table:formula="of:=&quot;INSERT INTO property (property_type_id, content, item_id) VALUES (1, '&quot;&amp;[.D102]&amp;&quot;', &quot;&amp;[.B102]&amp;&quot;);&quot;" office:value-type="string" office:string-value="INSERT INTO property (property_type_id, content, item_id) VALUES (1, 'Ferm', 100);" calcext:value-type="string">
            <text:p>INSERT INTO property (property_type_id, content, item_id) VALUES (1, 'Ferm', 100);</text:p>
          </table:table-cell>
          <table:table-cell office:value-type="string" calcext:value-type="string">
            <text:p>Fm</text:p>
          </table:table-cell>
          <table:table-cell table:formula="of:=&quot;INSERT INTO property (property_type_id, content, item_id) VALUES (2, '&quot;&amp;[.F102]&amp;&quot;', &quot;&amp;[.B102]&amp;&quot;);&quot;" office:value-type="string" office:string-value="INSERT INTO property (property_type_id, content, item_id) VALUES (2, 'Fm', 100);" calcext:value-type="string">
            <text:p>INSERT INTO property (property_type_id, content, item_id) VALUES (2, 'Fm', 100);</text:p>
          </table:table-cell>
          <table:table-cell office:value-type="float" office:value="100" calcext:value-type="float">
            <text:p>100</text:p>
          </table:table-cell>
          <table:table-cell table:formula="of:=&quot;INSERT INTO property (property_type_id, content, item_id) VALUES (3, '&quot;&amp;[.H102]&amp;&quot;', &quot;&amp;[.B102]&amp;&quot;);&quot;" office:value-type="string" office:string-value="INSERT INTO property (property_type_id, content, item_id) VALUES (3, '100', 100);" calcext:value-type="string">
            <text:p>INSERT INTO property (property_type_id, content, item_id) VALUES (3, '100', 100);</text:p>
          </table:table-cell>
          <table:table-cell office:value-type="float" office:value="257.0951" calcext:value-type="float">
            <text:p>257,0951</text:p>
          </table:table-cell>
          <table:table-cell table:formula="of:=&quot;INSERT INTO property (property_type_id, content, item_id) VALUES (4, '&quot;&amp;[.J102]&amp;&quot;', &quot;&amp;[.B102]&amp;&quot;);&quot;" office:value-type="string" office:string-value="INSERT INTO property (property_type_id, content, item_id) VALUES (4, '257,0951', 100);" calcext:value-type="string">
            <text:p>INSERT INTO property (property_type_id, content, item_id) VALUES (4, '257,0951', 100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102]&amp;&quot;', &quot;&amp;[.B102]&amp;&quot;);&quot;" office:value-type="string" office:string-value="INSERT INTO property (property_type_id, content, item_id) VALUES (5, 'ciało stałe', 100);" calcext:value-type="string">
            <text:p>INSERT INTO property (property_type_id, content, item_id) VALUES (5, 'ciało stałe', 100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102]&amp;&quot;', &quot;&amp;[.B102]&amp;&quot;);&quot;" office:value-type="string" office:string-value="INSERT INTO property (property_type_id, content, item_id) VALUES (6, 'metal', 100);" calcext:value-type="string">
            <text:p>INSERT INTO property (property_type_id, content, item_id) VALUES (6, 'metal', 100);</text:p>
          </table:table-cell>
          <table:table-cell office:value-type="float" office:value="1952" calcext:value-type="float">
            <text:p>1952</text:p>
          </table:table-cell>
          <table:table-cell table:formula="of:=&quot;INSERT INTO property (property_type_id, content, item_id) VALUES (7, '&quot;&amp;[.P102]&amp;&quot;', &quot;&amp;[.B102]&amp;&quot;);&quot;" office:value-type="string" office:string-value="INSERT INTO property (property_type_id, content, item_id) VALUES (7, '1952', 100);" calcext:value-type="string">
            <text:p>INSERT INTO property (property_type_id, content, item_id) VALUES (7, '1952', 100);</text:p>
          </table:table-cell>
          <table:table-cell table:number-columns-repeated="6"/>
          <table:table-cell office:value-type="string" calcext:value-type="string">
            <text:p>Seaborg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&quot;INSERT INTO item (id, topic_id) VALUES (&quot;&amp;[.B103]&amp;&quot;, 1);&quot;" office:value-type="string" office:string-value="INSERT INTO item (id, topic_id) VALUES (101, 1);" calcext:value-type="string">
            <text:p>INSERT INTO item (id, topic_id) VALUES (101, 1);</text:p>
          </table:table-cell>
          <table:table-cell office:value-type="string" calcext:value-type="string">
            <text:p>Mendelew</text:p>
          </table:table-cell>
          <table:table-cell table:formula="of:=&quot;INSERT INTO property (property_type_id, content, item_id) VALUES (1, '&quot;&amp;[.D103]&amp;&quot;', &quot;&amp;[.B103]&amp;&quot;);&quot;" office:value-type="string" office:string-value="INSERT INTO property (property_type_id, content, item_id) VALUES (1, 'Mendelew', 101);" calcext:value-type="string">
            <text:p>INSERT INTO property (property_type_id, content, item_id) VALUES (1, 'Mendelew', 101);</text:p>
          </table:table-cell>
          <table:table-cell office:value-type="string" calcext:value-type="string">
            <text:p>Md</text:p>
          </table:table-cell>
          <table:table-cell table:formula="of:=&quot;INSERT INTO property (property_type_id, content, item_id) VALUES (2, '&quot;&amp;[.F103]&amp;&quot;', &quot;&amp;[.B103]&amp;&quot;);&quot;" office:value-type="string" office:string-value="INSERT INTO property (property_type_id, content, item_id) VALUES (2, 'Md', 101);" calcext:value-type="string">
            <text:p>INSERT INTO property (property_type_id, content, item_id) VALUES (2, 'Md', 101);</text:p>
          </table:table-cell>
          <table:table-cell office:value-type="float" office:value="101" calcext:value-type="float">
            <text:p>101</text:p>
          </table:table-cell>
          <table:table-cell table:formula="of:=&quot;INSERT INTO property (property_type_id, content, item_id) VALUES (3, '&quot;&amp;[.H103]&amp;&quot;', &quot;&amp;[.B103]&amp;&quot;);&quot;" office:value-type="string" office:string-value="INSERT INTO property (property_type_id, content, item_id) VALUES (3, '101', 101);" calcext:value-type="string">
            <text:p>INSERT INTO property (property_type_id, content, item_id) VALUES (3, '101', 101);</text:p>
          </table:table-cell>
          <table:table-cell office:value-type="float" office:value="258.0986" calcext:value-type="float">
            <text:p>258,0986</text:p>
          </table:table-cell>
          <table:table-cell table:formula="of:=&quot;INSERT INTO property (property_type_id, content, item_id) VALUES (4, '&quot;&amp;[.J103]&amp;&quot;', &quot;&amp;[.B103]&amp;&quot;);&quot;" office:value-type="string" office:string-value="INSERT INTO property (property_type_id, content, item_id) VALUES (4, '258,0986', 101);" calcext:value-type="string">
            <text:p>INSERT INTO property (property_type_id, content, item_id) VALUES (4, '258,0986', 101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103]&amp;&quot;', &quot;&amp;[.B103]&amp;&quot;);&quot;" office:value-type="string" office:string-value="INSERT INTO property (property_type_id, content, item_id) VALUES (5, 'ciało stałe', 101);" calcext:value-type="string">
            <text:p>INSERT INTO property (property_type_id, content, item_id) VALUES (5, 'ciało stałe', 101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103]&amp;&quot;', &quot;&amp;[.B103]&amp;&quot;);&quot;" office:value-type="string" office:string-value="INSERT INTO property (property_type_id, content, item_id) VALUES (6, 'metal', 101);" calcext:value-type="string">
            <text:p>INSERT INTO property (property_type_id, content, item_id) VALUES (6, 'metal', 101);</text:p>
          </table:table-cell>
          <table:table-cell office:value-type="float" office:value="1955" calcext:value-type="float">
            <text:p>1955</text:p>
          </table:table-cell>
          <table:table-cell table:formula="of:=&quot;INSERT INTO property (property_type_id, content, item_id) VALUES (7, '&quot;&amp;[.P103]&amp;&quot;', &quot;&amp;[.B103]&amp;&quot;);&quot;" office:value-type="string" office:string-value="INSERT INTO property (property_type_id, content, item_id) VALUES (7, '1955', 101);" calcext:value-type="string">
            <text:p>INSERT INTO property (property_type_id, content, item_id) VALUES (7, '1955', 101);</text:p>
          </table:table-cell>
          <table:table-cell table:number-columns-repeated="6"/>
          <table:table-cell office:value-type="string" calcext:value-type="string">
            <text:p>Seaborg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&quot;INSERT INTO item (id, topic_id) VALUES (&quot;&amp;[.B104]&amp;&quot;, 1);&quot;" office:value-type="string" office:string-value="INSERT INTO item (id, topic_id) VALUES (102, 1);" calcext:value-type="string">
            <text:p>INSERT INTO item (id, topic_id) VALUES (102, 1);</text:p>
          </table:table-cell>
          <table:table-cell office:value-type="string" calcext:value-type="string">
            <text:p>Nobel</text:p>
          </table:table-cell>
          <table:table-cell table:formula="of:=&quot;INSERT INTO property (property_type_id, content, item_id) VALUES (1, '&quot;&amp;[.D104]&amp;&quot;', &quot;&amp;[.B104]&amp;&quot;);&quot;" office:value-type="string" office:string-value="INSERT INTO property (property_type_id, content, item_id) VALUES (1, 'Nobel', 102);" calcext:value-type="string">
            <text:p>INSERT INTO property (property_type_id, content, item_id) VALUES (1, 'Nobel', 102);</text:p>
          </table:table-cell>
          <table:table-cell office:value-type="string" calcext:value-type="string">
            <text:p>No</text:p>
          </table:table-cell>
          <table:table-cell table:formula="of:=&quot;INSERT INTO property (property_type_id, content, item_id) VALUES (2, '&quot;&amp;[.F104]&amp;&quot;', &quot;&amp;[.B104]&amp;&quot;);&quot;" office:value-type="string" office:string-value="INSERT INTO property (property_type_id, content, item_id) VALUES (2, 'No', 102);" calcext:value-type="string">
            <text:p>INSERT INTO property (property_type_id, content, item_id) VALUES (2, 'No', 102);</text:p>
          </table:table-cell>
          <table:table-cell office:value-type="float" office:value="102" calcext:value-type="float">
            <text:p>102</text:p>
          </table:table-cell>
          <table:table-cell table:formula="of:=&quot;INSERT INTO property (property_type_id, content, item_id) VALUES (3, '&quot;&amp;[.H104]&amp;&quot;', &quot;&amp;[.B104]&amp;&quot;);&quot;" office:value-type="string" office:string-value="INSERT INTO property (property_type_id, content, item_id) VALUES (3, '102', 102);" calcext:value-type="string">
            <text:p>INSERT INTO property (property_type_id, content, item_id) VALUES (3, '102', 102);</text:p>
          </table:table-cell>
          <table:table-cell office:value-type="float" office:value="259.1009" calcext:value-type="float">
            <text:p>259,1009</text:p>
          </table:table-cell>
          <table:table-cell table:formula="of:=&quot;INSERT INTO property (property_type_id, content, item_id) VALUES (4, '&quot;&amp;[.J104]&amp;&quot;', &quot;&amp;[.B104]&amp;&quot;);&quot;" office:value-type="string" office:string-value="INSERT INTO property (property_type_id, content, item_id) VALUES (4, '259,1009', 102);" calcext:value-type="string">
            <text:p>INSERT INTO property (property_type_id, content, item_id) VALUES (4, '259,1009', 102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104]&amp;&quot;', &quot;&amp;[.B104]&amp;&quot;);&quot;" office:value-type="string" office:string-value="INSERT INTO property (property_type_id, content, item_id) VALUES (5, 'ciało stałe', 102);" calcext:value-type="string">
            <text:p>INSERT INTO property (property_type_id, content, item_id) VALUES (5, 'ciało stałe', 102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104]&amp;&quot;', &quot;&amp;[.B104]&amp;&quot;);&quot;" office:value-type="string" office:string-value="INSERT INTO property (property_type_id, content, item_id) VALUES (6, 'metal', 102);" calcext:value-type="string">
            <text:p>INSERT INTO property (property_type_id, content, item_id) VALUES (6, 'metal', 102);</text:p>
          </table:table-cell>
          <table:table-cell office:value-type="float" office:value="1958" calcext:value-type="float">
            <text:p>1958</text:p>
          </table:table-cell>
          <table:table-cell table:formula="of:=&quot;INSERT INTO property (property_type_id, content, item_id) VALUES (7, '&quot;&amp;[.P104]&amp;&quot;', &quot;&amp;[.B104]&amp;&quot;);&quot;" office:value-type="string" office:string-value="INSERT INTO property (property_type_id, content, item_id) VALUES (7, '1958', 102);" calcext:value-type="string">
            <text:p>INSERT INTO property (property_type_id, content, item_id) VALUES (7, '1958', 102);</text:p>
          </table:table-cell>
          <table:table-cell table:number-columns-repeated="6"/>
          <table:table-cell office:value-type="string" calcext:value-type="string">
            <text:p>Seaborg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&quot;INSERT INTO item (id, topic_id) VALUES (&quot;&amp;[.B105]&amp;&quot;, 1);&quot;" office:value-type="string" office:string-value="INSERT INTO item (id, topic_id) VALUES (103, 1);" calcext:value-type="string">
            <text:p>INSERT INTO item (id, topic_id) VALUES (103, 1);</text:p>
          </table:table-cell>
          <table:table-cell office:value-type="string" calcext:value-type="string">
            <text:p>Lorens</text:p>
          </table:table-cell>
          <table:table-cell table:formula="of:=&quot;INSERT INTO property (property_type_id, content, item_id) VALUES (1, '&quot;&amp;[.D105]&amp;&quot;', &quot;&amp;[.B105]&amp;&quot;);&quot;" office:value-type="string" office:string-value="INSERT INTO property (property_type_id, content, item_id) VALUES (1, 'Lorens', 103);" calcext:value-type="string">
            <text:p>INSERT INTO property (property_type_id, content, item_id) VALUES (1, 'Lorens', 103);</text:p>
          </table:table-cell>
          <table:table-cell office:value-type="string" calcext:value-type="string">
            <text:p>Lr</text:p>
          </table:table-cell>
          <table:table-cell table:formula="of:=&quot;INSERT INTO property (property_type_id, content, item_id) VALUES (2, '&quot;&amp;[.F105]&amp;&quot;', &quot;&amp;[.B105]&amp;&quot;);&quot;" office:value-type="string" office:string-value="INSERT INTO property (property_type_id, content, item_id) VALUES (2, 'Lr', 103);" calcext:value-type="string">
            <text:p>INSERT INTO property (property_type_id, content, item_id) VALUES (2, 'Lr', 103);</text:p>
          </table:table-cell>
          <table:table-cell office:value-type="float" office:value="103" calcext:value-type="float">
            <text:p>103</text:p>
          </table:table-cell>
          <table:table-cell table:formula="of:=&quot;INSERT INTO property (property_type_id, content, item_id) VALUES (3, '&quot;&amp;[.H105]&amp;&quot;', &quot;&amp;[.B105]&amp;&quot;);&quot;" office:value-type="string" office:string-value="INSERT INTO property (property_type_id, content, item_id) VALUES (3, '103', 103);" calcext:value-type="string">
            <text:p>INSERT INTO property (property_type_id, content, item_id) VALUES (3, '103', 103);</text:p>
          </table:table-cell>
          <table:table-cell office:value-type="float" office:value="260.1053" calcext:value-type="float">
            <text:p>260,1053</text:p>
          </table:table-cell>
          <table:table-cell table:formula="of:=&quot;INSERT INTO property (property_type_id, content, item_id) VALUES (4, '&quot;&amp;[.J105]&amp;&quot;', &quot;&amp;[.B105]&amp;&quot;);&quot;" office:value-type="string" office:string-value="INSERT INTO property (property_type_id, content, item_id) VALUES (4, '260,1053', 103);" calcext:value-type="string">
            <text:p>INSERT INTO property (property_type_id, content, item_id) VALUES (4, '260,1053', 103);</text:p>
          </table:table-cell>
          <table:table-cell office:value-type="string" calcext:value-type="string">
            <text:p>ciało stałe</text:p>
          </table:table-cell>
          <table:table-cell table:formula="of:=&quot;INSERT INTO property (property_type_id, content, item_id) VALUES (5, '&quot;&amp;[.L105]&amp;&quot;', &quot;&amp;[.B105]&amp;&quot;);&quot;" office:value-type="string" office:string-value="INSERT INTO property (property_type_id, content, item_id) VALUES (5, 'ciało stałe', 103);" calcext:value-type="string">
            <text:p>INSERT INTO property (property_type_id, content, item_id) VALUES (5, 'ciało stałe', 103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105]&amp;&quot;', &quot;&amp;[.B105]&amp;&quot;);&quot;" office:value-type="string" office:string-value="INSERT INTO property (property_type_id, content, item_id) VALUES (6, 'metal', 103);" calcext:value-type="string">
            <text:p>INSERT INTO property (property_type_id, content, item_id) VALUES (6, 'metal', 103);</text:p>
          </table:table-cell>
          <table:table-cell office:value-type="float" office:value="1961" calcext:value-type="float">
            <text:p>1961</text:p>
          </table:table-cell>
          <table:table-cell table:formula="of:=&quot;INSERT INTO property (property_type_id, content, item_id) VALUES (7, '&quot;&amp;[.P105]&amp;&quot;', &quot;&amp;[.B105]&amp;&quot;);&quot;" office:value-type="string" office:string-value="INSERT INTO property (property_type_id, content, item_id) VALUES (7, '1961', 103);" calcext:value-type="string">
            <text:p>INSERT INTO property (property_type_id, content, item_id) VALUES (7, '1961', 103);</text:p>
          </table:table-cell>
          <table:table-cell table:number-columns-repeated="6"/>
          <table:table-cell office:value-type="string" calcext:value-type="string">
            <text:p>Ghiorso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&quot;INSERT INTO item (id, topic_id) VALUES (&quot;&amp;[.B106]&amp;&quot;, 1);&quot;" office:value-type="string" office:string-value="INSERT INTO item (id, topic_id) VALUES (104, 1);" calcext:value-type="string">
            <text:p>INSERT INTO item (id, topic_id) VALUES (104, 1);</text:p>
          </table:table-cell>
          <table:table-cell office:value-type="string" calcext:value-type="string">
            <text:p>Rutherford</text:p>
          </table:table-cell>
          <table:table-cell table:formula="of:=&quot;INSERT INTO property (property_type_id, content, item_id) VALUES (1, '&quot;&amp;[.D106]&amp;&quot;', &quot;&amp;[.B106]&amp;&quot;);&quot;" office:value-type="string" office:string-value="INSERT INTO property (property_type_id, content, item_id) VALUES (1, 'Rutherford', 104);" calcext:value-type="string">
            <text:p>INSERT INTO property (property_type_id, content, item_id) VALUES (1, 'Rutherford', 104);</text:p>
          </table:table-cell>
          <table:table-cell office:value-type="string" calcext:value-type="string">
            <text:p>Rf</text:p>
          </table:table-cell>
          <table:table-cell table:formula="of:=&quot;INSERT INTO property (property_type_id, content, item_id) VALUES (2, '&quot;&amp;[.F106]&amp;&quot;', &quot;&amp;[.B106]&amp;&quot;);&quot;" office:value-type="string" office:string-value="INSERT INTO property (property_type_id, content, item_id) VALUES (2, 'Rf', 104);" calcext:value-type="string">
            <text:p>INSERT INTO property (property_type_id, content, item_id) VALUES (2, 'Rf', 104);</text:p>
          </table:table-cell>
          <table:table-cell office:value-type="float" office:value="104" calcext:value-type="float">
            <text:p>104</text:p>
          </table:table-cell>
          <table:table-cell table:formula="of:=&quot;INSERT INTO property (property_type_id, content, item_id) VALUES (3, '&quot;&amp;[.H106]&amp;&quot;', &quot;&amp;[.B106]&amp;&quot;);&quot;" office:value-type="string" office:string-value="INSERT INTO property (property_type_id, content, item_id) VALUES (3, '104', 104);" calcext:value-type="string">
            <text:p>INSERT INTO property (property_type_id, content, item_id) VALUES (3, '104', 104);</text:p>
          </table:table-cell>
          <table:table-cell office:value-type="float" office:value="261.1087" calcext:value-type="float">
            <text:p>261,1087</text:p>
          </table:table-cell>
          <table:table-cell table:formula="of:=&quot;INSERT INTO property (property_type_id, content, item_id) VALUES (4, '&quot;&amp;[.J106]&amp;&quot;', &quot;&amp;[.B106]&amp;&quot;);&quot;" office:value-type="string" office:string-value="INSERT INTO property (property_type_id, content, item_id) VALUES (4, '261,1087', 104);" calcext:value-type="string">
            <text:p>INSERT INTO property (property_type_id, content, item_id) VALUES (4, '261,1087', 104);</text:p>
          </table:table-cell>
          <table:table-cell office:value-type="string" calcext:value-type="string">
            <text:p>prawdopodobnie ciało stałe</text:p>
          </table:table-cell>
          <table:table-cell table:formula="of:=&quot;INSERT INTO property (property_type_id, content, item_id) VALUES (5, '&quot;&amp;[.L106]&amp;&quot;', &quot;&amp;[.B106]&amp;&quot;);&quot;" office:value-type="string" office:string-value="INSERT INTO property (property_type_id, content, item_id) VALUES (5, 'prawdopodobnie ciało stałe', 104);" calcext:value-type="string">
            <text:p>INSERT INTO property (property_type_id, content, item_id) VALUES (5, 'prawdopodobnie ciało stałe', 104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106]&amp;&quot;', &quot;&amp;[.B106]&amp;&quot;);&quot;" office:value-type="string" office:string-value="INSERT INTO property (property_type_id, content, item_id) VALUES (6, 'metal', 104);" calcext:value-type="string">
            <text:p>INSERT INTO property (property_type_id, content, item_id) VALUES (6, 'metal', 104);</text:p>
          </table:table-cell>
          <table:table-cell office:value-type="string" calcext:value-type="string">
            <text:p>1964/69</text:p>
          </table:table-cell>
          <table:table-cell table:formula="of:=&quot;INSERT INTO property (property_type_id, content, item_id) VALUES (7, '&quot;&amp;[.P106]&amp;&quot;', &quot;&amp;[.B106]&amp;&quot;);&quot;" office:value-type="string" office:string-value="INSERT INTO property (property_type_id, content, item_id) VALUES (7, '1964/69', 104);" calcext:value-type="string">
            <text:p>INSERT INTO property (property_type_id, content, item_id) VALUES (7, '1964/69', 104);</text:p>
          </table:table-cell>
          <table:table-cell table:number-columns-repeated="6"/>
          <table:table-cell office:value-type="string" calcext:value-type="string">
            <text:p>Flerow lub Ghiorso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&quot;INSERT INTO item (id, topic_id) VALUES (&quot;&amp;[.B107]&amp;&quot;, 1);&quot;" office:value-type="string" office:string-value="INSERT INTO item (id, topic_id) VALUES (105, 1);" calcext:value-type="string">
            <text:p>INSERT INTO item (id, topic_id) VALUES (105, 1);</text:p>
          </table:table-cell>
          <table:table-cell office:value-type="string" calcext:value-type="string">
            <text:p>Dubn</text:p>
          </table:table-cell>
          <table:table-cell table:formula="of:=&quot;INSERT INTO property (property_type_id, content, item_id) VALUES (1, '&quot;&amp;[.D107]&amp;&quot;', &quot;&amp;[.B107]&amp;&quot;);&quot;" office:value-type="string" office:string-value="INSERT INTO property (property_type_id, content, item_id) VALUES (1, 'Dubn', 105);" calcext:value-type="string">
            <text:p>INSERT INTO property (property_type_id, content, item_id) VALUES (1, 'Dubn', 105);</text:p>
          </table:table-cell>
          <table:table-cell office:value-type="string" calcext:value-type="string">
            <text:p>Db</text:p>
          </table:table-cell>
          <table:table-cell table:formula="of:=&quot;INSERT INTO property (property_type_id, content, item_id) VALUES (2, '&quot;&amp;[.F107]&amp;&quot;', &quot;&amp;[.B107]&amp;&quot;);&quot;" office:value-type="string" office:string-value="INSERT INTO property (property_type_id, content, item_id) VALUES (2, 'Db', 105);" calcext:value-type="string">
            <text:p>INSERT INTO property (property_type_id, content, item_id) VALUES (2, 'Db', 105);</text:p>
          </table:table-cell>
          <table:table-cell office:value-type="float" office:value="105" calcext:value-type="float">
            <text:p>105</text:p>
          </table:table-cell>
          <table:table-cell table:formula="of:=&quot;INSERT INTO property (property_type_id, content, item_id) VALUES (3, '&quot;&amp;[.H107]&amp;&quot;', &quot;&amp;[.B107]&amp;&quot;);&quot;" office:value-type="string" office:string-value="INSERT INTO property (property_type_id, content, item_id) VALUES (3, '105', 105);" calcext:value-type="string">
            <text:p>INSERT INTO property (property_type_id, content, item_id) VALUES (3, '105', 105);</text:p>
          </table:table-cell>
          <table:table-cell office:value-type="float" office:value="262.1138" calcext:value-type="float">
            <text:p>262,1138</text:p>
          </table:table-cell>
          <table:table-cell table:formula="of:=&quot;INSERT INTO property (property_type_id, content, item_id) VALUES (4, '&quot;&amp;[.J107]&amp;&quot;', &quot;&amp;[.B107]&amp;&quot;);&quot;" office:value-type="string" office:string-value="INSERT INTO property (property_type_id, content, item_id) VALUES (4, '262,1138', 105);" calcext:value-type="string">
            <text:p>INSERT INTO property (property_type_id, content, item_id) VALUES (4, '262,1138', 105);</text:p>
          </table:table-cell>
          <table:table-cell office:value-type="string" calcext:value-type="string">
            <text:p>prawdopodobnie ciało stałe</text:p>
          </table:table-cell>
          <table:table-cell table:formula="of:=&quot;INSERT INTO property (property_type_id, content, item_id) VALUES (5, '&quot;&amp;[.L107]&amp;&quot;', &quot;&amp;[.B107]&amp;&quot;);&quot;" office:value-type="string" office:string-value="INSERT INTO property (property_type_id, content, item_id) VALUES (5, 'prawdopodobnie ciało stałe', 105);" calcext:value-type="string">
            <text:p>INSERT INTO property (property_type_id, content, item_id) VALUES (5, 'prawdopodobnie ciało stałe', 105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107]&amp;&quot;', &quot;&amp;[.B107]&amp;&quot;);&quot;" office:value-type="string" office:string-value="INSERT INTO property (property_type_id, content, item_id) VALUES (6, 'metal', 105);" calcext:value-type="string">
            <text:p>INSERT INTO property (property_type_id, content, item_id) VALUES (6, 'metal', 105);</text:p>
          </table:table-cell>
          <table:table-cell office:value-type="string" calcext:value-type="string">
            <text:p>1967/70</text:p>
          </table:table-cell>
          <table:table-cell table:formula="of:=&quot;INSERT INTO property (property_type_id, content, item_id) VALUES (7, '&quot;&amp;[.P107]&amp;&quot;', &quot;&amp;[.B107]&amp;&quot;);&quot;" office:value-type="string" office:string-value="INSERT INTO property (property_type_id, content, item_id) VALUES (7, '1967/70', 105);" calcext:value-type="string">
            <text:p>INSERT INTO property (property_type_id, content, item_id) VALUES (7, '1967/70', 105);</text:p>
          </table:table-cell>
          <table:table-cell table:number-columns-repeated="6"/>
          <table:table-cell office:value-type="string" calcext:value-type="string">
            <text:p>Flerow lub Ghiorso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&quot;INSERT INTO item (id, topic_id) VALUES (&quot;&amp;[.B108]&amp;&quot;, 1);&quot;" office:value-type="string" office:string-value="INSERT INTO item (id, topic_id) VALUES (106, 1);" calcext:value-type="string">
            <text:p>INSERT INTO item (id, topic_id) VALUES (106, 1);</text:p>
          </table:table-cell>
          <table:table-cell office:value-type="string" calcext:value-type="string">
            <text:p>Seaborg</text:p>
          </table:table-cell>
          <table:table-cell table:formula="of:=&quot;INSERT INTO property (property_type_id, content, item_id) VALUES (1, '&quot;&amp;[.D108]&amp;&quot;', &quot;&amp;[.B108]&amp;&quot;);&quot;" office:value-type="string" office:string-value="INSERT INTO property (property_type_id, content, item_id) VALUES (1, 'Seaborg', 106);" calcext:value-type="string">
            <text:p>INSERT INTO property (property_type_id, content, item_id) VALUES (1, 'Seaborg', 106);</text:p>
          </table:table-cell>
          <table:table-cell office:value-type="string" calcext:value-type="string">
            <text:p>Sg</text:p>
          </table:table-cell>
          <table:table-cell table:formula="of:=&quot;INSERT INTO property (property_type_id, content, item_id) VALUES (2, '&quot;&amp;[.F108]&amp;&quot;', &quot;&amp;[.B108]&amp;&quot;);&quot;" office:value-type="string" office:string-value="INSERT INTO property (property_type_id, content, item_id) VALUES (2, 'Sg', 106);" calcext:value-type="string">
            <text:p>INSERT INTO property (property_type_id, content, item_id) VALUES (2, 'Sg', 106);</text:p>
          </table:table-cell>
          <table:table-cell office:value-type="float" office:value="106" calcext:value-type="float">
            <text:p>106</text:p>
          </table:table-cell>
          <table:table-cell table:formula="of:=&quot;INSERT INTO property (property_type_id, content, item_id) VALUES (3, '&quot;&amp;[.H108]&amp;&quot;', &quot;&amp;[.B108]&amp;&quot;);&quot;" office:value-type="string" office:string-value="INSERT INTO property (property_type_id, content, item_id) VALUES (3, '106', 106);" calcext:value-type="string">
            <text:p>INSERT INTO property (property_type_id, content, item_id) VALUES (3, '106', 106);</text:p>
          </table:table-cell>
          <table:table-cell office:value-type="float" office:value="263.1182" calcext:value-type="float">
            <text:p>263,1182</text:p>
          </table:table-cell>
          <table:table-cell table:formula="of:=&quot;INSERT INTO property (property_type_id, content, item_id) VALUES (4, '&quot;&amp;[.J108]&amp;&quot;', &quot;&amp;[.B108]&amp;&quot;);&quot;" office:value-type="string" office:string-value="INSERT INTO property (property_type_id, content, item_id) VALUES (4, '263,1182', 106);" calcext:value-type="string">
            <text:p>INSERT INTO property (property_type_id, content, item_id) VALUES (4, '263,1182', 106);</text:p>
          </table:table-cell>
          <table:table-cell office:value-type="string" calcext:value-type="string">
            <text:p>prawdopodobnie ciało stałe</text:p>
          </table:table-cell>
          <table:table-cell table:formula="of:=&quot;INSERT INTO property (property_type_id, content, item_id) VALUES (5, '&quot;&amp;[.L108]&amp;&quot;', &quot;&amp;[.B108]&amp;&quot;);&quot;" office:value-type="string" office:string-value="INSERT INTO property (property_type_id, content, item_id) VALUES (5, 'prawdopodobnie ciało stałe', 106);" calcext:value-type="string">
            <text:p>INSERT INTO property (property_type_id, content, item_id) VALUES (5, 'prawdopodobnie ciało stałe', 106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108]&amp;&quot;', &quot;&amp;[.B108]&amp;&quot;);&quot;" office:value-type="string" office:string-value="INSERT INTO property (property_type_id, content, item_id) VALUES (6, 'metal', 106);" calcext:value-type="string">
            <text:p>INSERT INTO property (property_type_id, content, item_id) VALUES (6, 'metal', 106);</text:p>
          </table:table-cell>
          <table:table-cell office:value-type="float" office:value="1974" calcext:value-type="float">
            <text:p>1974</text:p>
          </table:table-cell>
          <table:table-cell table:formula="of:=&quot;INSERT INTO property (property_type_id, content, item_id) VALUES (7, '&quot;&amp;[.P108]&amp;&quot;', &quot;&amp;[.B108]&amp;&quot;);&quot;" office:value-type="string" office:string-value="INSERT INTO property (property_type_id, content, item_id) VALUES (7, '1974', 106);" calcext:value-type="string">
            <text:p>INSERT INTO property (property_type_id, content, item_id) VALUES (7, '1974', 106);</text:p>
          </table:table-cell>
          <table:table-cell table:number-columns-repeated="6"/>
          <table:table-cell office:value-type="string" calcext:value-type="string">
            <text:p>Oganessian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&quot;INSERT INTO item (id, topic_id) VALUES (&quot;&amp;[.B109]&amp;&quot;, 1);&quot;" office:value-type="string" office:string-value="INSERT INTO item (id, topic_id) VALUES (107, 1);" calcext:value-type="string">
            <text:p>INSERT INTO item (id, topic_id) VALUES (107, 1);</text:p>
          </table:table-cell>
          <table:table-cell office:value-type="string" calcext:value-type="string">
            <text:p>Bohr</text:p>
          </table:table-cell>
          <table:table-cell table:formula="of:=&quot;INSERT INTO property (property_type_id, content, item_id) VALUES (1, '&quot;&amp;[.D109]&amp;&quot;', &quot;&amp;[.B109]&amp;&quot;);&quot;" office:value-type="string" office:string-value="INSERT INTO property (property_type_id, content, item_id) VALUES (1, 'Bohr', 107);" calcext:value-type="string">
            <text:p>INSERT INTO property (property_type_id, content, item_id) VALUES (1, 'Bohr', 107);</text:p>
          </table:table-cell>
          <table:table-cell office:value-type="string" calcext:value-type="string">
            <text:p>Bh</text:p>
          </table:table-cell>
          <table:table-cell table:formula="of:=&quot;INSERT INTO property (property_type_id, content, item_id) VALUES (2, '&quot;&amp;[.F109]&amp;&quot;', &quot;&amp;[.B109]&amp;&quot;);&quot;" office:value-type="string" office:string-value="INSERT INTO property (property_type_id, content, item_id) VALUES (2, 'Bh', 107);" calcext:value-type="string">
            <text:p>INSERT INTO property (property_type_id, content, item_id) VALUES (2, 'Bh', 107);</text:p>
          </table:table-cell>
          <table:table-cell office:value-type="float" office:value="107" calcext:value-type="float">
            <text:p>107</text:p>
          </table:table-cell>
          <table:table-cell table:formula="of:=&quot;INSERT INTO property (property_type_id, content, item_id) VALUES (3, '&quot;&amp;[.H109]&amp;&quot;', &quot;&amp;[.B109]&amp;&quot;);&quot;" office:value-type="string" office:string-value="INSERT INTO property (property_type_id, content, item_id) VALUES (3, '107', 107);" calcext:value-type="string">
            <text:p>INSERT INTO property (property_type_id, content, item_id) VALUES (3, '107', 107);</text:p>
          </table:table-cell>
          <table:table-cell office:value-type="float" office:value="262.1229" calcext:value-type="float">
            <text:p>262,1229</text:p>
          </table:table-cell>
          <table:table-cell table:formula="of:=&quot;INSERT INTO property (property_type_id, content, item_id) VALUES (4, '&quot;&amp;[.J109]&amp;&quot;', &quot;&amp;[.B109]&amp;&quot;);&quot;" office:value-type="string" office:string-value="INSERT INTO property (property_type_id, content, item_id) VALUES (4, '262,1229', 107);" calcext:value-type="string">
            <text:p>INSERT INTO property (property_type_id, content, item_id) VALUES (4, '262,1229', 107);</text:p>
          </table:table-cell>
          <table:table-cell office:value-type="string" calcext:value-type="string">
            <text:p>prawdopodobnie ciało stałe</text:p>
          </table:table-cell>
          <table:table-cell table:formula="of:=&quot;INSERT INTO property (property_type_id, content, item_id) VALUES (5, '&quot;&amp;[.L109]&amp;&quot;', &quot;&amp;[.B109]&amp;&quot;);&quot;" office:value-type="string" office:string-value="INSERT INTO property (property_type_id, content, item_id) VALUES (5, 'prawdopodobnie ciało stałe', 107);" calcext:value-type="string">
            <text:p>INSERT INTO property (property_type_id, content, item_id) VALUES (5, 'prawdopodobnie ciało stałe', 107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109]&amp;&quot;', &quot;&amp;[.B109]&amp;&quot;);&quot;" office:value-type="string" office:string-value="INSERT INTO property (property_type_id, content, item_id) VALUES (6, 'metal', 107);" calcext:value-type="string">
            <text:p>INSERT INTO property (property_type_id, content, item_id) VALUES (6, 'metal', 107);</text:p>
          </table:table-cell>
          <table:table-cell office:value-type="float" office:value="1976" calcext:value-type="float">
            <text:p>1976</text:p>
          </table:table-cell>
          <table:table-cell table:formula="of:=&quot;INSERT INTO property (property_type_id, content, item_id) VALUES (7, '&quot;&amp;[.P109]&amp;&quot;', &quot;&amp;[.B109]&amp;&quot;);&quot;" office:value-type="string" office:string-value="INSERT INTO property (property_type_id, content, item_id) VALUES (7, '1976', 107);" calcext:value-type="string">
            <text:p>INSERT INTO property (property_type_id, content, item_id) VALUES (7, '1976', 107);</text:p>
          </table:table-cell>
          <table:table-cell table:number-columns-repeated="6"/>
          <table:table-cell office:value-type="string" calcext:value-type="string">
            <text:p>Oganessian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&quot;INSERT INTO item (id, topic_id) VALUES (&quot;&amp;[.B110]&amp;&quot;, 1);&quot;" office:value-type="string" office:string-value="INSERT INTO item (id, topic_id) VALUES (108, 1);" calcext:value-type="string">
            <text:p>INSERT INTO item (id, topic_id) VALUES (108, 1);</text:p>
          </table:table-cell>
          <table:table-cell office:value-type="string" calcext:value-type="string">
            <text:p>Has</text:p>
          </table:table-cell>
          <table:table-cell table:formula="of:=&quot;INSERT INTO property (property_type_id, content, item_id) VALUES (1, '&quot;&amp;[.D110]&amp;&quot;', &quot;&amp;[.B110]&amp;&quot;);&quot;" office:value-type="string" office:string-value="INSERT INTO property (property_type_id, content, item_id) VALUES (1, 'Has', 108);" calcext:value-type="string">
            <text:p>INSERT INTO property (property_type_id, content, item_id) VALUES (1, 'Has', 108);</text:p>
          </table:table-cell>
          <table:table-cell office:value-type="string" calcext:value-type="string">
            <text:p>Hs</text:p>
          </table:table-cell>
          <table:table-cell table:formula="of:=&quot;INSERT INTO property (property_type_id, content, item_id) VALUES (2, '&quot;&amp;[.F110]&amp;&quot;', &quot;&amp;[.B110]&amp;&quot;);&quot;" office:value-type="string" office:string-value="INSERT INTO property (property_type_id, content, item_id) VALUES (2, 'Hs', 108);" calcext:value-type="string">
            <text:p>INSERT INTO property (property_type_id, content, item_id) VALUES (2, 'Hs', 108);</text:p>
          </table:table-cell>
          <table:table-cell office:value-type="float" office:value="108" calcext:value-type="float">
            <text:p>108</text:p>
          </table:table-cell>
          <table:table-cell table:formula="of:=&quot;INSERT INTO property (property_type_id, content, item_id) VALUES (3, '&quot;&amp;[.H110]&amp;&quot;', &quot;&amp;[.B110]&amp;&quot;);&quot;" office:value-type="string" office:string-value="INSERT INTO property (property_type_id, content, item_id) VALUES (3, '108', 108);" calcext:value-type="string">
            <text:p>INSERT INTO property (property_type_id, content, item_id) VALUES (3, '108', 108);</text:p>
          </table:table-cell>
          <table:table-cell office:value-type="float" office:value="265" calcext:value-type="float">
            <text:p>265</text:p>
          </table:table-cell>
          <table:table-cell table:formula="of:=&quot;INSERT INTO property (property_type_id, content, item_id) VALUES (4, '&quot;&amp;[.J110]&amp;&quot;', &quot;&amp;[.B110]&amp;&quot;);&quot;" office:value-type="string" office:string-value="INSERT INTO property (property_type_id, content, item_id) VALUES (4, '265', 108);" calcext:value-type="string">
            <text:p>INSERT INTO property (property_type_id, content, item_id) VALUES (4, '265', 108);</text:p>
          </table:table-cell>
          <table:table-cell office:value-type="string" calcext:value-type="string">
            <text:p>prawdopodobnie ciało stałe</text:p>
          </table:table-cell>
          <table:table-cell table:formula="of:=&quot;INSERT INTO property (property_type_id, content, item_id) VALUES (5, '&quot;&amp;[.L110]&amp;&quot;', &quot;&amp;[.B110]&amp;&quot;);&quot;" office:value-type="string" office:string-value="INSERT INTO property (property_type_id, content, item_id) VALUES (5, 'prawdopodobnie ciało stałe', 108);" calcext:value-type="string">
            <text:p>INSERT INTO property (property_type_id, content, item_id) VALUES (5, 'prawdopodobnie ciało stałe', 108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110]&amp;&quot;', &quot;&amp;[.B110]&amp;&quot;);&quot;" office:value-type="string" office:string-value="INSERT INTO property (property_type_id, content, item_id) VALUES (6, 'metal', 108);" calcext:value-type="string">
            <text:p>INSERT INTO property (property_type_id, content, item_id) VALUES (6, 'metal', 108);</text:p>
          </table:table-cell>
          <table:table-cell office:value-type="float" office:value="1984" calcext:value-type="float">
            <text:p>1984</text:p>
          </table:table-cell>
          <table:table-cell table:formula="of:=&quot;INSERT INTO property (property_type_id, content, item_id) VALUES (7, '&quot;&amp;[.P110]&amp;&quot;', &quot;&amp;[.B110]&amp;&quot;);&quot;" office:value-type="string" office:string-value="INSERT INTO property (property_type_id, content, item_id) VALUES (7, '1984', 108);" calcext:value-type="string">
            <text:p>INSERT INTO property (property_type_id, content, item_id) VALUES (7, '1984', 108);</text:p>
          </table:table-cell>
          <table:table-cell table:number-columns-repeated="6"/>
          <table:table-cell office:value-type="string" calcext:value-type="string">
            <text:p>Instytut Badań Ciężkich Jonów w Darmstadt (GSI), Niemcy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&quot;INSERT INTO item (id, topic_id) VALUES (&quot;&amp;[.B111]&amp;&quot;, 1);&quot;" office:value-type="string" office:string-value="INSERT INTO item (id, topic_id) VALUES (109, 1);" calcext:value-type="string">
            <text:p>INSERT INTO item (id, topic_id) VALUES (109, 1);</text:p>
          </table:table-cell>
          <table:table-cell office:value-type="string" calcext:value-type="string">
            <text:p>Meitner</text:p>
          </table:table-cell>
          <table:table-cell table:formula="of:=&quot;INSERT INTO property (property_type_id, content, item_id) VALUES (1, '&quot;&amp;[.D111]&amp;&quot;', &quot;&amp;[.B111]&amp;&quot;);&quot;" office:value-type="string" office:string-value="INSERT INTO property (property_type_id, content, item_id) VALUES (1, 'Meitner', 109);" calcext:value-type="string">
            <text:p>INSERT INTO property (property_type_id, content, item_id) VALUES (1, 'Meitner', 109);</text:p>
          </table:table-cell>
          <table:table-cell office:value-type="string" calcext:value-type="string">
            <text:p>Mt</text:p>
          </table:table-cell>
          <table:table-cell table:formula="of:=&quot;INSERT INTO property (property_type_id, content, item_id) VALUES (2, '&quot;&amp;[.F111]&amp;&quot;', &quot;&amp;[.B111]&amp;&quot;);&quot;" office:value-type="string" office:string-value="INSERT INTO property (property_type_id, content, item_id) VALUES (2, 'Mt', 109);" calcext:value-type="string">
            <text:p>INSERT INTO property (property_type_id, content, item_id) VALUES (2, 'Mt', 109);</text:p>
          </table:table-cell>
          <table:table-cell office:value-type="float" office:value="109" calcext:value-type="float">
            <text:p>109</text:p>
          </table:table-cell>
          <table:table-cell table:formula="of:=&quot;INSERT INTO property (property_type_id, content, item_id) VALUES (3, '&quot;&amp;[.H111]&amp;&quot;', &quot;&amp;[.B111]&amp;&quot;);&quot;" office:value-type="string" office:string-value="INSERT INTO property (property_type_id, content, item_id) VALUES (3, '109', 109);" calcext:value-type="string">
            <text:p>INSERT INTO property (property_type_id, content, item_id) VALUES (3, '109', 109);</text:p>
          </table:table-cell>
          <table:table-cell office:value-type="float" office:value="266" calcext:value-type="float">
            <text:p>266</text:p>
          </table:table-cell>
          <table:table-cell table:formula="of:=&quot;INSERT INTO property (property_type_id, content, item_id) VALUES (4, '&quot;&amp;[.J111]&amp;&quot;', &quot;&amp;[.B111]&amp;&quot;);&quot;" office:value-type="string" office:string-value="INSERT INTO property (property_type_id, content, item_id) VALUES (4, '266', 109);" calcext:value-type="string">
            <text:p>INSERT INTO property (property_type_id, content, item_id) VALUES (4, '266', 109);</text:p>
          </table:table-cell>
          <table:table-cell office:value-type="string" calcext:value-type="string">
            <text:p>prawdopodobnie ciało stałe</text:p>
          </table:table-cell>
          <table:table-cell table:formula="of:=&quot;INSERT INTO property (property_type_id, content, item_id) VALUES (5, '&quot;&amp;[.L111]&amp;&quot;', &quot;&amp;[.B111]&amp;&quot;);&quot;" office:value-type="string" office:string-value="INSERT INTO property (property_type_id, content, item_id) VALUES (5, 'prawdopodobnie ciało stałe', 109);" calcext:value-type="string">
            <text:p>INSERT INTO property (property_type_id, content, item_id) VALUES (5, 'prawdopodobnie ciało stałe', 109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111]&amp;&quot;', &quot;&amp;[.B111]&amp;&quot;);&quot;" office:value-type="string" office:string-value="INSERT INTO property (property_type_id, content, item_id) VALUES (6, 'metal', 109);" calcext:value-type="string">
            <text:p>INSERT INTO property (property_type_id, content, item_id) VALUES (6, 'metal', 109);</text:p>
          </table:table-cell>
          <table:table-cell office:value-type="float" office:value="1982" calcext:value-type="float">
            <text:p>1982</text:p>
          </table:table-cell>
          <table:table-cell table:formula="of:=&quot;INSERT INTO property (property_type_id, content, item_id) VALUES (7, '&quot;&amp;[.P111]&amp;&quot;', &quot;&amp;[.B111]&amp;&quot;);&quot;" office:value-type="string" office:string-value="INSERT INTO property (property_type_id, content, item_id) VALUES (7, '1982', 109);" calcext:value-type="string">
            <text:p>INSERT INTO property (property_type_id, content, item_id) VALUES (7, '1982', 109);</text:p>
          </table:table-cell>
          <table:table-cell table:number-columns-repeated="6"/>
          <table:table-cell office:value-type="string" calcext:value-type="string">
            <text:p>Instytut Badań Ciężkich Jonów w Darmstadt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&quot;INSERT INTO item (id, topic_id) VALUES (&quot;&amp;[.B112]&amp;&quot;, 1);&quot;" office:value-type="string" office:string-value="INSERT INTO item (id, topic_id) VALUES (110, 1);" calcext:value-type="string">
            <text:p>INSERT INTO item (id, topic_id) VALUES (110, 1);</text:p>
          </table:table-cell>
          <table:table-cell office:value-type="string" calcext:value-type="string">
            <text:p>Darmsztadt</text:p>
          </table:table-cell>
          <table:table-cell table:formula="of:=&quot;INSERT INTO property (property_type_id, content, item_id) VALUES (1, '&quot;&amp;[.D112]&amp;&quot;', &quot;&amp;[.B112]&amp;&quot;);&quot;" office:value-type="string" office:string-value="INSERT INTO property (property_type_id, content, item_id) VALUES (1, 'Darmsztadt', 110);" calcext:value-type="string">
            <text:p>INSERT INTO property (property_type_id, content, item_id) VALUES (1, 'Darmsztadt', 110);</text:p>
          </table:table-cell>
          <table:table-cell office:value-type="string" calcext:value-type="string">
            <text:p>Ds</text:p>
          </table:table-cell>
          <table:table-cell table:formula="of:=&quot;INSERT INTO property (property_type_id, content, item_id) VALUES (2, '&quot;&amp;[.F112]&amp;&quot;', &quot;&amp;[.B112]&amp;&quot;);&quot;" office:value-type="string" office:string-value="INSERT INTO property (property_type_id, content, item_id) VALUES (2, 'Ds', 110);" calcext:value-type="string">
            <text:p>INSERT INTO property (property_type_id, content, item_id) VALUES (2, 'Ds', 110);</text:p>
          </table:table-cell>
          <table:table-cell office:value-type="float" office:value="110" calcext:value-type="float">
            <text:p>110</text:p>
          </table:table-cell>
          <table:table-cell table:formula="of:=&quot;INSERT INTO property (property_type_id, content, item_id) VALUES (3, '&quot;&amp;[.H112]&amp;&quot;', &quot;&amp;[.B112]&amp;&quot;);&quot;" office:value-type="string" office:string-value="INSERT INTO property (property_type_id, content, item_id) VALUES (3, '110', 110);" calcext:value-type="string">
            <text:p>INSERT INTO property (property_type_id, content, item_id) VALUES (3, '110', 110);</text:p>
          </table:table-cell>
          <table:table-cell office:value-type="float" office:value="269" calcext:value-type="float">
            <text:p>269</text:p>
          </table:table-cell>
          <table:table-cell table:formula="of:=&quot;INSERT INTO property (property_type_id, content, item_id) VALUES (4, '&quot;&amp;[.J112]&amp;&quot;', &quot;&amp;[.B112]&amp;&quot;);&quot;" office:value-type="string" office:string-value="INSERT INTO property (property_type_id, content, item_id) VALUES (4, '269', 110);" calcext:value-type="string">
            <text:p>INSERT INTO property (property_type_id, content, item_id) VALUES (4, '269', 110);</text:p>
          </table:table-cell>
          <table:table-cell office:value-type="string" calcext:value-type="string">
            <text:p>prawdopodobnie ciało stałe</text:p>
          </table:table-cell>
          <table:table-cell table:formula="of:=&quot;INSERT INTO property (property_type_id, content, item_id) VALUES (5, '&quot;&amp;[.L112]&amp;&quot;', &quot;&amp;[.B112]&amp;&quot;);&quot;" office:value-type="string" office:string-value="INSERT INTO property (property_type_id, content, item_id) VALUES (5, 'prawdopodobnie ciało stałe', 110);" calcext:value-type="string">
            <text:p>INSERT INTO property (property_type_id, content, item_id) VALUES (5, 'prawdopodobnie ciało stałe', 110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112]&amp;&quot;', &quot;&amp;[.B112]&amp;&quot;);&quot;" office:value-type="string" office:string-value="INSERT INTO property (property_type_id, content, item_id) VALUES (6, 'metal', 110);" calcext:value-type="string">
            <text:p>INSERT INTO property (property_type_id, content, item_id) VALUES (6, 'metal', 110);</text:p>
          </table:table-cell>
          <table:table-cell office:value-type="float" office:value="1994" calcext:value-type="float">
            <text:p>1994</text:p>
          </table:table-cell>
          <table:table-cell table:formula="of:=&quot;INSERT INTO property (property_type_id, content, item_id) VALUES (7, '&quot;&amp;[.P112]&amp;&quot;', &quot;&amp;[.B112]&amp;&quot;);&quot;" office:value-type="string" office:string-value="INSERT INTO property (property_type_id, content, item_id) VALUES (7, '1994', 110);" calcext:value-type="string">
            <text:p>INSERT INTO property (property_type_id, content, item_id) VALUES (7, '1994', 110);</text:p>
          </table:table-cell>
          <table:table-cell table:number-columns-repeated="6"/>
          <table:table-cell office:value-type="string" calcext:value-type="string">
            <text:p>Instytut Badań Ciężkich Jonów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&quot;INSERT INTO item (id, topic_id) VALUES (&quot;&amp;[.B113]&amp;&quot;, 1);&quot;" office:value-type="string" office:string-value="INSERT INTO item (id, topic_id) VALUES (111, 1);" calcext:value-type="string">
            <text:p>INSERT INTO item (id, topic_id) VALUES (111, 1);</text:p>
          </table:table-cell>
          <table:table-cell office:value-type="string" calcext:value-type="string">
            <text:p>Roentgen</text:p>
          </table:table-cell>
          <table:table-cell table:formula="of:=&quot;INSERT INTO property (property_type_id, content, item_id) VALUES (1, '&quot;&amp;[.D113]&amp;&quot;', &quot;&amp;[.B113]&amp;&quot;);&quot;" office:value-type="string" office:string-value="INSERT INTO property (property_type_id, content, item_id) VALUES (1, 'Roentgen', 111);" calcext:value-type="string">
            <text:p>INSERT INTO property (property_type_id, content, item_id) VALUES (1, 'Roentgen', 111);</text:p>
          </table:table-cell>
          <table:table-cell office:value-type="string" calcext:value-type="string">
            <text:p>Rg</text:p>
          </table:table-cell>
          <table:table-cell table:formula="of:=&quot;INSERT INTO property (property_type_id, content, item_id) VALUES (2, '&quot;&amp;[.F113]&amp;&quot;', &quot;&amp;[.B113]&amp;&quot;);&quot;" office:value-type="string" office:string-value="INSERT INTO property (property_type_id, content, item_id) VALUES (2, 'Rg', 111);" calcext:value-type="string">
            <text:p>INSERT INTO property (property_type_id, content, item_id) VALUES (2, 'Rg', 111);</text:p>
          </table:table-cell>
          <table:table-cell office:value-type="float" office:value="111" calcext:value-type="float">
            <text:p>111</text:p>
          </table:table-cell>
          <table:table-cell table:formula="of:=&quot;INSERT INTO property (property_type_id, content, item_id) VALUES (3, '&quot;&amp;[.H113]&amp;&quot;', &quot;&amp;[.B113]&amp;&quot;);&quot;" office:value-type="string" office:string-value="INSERT INTO property (property_type_id, content, item_id) VALUES (3, '111', 111);" calcext:value-type="string">
            <text:p>INSERT INTO property (property_type_id, content, item_id) VALUES (3, '111', 111);</text:p>
          </table:table-cell>
          <table:table-cell office:value-type="float" office:value="272" calcext:value-type="float">
            <text:p>272</text:p>
          </table:table-cell>
          <table:table-cell table:formula="of:=&quot;INSERT INTO property (property_type_id, content, item_id) VALUES (4, '&quot;&amp;[.J113]&amp;&quot;', &quot;&amp;[.B113]&amp;&quot;);&quot;" office:value-type="string" office:string-value="INSERT INTO property (property_type_id, content, item_id) VALUES (4, '272', 111);" calcext:value-type="string">
            <text:p>INSERT INTO property (property_type_id, content, item_id) VALUES (4, '272', 111);</text:p>
          </table:table-cell>
          <table:table-cell office:value-type="string" calcext:value-type="string">
            <text:p>prawdopodobnie ciało stałe</text:p>
          </table:table-cell>
          <table:table-cell table:formula="of:=&quot;INSERT INTO property (property_type_id, content, item_id) VALUES (5, '&quot;&amp;[.L113]&amp;&quot;', &quot;&amp;[.B113]&amp;&quot;);&quot;" office:value-type="string" office:string-value="INSERT INTO property (property_type_id, content, item_id) VALUES (5, 'prawdopodobnie ciało stałe', 111);" calcext:value-type="string">
            <text:p>INSERT INTO property (property_type_id, content, item_id) VALUES (5, 'prawdopodobnie ciało stałe', 111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113]&amp;&quot;', &quot;&amp;[.B113]&amp;&quot;);&quot;" office:value-type="string" office:string-value="INSERT INTO property (property_type_id, content, item_id) VALUES (6, 'metal', 111);" calcext:value-type="string">
            <text:p>INSERT INTO property (property_type_id, content, item_id) VALUES (6, 'metal', 111);</text:p>
          </table:table-cell>
          <table:table-cell office:value-type="float" office:value="1994" calcext:value-type="float">
            <text:p>1994</text:p>
          </table:table-cell>
          <table:table-cell table:formula="of:=&quot;INSERT INTO property (property_type_id, content, item_id) VALUES (7, '&quot;&amp;[.P113]&amp;&quot;', &quot;&amp;[.B113]&amp;&quot;);&quot;" office:value-type="string" office:string-value="INSERT INTO property (property_type_id, content, item_id) VALUES (7, '1994', 111);" calcext:value-type="string">
            <text:p>INSERT INTO property (property_type_id, content, item_id) VALUES (7, '1994', 111);</text:p>
          </table:table-cell>
          <table:table-cell table:number-columns-repeated="6"/>
          <table:table-cell office:value-type="string" calcext:value-type="string">
            <text:p>Instytut Badań Ciężkich Jonów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&quot;INSERT INTO item (id, topic_id) VALUES (&quot;&amp;[.B114]&amp;&quot;, 1);&quot;" office:value-type="string" office:string-value="INSERT INTO item (id, topic_id) VALUES (112, 1);" calcext:value-type="string">
            <text:p>INSERT INTO item (id, topic_id) VALUES (112, 1);</text:p>
          </table:table-cell>
          <table:table-cell office:value-type="string" calcext:value-type="string">
            <text:p>Kopernik</text:p>
          </table:table-cell>
          <table:table-cell table:formula="of:=&quot;INSERT INTO property (property_type_id, content, item_id) VALUES (1, '&quot;&amp;[.D114]&amp;&quot;', &quot;&amp;[.B114]&amp;&quot;);&quot;" office:value-type="string" office:string-value="INSERT INTO property (property_type_id, content, item_id) VALUES (1, 'Kopernik', 112);" calcext:value-type="string">
            <text:p>INSERT INTO property (property_type_id, content, item_id) VALUES (1, 'Kopernik', 112);</text:p>
          </table:table-cell>
          <table:table-cell office:value-type="string" calcext:value-type="string">
            <text:p>Cn</text:p>
          </table:table-cell>
          <table:table-cell table:formula="of:=&quot;INSERT INTO property (property_type_id, content, item_id) VALUES (2, '&quot;&amp;[.F114]&amp;&quot;', &quot;&amp;[.B114]&amp;&quot;);&quot;" office:value-type="string" office:string-value="INSERT INTO property (property_type_id, content, item_id) VALUES (2, 'Cn', 112);" calcext:value-type="string">
            <text:p>INSERT INTO property (property_type_id, content, item_id) VALUES (2, 'Cn', 112);</text:p>
          </table:table-cell>
          <table:table-cell office:value-type="float" office:value="112" calcext:value-type="float">
            <text:p>112</text:p>
          </table:table-cell>
          <table:table-cell table:formula="of:=&quot;INSERT INTO property (property_type_id, content, item_id) VALUES (3, '&quot;&amp;[.H114]&amp;&quot;', &quot;&amp;[.B114]&amp;&quot;);&quot;" office:value-type="string" office:string-value="INSERT INTO property (property_type_id, content, item_id) VALUES (3, '112', 112);" calcext:value-type="string">
            <text:p>INSERT INTO property (property_type_id, content, item_id) VALUES (3, '112', 112);</text:p>
          </table:table-cell>
          <table:table-cell office:value-type="float" office:value="285" calcext:value-type="float">
            <text:p>285</text:p>
          </table:table-cell>
          <table:table-cell table:formula="of:=&quot;INSERT INTO property (property_type_id, content, item_id) VALUES (4, '&quot;&amp;[.J114]&amp;&quot;', &quot;&amp;[.B114]&amp;&quot;);&quot;" office:value-type="string" office:string-value="INSERT INTO property (property_type_id, content, item_id) VALUES (4, '285', 112);" calcext:value-type="string">
            <text:p>INSERT INTO property (property_type_id, content, item_id) VALUES (4, '285', 112);</text:p>
          </table:table-cell>
          <table:table-cell office:value-type="string" calcext:value-type="string">
            <text:p>prawdopodobnie ciecz</text:p>
          </table:table-cell>
          <table:table-cell table:formula="of:=&quot;INSERT INTO property (property_type_id, content, item_id) VALUES (5, '&quot;&amp;[.L114]&amp;&quot;', &quot;&amp;[.B114]&amp;&quot;);&quot;" office:value-type="string" office:string-value="INSERT INTO property (property_type_id, content, item_id) VALUES (5, 'prawdopodobnie ciecz', 112);" calcext:value-type="string">
            <text:p>INSERT INTO property (property_type_id, content, item_id) VALUES (5, 'prawdopodobnie ciecz', 112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114]&amp;&quot;', &quot;&amp;[.B114]&amp;&quot;);&quot;" office:value-type="string" office:string-value="INSERT INTO property (property_type_id, content, item_id) VALUES (6, 'metal', 112);" calcext:value-type="string">
            <text:p>INSERT INTO property (property_type_id, content, item_id) VALUES (6, 'metal', 112);</text:p>
          </table:table-cell>
          <table:table-cell office:value-type="float" office:value="1996" calcext:value-type="float">
            <text:p>1996</text:p>
          </table:table-cell>
          <table:table-cell table:formula="of:=&quot;INSERT INTO property (property_type_id, content, item_id) VALUES (7, '&quot;&amp;[.P114]&amp;&quot;', &quot;&amp;[.B114]&amp;&quot;);&quot;" office:value-type="string" office:string-value="INSERT INTO property (property_type_id, content, item_id) VALUES (7, '1996', 112);" calcext:value-type="string">
            <text:p>INSERT INTO property (property_type_id, content, item_id) VALUES (7, '1996', 112);</text:p>
          </table:table-cell>
          <table:table-cell table:number-columns-repeated="6"/>
          <table:table-cell office:value-type="string" calcext:value-type="string">
            <text:p>Instytut Badań Ciężkich Jonów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&quot;INSERT INTO item (id, topic_id) VALUES (&quot;&amp;[.B115]&amp;&quot;, 1);&quot;" office:value-type="string" office:string-value="INSERT INTO item (id, topic_id) VALUES (113, 1);" calcext:value-type="string">
            <text:p>INSERT INTO item (id, topic_id) VALUES (113, 1);</text:p>
          </table:table-cell>
          <table:table-cell office:value-type="string" calcext:value-type="string">
            <text:p>Nihon</text:p>
          </table:table-cell>
          <table:table-cell table:formula="of:=&quot;INSERT INTO property (property_type_id, content, item_id) VALUES (1, '&quot;&amp;[.D115]&amp;&quot;', &quot;&amp;[.B115]&amp;&quot;);&quot;" office:value-type="string" office:string-value="INSERT INTO property (property_type_id, content, item_id) VALUES (1, 'Nihon', 113);" calcext:value-type="string">
            <text:p>INSERT INTO property (property_type_id, content, item_id) VALUES (1, 'Nihon', 113);</text:p>
          </table:table-cell>
          <table:table-cell office:value-type="string" calcext:value-type="string">
            <text:p>Nh</text:p>
          </table:table-cell>
          <table:table-cell table:formula="of:=&quot;INSERT INTO property (property_type_id, content, item_id) VALUES (2, '&quot;&amp;[.F115]&amp;&quot;', &quot;&amp;[.B115]&amp;&quot;);&quot;" office:value-type="string" office:string-value="INSERT INTO property (property_type_id, content, item_id) VALUES (2, 'Nh', 113);" calcext:value-type="string">
            <text:p>INSERT INTO property (property_type_id, content, item_id) VALUES (2, 'Nh', 113);</text:p>
          </table:table-cell>
          <table:table-cell office:value-type="float" office:value="113" calcext:value-type="float">
            <text:p>113</text:p>
          </table:table-cell>
          <table:table-cell table:formula="of:=&quot;INSERT INTO property (property_type_id, content, item_id) VALUES (3, '&quot;&amp;[.H115]&amp;&quot;', &quot;&amp;[.B115]&amp;&quot;);&quot;" office:value-type="string" office:string-value="INSERT INTO property (property_type_id, content, item_id) VALUES (3, '113', 113);" calcext:value-type="string">
            <text:p>INSERT INTO property (property_type_id, content, item_id) VALUES (3, '113', 113);</text:p>
          </table:table-cell>
          <table:table-cell office:value-type="float" office:value="284" calcext:value-type="float">
            <text:p>284</text:p>
          </table:table-cell>
          <table:table-cell table:formula="of:=&quot;INSERT INTO property (property_type_id, content, item_id) VALUES (4, '&quot;&amp;[.J115]&amp;&quot;', &quot;&amp;[.B115]&amp;&quot;);&quot;" office:value-type="string" office:string-value="INSERT INTO property (property_type_id, content, item_id) VALUES (4, '284', 113);" calcext:value-type="string">
            <text:p>INSERT INTO property (property_type_id, content, item_id) VALUES (4, '284', 113);</text:p>
          </table:table-cell>
          <table:table-cell office:value-type="string" calcext:value-type="string">
            <text:p>prawdopodobnie ciało stałe</text:p>
          </table:table-cell>
          <table:table-cell table:formula="of:=&quot;INSERT INTO property (property_type_id, content, item_id) VALUES (5, '&quot;&amp;[.L115]&amp;&quot;', &quot;&amp;[.B115]&amp;&quot;);&quot;" office:value-type="string" office:string-value="INSERT INTO property (property_type_id, content, item_id) VALUES (5, 'prawdopodobnie ciało stałe', 113);" calcext:value-type="string">
            <text:p>INSERT INTO property (property_type_id, content, item_id) VALUES (5, 'prawdopodobnie ciało stałe', 113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115]&amp;&quot;', &quot;&amp;[.B115]&amp;&quot;);&quot;" office:value-type="string" office:string-value="INSERT INTO property (property_type_id, content, item_id) VALUES (6, 'metal', 113);" calcext:value-type="string">
            <text:p>INSERT INTO property (property_type_id, content, item_id) VALUES (6, 'metal', 113);</text:p>
          </table:table-cell>
          <table:table-cell office:value-type="float" office:value="2003" calcext:value-type="float">
            <text:p>2003</text:p>
          </table:table-cell>
          <table:table-cell table:formula="of:=&quot;INSERT INTO property (property_type_id, content, item_id) VALUES (7, '&quot;&amp;[.P115]&amp;&quot;', &quot;&amp;[.B115]&amp;&quot;);&quot;" office:value-type="string" office:string-value="INSERT INTO property (property_type_id, content, item_id) VALUES (7, '2003', 113);" calcext:value-type="string">
            <text:p>INSERT INTO property (property_type_id, content, item_id) VALUES (7, '2003', 113);</text:p>
          </table:table-cell>
          <table:table-cell table:number-columns-repeated="6"/>
          <table:table-cell office:value-type="string" calcext:value-type="string">
            <text:p>Riken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&quot;INSERT INTO item (id, topic_id) VALUES (&quot;&amp;[.B116]&amp;&quot;, 1);&quot;" office:value-type="string" office:string-value="INSERT INTO item (id, topic_id) VALUES (114, 1);" calcext:value-type="string">
            <text:p>INSERT INTO item (id, topic_id) VALUES (114, 1);</text:p>
          </table:table-cell>
          <table:table-cell office:value-type="string" calcext:value-type="string">
            <text:p>Flerow</text:p>
          </table:table-cell>
          <table:table-cell table:formula="of:=&quot;INSERT INTO property (property_type_id, content, item_id) VALUES (1, '&quot;&amp;[.D116]&amp;&quot;', &quot;&amp;[.B116]&amp;&quot;);&quot;" office:value-type="string" office:string-value="INSERT INTO property (property_type_id, content, item_id) VALUES (1, 'Flerow', 114);" calcext:value-type="string">
            <text:p>INSERT INTO property (property_type_id, content, item_id) VALUES (1, 'Flerow', 114);</text:p>
          </table:table-cell>
          <table:table-cell office:value-type="string" calcext:value-type="string">
            <text:p>Fl</text:p>
          </table:table-cell>
          <table:table-cell table:formula="of:=&quot;INSERT INTO property (property_type_id, content, item_id) VALUES (2, '&quot;&amp;[.F116]&amp;&quot;', &quot;&amp;[.B116]&amp;&quot;);&quot;" office:value-type="string" office:string-value="INSERT INTO property (property_type_id, content, item_id) VALUES (2, 'Fl', 114);" calcext:value-type="string">
            <text:p>INSERT INTO property (property_type_id, content, item_id) VALUES (2, 'Fl', 114);</text:p>
          </table:table-cell>
          <table:table-cell office:value-type="float" office:value="114" calcext:value-type="float">
            <text:p>114</text:p>
          </table:table-cell>
          <table:table-cell table:formula="of:=&quot;INSERT INTO property (property_type_id, content, item_id) VALUES (3, '&quot;&amp;[.H116]&amp;&quot;', &quot;&amp;[.B116]&amp;&quot;);&quot;" office:value-type="string" office:string-value="INSERT INTO property (property_type_id, content, item_id) VALUES (3, '114', 114);" calcext:value-type="string">
            <text:p>INSERT INTO property (property_type_id, content, item_id) VALUES (3, '114', 114);</text:p>
          </table:table-cell>
          <table:table-cell office:value-type="float" office:value="289" calcext:value-type="float">
            <text:p>289</text:p>
          </table:table-cell>
          <table:table-cell table:formula="of:=&quot;INSERT INTO property (property_type_id, content, item_id) VALUES (4, '&quot;&amp;[.J116]&amp;&quot;', &quot;&amp;[.B116]&amp;&quot;);&quot;" office:value-type="string" office:string-value="INSERT INTO property (property_type_id, content, item_id) VALUES (4, '289', 114);" calcext:value-type="string">
            <text:p>INSERT INTO property (property_type_id, content, item_id) VALUES (4, '289', 114);</text:p>
          </table:table-cell>
          <table:table-cell office:value-type="string" calcext:value-type="string">
            <text:p>prawdopodobnie ciało stałe</text:p>
          </table:table-cell>
          <table:table-cell table:formula="of:=&quot;INSERT INTO property (property_type_id, content, item_id) VALUES (5, '&quot;&amp;[.L116]&amp;&quot;', &quot;&amp;[.B116]&amp;&quot;);&quot;" office:value-type="string" office:string-value="INSERT INTO property (property_type_id, content, item_id) VALUES (5, 'prawdopodobnie ciało stałe', 114);" calcext:value-type="string">
            <text:p>INSERT INTO property (property_type_id, content, item_id) VALUES (5, 'prawdopodobnie ciało stałe', 114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116]&amp;&quot;', &quot;&amp;[.B116]&amp;&quot;);&quot;" office:value-type="string" office:string-value="INSERT INTO property (property_type_id, content, item_id) VALUES (6, 'metal', 114);" calcext:value-type="string">
            <text:p>INSERT INTO property (property_type_id, content, item_id) VALUES (6, 'metal', 114);</text:p>
          </table:table-cell>
          <table:table-cell office:value-type="float" office:value="1998" calcext:value-type="float">
            <text:p>1998</text:p>
          </table:table-cell>
          <table:table-cell table:formula="of:=&quot;INSERT INTO property (property_type_id, content, item_id) VALUES (7, '&quot;&amp;[.P116]&amp;&quot;', &quot;&amp;[.B116]&amp;&quot;);&quot;" office:value-type="string" office:string-value="INSERT INTO property (property_type_id, content, item_id) VALUES (7, '1998', 114);" calcext:value-type="string">
            <text:p>INSERT INTO property (property_type_id, content, item_id) VALUES (7, '1998', 114);</text:p>
          </table:table-cell>
          <table:table-cell table:number-columns-repeated="6"/>
          <table:table-cell office:value-type="string" calcext:value-type="string">
            <text:p>Zjednoczony Instytut Badań Jądrowych i Lawrence Livermore National Laboratory[5][6][7]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&quot;INSERT INTO item (id, topic_id) VALUES (&quot;&amp;[.B117]&amp;&quot;, 1);&quot;" office:value-type="string" office:string-value="INSERT INTO item (id, topic_id) VALUES (115, 1);" calcext:value-type="string">
            <text:p>INSERT INTO item (id, topic_id) VALUES (115, 1);</text:p>
          </table:table-cell>
          <table:table-cell office:value-type="string" calcext:value-type="string">
            <text:p>Moskow</text:p>
          </table:table-cell>
          <table:table-cell table:formula="of:=&quot;INSERT INTO property (property_type_id, content, item_id) VALUES (1, '&quot;&amp;[.D117]&amp;&quot;', &quot;&amp;[.B117]&amp;&quot;);&quot;" office:value-type="string" office:string-value="INSERT INTO property (property_type_id, content, item_id) VALUES (1, 'Moskow', 115);" calcext:value-type="string">
            <text:p>INSERT INTO property (property_type_id, content, item_id) VALUES (1, 'Moskow', 115);</text:p>
          </table:table-cell>
          <table:table-cell office:value-type="string" calcext:value-type="string">
            <text:p>Mc</text:p>
          </table:table-cell>
          <table:table-cell table:formula="of:=&quot;INSERT INTO property (property_type_id, content, item_id) VALUES (2, '&quot;&amp;[.F117]&amp;&quot;', &quot;&amp;[.B117]&amp;&quot;);&quot;" office:value-type="string" office:string-value="INSERT INTO property (property_type_id, content, item_id) VALUES (2, 'Mc', 115);" calcext:value-type="string">
            <text:p>INSERT INTO property (property_type_id, content, item_id) VALUES (2, 'Mc', 115);</text:p>
          </table:table-cell>
          <table:table-cell office:value-type="float" office:value="115" calcext:value-type="float">
            <text:p>115</text:p>
          </table:table-cell>
          <table:table-cell table:formula="of:=&quot;INSERT INTO property (property_type_id, content, item_id) VALUES (3, '&quot;&amp;[.H117]&amp;&quot;', &quot;&amp;[.B117]&amp;&quot;);&quot;" office:value-type="string" office:string-value="INSERT INTO property (property_type_id, content, item_id) VALUES (3, '115', 115);" calcext:value-type="string">
            <text:p>INSERT INTO property (property_type_id, content, item_id) VALUES (3, '115', 115);</text:p>
          </table:table-cell>
          <table:table-cell office:value-type="float" office:value="288" calcext:value-type="float">
            <text:p>288</text:p>
          </table:table-cell>
          <table:table-cell table:formula="of:=&quot;INSERT INTO property (property_type_id, content, item_id) VALUES (4, '&quot;&amp;[.J117]&amp;&quot;', &quot;&amp;[.B117]&amp;&quot;);&quot;" office:value-type="string" office:string-value="INSERT INTO property (property_type_id, content, item_id) VALUES (4, '288', 115);" calcext:value-type="string">
            <text:p>INSERT INTO property (property_type_id, content, item_id) VALUES (4, '288', 115);</text:p>
          </table:table-cell>
          <table:table-cell office:value-type="string" calcext:value-type="string">
            <text:p>prawdopodobnie ciało stałe</text:p>
          </table:table-cell>
          <table:table-cell table:formula="of:=&quot;INSERT INTO property (property_type_id, content, item_id) VALUES (5, '&quot;&amp;[.L117]&amp;&quot;', &quot;&amp;[.B117]&amp;&quot;);&quot;" office:value-type="string" office:string-value="INSERT INTO property (property_type_id, content, item_id) VALUES (5, 'prawdopodobnie ciało stałe', 115);" calcext:value-type="string">
            <text:p>INSERT INTO property (property_type_id, content, item_id) VALUES (5, 'prawdopodobnie ciało stałe', 115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117]&amp;&quot;', &quot;&amp;[.B117]&amp;&quot;);&quot;" office:value-type="string" office:string-value="INSERT INTO property (property_type_id, content, item_id) VALUES (6, 'metal', 115);" calcext:value-type="string">
            <text:p>INSERT INTO property (property_type_id, content, item_id) VALUES (6, 'metal', 115);</text:p>
          </table:table-cell>
          <table:table-cell office:value-type="float" office:value="2003" calcext:value-type="float">
            <text:p>2003</text:p>
          </table:table-cell>
          <table:table-cell table:formula="of:=&quot;INSERT INTO property (property_type_id, content, item_id) VALUES (7, '&quot;&amp;[.P117]&amp;&quot;', &quot;&amp;[.B117]&amp;&quot;);&quot;" office:value-type="string" office:string-value="INSERT INTO property (property_type_id, content, item_id) VALUES (7, '2003', 115);" calcext:value-type="string">
            <text:p>INSERT INTO property (property_type_id, content, item_id) VALUES (7, '2003', 115);</text:p>
          </table:table-cell>
          <table:table-cell table:number-columns-repeated="6"/>
          <table:table-cell office:value-type="string" calcext:value-type="string">
            <text:p>Zjednoczony Instytut Badań Jądrowych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&quot;INSERT INTO item (id, topic_id) VALUES (&quot;&amp;[.B118]&amp;&quot;, 1);&quot;" office:value-type="string" office:string-value="INSERT INTO item (id, topic_id) VALUES (116, 1);" calcext:value-type="string">
            <text:p>INSERT INTO item (id, topic_id) VALUES (116, 1);</text:p>
          </table:table-cell>
          <table:table-cell office:value-type="string" calcext:value-type="string">
            <text:p>Liwermor</text:p>
          </table:table-cell>
          <table:table-cell table:formula="of:=&quot;INSERT INTO property (property_type_id, content, item_id) VALUES (1, '&quot;&amp;[.D118]&amp;&quot;', &quot;&amp;[.B118]&amp;&quot;);&quot;" office:value-type="string" office:string-value="INSERT INTO property (property_type_id, content, item_id) VALUES (1, 'Liwermor', 116);" calcext:value-type="string">
            <text:p>INSERT INTO property (property_type_id, content, item_id) VALUES (1, 'Liwermor', 116);</text:p>
          </table:table-cell>
          <table:table-cell office:value-type="string" calcext:value-type="string">
            <text:p>Lv</text:p>
          </table:table-cell>
          <table:table-cell table:formula="of:=&quot;INSERT INTO property (property_type_id, content, item_id) VALUES (2, '&quot;&amp;[.F118]&amp;&quot;', &quot;&amp;[.B118]&amp;&quot;);&quot;" office:value-type="string" office:string-value="INSERT INTO property (property_type_id, content, item_id) VALUES (2, 'Lv', 116);" calcext:value-type="string">
            <text:p>INSERT INTO property (property_type_id, content, item_id) VALUES (2, 'Lv', 116);</text:p>
          </table:table-cell>
          <table:table-cell office:value-type="float" office:value="116" calcext:value-type="float">
            <text:p>116</text:p>
          </table:table-cell>
          <table:table-cell table:formula="of:=&quot;INSERT INTO property (property_type_id, content, item_id) VALUES (3, '&quot;&amp;[.H118]&amp;&quot;', &quot;&amp;[.B118]&amp;&quot;);&quot;" office:value-type="string" office:string-value="INSERT INTO property (property_type_id, content, item_id) VALUES (3, '116', 116);" calcext:value-type="string">
            <text:p>INSERT INTO property (property_type_id, content, item_id) VALUES (3, '116', 116);</text:p>
          </table:table-cell>
          <table:table-cell office:value-type="float" office:value="292" calcext:value-type="float">
            <text:p>292</text:p>
          </table:table-cell>
          <table:table-cell table:formula="of:=&quot;INSERT INTO property (property_type_id, content, item_id) VALUES (4, '&quot;&amp;[.J118]&amp;&quot;', &quot;&amp;[.B118]&amp;&quot;);&quot;" office:value-type="string" office:string-value="INSERT INTO property (property_type_id, content, item_id) VALUES (4, '292', 116);" calcext:value-type="string">
            <text:p>INSERT INTO property (property_type_id, content, item_id) VALUES (4, '292', 116);</text:p>
          </table:table-cell>
          <table:table-cell office:value-type="string" calcext:value-type="string">
            <text:p>prawdopodobnie ciało stałe</text:p>
          </table:table-cell>
          <table:table-cell table:formula="of:=&quot;INSERT INTO property (property_type_id, content, item_id) VALUES (5, '&quot;&amp;[.L118]&amp;&quot;', &quot;&amp;[.B118]&amp;&quot;);&quot;" office:value-type="string" office:string-value="INSERT INTO property (property_type_id, content, item_id) VALUES (5, 'prawdopodobnie ciało stałe', 116);" calcext:value-type="string">
            <text:p>INSERT INTO property (property_type_id, content, item_id) VALUES (5, 'prawdopodobnie ciało stałe', 116);</text:p>
          </table:table-cell>
          <table:table-cell office:value-type="string" calcext:value-type="string">
            <text:p>metal</text:p>
          </table:table-cell>
          <table:table-cell table:formula="of:=&quot;INSERT INTO property (property_type_id, content, item_id) VALUES (6, '&quot;&amp;[.N118]&amp;&quot;', &quot;&amp;[.B118]&amp;&quot;);&quot;" office:value-type="string" office:string-value="INSERT INTO property (property_type_id, content, item_id) VALUES (6, 'metal', 116);" calcext:value-type="string">
            <text:p>INSERT INTO property (property_type_id, content, item_id) VALUES (6, 'metal', 116);</text:p>
          </table:table-cell>
          <table:table-cell office:value-type="float" office:value="2000" calcext:value-type="float">
            <text:p>2000</text:p>
          </table:table-cell>
          <table:table-cell table:formula="of:=&quot;INSERT INTO property (property_type_id, content, item_id) VALUES (7, '&quot;&amp;[.P118]&amp;&quot;', &quot;&amp;[.B118]&amp;&quot;);&quot;" office:value-type="string" office:string-value="INSERT INTO property (property_type_id, content, item_id) VALUES (7, '2000', 116);" calcext:value-type="string">
            <text:p>INSERT INTO property (property_type_id, content, item_id) VALUES (7, '2000', 116);</text:p>
          </table:table-cell>
          <table:table-cell table:number-columns-repeated="6"/>
          <table:table-cell office:value-type="string" calcext:value-type="string">
            <text:p>Zjednoczony Instytut Badań Jądrowych i Lawrence Livermore National Laboratory[5][8][9]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&quot;INSERT INTO item (id, topic_id) VALUES (&quot;&amp;[.B119]&amp;&quot;, 1);&quot;" office:value-type="string" office:string-value="INSERT INTO item (id, topic_id) VALUES (117, 1);" calcext:value-type="string">
            <text:p>INSERT INTO item (id, topic_id) VALUES (117, 1);</text:p>
          </table:table-cell>
          <table:table-cell office:value-type="string" calcext:value-type="string">
            <text:p>Tenes</text:p>
          </table:table-cell>
          <table:table-cell table:formula="of:=&quot;INSERT INTO property (property_type_id, content, item_id) VALUES (1, '&quot;&amp;[.D119]&amp;&quot;', &quot;&amp;[.B119]&amp;&quot;);&quot;" office:value-type="string" office:string-value="INSERT INTO property (property_type_id, content, item_id) VALUES (1, 'Tenes', 117);" calcext:value-type="string">
            <text:p>INSERT INTO property (property_type_id, content, item_id) VALUES (1, 'Tenes', 117);</text:p>
          </table:table-cell>
          <table:table-cell office:value-type="string" calcext:value-type="string">
            <text:p>Ts</text:p>
          </table:table-cell>
          <table:table-cell table:formula="of:=&quot;INSERT INTO property (property_type_id, content, item_id) VALUES (2, '&quot;&amp;[.F119]&amp;&quot;', &quot;&amp;[.B119]&amp;&quot;);&quot;" office:value-type="string" office:string-value="INSERT INTO property (property_type_id, content, item_id) VALUES (2, 'Ts', 117);" calcext:value-type="string">
            <text:p>INSERT INTO property (property_type_id, content, item_id) VALUES (2, 'Ts', 117);</text:p>
          </table:table-cell>
          <table:table-cell office:value-type="float" office:value="117" calcext:value-type="float">
            <text:p>117</text:p>
          </table:table-cell>
          <table:table-cell table:formula="of:=&quot;INSERT INTO property (property_type_id, content, item_id) VALUES (3, '&quot;&amp;[.H119]&amp;&quot;', &quot;&amp;[.B119]&amp;&quot;);&quot;" office:value-type="string" office:string-value="INSERT INTO property (property_type_id, content, item_id) VALUES (3, '117', 117);" calcext:value-type="string">
            <text:p>INSERT INTO property (property_type_id, content, item_id) VALUES (3, '117', 117);</text:p>
          </table:table-cell>
          <table:table-cell office:value-type="float" office:value="294" calcext:value-type="float">
            <text:p>294</text:p>
          </table:table-cell>
          <table:table-cell table:formula="of:=&quot;INSERT INTO property (property_type_id, content, item_id) VALUES (4, '&quot;&amp;[.J119]&amp;&quot;', &quot;&amp;[.B119]&amp;&quot;);&quot;" office:value-type="string" office:string-value="INSERT INTO property (property_type_id, content, item_id) VALUES (4, '294', 117);" calcext:value-type="string">
            <text:p>INSERT INTO property (property_type_id, content, item_id) VALUES (4, '294', 117);</text:p>
          </table:table-cell>
          <table:table-cell office:value-type="string" calcext:value-type="string">
            <text:p>prawdopodobnie ciało stałe</text:p>
          </table:table-cell>
          <table:table-cell table:formula="of:=&quot;INSERT INTO property (property_type_id, content, item_id) VALUES (5, '&quot;&amp;[.L119]&amp;&quot;', &quot;&amp;[.B119]&amp;&quot;);&quot;" office:value-type="string" office:string-value="INSERT INTO property (property_type_id, content, item_id) VALUES (5, 'prawdopodobnie ciało stałe', 117);" calcext:value-type="string">
            <text:p>INSERT INTO property (property_type_id, content, item_id) VALUES (5, 'prawdopodobnie ciało stałe', 117);</text:p>
          </table:table-cell>
          <table:table-cell office:value-type="string" calcext:value-type="string">
            <text:p>prawdopodobnie niemetal</text:p>
          </table:table-cell>
          <table:table-cell table:formula="of:=&quot;INSERT INTO property (property_type_id, content, item_id) VALUES (6, '&quot;&amp;[.N119]&amp;&quot;', &quot;&amp;[.B119]&amp;&quot;);&quot;" office:value-type="string" office:string-value="INSERT INTO property (property_type_id, content, item_id) VALUES (6, 'prawdopodobnie niemetal', 117);" calcext:value-type="string">
            <text:p>INSERT INTO property (property_type_id, content, item_id) VALUES (6, 'prawdopodobnie niemetal', 117);</text:p>
          </table:table-cell>
          <table:table-cell office:value-type="float" office:value="2009" calcext:value-type="float">
            <text:p>2009</text:p>
          </table:table-cell>
          <table:table-cell table:formula="of:=&quot;INSERT INTO property (property_type_id, content, item_id) VALUES (7, '&quot;&amp;[.P119]&amp;&quot;', &quot;&amp;[.B119]&amp;&quot;);&quot;" office:value-type="string" office:string-value="INSERT INTO property (property_type_id, content, item_id) VALUES (7, '2009', 117);" calcext:value-type="string">
            <text:p>INSERT INTO property (property_type_id, content, item_id) VALUES (7, '2009', 117);</text:p>
          </table:table-cell>
          <table:table-cell table:number-columns-repeated="6"/>
          <table:table-cell office:value-type="string" calcext:value-type="string">
            <text:p>Zjednoczony Instytut Badań Jądrowych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&quot;INSERT INTO item (id, topic_id) VALUES (&quot;&amp;[.B120]&amp;&quot;, 1);&quot;" office:value-type="string" office:string-value="INSERT INTO item (id, topic_id) VALUES (118, 1);" calcext:value-type="string">
            <text:p>INSERT INTO item (id, topic_id) VALUES (118, 1);</text:p>
          </table:table-cell>
          <table:table-cell office:value-type="string" calcext:value-type="string">
            <text:p>Oganeson</text:p>
          </table:table-cell>
          <table:table-cell table:formula="of:=&quot;INSERT INTO property (property_type_id, content, item_id) VALUES (1, '&quot;&amp;[.D120]&amp;&quot;', &quot;&amp;[.B120]&amp;&quot;);&quot;" office:value-type="string" office:string-value="INSERT INTO property (property_type_id, content, item_id) VALUES (1, 'Oganeson', 118);" calcext:value-type="string">
            <text:p>INSERT INTO property (property_type_id, content, item_id) VALUES (1, 'Oganeson', 118);</text:p>
          </table:table-cell>
          <table:table-cell office:value-type="string" calcext:value-type="string">
            <text:p>Og</text:p>
          </table:table-cell>
          <table:table-cell table:formula="of:=&quot;INSERT INTO property (property_type_id, content, item_id) VALUES (2, '&quot;&amp;[.F120]&amp;&quot;', &quot;&amp;[.B120]&amp;&quot;);&quot;" office:value-type="string" office:string-value="INSERT INTO property (property_type_id, content, item_id) VALUES (2, 'Og', 118);" calcext:value-type="string">
            <text:p>INSERT INTO property (property_type_id, content, item_id) VALUES (2, 'Og', 118);</text:p>
          </table:table-cell>
          <table:table-cell office:value-type="float" office:value="118" calcext:value-type="float">
            <text:p>118</text:p>
          </table:table-cell>
          <table:table-cell table:formula="of:=&quot;INSERT INTO property (property_type_id, content, item_id) VALUES (3, '&quot;&amp;[.H120]&amp;&quot;', &quot;&amp;[.B120]&amp;&quot;);&quot;" office:value-type="string" office:string-value="INSERT INTO property (property_type_id, content, item_id) VALUES (3, '118', 118);" calcext:value-type="string">
            <text:p>INSERT INTO property (property_type_id, content, item_id) VALUES (3, '118', 118);</text:p>
          </table:table-cell>
          <table:table-cell office:value-type="float" office:value="294" calcext:value-type="float">
            <text:p>294</text:p>
          </table:table-cell>
          <table:table-cell table:formula="of:=&quot;INSERT INTO property (property_type_id, content, item_id) VALUES (4, '&quot;&amp;[.J120]&amp;&quot;', &quot;&amp;[.B120]&amp;&quot;);&quot;" office:value-type="string" office:string-value="INSERT INTO property (property_type_id, content, item_id) VALUES (4, '294', 118);" calcext:value-type="string">
            <text:p>INSERT INTO property (property_type_id, content, item_id) VALUES (4, '294', 118);</text:p>
          </table:table-cell>
          <table:table-cell office:value-type="string" calcext:value-type="string">
            <text:p>prawdopodobnie ciało stałe</text:p>
          </table:table-cell>
          <table:table-cell table:formula="of:=&quot;INSERT INTO property (property_type_id, content, item_id) VALUES (5, '&quot;&amp;[.L120]&amp;&quot;', &quot;&amp;[.B120]&amp;&quot;);&quot;" office:value-type="string" office:string-value="INSERT INTO property (property_type_id, content, item_id) VALUES (5, 'prawdopodobnie ciało stałe', 118);" calcext:value-type="string">
            <text:p>INSERT INTO property (property_type_id, content, item_id) VALUES (5, 'prawdopodobnie ciało stałe', 118);</text:p>
          </table:table-cell>
          <table:table-cell office:value-type="string" calcext:value-type="string">
            <text:p>prawdopodobnie niemetal</text:p>
          </table:table-cell>
          <table:table-cell table:formula="of:=&quot;INSERT INTO property (property_type_id, content, item_id) VALUES (6, '&quot;&amp;[.N120]&amp;&quot;', &quot;&amp;[.B120]&amp;&quot;);&quot;" office:value-type="string" office:string-value="INSERT INTO property (property_type_id, content, item_id) VALUES (6, 'prawdopodobnie niemetal', 118);" calcext:value-type="string">
            <text:p>INSERT INTO property (property_type_id, content, item_id) VALUES (6, 'prawdopodobnie niemetal', 118);</text:p>
          </table:table-cell>
          <table:table-cell office:value-type="float" office:value="2002" calcext:value-type="float">
            <text:p>2002</text:p>
          </table:table-cell>
          <table:table-cell table:formula="of:=&quot;INSERT INTO property (property_type_id, content, item_id) VALUES (7, '&quot;&amp;[.P120]&amp;&quot;', &quot;&amp;[.B120]&amp;&quot;);&quot;" office:value-type="string" office:string-value="INSERT INTO property (property_type_id, content, item_id) VALUES (7, '2002', 118);" calcext:value-type="string">
            <text:p>INSERT INTO property (property_type_id, content, item_id) VALUES (7, '2002', 118);</text:p>
          </table:table-cell>
          <table:table-cell table:number-columns-repeated="6"/>
          <table:table-cell office:value-type="string" calcext:value-type="string">
            <text:p>Zjednoczony Instytut Badań Jądrowych</text:p>
          </table:table-cell>
          <table:table-cell table:number-columns-repeated="1000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pl" fo:country="PL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currency-style style:name="N13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currency-style style:name="N12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8P0"/>
    </number:currency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date-style style:name="N107">
      <number:month number:calendar="jewish" number:style="long" number:textual="true"/>
    </number:date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date-style style:name="N108">
      <number:month number:calendar="jewish" number:style="long" number:textual="true"/>
      <number:text> </number:text>
      <number:year number:calendar="jewish" number:style="long"/>
    </number:date-style>
    <number:date-style style:name="N109">
      <number:month number:calendar="jewish" number:style="long" number:textual="true"/>
      <number:text> </number:text>
      <number:day number:calendar="jewish"/>
    </number:date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date-style style:name="N110">
      <number:day number:calendar="jewish"/>
      <number:text> </number:text>
      <number:month number:calendar="jewish" number:style="long" number:textual="true"/>
    </number:date-style>
    <number:date-style style:name="N11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9T20:50:48.325613107</meta:creation-date>
    <dc:date>2022-07-30T00:47:17.532478078</dc:date>
    <meta:editing-duration>PT2H11M58S</meta:editing-duration>
    <meta:editing-cycles>11</meta:editing-cycles>
    <meta:generator>LibreOffice/7.3.4.2$Linux_X86_64 LibreOffice_project/30$Build-2</meta:generator>
    <meta:document-statistic meta:table-count="1" meta:cell-count="2219" meta:object-count="0"/>
  </office:meta>
</office:document-meta>
</file>